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New useres" table:style-name="ta1">
        <table:shapes>
          <draw:frame draw:z-index="0" draw:style-name="gr1" draw:text-style-name="P1" svg:width="159.99mm" svg:height="89.99mm" svg:x="298.35mm" svg:y="1mm">
            <draw:object draw:notify-on-update-of-ranges="'New useres'.A1:'New useres'.A1 'New useres'.A2:'New useres'.A145 'New useres'.B1:'New useres'.B1 'New useres'.B2:'New useres'.B145 'New useres'.C1:'New useres'.C1 'New useres'.C2:'New useres'.C145 'New useres'.D1:'New useres'.D1 'New useres'.D2:'New useres'.D14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New users</text:p>
          </table:table-cell>
          <table:table-cell office:value-type="string" calcext:value-type="string">
            <text:p>Sliding mean</text:p>
          </table:table-cell>
          <table:table-cell office:value-type="string" calcext:value-type="string">
            <text:p>Sliding diff</text:p>
          </table:table-cell>
          <table:table-cell table:number-columns-repeated="1015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6" calcext:value-type="float">
            <text:p>6</text:p>
          </table:table-cell>
          <table:table-cell table:style-name="ce5" table:number-columns-repeated="1017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28" calcext:value-type="float">
            <text:p>28</text:p>
          </table:table-cell>
          <table:table-cell table:style-name="ce6" table:formula="of:=SUM([.B2:.B13])/12" office:value-type="float" office:value="19.0833333333333" calcext:value-type="float">
            <text:p>19,0833333333</text:p>
          </table:table-cell>
          <table:table-cell table:number-columns-repeated="1016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37" calcext:value-type="float">
            <text:p>37</text:p>
          </table:table-cell>
          <table:table-cell table:formula="of:=SUM([.B3:.B14])/12" office:value-type="float" office:value="21.6666666666667" calcext:value-type="float">
            <text:p>21,6666666667</text:p>
          </table:table-cell>
          <table:table-cell table:number-columns-repeated="1016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23" calcext:value-type="float">
            <text:p>23</text:p>
          </table:table-cell>
          <table:table-cell table:formula="of:=SUM([.B4:.B15])/12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50" calcext:value-type="float">
            <text:p>50</text:p>
          </table:table-cell>
          <table:table-cell table:formula="of:=SUM([.B5:.B16])/12" office:value-type="float" office:value="25.25" calcext:value-type="float">
            <text:p>25,25</text:p>
          </table:table-cell>
          <table:table-cell table:number-columns-repeated="1016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42" calcext:value-type="float">
            <text:p>42</text:p>
          </table:table-cell>
          <table:table-cell table:formula="of:=SUM([.B6:.B17])/12" office:value-type="float" office:value="28.1666666666667" calcext:value-type="float">
            <text:p>28,1666666667</text:p>
          </table:table-cell>
          <table:table-cell table:number-columns-repeated="1016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42" calcext:value-type="float">
            <text:p>42</text:p>
          </table:table-cell>
          <table:table-cell table:formula="of:=SUM([.B7:.B18])/12" office:value-type="float" office:value="30.6666666666667" calcext:value-type="float">
            <text:p>30,6666666667</text:p>
          </table:table-cell>
          <table:table-cell table:number-columns-repeated="1016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46" calcext:value-type="float">
            <text:p>46</text:p>
          </table:table-cell>
          <table:table-cell table:formula="of:=SUM([.B8:.B19])/12" office:value-type="float" office:value="33.1666666666667" calcext:value-type="float">
            <text:p>33,1666666667</text:p>
          </table:table-cell>
          <table:table-cell table:number-columns-repeated="1016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40" calcext:value-type="float">
            <text:p>40</text:p>
          </table:table-cell>
          <table:table-cell table:formula="of:=SUM([.B9:.B20])/12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67" calcext:value-type="float">
            <text:p>67</text:p>
          </table:table-cell>
          <table:table-cell table:formula="of:=SUM([.B10:.B21])/12" office:value-type="float" office:value="39.25" calcext:value-type="float">
            <text:p>39,25</text:p>
          </table:table-cell>
          <table:table-cell table:number-columns-repeated="1016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6" calcext:value-type="float">
            <text:p>36</text:p>
          </table:table-cell>
          <table:table-cell table:formula="of:=SUM([.B11:.B22])/12" office:value-type="float" office:value="41.0833333333333" calcext:value-type="float">
            <text:p>41,0833333333</text:p>
          </table:table-cell>
          <table:table-cell table:number-columns-repeated="1016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52" calcext:value-type="float">
            <text:p>52</text:p>
          </table:table-cell>
          <table:table-cell table:formula="of:=SUM([.B12:.B23])/12" office:value-type="float" office:value="41.8333333333333" calcext:value-type="float">
            <text:p>41,8333333333</text:p>
          </table:table-cell>
          <table:table-cell table:number-columns-repeated="1016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67" calcext:value-type="float">
            <text:p>67</text:p>
          </table:table-cell>
          <table:table-cell table:formula="of:=SUM([.B13:.B24])/12" office:value-type="float" office:value="44.1666666666667" calcext:value-type="float">
            <text:p>44,1666666667</text:p>
          </table:table-cell>
          <table:table-cell table:number-columns-repeated="1016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89" calcext:value-type="float">
            <text:p>89</text:p>
          </table:table-cell>
          <table:table-cell table:formula="of:=SUM([.B14:.B25])/12" office:value-type="float" office:value="49.25" calcext:value-type="float">
            <text:p>49,25</text:p>
          </table:table-cell>
          <table:table-cell table:formula="of:=[.C25]-[.C13]" office:value-type="float" office:value="30.1666666666667" calcext:value-type="float">
            <text:p>30,1666666667</text:p>
          </table:table-cell>
          <table:table-cell table:number-columns-repeated="1015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80" calcext:value-type="float">
            <text:p>80</text:p>
          </table:table-cell>
          <table:table-cell table:formula="of:=SUM([.B15:.B26])/12" office:value-type="float" office:value="52.8333333333333" calcext:value-type="float">
            <text:p>52,8333333333</text:p>
          </table:table-cell>
          <table:table-cell table:formula="of:=[.C26]-[.C14]" office:value-type="float" office:value="31.1666666666667" calcext:value-type="float">
            <text:p>31,1666666667</text:p>
          </table:table-cell>
          <table:table-cell table:number-columns-repeated="1015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77" calcext:value-type="float">
            <text:p>77</text:p>
          </table:table-cell>
          <table:table-cell table:formula="of:=SUM([.B16:.B27])/12" office:value-type="float" office:value="57.3333333333333" calcext:value-type="float">
            <text:p>57,3333333333</text:p>
          </table:table-cell>
          <table:table-cell table:formula="of:=[.C27]-[.C15]" office:value-type="float" office:value="34.3333333333333" calcext:value-type="float">
            <text:p>34,3333333333</text:p>
          </table:table-cell>
          <table:table-cell table:number-columns-repeated="1015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06" calcext:value-type="float">
            <text:p>106</text:p>
          </table:table-cell>
          <table:table-cell table:formula="of:=SUM([.B17:.B28])/12" office:value-type="float" office:value="62" calcext:value-type="float">
            <text:p>62</text:p>
          </table:table-cell>
          <table:table-cell table:formula="of:=[.C28]-[.C16]" office:value-type="float" office:value="36.75" calcext:value-type="float">
            <text:p>36,75</text:p>
          </table:table-cell>
          <table:table-cell table:number-columns-repeated="1015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101" calcext:value-type="float">
            <text:p>101</text:p>
          </table:table-cell>
          <table:table-cell table:formula="of:=SUM([.B18:.B29])/12" office:value-type="float" office:value="66.9166666666667" calcext:value-type="float">
            <text:p>66,9166666667</text:p>
          </table:table-cell>
          <table:table-cell table:formula="of:=[.C29]-[.C17]" office:value-type="float" office:value="38.75" calcext:value-type="float">
            <text:p>38,75</text:p>
          </table:table-cell>
          <table:table-cell table:number-columns-repeated="1015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34" calcext:value-type="float">
            <text:p>134</text:p>
          </table:table-cell>
          <table:table-cell table:formula="of:=SUM([.B19:.B30])/12" office:value-type="float" office:value="74.5833333333333" calcext:value-type="float">
            <text:p>74,5833333333</text:p>
          </table:table-cell>
          <table:table-cell table:formula="of:=[.C30]-[.C18]" office:value-type="float" office:value="43.9166666666667" calcext:value-type="float">
            <text:p>43,9166666667</text:p>
          </table:table-cell>
          <table:table-cell table:number-columns-repeated="1015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19" calcext:value-type="float">
            <text:p>119</text:p>
          </table:table-cell>
          <table:table-cell table:formula="of:=SUM([.B20:.B31])/12" office:value-type="float" office:value="80.6666666666667" calcext:value-type="float">
            <text:p>80,6666666667</text:p>
          </table:table-cell>
          <table:table-cell table:formula="of:=[.C31]-[.C19]" office:value-type="float" office:value="47.5" calcext:value-type="float">
            <text:p>47,5</text:p>
          </table:table-cell>
          <table:table-cell table:number-columns-repeated="1015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116" calcext:value-type="float">
            <text:p>116</text:p>
          </table:table-cell>
          <table:table-cell table:formula="of:=SUM([.B21:.B32])/12" office:value-type="float" office:value="87" calcext:value-type="float">
            <text:p>87</text:p>
          </table:table-cell>
          <table:table-cell table:formula="of:=[.C32]-[.C20]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30" calcext:value-type="float">
            <text:p>130</text:p>
          </table:table-cell>
          <table:table-cell table:formula="of:=SUM([.B22:.B33])/12" office:value-type="float" office:value="92.25" calcext:value-type="float">
            <text:p>92,25</text:p>
          </table:table-cell>
          <table:table-cell table:formula="of:=[.C33]-[.C21]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53" calcext:value-type="float">
            <text:p>153</text:p>
          </table:table-cell>
          <table:table-cell table:formula="of:=SUM([.B23:.B34])/12" office:value-type="float" office:value="102" calcext:value-type="float">
            <text:p>102</text:p>
          </table:table-cell>
          <table:table-cell table:formula="of:=[.C34]-[.C22]" office:value-type="float" office:value="60.9166666666667" calcext:value-type="float">
            <text:p>60,9166666667</text:p>
          </table:table-cell>
          <table:table-cell table:number-columns-repeated="1015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43" calcext:value-type="float">
            <text:p>143</text:p>
          </table:table-cell>
          <table:table-cell table:formula="of:=SUM([.B24:.B35])/12" office:value-type="float" office:value="109.583333333333" calcext:value-type="float">
            <text:p>109,5833333333</text:p>
          </table:table-cell>
          <table:table-cell table:formula="of:=[.C35]-[.C23]" office:value-type="float" office:value="67.75" calcext:value-type="float">
            <text:p>67,75</text:p>
          </table:table-cell>
          <table:table-cell table:number-columns-repeated="1015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198" calcext:value-type="float">
            <text:p>198</text:p>
          </table:table-cell>
          <table:table-cell table:formula="of:=SUM([.B25:.B36])/12" office:value-type="float" office:value="120.5" calcext:value-type="float">
            <text:p>120,5</text:p>
          </table:table-cell>
          <table:table-cell table:formula="of:=[.C36]-[.C24]" office:value-type="float" office:value="76.3333333333333" calcext:value-type="float">
            <text:p>76,3333333333</text:p>
          </table:table-cell>
          <table:table-cell table:number-columns-repeated="1015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76" calcext:value-type="float">
            <text:p>176</text:p>
          </table:table-cell>
          <table:table-cell table:formula="of:=SUM([.B26:.B37])/12" office:value-type="float" office:value="127.75" calcext:value-type="float">
            <text:p>127,75</text:p>
          </table:table-cell>
          <table:table-cell table:formula="of:=[.C37]-[.C25]" office:value-type="float" office:value="78.5" calcext:value-type="float">
            <text:p>78,5</text:p>
          </table:table-cell>
          <table:table-cell table:number-columns-repeated="1015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217" calcext:value-type="float">
            <text:p>217</text:p>
          </table:table-cell>
          <table:table-cell table:formula="of:=SUM([.B27:.B38])/12" office:value-type="float" office:value="139.166666666667" calcext:value-type="float">
            <text:p>139,1666666667</text:p>
          </table:table-cell>
          <table:table-cell table:formula="of:=[.C38]-[.C26]" office:value-type="float" office:value="86.3333333333333" calcext:value-type="float">
            <text:p>86,3333333333</text:p>
          </table:table-cell>
          <table:table-cell table:number-columns-repeated="1015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221" calcext:value-type="float">
            <text:p>221</text:p>
          </table:table-cell>
          <table:table-cell table:formula="of:=SUM([.B28:.B39])/12" office:value-type="float" office:value="151.166666666667" calcext:value-type="float">
            <text:p>151,1666666667</text:p>
          </table:table-cell>
          <table:table-cell table:formula="of:=[.C39]-[.C27]" office:value-type="float" office:value="93.8333333333333" calcext:value-type="float">
            <text:p>93,8333333333</text:p>
          </table:table-cell>
          <table:table-cell table:number-columns-repeated="1015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225" calcext:value-type="float">
            <text:p>225</text:p>
          </table:table-cell>
          <table:table-cell table:formula="of:=SUM([.B29:.B40])/12" office:value-type="float" office:value="161.083333333333" calcext:value-type="float">
            <text:p>161,0833333333</text:p>
          </table:table-cell>
          <table:table-cell table:formula="of:=[.C40]-[.C28]" office:value-type="float" office:value="99.0833333333334" calcext:value-type="float">
            <text:p>99,0833333333</text:p>
          </table:table-cell>
          <table:table-cell table:number-columns-repeated="1015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203" calcext:value-type="float">
            <text:p>203</text:p>
          </table:table-cell>
          <table:table-cell table:formula="of:=SUM([.B30:.B41])/12" office:value-type="float" office:value="169.583333333333" calcext:value-type="float">
            <text:p>169,5833333333</text:p>
          </table:table-cell>
          <table:table-cell table:formula="of:=[.C41]-[.C29]" office:value-type="float" office:value="102.666666666667" calcext:value-type="float">
            <text:p>102,6666666667</text:p>
          </table:table-cell>
          <table:table-cell table:number-columns-repeated="1015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76" calcext:value-type="float">
            <text:p>176</text:p>
          </table:table-cell>
          <table:table-cell table:formula="of:=SUM([.B31:.B42])/12" office:value-type="float" office:value="173.083333333333" calcext:value-type="float">
            <text:p>173,0833333333</text:p>
          </table:table-cell>
          <table:table-cell table:formula="of:=[.C42]-[.C30]" office:value-type="float" office:value="98.5" calcext:value-type="float">
            <text:p>98,5</text:p>
          </table:table-cell>
          <table:table-cell table:number-columns-repeated="1015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64" calcext:value-type="float">
            <text:p>164</text:p>
          </table:table-cell>
          <table:table-cell table:formula="of:=SUM([.B32:.B43])/12" office:value-type="float" office:value="176.833333333333" calcext:value-type="float">
            <text:p>176,8333333333</text:p>
          </table:table-cell>
          <table:table-cell table:formula="of:=[.C43]-[.C31]" office:value-type="float" office:value="96.1666666666667" calcext:value-type="float">
            <text:p>96,1666666667</text:p>
          </table:table-cell>
          <table:table-cell table:number-columns-repeated="1015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28" calcext:value-type="float">
            <text:p>128</text:p>
          </table:table-cell>
          <table:table-cell table:formula="of:=SUM([.B33:.B44])/12" office:value-type="float" office:value="177.833333333333" calcext:value-type="float">
            <text:p>177,8333333333</text:p>
          </table:table-cell>
          <table:table-cell table:formula="of:=[.C44]-[.C32]" office:value-type="float" office:value="90.8333333333333" calcext:value-type="float">
            <text:p>90,8333333333</text:p>
          </table:table-cell>
          <table:table-cell table:number-columns-repeated="1015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36" calcext:value-type="float">
            <text:p>136</text:p>
          </table:table-cell>
          <table:table-cell table:formula="of:=SUM([.B34:.B45])/12" office:value-type="float" office:value="178.333333333333" calcext:value-type="float">
            <text:p>178,3333333333</text:p>
          </table:table-cell>
          <table:table-cell table:formula="of:=[.C45]-[.C33]" office:value-type="float" office:value="86.0833333333333" calcext:value-type="float">
            <text:p>86,0833333333</text:p>
          </table:table-cell>
          <table:table-cell table:number-columns-repeated="1015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46" calcext:value-type="float">
            <text:p>146</text:p>
          </table:table-cell>
          <table:table-cell table:formula="of:=SUM([.B35:.B46])/12" office:value-type="float" office:value="177.75" calcext:value-type="float">
            <text:p>177,75</text:p>
          </table:table-cell>
          <table:table-cell table:formula="of:=[.C46]-[.C34]" office:value-type="float" office:value="75.75" calcext:value-type="float">
            <text:p>75,75</text:p>
          </table:table-cell>
          <table:table-cell table:number-columns-repeated="1015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45" calcext:value-type="float">
            <text:p>145</text:p>
          </table:table-cell>
          <table:table-cell table:formula="of:=SUM([.B36:.B47])/12" office:value-type="float" office:value="177.916666666667" calcext:value-type="float">
            <text:p>177,9166666667</text:p>
          </table:table-cell>
          <table:table-cell table:formula="of:=[.C47]-[.C35]" office:value-type="float" office:value="68.3333333333333" calcext:value-type="float">
            <text:p>68,3333333333</text:p>
          </table:table-cell>
          <table:table-cell table:number-columns-repeated="1015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78" calcext:value-type="float">
            <text:p>178</text:p>
          </table:table-cell>
          <table:table-cell table:formula="of:=SUM([.B37:.B48])/12" office:value-type="float" office:value="176.25" calcext:value-type="float">
            <text:p>176,25</text:p>
          </table:table-cell>
          <table:table-cell table:formula="of:=[.C48]-[.C36]" office:value-type="float" office:value="55.75" calcext:value-type="float">
            <text:p>55,75</text:p>
          </table:table-cell>
          <table:table-cell table:number-columns-repeated="1015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51" calcext:value-type="float">
            <text:p>151</text:p>
          </table:table-cell>
          <table:table-cell table:formula="of:=SUM([.B38:.B49])/12" office:value-type="float" office:value="174.166666666667" calcext:value-type="float">
            <text:p>174,1666666667</text:p>
          </table:table-cell>
          <table:table-cell table:formula="of:=[.C49]-[.C37]" office:value-type="float" office:value="46.4166666666667" calcext:value-type="float">
            <text:p>46,4166666667</text:p>
          </table:table-cell>
          <table:table-cell table:number-columns-repeated="1015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55" calcext:value-type="float">
            <text:p>155</text:p>
          </table:table-cell>
          <table:table-cell table:formula="of:=SUM([.B39:.B50])/12" office:value-type="float" office:value="169" calcext:value-type="float">
            <text:p>169</text:p>
          </table:table-cell>
          <table:table-cell table:formula="of:=[.C50]-[.C38]" office:value-type="float" office:value="29.8333333333333" calcext:value-type="float">
            <text:p>29,8333333333</text:p>
          </table:table-cell>
          <table:table-cell table:number-columns-repeated="1015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79" calcext:value-type="float">
            <text:p>179</text:p>
          </table:table-cell>
          <table:table-cell table:formula="of:=SUM([.B40:.B51])/12" office:value-type="float" office:value="165.5" calcext:value-type="float">
            <text:p>165,5</text:p>
          </table:table-cell>
          <table:table-cell table:formula="of:=[.C51]-[.C39]" office:value-type="float" office:value="14.3333333333333" calcext:value-type="float">
            <text:p>14,3333333333</text:p>
          </table:table-cell>
          <table:table-cell table:number-columns-repeated="1015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76" calcext:value-type="float">
            <text:p>176</text:p>
          </table:table-cell>
          <table:table-cell table:formula="of:=SUM([.B41:.B52])/12" office:value-type="float" office:value="161.416666666667" calcext:value-type="float">
            <text:p>161,4166666667</text:p>
          </table:table-cell>
          <table:table-cell table:formula="of:=[.C52]-[.C40]" office:value-type="float" office:value="0.333333333333314" calcext:value-type="float">
            <text:p>0,3333333333</text:p>
          </table:table-cell>
          <table:table-cell table:number-columns-repeated="1015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56" calcext:value-type="float">
            <text:p>156</text:p>
          </table:table-cell>
          <table:table-cell table:formula="of:=SUM([.B42:.B53])/12" office:value-type="float" office:value="157.5" calcext:value-type="float">
            <text:p>157,5</text:p>
          </table:table-cell>
          <table:table-cell table:formula="of:=[.C53]-[.C41]" office:value-type="float" office:value="-12.0833333333333" calcext:value-type="float">
            <text:p>-12,0833333333</text:p>
          </table:table-cell>
          <table:table-cell table:number-columns-repeated="1015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55" calcext:value-type="float">
            <text:p>155</text:p>
          </table:table-cell>
          <table:table-cell table:formula="of:=SUM([.B43:.B54])/12" office:value-type="float" office:value="155.75" calcext:value-type="float">
            <text:p>155,75</text:p>
          </table:table-cell>
          <table:table-cell table:formula="of:=[.C54]-[.C42]" office:value-type="float" office:value="-17.3333333333333" calcext:value-type="float">
            <text:p>-17,3333333333</text:p>
          </table:table-cell>
          <table:table-cell table:number-columns-repeated="1015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30" calcext:value-type="float">
            <text:p>130</text:p>
          </table:table-cell>
          <table:table-cell table:formula="of:=SUM([.B44:.B55])/12" office:value-type="float" office:value="152.916666666667" calcext:value-type="float">
            <text:p>152,9166666667</text:p>
          </table:table-cell>
          <table:table-cell table:formula="of:=[.C55]-[.C43]" office:value-type="float" office:value="-23.9166666666667" calcext:value-type="float">
            <text:p>-23,9166666667</text:p>
          </table:table-cell>
          <table:table-cell table:number-columns-repeated="1015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44" calcext:value-type="float">
            <text:p>144</text:p>
          </table:table-cell>
          <table:table-cell table:formula="of:=SUM([.B45:.B56])/12" office:value-type="float" office:value="154.25" calcext:value-type="float">
            <text:p>154,25</text:p>
          </table:table-cell>
          <table:table-cell table:formula="of:=[.C56]-[.C44]" office:value-type="float" office:value="-23.5833333333333" calcext:value-type="float">
            <text:p>-23,5833333333</text:p>
          </table:table-cell>
          <table:table-cell table:number-columns-repeated="1015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50" calcext:value-type="float">
            <text:p>150</text:p>
          </table:table-cell>
          <table:table-cell table:formula="of:=SUM([.B46:.B57])/12" office:value-type="float" office:value="155.416666666667" calcext:value-type="float">
            <text:p>155,4166666667</text:p>
          </table:table-cell>
          <table:table-cell table:formula="of:=[.C57]-[.C45]" office:value-type="float" office:value="-22.9166666666667" calcext:value-type="float">
            <text:p>-22,9166666667</text:p>
          </table:table-cell>
          <table:table-cell table:number-columns-repeated="1015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81" calcext:value-type="float">
            <text:p>181</text:p>
          </table:table-cell>
          <table:table-cell table:formula="of:=SUM([.B47:.B58])/12" office:value-type="float" office:value="158.333333333333" calcext:value-type="float">
            <text:p>158,3333333333</text:p>
          </table:table-cell>
          <table:table-cell table:formula="of:=[.C58]-[.C46]" office:value-type="float" office:value="-19.4166666666667" calcext:value-type="float">
            <text:p>-19,4166666667</text:p>
          </table:table-cell>
          <table:table-cell table:number-columns-repeated="1015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91" calcext:value-type="float">
            <text:p>191</text:p>
          </table:table-cell>
          <table:table-cell table:formula="of:=SUM([.B48:.B59])/12" office:value-type="float" office:value="162.166666666667" calcext:value-type="float">
            <text:p>162,1666666667</text:p>
          </table:table-cell>
          <table:table-cell table:formula="of:=[.C59]-[.C47]" office:value-type="float" office:value="-15.75" calcext:value-type="float">
            <text:p>-15,75</text:p>
          </table:table-cell>
          <table:table-cell table:number-columns-repeated="1015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80" calcext:value-type="float">
            <text:p>180</text:p>
          </table:table-cell>
          <table:table-cell table:formula="of:=SUM([.B49:.B60])/12" office:value-type="float" office:value="162.333333333333" calcext:value-type="float">
            <text:p>162,3333333333</text:p>
          </table:table-cell>
          <table:table-cell table:formula="of:=[.C60]-[.C48]" office:value-type="float" office:value="-13.9166666666667" calcext:value-type="float">
            <text:p>-13,9166666667</text:p>
          </table:table-cell>
          <table:table-cell table:number-columns-repeated="1015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64" calcext:value-type="float">
            <text:p>164</text:p>
          </table:table-cell>
          <table:table-cell table:formula="of:=SUM([.B50:.B61])/12" office:value-type="float" office:value="163.416666666667" calcext:value-type="float">
            <text:p>163,4166666667</text:p>
          </table:table-cell>
          <table:table-cell table:formula="of:=[.C61]-[.C49]" office:value-type="float" office:value="-10.75" calcext:value-type="float">
            <text:p>-10,75</text:p>
          </table:table-cell>
          <table:table-cell table:number-columns-repeated="1015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207" calcext:value-type="float">
            <text:p>207</text:p>
          </table:table-cell>
          <table:table-cell table:formula="of:=SUM([.B51:.B62])/12" office:value-type="float" office:value="167.75" calcext:value-type="float">
            <text:p>167,75</text:p>
          </table:table-cell>
          <table:table-cell table:formula="of:=[.C62]-[.C50]" office:value-type="float" office:value="-1.25" calcext:value-type="float">
            <text:p>-1,25</text:p>
          </table:table-cell>
          <table:table-cell table:number-columns-repeated="1015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62" calcext:value-type="float">
            <text:p>162</text:p>
          </table:table-cell>
          <table:table-cell table:formula="of:=SUM([.B52:.B63])/12" office:value-type="float" office:value="166.333333333333" calcext:value-type="float">
            <text:p>166,3333333333</text:p>
          </table:table-cell>
          <table:table-cell table:formula="of:=[.C63]-[.C51]" office:value-type="float" office:value="0.833333333333343" calcext:value-type="float">
            <text:p>0,8333333333</text:p>
          </table:table-cell>
          <table:table-cell table:number-columns-repeated="1015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220" calcext:value-type="float">
            <text:p>220</text:p>
          </table:table-cell>
          <table:table-cell table:formula="of:=SUM([.B53:.B64])/12" office:value-type="float" office:value="170" calcext:value-type="float">
            <text:p>170</text:p>
          </table:table-cell>
          <table:table-cell table:formula="of:=[.C64]-[.C52]" office:value-type="float" office:value="8.58333333333334" calcext:value-type="float">
            <text:p>8,5833333333</text:p>
          </table:table-cell>
          <table:table-cell table:number-columns-repeated="1015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41" calcext:value-type="float">
            <text:p>141</text:p>
          </table:table-cell>
          <table:table-cell table:formula="of:=SUM([.B54:.B65])/12" office:value-type="float" office:value="168.75" calcext:value-type="float">
            <text:p>168,75</text:p>
          </table:table-cell>
          <table:table-cell table:formula="of:=[.C65]-[.C53]" office:value-type="float" office:value="11.25" calcext:value-type="float">
            <text:p>11,25</text:p>
          </table:table-cell>
          <table:table-cell table:number-columns-repeated="1015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76" calcext:value-type="float">
            <text:p>176</text:p>
          </table:table-cell>
          <table:table-cell table:formula="of:=SUM([.B55:.B66])/12" office:value-type="float" office:value="170.5" calcext:value-type="float">
            <text:p>170,5</text:p>
          </table:table-cell>
          <table:table-cell table:formula="of:=[.C66]-[.C54]" office:value-type="float" office:value="14.75" calcext:value-type="float">
            <text:p>14,75</text:p>
          </table:table-cell>
          <table:table-cell table:number-columns-repeated="1015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48" calcext:value-type="float">
            <text:p>148</text:p>
          </table:table-cell>
          <table:table-cell table:formula="of:=SUM([.B56:.B67])/12" office:value-type="float" office:value="172" calcext:value-type="float">
            <text:p>172</text:p>
          </table:table-cell>
          <table:table-cell table:formula="of:=[.C67]-[.C55]" office:value-type="float" office:value="19.0833333333333" calcext:value-type="float">
            <text:p>19,0833333333</text:p>
          </table:table-cell>
          <table:table-cell table:number-columns-repeated="1015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141" calcext:value-type="float">
            <text:p>141</text:p>
          </table:table-cell>
          <table:table-cell table:formula="of:=SUM([.B57:.B68])/12" office:value-type="float" office:value="171.75" calcext:value-type="float">
            <text:p>171,75</text:p>
          </table:table-cell>
          <table:table-cell table:formula="of:=[.C68]-[.C56]" office:value-type="float" office:value="17.5" calcext:value-type="float">
            <text:p>17,5</text:p>
          </table:table-cell>
          <table:table-cell table:number-columns-repeated="1015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54" calcext:value-type="float">
            <text:p>154</text:p>
          </table:table-cell>
          <table:table-cell table:formula="of:=SUM([.B58:.B69])/12" office:value-type="float" office:value="172.083333333333" calcext:value-type="float">
            <text:p>172,0833333333</text:p>
          </table:table-cell>
          <table:table-cell table:formula="of:=[.C69]-[.C57]" office:value-type="float" office:value="16.6666666666667" calcext:value-type="float">
            <text:p>16,6666666667</text:p>
          </table:table-cell>
          <table:table-cell table:number-columns-repeated="1015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48" calcext:value-type="float">
            <text:p>148</text:p>
          </table:table-cell>
          <table:table-cell table:formula="of:=SUM([.B59:.B70])/12" office:value-type="float" office:value="169.333333333333" calcext:value-type="float">
            <text:p>169,3333333333</text:p>
          </table:table-cell>
          <table:table-cell table:formula="of:=[.C70]-[.C58]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74" calcext:value-type="float">
            <text:p>174</text:p>
          </table:table-cell>
          <table:table-cell table:formula="of:=SUM([.B60:.B71])/12" office:value-type="float" office:value="167.916666666667" calcext:value-type="float">
            <text:p>167,9166666667</text:p>
          </table:table-cell>
          <table:table-cell table:formula="of:=[.C71]-[.C59]" office:value-type="float" office:value="5.75" calcext:value-type="float">
            <text:p>5,75</text:p>
          </table:table-cell>
          <table:table-cell table:number-columns-repeated="1015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200" calcext:value-type="float">
            <text:p>200</text:p>
          </table:table-cell>
          <table:table-cell table:formula="of:=SUM([.B61:.B72])/12" office:value-type="float" office:value="169.583333333333" calcext:value-type="float">
            <text:p>169,5833333333</text:p>
          </table:table-cell>
          <table:table-cell table:formula="of:=[.C72]-[.C60]" office:value-type="float" office:value="7.25" calcext:value-type="float">
            <text:p>7,25</text:p>
          </table:table-cell>
          <table:table-cell table:number-columns-repeated="1015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37" calcext:value-type="float">
            <text:p>137</text:p>
          </table:table-cell>
          <table:table-cell table:formula="of:=SUM([.B62:.B73])/12" office:value-type="float" office:value="167.333333333333" calcext:value-type="float">
            <text:p>167,3333333333</text:p>
          </table:table-cell>
          <table:table-cell table:formula="of:=[.C73]-[.C61]" office:value-type="float" office:value="3.91666666666669" calcext:value-type="float">
            <text:p>3,9166666667</text:p>
          </table:table-cell>
          <table:table-cell table:number-columns-repeated="1015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75" calcext:value-type="float">
            <text:p>175</text:p>
          </table:table-cell>
          <table:table-cell table:formula="of:=SUM([.B63:.B74])/12" office:value-type="float" office:value="164.666666666667" calcext:value-type="float">
            <text:p>164,6666666667</text:p>
          </table:table-cell>
          <table:table-cell table:formula="of:=[.C74]-[.C62]" office:value-type="float" office:value="-3.08333333333334" calcext:value-type="float">
            <text:p>-3,0833333333</text:p>
          </table:table-cell>
          <table:table-cell table:number-columns-repeated="1015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64" calcext:value-type="float">
            <text:p>164</text:p>
          </table:table-cell>
          <table:table-cell table:formula="of:=SUM([.B64:.B75])/12" office:value-type="float" office:value="164.833333333333" calcext:value-type="float">
            <text:p>164,8333333333</text:p>
          </table:table-cell>
          <table:table-cell table:formula="of:=[.C75]-[.C63]" office:value-type="float" office:value="-1.5" calcext:value-type="float">
            <text:p>-1,5</text:p>
          </table:table-cell>
          <table:table-cell table:number-columns-repeated="1015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83" calcext:value-type="float">
            <text:p>183</text:p>
          </table:table-cell>
          <table:table-cell table:formula="of:=SUM([.B65:.B76])/12" office:value-type="float" office:value="161.75" calcext:value-type="float">
            <text:p>161,75</text:p>
          </table:table-cell>
          <table:table-cell table:formula="of:=[.C76]-[.C64]" office:value-type="float" office:value="-8.25" calcext:value-type="float">
            <text:p>-8,25</text:p>
          </table:table-cell>
          <table:table-cell table:number-columns-repeated="1015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88" calcext:value-type="float">
            <text:p>188</text:p>
          </table:table-cell>
          <table:table-cell table:formula="of:=SUM([.B66:.B77])/12" office:value-type="float" office:value="165.666666666667" calcext:value-type="float">
            <text:p>165,6666666667</text:p>
          </table:table-cell>
          <table:table-cell table:formula="of:=[.C77]-[.C65]" office:value-type="float" office:value="-3.08333333333334" calcext:value-type="float">
            <text:p>-3,0833333333</text:p>
          </table:table-cell>
          <table:table-cell table:number-columns-repeated="1015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67" calcext:value-type="float">
            <text:p>167</text:p>
          </table:table-cell>
          <table:table-cell table:formula="of:=SUM([.B67:.B78])/12" office:value-type="float" office:value="164.916666666667" calcext:value-type="float">
            <text:p>164,9166666667</text:p>
          </table:table-cell>
          <table:table-cell table:formula="of:=[.C78]-[.C66]" office:value-type="float" office:value="-5.58333333333334" calcext:value-type="float">
            <text:p>-5,5833333333</text:p>
          </table:table-cell>
          <table:table-cell table:number-columns-repeated="1015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17" calcext:value-type="float">
            <text:p>117</text:p>
          </table:table-cell>
          <table:table-cell table:formula="of:=SUM([.B68:.B79])/12" office:value-type="float" office:value="162.333333333333" calcext:value-type="float">
            <text:p>162,3333333333</text:p>
          </table:table-cell>
          <table:table-cell table:formula="of:=[.C79]-[.C67]" office:value-type="float" office:value="-9.66666666666666" calcext:value-type="float">
            <text:p>-9,6666666667</text:p>
          </table:table-cell>
          <table:table-cell table:number-columns-repeated="1015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20" calcext:value-type="float">
            <text:p>120</text:p>
          </table:table-cell>
          <table:table-cell table:formula="of:=SUM([.B69:.B80])/12" office:value-type="float" office:value="160.583333333333" calcext:value-type="float">
            <text:p>160,5833333333</text:p>
          </table:table-cell>
          <table:table-cell table:formula="of:=[.C80]-[.C68]" office:value-type="float" office:value="-11.1666666666667" calcext:value-type="float">
            <text:p>-11,1666666667</text:p>
          </table:table-cell>
          <table:table-cell table:number-columns-repeated="1015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23" calcext:value-type="float">
            <text:p>123</text:p>
          </table:table-cell>
          <table:table-cell table:formula="of:=SUM([.B70:.B81])/12" office:value-type="float" office:value="158" calcext:value-type="float">
            <text:p>158</text:p>
          </table:table-cell>
          <table:table-cell table:formula="of:=[.C81]-[.C69]" office:value-type="float" office:value="-14.0833333333333" calcext:value-type="float">
            <text:p>-14,0833333333</text:p>
          </table:table-cell>
          <table:table-cell table:number-columns-repeated="1015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13" calcext:value-type="float">
            <text:p>113</text:p>
          </table:table-cell>
          <table:table-cell table:formula="of:=SUM([.B71:.B82])/12" office:value-type="float" office:value="155.083333333333" calcext:value-type="float">
            <text:p>155,0833333333</text:p>
          </table:table-cell>
          <table:table-cell table:formula="of:=[.C82]-[.C70]" office:value-type="float" office:value="-14.25" calcext:value-type="float">
            <text:p>-14,25</text:p>
          </table:table-cell>
          <table:table-cell table:number-columns-repeated="1015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47" calcext:value-type="float">
            <text:p>147</text:p>
          </table:table-cell>
          <table:table-cell table:formula="of:=SUM([.B72:.B83])/12" office:value-type="float" office:value="152.833333333333" calcext:value-type="float">
            <text:p>152,8333333333</text:p>
          </table:table-cell>
          <table:table-cell table:formula="of:=[.C83]-[.C71]" office:value-type="float" office:value="-15.0833333333333" calcext:value-type="float">
            <text:p>-15,0833333333</text:p>
          </table:table-cell>
          <table:table-cell table:number-columns-repeated="1015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43" calcext:value-type="float">
            <text:p>143</text:p>
          </table:table-cell>
          <table:table-cell table:formula="of:=SUM([.B73:.B84])/12" office:value-type="float" office:value="148.083333333333" calcext:value-type="float">
            <text:p>148,0833333333</text:p>
          </table:table-cell>
          <table:table-cell table:formula="of:=[.C84]-[.C72]" office:value-type="float" office:value="-21.5" calcext:value-type="float">
            <text:p>-21,5</text:p>
          </table:table-cell>
          <table:table-cell table:number-columns-repeated="1015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17" calcext:value-type="float">
            <text:p>117</text:p>
          </table:table-cell>
          <table:table-cell table:formula="of:=SUM([.B74:.B85])/12" office:value-type="float" office:value="146.416666666667" calcext:value-type="float">
            <text:p>146,4166666667</text:p>
          </table:table-cell>
          <table:table-cell table:formula="of:=[.C85]-[.C73]" office:value-type="float" office:value="-20.9166666666667" calcext:value-type="float">
            <text:p>-20,9166666667</text:p>
          </table:table-cell>
          <table:table-cell table:number-columns-repeated="1015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53" calcext:value-type="float">
            <text:p>153</text:p>
          </table:table-cell>
          <table:table-cell table:formula="of:=SUM([.B75:.B86])/12" office:value-type="float" office:value="144.583333333333" calcext:value-type="float">
            <text:p>144,5833333333</text:p>
          </table:table-cell>
          <table:table-cell table:formula="of:=[.C86]-[.C74]" office:value-type="float" office:value="-20.0833333333333" calcext:value-type="float">
            <text:p>-20,0833333333</text:p>
          </table:table-cell>
          <table:table-cell table:number-columns-repeated="1015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39" calcext:value-type="float">
            <text:p>139</text:p>
          </table:table-cell>
          <table:table-cell table:formula="of:=SUM([.B76:.B87])/12" office:value-type="float" office:value="142.5" calcext:value-type="float">
            <text:p>142,5</text:p>
          </table:table-cell>
          <table:table-cell table:formula="of:=[.C87]-[.C75]" office:value-type="float" office:value="-22.3333333333333" calcext:value-type="float">
            <text:p>-22,3333333333</text:p>
          </table:table-cell>
          <table:table-cell table:number-columns-repeated="1015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52" calcext:value-type="float">
            <text:p>152</text:p>
          </table:table-cell>
          <table:table-cell table:formula="of:=SUM([.B77:.B88])/12" office:value-type="float" office:value="139.916666666667" calcext:value-type="float">
            <text:p>139,9166666667</text:p>
          </table:table-cell>
          <table:table-cell table:formula="of:=[.C88]-[.C76]" office:value-type="float" office:value="-21.8333333333333" calcext:value-type="float">
            <text:p>-21,8333333333</text:p>
          </table:table-cell>
          <table:table-cell table:number-columns-repeated="1015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47" calcext:value-type="float">
            <text:p>147</text:p>
          </table:table-cell>
          <table:table-cell table:formula="of:=SUM([.B78:.B89])/12" office:value-type="float" office:value="136.5" calcext:value-type="float">
            <text:p>136,5</text:p>
          </table:table-cell>
          <table:table-cell table:formula="of:=[.C89]-[.C77]" office:value-type="float" office:value="-29.1666666666667" calcext:value-type="float">
            <text:p>-29,1666666667</text:p>
          </table:table-cell>
          <table:table-cell table:number-columns-repeated="1015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52" calcext:value-type="float">
            <text:p>152</text:p>
          </table:table-cell>
          <table:table-cell table:formula="of:=SUM([.B79:.B90])/12" office:value-type="float" office:value="135.25" calcext:value-type="float">
            <text:p>135,25</text:p>
          </table:table-cell>
          <table:table-cell table:formula="of:=[.C90]-[.C78]" office:value-type="float" office:value="-29.6666666666667" calcext:value-type="float">
            <text:p>-29,6666666667</text:p>
          </table:table-cell>
          <table:table-cell table:number-columns-repeated="1015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19" calcext:value-type="float">
            <text:p>119</text:p>
          </table:table-cell>
          <table:table-cell table:formula="of:=SUM([.B80:.B91])/12" office:value-type="float" office:value="135.416666666667" calcext:value-type="float">
            <text:p>135,4166666667</text:p>
          </table:table-cell>
          <table:table-cell table:formula="of:=[.C91]-[.C79]" office:value-type="float" office:value="-26.9166666666667" calcext:value-type="float">
            <text:p>-26,9166666667</text:p>
          </table:table-cell>
          <table:table-cell table:number-columns-repeated="1015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99" calcext:value-type="float">
            <text:p>99</text:p>
          </table:table-cell>
          <table:table-cell table:formula="of:=SUM([.B81:.B92])/12" office:value-type="float" office:value="133.666666666667" calcext:value-type="float">
            <text:p>133,6666666667</text:p>
          </table:table-cell>
          <table:table-cell table:formula="of:=[.C92]-[.C80]" office:value-type="float" office:value="-26.9166666666667" calcext:value-type="float">
            <text:p>-26,9166666667</text:p>
          </table:table-cell>
          <table:table-cell table:number-columns-repeated="1015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24" calcext:value-type="float">
            <text:p>124</text:p>
          </table:table-cell>
          <table:table-cell table:formula="of:=SUM([.B82:.B93])/12" office:value-type="float" office:value="133.75" calcext:value-type="float">
            <text:p>133,75</text:p>
          </table:table-cell>
          <table:table-cell table:formula="of:=[.C93]-[.C81]" office:value-type="float" office:value="-24.25" calcext:value-type="float">
            <text:p>-24,25</text:p>
          </table:table-cell>
          <table:table-cell table:number-columns-repeated="1015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03" calcext:value-type="float">
            <text:p>103</text:p>
          </table:table-cell>
          <table:table-cell table:formula="of:=SUM([.B83:.B94])/12" office:value-type="float" office:value="132.916666666667" calcext:value-type="float">
            <text:p>132,9166666667</text:p>
          </table:table-cell>
          <table:table-cell table:formula="of:=[.C94]-[.C82]" office:value-type="float" office:value="-22.1666666666667" calcext:value-type="float">
            <text:p>-22,1666666667</text:p>
          </table:table-cell>
          <table:table-cell table:number-columns-repeated="1015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24" calcext:value-type="float">
            <text:p>124</text:p>
          </table:table-cell>
          <table:table-cell table:formula="of:=SUM([.B84:.B95])/12" office:value-type="float" office:value="131" calcext:value-type="float">
            <text:p>131</text:p>
          </table:table-cell>
          <table:table-cell table:formula="of:=[.C95]-[.C83]" office:value-type="float" office:value="-21.8333333333333" calcext:value-type="float">
            <text:p>-21,8333333333</text:p>
          </table:table-cell>
          <table:table-cell table:number-columns-repeated="1015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11" calcext:value-type="float">
            <text:p>111</text:p>
          </table:table-cell>
          <table:table-cell table:formula="of:=SUM([.B85:.B96])/12" office:value-type="float" office:value="128.333333333333" calcext:value-type="float">
            <text:p>128,3333333333</text:p>
          </table:table-cell>
          <table:table-cell table:formula="of:=[.C96]-[.C84]" office:value-type="float" office:value="-19.75" calcext:value-type="float">
            <text:p>-19,75</text:p>
          </table:table-cell>
          <table:table-cell table:number-columns-repeated="1015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01" calcext:value-type="float">
            <text:p>101</text:p>
          </table:table-cell>
          <table:table-cell table:formula="of:=SUM([.B86:.B97])/12" office:value-type="float" office:value="127" calcext:value-type="float">
            <text:p>127</text:p>
          </table:table-cell>
          <table:table-cell table:formula="of:=[.C97]-[.C85]" office:value-type="float" office:value="-19.4166666666667" calcext:value-type="float">
            <text:p>-19,4166666667</text:p>
          </table:table-cell>
          <table:table-cell table:number-columns-repeated="1015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32" calcext:value-type="float">
            <text:p>132</text:p>
          </table:table-cell>
          <table:table-cell table:formula="of:=SUM([.B87:.B98])/12" office:value-type="float" office:value="125.25" calcext:value-type="float">
            <text:p>125,25</text:p>
          </table:table-cell>
          <table:table-cell table:formula="of:=[.C98]-[.C86]" office:value-type="float" office:value="-19.3333333333333" calcext:value-type="float">
            <text:p>-19,3333333333</text:p>
          </table:table-cell>
          <table:table-cell table:number-columns-repeated="1015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14" calcext:value-type="float">
            <text:p>114</text:p>
          </table:table-cell>
          <table:table-cell table:formula="of:=SUM([.B88:.B99])/12" office:value-type="float" office:value="123.166666666667" calcext:value-type="float">
            <text:p>123,1666666667</text:p>
          </table:table-cell>
          <table:table-cell table:formula="of:=[.C99]-[.C87]" office:value-type="float" office:value="-19.3333333333333" calcext:value-type="float">
            <text:p>-19,3333333333</text:p>
          </table:table-cell>
          <table:table-cell table:number-columns-repeated="1015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124" calcext:value-type="float">
            <text:p>124</text:p>
          </table:table-cell>
          <table:table-cell table:formula="of:=SUM([.B89:.B100])/12" office:value-type="float" office:value="120.833333333333" calcext:value-type="float">
            <text:p>120,8333333333</text:p>
          </table:table-cell>
          <table:table-cell table:formula="of:=[.C100]-[.C88]" office:value-type="float" office:value="-19.0833333333333" calcext:value-type="float">
            <text:p>-19,0833333333</text:p>
          </table:table-cell>
          <table:table-cell table:number-columns-repeated="1015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16" calcext:value-type="float">
            <text:p>116</text:p>
          </table:table-cell>
          <table:table-cell table:formula="of:=SUM([.B90:.B101])/12" office:value-type="float" office:value="118.25" calcext:value-type="float">
            <text:p>118,25</text:p>
          </table:table-cell>
          <table:table-cell table:formula="of:=[.C101]-[.C89]" office:value-type="float" office:value="-18.25" calcext:value-type="float">
            <text:p>-18,25</text:p>
          </table:table-cell>
          <table:table-cell table:number-columns-repeated="1015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15" calcext:value-type="float">
            <text:p>115</text:p>
          </table:table-cell>
          <table:table-cell table:formula="of:=SUM([.B91:.B102])/12" office:value-type="float" office:value="115.166666666667" calcext:value-type="float">
            <text:p>115,1666666667</text:p>
          </table:table-cell>
          <table:table-cell table:formula="of:=[.C102]-[.C90]" office:value-type="float" office:value="-20.0833333333333" calcext:value-type="float">
            <text:p>-20,0833333333</text:p>
          </table:table-cell>
          <table:table-cell table:number-columns-repeated="1015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94" calcext:value-type="float">
            <text:p>94</text:p>
          </table:table-cell>
          <table:table-cell table:formula="of:=SUM([.B92:.B103])/12" office:value-type="float" office:value="113.083333333333" calcext:value-type="float">
            <text:p>113,0833333333</text:p>
          </table:table-cell>
          <table:table-cell table:formula="of:=[.C103]-[.C91]" office:value-type="float" office:value="-22.3333333333333" calcext:value-type="float">
            <text:p>-22,3333333333</text:p>
          </table:table-cell>
          <table:table-cell table:number-columns-repeated="1015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98" calcext:value-type="float">
            <text:p>98</text:p>
          </table:table-cell>
          <table:table-cell table:formula="of:=SUM([.B93:.B104])/12" office:value-type="float" office:value="113" calcext:value-type="float">
            <text:p>113</text:p>
          </table:table-cell>
          <table:table-cell table:formula="of:=[.C104]-[.C92]" office:value-type="float" office:value="-20.6666666666667" calcext:value-type="float">
            <text:p>-20,6666666667</text:p>
          </table:table-cell>
          <table:table-cell table:number-columns-repeated="1015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97" calcext:value-type="float">
            <text:p>97</text:p>
          </table:table-cell>
          <table:table-cell table:formula="of:=SUM([.B94:.B105])/12" office:value-type="float" office:value="110.75" calcext:value-type="float">
            <text:p>110,75</text:p>
          </table:table-cell>
          <table:table-cell table:formula="of:=[.C105]-[.C93]" office:value-type="float" office:value="-23" calcext:value-type="float">
            <text:p>-23</text:p>
          </table:table-cell>
          <table:table-cell table:number-columns-repeated="1015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123" calcext:value-type="float">
            <text:p>123</text:p>
          </table:table-cell>
          <table:table-cell table:formula="of:=SUM([.B95:.B106])/12" office:value-type="float" office:value="112.416666666667" calcext:value-type="float">
            <text:p>112,4166666667</text:p>
          </table:table-cell>
          <table:table-cell table:formula="of:=[.C106]-[.C94]" office:value-type="float" office:value="-20.5" calcext:value-type="float">
            <text:p>-20,5</text:p>
          </table:table-cell>
          <table:table-cell table:number-columns-repeated="1015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160" calcext:value-type="float">
            <text:p>160</text:p>
          </table:table-cell>
          <table:table-cell table:formula="of:=SUM([.B96:.B107])/12" office:value-type="float" office:value="115.416666666667" calcext:value-type="float">
            <text:p>115,4166666667</text:p>
          </table:table-cell>
          <table:table-cell table:formula="of:=[.C107]-[.C95]" office:value-type="float" office:value="-15.5833333333333" calcext:value-type="float">
            <text:p>-15,5833333333</text:p>
          </table:table-cell>
          <table:table-cell table:number-columns-repeated="1015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166" calcext:value-type="float">
            <text:p>166</text:p>
          </table:table-cell>
          <table:table-cell table:formula="of:=SUM([.B97:.B108])/12" office:value-type="float" office:value="120" calcext:value-type="float">
            <text:p>120</text:p>
          </table:table-cell>
          <table:table-cell table:formula="of:=[.C108]-[.C96]" office:value-type="float" office:value="-8.33333333333334" calcext:value-type="float">
            <text:p>-8,3333333333</text:p>
          </table:table-cell>
          <table:table-cell table:number-columns-repeated="1015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123" calcext:value-type="float">
            <text:p>123</text:p>
          </table:table-cell>
          <table:table-cell table:formula="of:=SUM([.B98:.B109])/12" office:value-type="float" office:value="121.833333333333" calcext:value-type="float">
            <text:p>121,8333333333</text:p>
          </table:table-cell>
          <table:table-cell table:formula="of:=[.C109]-[.C97]" office:value-type="float" office:value="-5.16666666666667" calcext:value-type="float">
            <text:p>-5,1666666667</text:p>
          </table:table-cell>
          <table:table-cell table:number-columns-repeated="1015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110" calcext:value-type="float">
            <text:p>110</text:p>
          </table:table-cell>
          <table:table-cell table:formula="of:=SUM([.B99:.B110])/12" office:value-type="float" office:value="120" calcext:value-type="float">
            <text:p>120</text:p>
          </table:table-cell>
          <table:table-cell table:formula="of:=[.C110]-[.C98]" office:value-type="float" office:value="-5.25" calcext:value-type="float">
            <text:p>-5,25</text:p>
          </table:table-cell>
          <table:table-cell table:number-columns-repeated="1015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97" calcext:value-type="float">
            <text:p>97</text:p>
          </table:table-cell>
          <table:table-cell table:formula="of:=SUM([.B100:.B111])/12" office:value-type="float" office:value="118.583333333333" calcext:value-type="float">
            <text:p>118,5833333333</text:p>
          </table:table-cell>
          <table:table-cell table:formula="of:=[.C111]-[.C99]" office:value-type="float" office:value="-4.58333333333334" calcext:value-type="float">
            <text:p>-4,5833333333</text:p>
          </table:table-cell>
          <table:table-cell table:number-columns-repeated="1015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09" calcext:value-type="float">
            <text:p>109</text:p>
          </table:table-cell>
          <table:table-cell table:formula="of:=SUM([.B101:.B112])/12" office:value-type="float" office:value="117.333333333333" calcext:value-type="float">
            <text:p>117,3333333333</text:p>
          </table:table-cell>
          <table:table-cell table:formula="of:=[.C112]-[.C100]" office:value-type="float" office:value="-3.5" calcext:value-type="float">
            <text:p>-3,5</text:p>
          </table:table-cell>
          <table:table-cell table:number-columns-repeated="1015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28" calcext:value-type="float">
            <text:p>128</text:p>
          </table:table-cell>
          <table:table-cell table:formula="of:=SUM([.B102:.B113])/12" office:value-type="float" office:value="118.333333333333" calcext:value-type="float">
            <text:p>118,3333333333</text:p>
          </table:table-cell>
          <table:table-cell table:formula="of:=[.C113]-[.C101]" office:value-type="float" office:value="0.0833333333333286" calcext:value-type="float">
            <text:p>0,0833333333</text:p>
          </table:table-cell>
          <table:table-cell table:number-columns-repeated="1015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109" calcext:value-type="float">
            <text:p>109</text:p>
          </table:table-cell>
          <table:table-cell table:formula="of:=SUM([.B103:.B114])/12" office:value-type="float" office:value="117.833333333333" calcext:value-type="float">
            <text:p>117,8333333333</text:p>
          </table:table-cell>
          <table:table-cell table:formula="of:=[.C114]-[.C102]" office:value-type="float" office:value="2.66666666666666" calcext:value-type="float">
            <text:p>2,6666666667</text:p>
          </table:table-cell>
          <table:table-cell table:number-columns-repeated="1015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81" calcext:value-type="float">
            <text:p>81</text:p>
          </table:table-cell>
          <table:table-cell table:formula="of:=SUM([.B104:.B115])/12" office:value-type="float" office:value="116.75" calcext:value-type="float">
            <text:p>116,75</text:p>
          </table:table-cell>
          <table:table-cell table:formula="of:=[.C115]-[.C103]" office:value-type="float" office:value="3.66666666666667" calcext:value-type="float">
            <text:p>3,6666666667</text:p>
          </table:table-cell>
          <table:table-cell table:number-columns-repeated="1015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66" calcext:value-type="float">
            <text:p>66</text:p>
          </table:table-cell>
          <table:table-cell table:formula="of:=SUM([.B105:.B116])/12" office:value-type="float" office:value="114.083333333333" calcext:value-type="float">
            <text:p>114,0833333333</text:p>
          </table:table-cell>
          <table:table-cell table:formula="of:=[.C116]-[.C104]" office:value-type="float" office:value="1.08333333333333" calcext:value-type="float">
            <text:p>1,0833333333</text:p>
          </table:table-cell>
          <table:table-cell table:number-columns-repeated="1015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91" calcext:value-type="float">
            <text:p>91</text:p>
          </table:table-cell>
          <table:table-cell table:formula="of:=SUM([.B106:.B117])/12" office:value-type="float" office:value="113.583333333333" calcext:value-type="float">
            <text:p>113,5833333333</text:p>
          </table:table-cell>
          <table:table-cell table:formula="of:=[.C117]-[.C105]" office:value-type="float" office:value="2.83333333333333" calcext:value-type="float">
            <text:p>2,8333333333</text:p>
          </table:table-cell>
          <table:table-cell table:number-columns-repeated="1015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78" calcext:value-type="float">
            <text:p>78</text:p>
          </table:table-cell>
          <table:table-cell table:formula="of:=SUM([.B107:.B118])/12" office:value-type="float" office:value="109.833333333333" calcext:value-type="float">
            <text:p>109,8333333333</text:p>
          </table:table-cell>
          <table:table-cell table:formula="of:=[.C118]-[.C106]" office:value-type="float" office:value="-2.58333333333334" calcext:value-type="float">
            <text:p>-2,5833333333</text:p>
          </table:table-cell>
          <table:table-cell table:number-columns-repeated="1015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107" calcext:value-type="float">
            <text:p>107</text:p>
          </table:table-cell>
          <table:table-cell table:formula="of:=SUM([.B108:.B119])/12" office:value-type="float" office:value="105.416666666667" calcext:value-type="float">
            <text:p>105,4166666667</text:p>
          </table:table-cell>
          <table:table-cell table:formula="of:=[.C119]-[.C107]" office:value-type="float" office:value="-10" calcext:value-type="float">
            <text:p>-10</text:p>
          </table:table-cell>
          <table:table-cell table:number-columns-repeated="1015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88" calcext:value-type="float">
            <text:p>88</text:p>
          </table:table-cell>
          <table:table-cell table:formula="of:=SUM([.B109:.B120])/12" office:value-type="float" office:value="98.9166666666667" calcext:value-type="float">
            <text:p>98,9166666667</text:p>
          </table:table-cell>
          <table:table-cell table:formula="of:=[.C120]-[.C108]" office:value-type="float" office:value="-21.0833333333333" calcext:value-type="float">
            <text:p>-21,0833333333</text:p>
          </table:table-cell>
          <table:table-cell table:number-columns-repeated="1015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74" calcext:value-type="float">
            <text:p>74</text:p>
          </table:table-cell>
          <table:table-cell table:formula="of:=SUM([.B110:.B121])/12" office:value-type="float" office:value="94.8333333333333" calcext:value-type="float">
            <text:p>94,8333333333</text:p>
          </table:table-cell>
          <table:table-cell table:formula="of:=[.C121]-[.C109]" office:value-type="float" office:value="-27" calcext:value-type="float">
            <text:p>-27</text:p>
          </table:table-cell>
          <table:table-cell table:number-columns-repeated="1015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05" calcext:value-type="float">
            <text:p>105</text:p>
          </table:table-cell>
          <table:table-cell table:formula="of:=SUM([.B111:.B122])/12" office:value-type="float" office:value="94.4166666666667" calcext:value-type="float">
            <text:p>94,4166666667</text:p>
          </table:table-cell>
          <table:table-cell table:formula="of:=[.C122]-[.C110]" office:value-type="float" office:value="-25.5833333333333" calcext:value-type="float">
            <text:p>-25,5833333333</text:p>
          </table:table-cell>
          <table:table-cell table:number-columns-repeated="1015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73" calcext:value-type="float">
            <text:p>73</text:p>
          </table:table-cell>
          <table:table-cell table:formula="of:=SUM([.B112:.B123])/12" office:value-type="float" office:value="92.4166666666667" calcext:value-type="float">
            <text:p>92,4166666667</text:p>
          </table:table-cell>
          <table:table-cell table:formula="of:=[.C123]-[.C111]" office:value-type="float" office:value="-26.1666666666667" calcext:value-type="float">
            <text:p>-26,1666666667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97" calcext:value-type="float">
            <text:p>97</text:p>
          </table:table-cell>
          <table:table-cell table:formula="of:=SUM([.B113:.B124])/12" office:value-type="float" office:value="91.4166666666667" calcext:value-type="float">
            <text:p>91,4166666667</text:p>
          </table:table-cell>
          <table:table-cell table:formula="of:=[.C124]-[.C112]" office:value-type="float" office:value="-25.9166666666667" calcext:value-type="float">
            <text:p>-25,9166666667</text:p>
          </table:table-cell>
          <table:table-cell table:number-columns-repeated="1015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82" calcext:value-type="float">
            <text:p>82</text:p>
          </table:table-cell>
          <table:table-cell table:formula="of:=SUM([.B114:.B125])/12" office:value-type="float" office:value="87.5833333333333" calcext:value-type="float">
            <text:p>87,5833333333</text:p>
          </table:table-cell>
          <table:table-cell table:formula="of:=[.C125]-[.C113]" office:value-type="float" office:value="-30.75" calcext:value-type="float">
            <text:p>-30,75</text:p>
          </table:table-cell>
          <table:table-cell table:number-columns-repeated="1015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67" calcext:value-type="float">
            <text:p>67</text:p>
          </table:table-cell>
          <table:table-cell table:formula="of:=SUM([.B115:.B126])/12" office:value-type="float" office:value="84.0833333333333" calcext:value-type="float">
            <text:p>84,0833333333</text:p>
          </table:table-cell>
          <table:table-cell table:formula="of:=[.C126]-[.C114]" office:value-type="float" office:value="-33.75" calcext:value-type="float">
            <text:p>-33,75</text:p>
          </table:table-cell>
          <table:table-cell table:number-columns-repeated="1015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67" calcext:value-type="float">
            <text:p>67</text:p>
          </table:table-cell>
          <table:table-cell table:formula="of:=SUM([.B116:.B127])/12" office:value-type="float" office:value="82.9166666666667" calcext:value-type="float">
            <text:p>82,9166666667</text:p>
          </table:table-cell>
          <table:table-cell table:formula="of:=[.C127]-[.C115]" office:value-type="float" office:value="-33.8333333333333" calcext:value-type="float">
            <text:p>-33,8333333333</text:p>
          </table:table-cell>
          <table:table-cell table:number-columns-repeated="1015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73" calcext:value-type="float">
            <text:p>73</text:p>
          </table:table-cell>
          <table:table-cell table:formula="of:=SUM([.B117:.B128])/12" office:value-type="float" office:value="83.5" calcext:value-type="float">
            <text:p>83,5</text:p>
          </table:table-cell>
          <table:table-cell table:formula="of:=[.C128]-[.C116]" office:value-type="float" office:value="-30.5833333333333" calcext:value-type="float">
            <text:p>-30,5833333333</text:p>
          </table:table-cell>
          <table:table-cell table:number-columns-repeated="1015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67" calcext:value-type="float">
            <text:p>67</text:p>
          </table:table-cell>
          <table:table-cell table:formula="of:=SUM([.B118:.B129])/12" office:value-type="float" office:value="81.5" calcext:value-type="float">
            <text:p>81,5</text:p>
          </table:table-cell>
          <table:table-cell table:formula="of:=[.C129]-[.C117]" office:value-type="float" office:value="-32.0833333333333" calcext:value-type="float">
            <text:p>-32,0833333333</text:p>
          </table:table-cell>
          <table:table-cell table:number-columns-repeated="1015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73" calcext:value-type="float">
            <text:p>73</text:p>
          </table:table-cell>
          <table:table-cell table:formula="of:=SUM([.B119:.B130])/12" office:value-type="float" office:value="81.0833333333333" calcext:value-type="float">
            <text:p>81,0833333333</text:p>
          </table:table-cell>
          <table:table-cell table:formula="of:=[.C130]-[.C118]" office:value-type="float" office:value="-28.75" calcext:value-type="float">
            <text:p>-28,75</text:p>
          </table:table-cell>
          <table:table-cell table:number-columns-repeated="1015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82" calcext:value-type="float">
            <text:p>82</text:p>
          </table:table-cell>
          <table:table-cell table:formula="of:=SUM([.B120:.B131])/12" office:value-type="float" office:value="79" calcext:value-type="float">
            <text:p>79</text:p>
          </table:table-cell>
          <table:table-cell table:formula="of:=[.C131]-[.C119]" office:value-type="float" office:value="-26.4166666666667" calcext:value-type="float">
            <text:p>-26,4166666667</text:p>
          </table:table-cell>
          <table:table-cell table:number-columns-repeated="1015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70" calcext:value-type="float">
            <text:p>70</text:p>
          </table:table-cell>
          <table:table-cell table:formula="of:=SUM([.B121:.B132])/12" office:value-type="float" office:value="77.5" calcext:value-type="float">
            <text:p>77,5</text:p>
          </table:table-cell>
          <table:table-cell table:formula="of:=[.C132]-[.C120]" office:value-type="float" office:value="-21.4166666666667" calcext:value-type="float">
            <text:p>-21,4166666667</text:p>
          </table:table-cell>
          <table:table-cell table:number-columns-repeated="1015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51" calcext:value-type="float">
            <text:p>51</text:p>
          </table:table-cell>
          <table:table-cell table:formula="of:=SUM([.B122:.B133])/12" office:value-type="float" office:value="75.5833333333333" calcext:value-type="float">
            <text:p>75,5833333333</text:p>
          </table:table-cell>
          <table:table-cell table:formula="of:=[.C133]-[.C121]" office:value-type="float" office:value="-19.25" calcext:value-type="float">
            <text:p>-19,25</text:p>
          </table:table-cell>
          <table:table-cell table:number-columns-repeated="1015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82" calcext:value-type="float">
            <text:p>82</text:p>
          </table:table-cell>
          <table:table-cell table:formula="of:=SUM([.B123:.B134])/12" office:value-type="float" office:value="73.6666666666667" calcext:value-type="float">
            <text:p>73,6666666667</text:p>
          </table:table-cell>
          <table:table-cell table:formula="of:=[.C134]-[.C122]" office:value-type="float" office:value="-20.75" calcext:value-type="float">
            <text:p>-20,75</text:p>
          </table:table-cell>
          <table:table-cell table:number-columns-repeated="1015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61" calcext:value-type="float">
            <text:p>61</text:p>
          </table:table-cell>
          <table:table-cell table:formula="of:=SUM([.B124:.B135])/12" office:value-type="float" office:value="72.6666666666667" calcext:value-type="float">
            <text:p>72,6666666667</text:p>
          </table:table-cell>
          <table:table-cell table:formula="of:=[.C135]-[.C123]" office:value-type="float" office:value="-19.75" calcext:value-type="float">
            <text:p>-19,75</text:p>
          </table:table-cell>
          <table:table-cell table:number-columns-repeated="1015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95" calcext:value-type="float">
            <text:p>95</text:p>
          </table:table-cell>
          <table:table-cell table:formula="of:=SUM([.B125:.B136])/12" office:value-type="float" office:value="72.5" calcext:value-type="float">
            <text:p>72,5</text:p>
          </table:table-cell>
          <table:table-cell table:formula="of:=[.C136]-[.C124]" office:value-type="float" office:value="-18.9166666666667" calcext:value-type="float">
            <text:p>-18,9166666667</text:p>
          </table:table-cell>
          <table:table-cell table:number-columns-repeated="1015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68" calcext:value-type="float">
            <text:p>68</text:p>
          </table:table-cell>
          <table:table-cell table:formula="of:=SUM([.B126:.B137])/12" office:value-type="float" office:value="71.3333333333333" calcext:value-type="float">
            <text:p>71,3333333333</text:p>
          </table:table-cell>
          <table:table-cell table:formula="of:=[.C137]-[.C125]" office:value-type="float" office:value="-16.25" calcext:value-type="float">
            <text:p>-16,25</text:p>
          </table:table-cell>
          <table:table-cell table:number-columns-repeated="1015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45" calcext:value-type="float">
            <text:p>45</text:p>
          </table:table-cell>
          <table:table-cell table:formula="of:=SUM([.B127:.B138])/12" office:value-type="float" office:value="69.5" calcext:value-type="float">
            <text:p>69,5</text:p>
          </table:table-cell>
          <table:table-cell table:formula="of:=[.C138]-[.C126]" office:value-type="float" office:value="-14.5833333333333" calcext:value-type="float">
            <text:p>-14,5833333333</text:p>
          </table:table-cell>
          <table:table-cell table:number-columns-repeated="1015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68" calcext:value-type="float">
            <text:p>68</text:p>
          </table:table-cell>
          <table:table-cell table:formula="of:=SUM([.B128:.B139])/12" office:value-type="float" office:value="69.5833333333333" calcext:value-type="float">
            <text:p>69,5833333333</text:p>
          </table:table-cell>
          <table:table-cell table:formula="of:=[.C139]-[.C127]" office:value-type="float" office:value="-13.3333333333333" calcext:value-type="float">
            <text:p>-13,3333333333</text:p>
          </table:table-cell>
          <table:table-cell table:number-columns-repeated="1015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51" calcext:value-type="float">
            <text:p>51</text:p>
          </table:table-cell>
          <table:table-cell table:formula="of:=SUM([.B129:.B140])/12" office:value-type="float" office:value="67.75" calcext:value-type="float">
            <text:p>67,75</text:p>
          </table:table-cell>
          <table:table-cell table:formula="of:=[.C140]-[.C128]" office:value-type="float" office:value="-15.75" calcext:value-type="float">
            <text:p>-15,75</text:p>
          </table:table-cell>
          <table:table-cell table:number-columns-repeated="1015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63" calcext:value-type="float">
            <text:p>63</text:p>
          </table:table-cell>
          <table:table-cell table:formula="of:=SUM([.B130:.B141])/12" office:value-type="float" office:value="67.4166666666667" calcext:value-type="float">
            <text:p>67,4166666667</text:p>
          </table:table-cell>
          <table:table-cell table:formula="of:=[.C141]-[.C129]" office:value-type="float" office:value="-14.0833333333333" calcext:value-type="float">
            <text:p>-14,0833333333</text:p>
          </table:table-cell>
          <table:table-cell table:number-columns-repeated="1015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51" calcext:value-type="float">
            <text:p>51</text:p>
          </table:table-cell>
          <table:table-cell table:formula="of:=SUM([.B131:.B142])/12" office:value-type="float" office:value="65.5833333333333" calcext:value-type="float">
            <text:p>65,5833333333</text:p>
          </table:table-cell>
          <table:table-cell table:formula="of:=[.C142]-[.C130]" office:value-type="float" office:value="-15.5" calcext:value-type="float">
            <text:p>-15,5</text:p>
          </table:table-cell>
          <table:table-cell table:number-columns-repeated="1015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77" calcext:value-type="float">
            <text:p>77</text:p>
          </table:table-cell>
          <table:table-cell table:formula="of:=SUM([.B132:.B143])/12" office:value-type="float" office:value="65.1666666666667" calcext:value-type="float">
            <text:p>65,1666666667</text:p>
          </table:table-cell>
          <table:table-cell table:formula="of:=[.C143]-[.C131]" office:value-type="float" office:value="-13.8333333333333" calcext:value-type="float">
            <text:p>-13,8333333333</text:p>
          </table:table-cell>
          <table:table-cell table:number-columns-repeated="1015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57" calcext:value-type="float">
            <text:p>57</text:p>
          </table:table-cell>
          <table:table-cell table:formula="of:=SUM([.B133:.B144])/12" office:value-type="float" office:value="64.0833333333333" calcext:value-type="float">
            <text:p>64,0833333333</text:p>
          </table:table-cell>
          <table:table-cell table:formula="of:=[.C144]-[.C132]" office:value-type="float" office:value="-13.4166666666667" calcext:value-type="float">
            <text:p>-13,4166666667</text:p>
          </table:table-cell>
          <table:table-cell table:number-columns-repeated="1015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48" calcext:value-type="float">
            <text:p>48</text:p>
          </table:table-cell>
          <table:table-cell table:formula="of:=SUM([.B134:.B145])/12" office:value-type="float" office:value="63.8333333333333" calcext:value-type="float">
            <text:p>63,8333333333</text:p>
          </table:table-cell>
          <table:table-cell table:formula="of:=[.C145]-[.C133]" office:value-type="float" office:value="-11.75" calcext:value-type="float">
            <text:p>-11,75</text:p>
          </table:table-cell>
          <table:table-cell table:number-columns-repeated="1015"/>
        </table:table-row>
      </table:table>
      <table:table table:name="&gt;5" table:style-name="ta1">
        <table:shapes>
          <draw:frame draw:z-index="0" draw:style-name="gr1" draw:text-style-name="P1" svg:width="159.99mm" svg:height="89.99mm" svg:x="298.35mm" svg:y="1mm">
            <draw:object draw:notify-on-update-of-ranges="'&gt;5'.A1:'&gt;5'.A1 '&gt;5'.A2:'&gt;5'.A145 '&gt;5'.B1:'&gt;5'.B1 '&gt;5'.B2:'&gt;5'.B145 '&gt;5'.C1:'&gt;5'.C1 '&gt;5'.C2:'&gt;5'.C145 '&gt;5'.D1:'&gt;5'.D1 '&gt;5'.D2:'&gt;5'.D14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Users with &gt;5 edits</text:p>
          </table:table-cell>
          <table:table-cell office:value-type="string" calcext:value-type="string">
            <text:p>Sliding mean</text:p>
          </table:table-cell>
          <table:table-cell office:value-type="string" calcext:value-type="string">
            <text:p>Sliding diff</text:p>
          </table:table-cell>
          <table:table-cell table:number-columns-repeated="1015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17" calcext:value-type="float">
            <text:p>17</text:p>
          </table:table-cell>
          <table:table-cell table:style-name="ce5" table:number-columns-repeated="1017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07" calcext:value-type="float">
            <text:p>107</text:p>
          </table:table-cell>
          <table:table-cell table:number-columns-repeated="1017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91" calcext:value-type="float">
            <text:p>91</text:p>
          </table:table-cell>
          <table:table-cell table:formula="of:=SUM([.B2:.B13])/12" office:value-type="float" office:value="52.5" calcext:value-type="float">
            <text:p>52,5</text:p>
          </table:table-cell>
          <table:table-cell table:number-columns-repeated="1016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106" calcext:value-type="float">
            <text:p>106</text:p>
          </table:table-cell>
          <table:table-cell table:formula="of:=SUM([.B3:.B14])/12" office:value-type="float" office:value="59.9166666666667" calcext:value-type="float">
            <text:p>59,9166666667</text:p>
          </table:table-cell>
          <table:table-cell table:number-columns-repeated="1016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100" calcext:value-type="float">
            <text:p>100</text:p>
          </table:table-cell>
          <table:table-cell table:formula="of:=SUM([.B4:.B15])/12" office:value-type="float" office:value="66.4166666666667" calcext:value-type="float">
            <text:p>66,4166666667</text:p>
          </table:table-cell>
          <table:table-cell table:number-columns-repeated="1016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148" calcext:value-type="float">
            <text:p>148</text:p>
          </table:table-cell>
          <table:table-cell table:formula="of:=SUM([.B5:.B16])/12" office:value-type="float" office:value="73.9166666666667" calcext:value-type="float">
            <text:p>73,9166666667</text:p>
          </table:table-cell>
          <table:table-cell table:number-columns-repeated="1016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157" calcext:value-type="float">
            <text:p>157</text:p>
          </table:table-cell>
          <table:table-cell table:formula="of:=SUM([.B6:.B17])/12" office:value-type="float" office:value="84.5" calcext:value-type="float">
            <text:p>84,5</text:p>
          </table:table-cell>
          <table:table-cell table:number-columns-repeated="1016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145" calcext:value-type="float">
            <text:p>145</text:p>
          </table:table-cell>
          <table:table-cell table:formula="of:=SUM([.B7:.B18])/12" office:value-type="float" office:value="93.8333333333333" calcext:value-type="float">
            <text:p>93,8333333333</text:p>
          </table:table-cell>
          <table:table-cell table:number-columns-repeated="1016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154" calcext:value-type="float">
            <text:p>154</text:p>
          </table:table-cell>
          <table:table-cell table:formula="of:=SUM([.B8:.B19])/12" office:value-type="float" office:value="102.833333333333" calcext:value-type="float">
            <text:p>102,8333333333</text:p>
          </table:table-cell>
          <table:table-cell table:number-columns-repeated="1016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164" calcext:value-type="float">
            <text:p>164</text:p>
          </table:table-cell>
          <table:table-cell table:formula="of:=SUM([.B9:.B20])/12" office:value-type="float" office:value="112.833333333333" calcext:value-type="float">
            <text:p>112,8333333333</text:p>
          </table:table-cell>
          <table:table-cell table:number-columns-repeated="1016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214" calcext:value-type="float">
            <text:p>214</text:p>
          </table:table-cell>
          <table:table-cell table:formula="of:=SUM([.B10:.B21])/12" office:value-type="float" office:value="126.5" calcext:value-type="float">
            <text:p>126,5</text:p>
          </table:table-cell>
          <table:table-cell table:number-columns-repeated="1016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183" calcext:value-type="float">
            <text:p>183</text:p>
          </table:table-cell>
          <table:table-cell table:formula="of:=SUM([.B11:.B22])/12" office:value-type="float" office:value="137.833333333333" calcext:value-type="float">
            <text:p>137,8333333333</text:p>
          </table:table-cell>
          <table:table-cell table:number-columns-repeated="1016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203" calcext:value-type="float">
            <text:p>203</text:p>
          </table:table-cell>
          <table:table-cell table:formula="of:=SUM([.B12:.B23])/12" office:value-type="float" office:value="147.666666666667" calcext:value-type="float">
            <text:p>147,6666666667</text:p>
          </table:table-cell>
          <table:table-cell table:number-columns-repeated="1016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218" calcext:value-type="float">
            <text:p>218</text:p>
          </table:table-cell>
          <table:table-cell table:formula="of:=SUM([.B13:.B24])/12" office:value-type="float" office:value="156.916666666667" calcext:value-type="float">
            <text:p>156,9166666667</text:p>
          </table:table-cell>
          <table:table-cell table:number-columns-repeated="1016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272" calcext:value-type="float">
            <text:p>272</text:p>
          </table:table-cell>
          <table:table-cell table:formula="of:=SUM([.B14:.B25])/12" office:value-type="float" office:value="172" calcext:value-type="float">
            <text:p>172</text:p>
          </table:table-cell>
          <table:table-cell table:formula="of:=[.C25]-[.C13]" office:value-type="float" office:value="119.5" calcext:value-type="float">
            <text:p>119,5</text:p>
          </table:table-cell>
          <table:table-cell table:number-columns-repeated="1015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304" calcext:value-type="float">
            <text:p>304</text:p>
          </table:table-cell>
          <table:table-cell table:formula="of:=SUM([.B15:.B26])/12" office:value-type="float" office:value="188.5" calcext:value-type="float">
            <text:p>188,5</text:p>
          </table:table-cell>
          <table:table-cell table:formula="of:=[.C26]-[.C14]" office:value-type="float" office:value="128.583333333333" calcext:value-type="float">
            <text:p>128,5833333333</text:p>
          </table:table-cell>
          <table:table-cell table:number-columns-repeated="1015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316" calcext:value-type="float">
            <text:p>316</text:p>
          </table:table-cell>
          <table:table-cell table:formula="of:=SUM([.B16:.B27])/12" office:value-type="float" office:value="206.5" calcext:value-type="float">
            <text:p>206,5</text:p>
          </table:table-cell>
          <table:table-cell table:formula="of:=[.C27]-[.C15]" office:value-type="float" office:value="140.083333333333" calcext:value-type="float">
            <text:p>140,0833333333</text:p>
          </table:table-cell>
          <table:table-cell table:number-columns-repeated="1015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370" calcext:value-type="float">
            <text:p>370</text:p>
          </table:table-cell>
          <table:table-cell table:formula="of:=SUM([.B17:.B28])/12" office:value-type="float" office:value="225" calcext:value-type="float">
            <text:p>225</text:p>
          </table:table-cell>
          <table:table-cell table:formula="of:=[.C28]-[.C16]" office:value-type="float" office:value="151.083333333333" calcext:value-type="float">
            <text:p>151,0833333333</text:p>
          </table:table-cell>
          <table:table-cell table:number-columns-repeated="1015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373" calcext:value-type="float">
            <text:p>373</text:p>
          </table:table-cell>
          <table:table-cell table:formula="of:=SUM([.B18:.B29])/12" office:value-type="float" office:value="243" calcext:value-type="float">
            <text:p>243</text:p>
          </table:table-cell>
          <table:table-cell table:formula="of:=[.C29]-[.C17]" office:value-type="float" office:value="158.5" calcext:value-type="float">
            <text:p>158,5</text:p>
          </table:table-cell>
          <table:table-cell table:number-columns-repeated="1015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409" calcext:value-type="float">
            <text:p>409</text:p>
          </table:table-cell>
          <table:table-cell table:formula="of:=SUM([.B19:.B30])/12" office:value-type="float" office:value="265" calcext:value-type="float">
            <text:p>265</text:p>
          </table:table-cell>
          <table:table-cell table:formula="of:=[.C30]-[.C18]" office:value-type="float" office:value="171.166666666667" calcext:value-type="float">
            <text:p>171,1666666667</text:p>
          </table:table-cell>
          <table:table-cell table:number-columns-repeated="1015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427" calcext:value-type="float">
            <text:p>427</text:p>
          </table:table-cell>
          <table:table-cell table:formula="of:=SUM([.B20:.B31])/12" office:value-type="float" office:value="287.75" calcext:value-type="float">
            <text:p>287,75</text:p>
          </table:table-cell>
          <table:table-cell table:formula="of:=[.C31]-[.C19]" office:value-type="float" office:value="184.916666666667" calcext:value-type="float">
            <text:p>184,9166666667</text:p>
          </table:table-cell>
          <table:table-cell table:number-columns-repeated="1015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398" calcext:value-type="float">
            <text:p>398</text:p>
          </table:table-cell>
          <table:table-cell table:formula="of:=SUM([.B21:.B32])/12" office:value-type="float" office:value="307.25" calcext:value-type="float">
            <text:p>307,25</text:p>
          </table:table-cell>
          <table:table-cell table:formula="of:=[.C32]-[.C20]" office:value-type="float" office:value="194.416666666667" calcext:value-type="float">
            <text:p>194,4166666667</text:p>
          </table:table-cell>
          <table:table-cell table:number-columns-repeated="1015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450" calcext:value-type="float">
            <text:p>450</text:p>
          </table:table-cell>
          <table:table-cell table:formula="of:=SUM([.B22:.B33])/12" office:value-type="float" office:value="326.916666666667" calcext:value-type="float">
            <text:p>326,9166666667</text:p>
          </table:table-cell>
          <table:table-cell table:formula="of:=[.C33]-[.C21]" office:value-type="float" office:value="200.416666666667" calcext:value-type="float">
            <text:p>200,4166666667</text:p>
          </table:table-cell>
          <table:table-cell table:number-columns-repeated="1015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502" calcext:value-type="float">
            <text:p>502</text:p>
          </table:table-cell>
          <table:table-cell table:formula="of:=SUM([.B23:.B34])/12" office:value-type="float" office:value="353.5" calcext:value-type="float">
            <text:p>353,5</text:p>
          </table:table-cell>
          <table:table-cell table:formula="of:=[.C34]-[.C22]" office:value-type="float" office:value="215.666666666667" calcext:value-type="float">
            <text:p>215,6666666667</text:p>
          </table:table-cell>
          <table:table-cell table:number-columns-repeated="1015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504" calcext:value-type="float">
            <text:p>504</text:p>
          </table:table-cell>
          <table:table-cell table:formula="of:=SUM([.B24:.B35])/12" office:value-type="float" office:value="378.583333333333" calcext:value-type="float">
            <text:p>378,5833333333</text:p>
          </table:table-cell>
          <table:table-cell table:formula="of:=[.C35]-[.C23]" office:value-type="float" office:value="230.916666666667" calcext:value-type="float">
            <text:p>230,9166666667</text:p>
          </table:table-cell>
          <table:table-cell table:number-columns-repeated="1015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607" calcext:value-type="float">
            <text:p>607</text:p>
          </table:table-cell>
          <table:table-cell table:formula="of:=SUM([.B25:.B36])/12" office:value-type="float" office:value="411" calcext:value-type="float">
            <text:p>411</text:p>
          </table:table-cell>
          <table:table-cell table:formula="of:=[.C36]-[.C24]" office:value-type="float" office:value="254.083333333333" calcext:value-type="float">
            <text:p>254,0833333333</text:p>
          </table:table-cell>
          <table:table-cell table:number-columns-repeated="1015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638" calcext:value-type="float">
            <text:p>638</text:p>
          </table:table-cell>
          <table:table-cell table:formula="of:=SUM([.B26:.B37])/12" office:value-type="float" office:value="441.5" calcext:value-type="float">
            <text:p>441,5</text:p>
          </table:table-cell>
          <table:table-cell table:formula="of:=[.C37]-[.C25]" office:value-type="float" office:value="269.5" calcext:value-type="float">
            <text:p>269,5</text:p>
          </table:table-cell>
          <table:table-cell table:number-columns-repeated="1015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672" calcext:value-type="float">
            <text:p>672</text:p>
          </table:table-cell>
          <table:table-cell table:formula="of:=SUM([.B27:.B38])/12" office:value-type="float" office:value="472.166666666667" calcext:value-type="float">
            <text:p>472,1666666667</text:p>
          </table:table-cell>
          <table:table-cell table:formula="of:=[.C38]-[.C26]" office:value-type="float" office:value="283.666666666667" calcext:value-type="float">
            <text:p>283,6666666667</text:p>
          </table:table-cell>
          <table:table-cell table:number-columns-repeated="1015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711" calcext:value-type="float">
            <text:p>711</text:p>
          </table:table-cell>
          <table:table-cell table:formula="of:=SUM([.B28:.B39])/12" office:value-type="float" office:value="505.083333333333" calcext:value-type="float">
            <text:p>505,0833333333</text:p>
          </table:table-cell>
          <table:table-cell table:formula="of:=[.C39]-[.C27]" office:value-type="float" office:value="298.583333333333" calcext:value-type="float">
            <text:p>298,5833333333</text:p>
          </table:table-cell>
          <table:table-cell table:number-columns-repeated="1015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772" calcext:value-type="float">
            <text:p>772</text:p>
          </table:table-cell>
          <table:table-cell table:formula="of:=SUM([.B29:.B40])/12" office:value-type="float" office:value="538.583333333333" calcext:value-type="float">
            <text:p>538,5833333333</text:p>
          </table:table-cell>
          <table:table-cell table:formula="of:=[.C40]-[.C28]" office:value-type="float" office:value="313.583333333333" calcext:value-type="float">
            <text:p>313,5833333333</text:p>
          </table:table-cell>
          <table:table-cell table:number-columns-repeated="1015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681" calcext:value-type="float">
            <text:p>681</text:p>
          </table:table-cell>
          <table:table-cell table:formula="of:=SUM([.B30:.B41])/12" office:value-type="float" office:value="564.25" calcext:value-type="float">
            <text:p>564,25</text:p>
          </table:table-cell>
          <table:table-cell table:formula="of:=[.C41]-[.C29]" office:value-type="float" office:value="321.25" calcext:value-type="float">
            <text:p>321,25</text:p>
          </table:table-cell>
          <table:table-cell table:number-columns-repeated="1015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690" calcext:value-type="float">
            <text:p>690</text:p>
          </table:table-cell>
          <table:table-cell table:formula="of:=SUM([.B31:.B42])/12" office:value-type="float" office:value="587.666666666667" calcext:value-type="float">
            <text:p>587,6666666667</text:p>
          </table:table-cell>
          <table:table-cell table:formula="of:=[.C42]-[.C30]" office:value-type="float" office:value="322.666666666667" calcext:value-type="float">
            <text:p>322,6666666667</text:p>
          </table:table-cell>
          <table:table-cell table:number-columns-repeated="1015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592" calcext:value-type="float">
            <text:p>592</text:p>
          </table:table-cell>
          <table:table-cell table:formula="of:=SUM([.B32:.B43])/12" office:value-type="float" office:value="601.416666666667" calcext:value-type="float">
            <text:p>601,4166666667</text:p>
          </table:table-cell>
          <table:table-cell table:formula="of:=[.C43]-[.C31]" office:value-type="float" office:value="313.666666666667" calcext:value-type="float">
            <text:p>313,6666666667</text:p>
          </table:table-cell>
          <table:table-cell table:number-columns-repeated="1015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560" calcext:value-type="float">
            <text:p>560</text:p>
          </table:table-cell>
          <table:table-cell table:formula="of:=SUM([.B33:.B44])/12" office:value-type="float" office:value="614.916666666667" calcext:value-type="float">
            <text:p>614,9166666667</text:p>
          </table:table-cell>
          <table:table-cell table:formula="of:=[.C44]-[.C32]" office:value-type="float" office:value="307.666666666667" calcext:value-type="float">
            <text:p>307,6666666667</text:p>
          </table:table-cell>
          <table:table-cell table:number-columns-repeated="1015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559" calcext:value-type="float">
            <text:p>559</text:p>
          </table:table-cell>
          <table:table-cell table:formula="of:=SUM([.B34:.B45])/12" office:value-type="float" office:value="624" calcext:value-type="float">
            <text:p>624</text:p>
          </table:table-cell>
          <table:table-cell table:formula="of:=[.C45]-[.C33]" office:value-type="float" office:value="297.083333333333" calcext:value-type="float">
            <text:p>297,0833333333</text:p>
          </table:table-cell>
          <table:table-cell table:number-columns-repeated="1015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595" calcext:value-type="float">
            <text:p>595</text:p>
          </table:table-cell>
          <table:table-cell table:formula="of:=SUM([.B35:.B46])/12" office:value-type="float" office:value="631.75" calcext:value-type="float">
            <text:p>631,75</text:p>
          </table:table-cell>
          <table:table-cell table:formula="of:=[.C46]-[.C34]" office:value-type="float" office:value="278.25" calcext:value-type="float">
            <text:p>278,25</text:p>
          </table:table-cell>
          <table:table-cell table:number-columns-repeated="1015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601" calcext:value-type="float">
            <text:p>601</text:p>
          </table:table-cell>
          <table:table-cell table:formula="of:=SUM([.B36:.B47])/12" office:value-type="float" office:value="639.833333333333" calcext:value-type="float">
            <text:p>639,8333333333</text:p>
          </table:table-cell>
          <table:table-cell table:formula="of:=[.C47]-[.C35]" office:value-type="float" office:value="261.25" calcext:value-type="float">
            <text:p>261,25</text:p>
          </table:table-cell>
          <table:table-cell table:number-columns-repeated="1015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614" calcext:value-type="float">
            <text:p>614</text:p>
          </table:table-cell>
          <table:table-cell table:formula="of:=SUM([.B37:.B48])/12" office:value-type="float" office:value="640.416666666667" calcext:value-type="float">
            <text:p>640,4166666667</text:p>
          </table:table-cell>
          <table:table-cell table:formula="of:=[.C48]-[.C36]" office:value-type="float" office:value="229.416666666667" calcext:value-type="float">
            <text:p>229,4166666667</text:p>
          </table:table-cell>
          <table:table-cell table:number-columns-repeated="1015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586" calcext:value-type="float">
            <text:p>586</text:p>
          </table:table-cell>
          <table:table-cell table:formula="of:=SUM([.B38:.B49])/12" office:value-type="float" office:value="636.083333333333" calcext:value-type="float">
            <text:p>636,0833333333</text:p>
          </table:table-cell>
          <table:table-cell table:formula="of:=[.C49]-[.C37]" office:value-type="float" office:value="194.583333333333" calcext:value-type="float">
            <text:p>194,5833333333</text:p>
          </table:table-cell>
          <table:table-cell table:number-columns-repeated="1015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674" calcext:value-type="float">
            <text:p>674</text:p>
          </table:table-cell>
          <table:table-cell table:formula="of:=SUM([.B39:.B50])/12" office:value-type="float" office:value="636.25" calcext:value-type="float">
            <text:p>636,25</text:p>
          </table:table-cell>
          <table:table-cell table:formula="of:=[.C50]-[.C38]" office:value-type="float" office:value="164.083333333333" calcext:value-type="float">
            <text:p>164,0833333333</text:p>
          </table:table-cell>
          <table:table-cell table:number-columns-repeated="1015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692" calcext:value-type="float">
            <text:p>692</text:p>
          </table:table-cell>
          <table:table-cell table:formula="of:=SUM([.B40:.B51])/12" office:value-type="float" office:value="634.666666666667" calcext:value-type="float">
            <text:p>634,6666666667</text:p>
          </table:table-cell>
          <table:table-cell table:formula="of:=[.C51]-[.C39]" office:value-type="float" office:value="129.583333333333" calcext:value-type="float">
            <text:p>129,5833333333</text:p>
          </table:table-cell>
          <table:table-cell table:number-columns-repeated="1015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676" calcext:value-type="float">
            <text:p>676</text:p>
          </table:table-cell>
          <table:table-cell table:formula="of:=SUM([.B41:.B52])/12" office:value-type="float" office:value="626.666666666667" calcext:value-type="float">
            <text:p>626,6666666667</text:p>
          </table:table-cell>
          <table:table-cell table:formula="of:=[.C52]-[.C40]" office:value-type="float" office:value="88.0833333333333" calcext:value-type="float">
            <text:p>88,0833333333</text:p>
          </table:table-cell>
          <table:table-cell table:number-columns-repeated="1015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626" calcext:value-type="float">
            <text:p>626</text:p>
          </table:table-cell>
          <table:table-cell table:formula="of:=SUM([.B42:.B53])/12" office:value-type="float" office:value="622.083333333333" calcext:value-type="float">
            <text:p>622,0833333333</text:p>
          </table:table-cell>
          <table:table-cell table:formula="of:=[.C53]-[.C41]" office:value-type="float" office:value="57.8333333333334" calcext:value-type="float">
            <text:p>57,8333333333</text:p>
          </table:table-cell>
          <table:table-cell table:number-columns-repeated="1015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602" calcext:value-type="float">
            <text:p>602</text:p>
          </table:table-cell>
          <table:table-cell table:formula="of:=SUM([.B43:.B54])/12" office:value-type="float" office:value="614.75" calcext:value-type="float">
            <text:p>614,75</text:p>
          </table:table-cell>
          <table:table-cell table:formula="of:=[.C54]-[.C42]" office:value-type="float" office:value="27.0833333333334" calcext:value-type="float">
            <text:p>27,0833333333</text:p>
          </table:table-cell>
          <table:table-cell table:number-columns-repeated="1015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579" calcext:value-type="float">
            <text:p>579</text:p>
          </table:table-cell>
          <table:table-cell table:formula="of:=SUM([.B44:.B55])/12" office:value-type="float" office:value="613.666666666667" calcext:value-type="float">
            <text:p>613,6666666667</text:p>
          </table:table-cell>
          <table:table-cell table:formula="of:=[.C55]-[.C43]" office:value-type="float" office:value="12.25" calcext:value-type="float">
            <text:p>12,25</text:p>
          </table:table-cell>
          <table:table-cell table:number-columns-repeated="1015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565" calcext:value-type="float">
            <text:p>565</text:p>
          </table:table-cell>
          <table:table-cell table:formula="of:=SUM([.B45:.B56])/12" office:value-type="float" office:value="614.083333333333" calcext:value-type="float">
            <text:p>614,0833333333</text:p>
          </table:table-cell>
          <table:table-cell table:formula="of:=[.C56]-[.C44]" office:value-type="float" office:value="-0.833333333333258" calcext:value-type="float">
            <text:p>-0,8333333333</text:p>
          </table:table-cell>
          <table:table-cell table:number-columns-repeated="1015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646" calcext:value-type="float">
            <text:p>646</text:p>
          </table:table-cell>
          <table:table-cell table:formula="of:=SUM([.B46:.B57])/12" office:value-type="float" office:value="621.333333333333" calcext:value-type="float">
            <text:p>621,3333333333</text:p>
          </table:table-cell>
          <table:table-cell table:formula="of:=[.C57]-[.C45]" office:value-type="float" office:value="-2.66666666666663" calcext:value-type="float">
            <text:p>-2,6666666667</text:p>
          </table:table-cell>
          <table:table-cell table:number-columns-repeated="1015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657" calcext:value-type="float">
            <text:p>657</text:p>
          </table:table-cell>
          <table:table-cell table:formula="of:=SUM([.B47:.B58])/12" office:value-type="float" office:value="626.5" calcext:value-type="float">
            <text:p>626,5</text:p>
          </table:table-cell>
          <table:table-cell table:formula="of:=[.C58]-[.C46]" office:value-type="float" office:value="-5.25" calcext:value-type="float">
            <text:p>-5,25</text:p>
          </table:table-cell>
          <table:table-cell table:number-columns-repeated="1015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739" calcext:value-type="float">
            <text:p>739</text:p>
          </table:table-cell>
          <table:table-cell table:formula="of:=SUM([.B48:.B59])/12" office:value-type="float" office:value="638" calcext:value-type="float">
            <text:p>638</text:p>
          </table:table-cell>
          <table:table-cell table:formula="of:=[.C59]-[.C47]" office:value-type="float" office:value="-1.83333333333337" calcext:value-type="float">
            <text:p>-1,8333333333</text:p>
          </table:table-cell>
          <table:table-cell table:number-columns-repeated="1015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689" calcext:value-type="float">
            <text:p>689</text:p>
          </table:table-cell>
          <table:table-cell table:formula="of:=SUM([.B49:.B60])/12" office:value-type="float" office:value="644.25" calcext:value-type="float">
            <text:p>644,25</text:p>
          </table:table-cell>
          <table:table-cell table:formula="of:=[.C60]-[.C48]" office:value-type="float" office:value="3.83333333333337" calcext:value-type="float">
            <text:p>3,8333333333</text:p>
          </table:table-cell>
          <table:table-cell table:number-columns-repeated="1015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654" calcext:value-type="float">
            <text:p>654</text:p>
          </table:table-cell>
          <table:table-cell table:formula="of:=SUM([.B50:.B61])/12" office:value-type="float" office:value="649.916666666667" calcext:value-type="float">
            <text:p>649,9166666667</text:p>
          </table:table-cell>
          <table:table-cell table:formula="of:=[.C61]-[.C49]" office:value-type="float" office:value="13.8333333333333" calcext:value-type="float">
            <text:p>13,8333333333</text:p>
          </table:table-cell>
          <table:table-cell table:number-columns-repeated="1015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740" calcext:value-type="float">
            <text:p>740</text:p>
          </table:table-cell>
          <table:table-cell table:formula="of:=SUM([.B51:.B62])/12" office:value-type="float" office:value="655.416666666667" calcext:value-type="float">
            <text:p>655,4166666667</text:p>
          </table:table-cell>
          <table:table-cell table:formula="of:=[.C62]-[.C50]" office:value-type="float" office:value="19.1666666666666" calcext:value-type="float">
            <text:p>19,1666666667</text:p>
          </table:table-cell>
          <table:table-cell table:number-columns-repeated="1015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693" calcext:value-type="float">
            <text:p>693</text:p>
          </table:table-cell>
          <table:table-cell table:formula="of:=SUM([.B52:.B63])/12" office:value-type="float" office:value="655.5" calcext:value-type="float">
            <text:p>655,5</text:p>
          </table:table-cell>
          <table:table-cell table:formula="of:=[.C63]-[.C51]" office:value-type="float" office:value="20.8333333333334" calcext:value-type="float">
            <text:p>20,8333333333</text:p>
          </table:table-cell>
          <table:table-cell table:number-columns-repeated="1015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790" calcext:value-type="float">
            <text:p>790</text:p>
          </table:table-cell>
          <table:table-cell table:formula="of:=SUM([.B53:.B64])/12" office:value-type="float" office:value="665" calcext:value-type="float">
            <text:p>665</text:p>
          </table:table-cell>
          <table:table-cell table:formula="of:=[.C64]-[.C52]" office:value-type="float" office:value="38.3333333333334" calcext:value-type="float">
            <text:p>38,3333333333</text:p>
          </table:table-cell>
          <table:table-cell table:number-columns-repeated="1015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659" calcext:value-type="float">
            <text:p>659</text:p>
          </table:table-cell>
          <table:table-cell table:formula="of:=SUM([.B54:.B65])/12" office:value-type="float" office:value="667.75" calcext:value-type="float">
            <text:p>667,75</text:p>
          </table:table-cell>
          <table:table-cell table:formula="of:=[.C65]-[.C53]" office:value-type="float" office:value="45.6666666666666" calcext:value-type="float">
            <text:p>45,6666666667</text:p>
          </table:table-cell>
          <table:table-cell table:number-columns-repeated="1015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634" calcext:value-type="float">
            <text:p>634</text:p>
          </table:table-cell>
          <table:table-cell table:formula="of:=SUM([.B55:.B66])/12" office:value-type="float" office:value="670.416666666667" calcext:value-type="float">
            <text:p>670,4166666667</text:p>
          </table:table-cell>
          <table:table-cell table:formula="of:=[.C66]-[.C54]" office:value-type="float" office:value="55.6666666666666" calcext:value-type="float">
            <text:p>55,6666666667</text:p>
          </table:table-cell>
          <table:table-cell table:number-columns-repeated="1015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628" calcext:value-type="float">
            <text:p>628</text:p>
          </table:table-cell>
          <table:table-cell table:formula="of:=SUM([.B56:.B67])/12" office:value-type="float" office:value="674.5" calcext:value-type="float">
            <text:p>674,5</text:p>
          </table:table-cell>
          <table:table-cell table:formula="of:=[.C67]-[.C55]" office:value-type="float" office:value="60.8333333333334" calcext:value-type="float">
            <text:p>60,8333333333</text:p>
          </table:table-cell>
          <table:table-cell table:number-columns-repeated="1015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563" calcext:value-type="float">
            <text:p>563</text:p>
          </table:table-cell>
          <table:table-cell table:formula="of:=SUM([.B57:.B68])/12" office:value-type="float" office:value="674.333333333333" calcext:value-type="float">
            <text:p>674,3333333333</text:p>
          </table:table-cell>
          <table:table-cell table:formula="of:=[.C68]-[.C56]" office:value-type="float" office:value="60.25" calcext:value-type="float">
            <text:p>60,25</text:p>
          </table:table-cell>
          <table:table-cell table:number-columns-repeated="1015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630" calcext:value-type="float">
            <text:p>630</text:p>
          </table:table-cell>
          <table:table-cell table:formula="of:=SUM([.B58:.B69])/12" office:value-type="float" office:value="673" calcext:value-type="float">
            <text:p>673</text:p>
          </table:table-cell>
          <table:table-cell table:formula="of:=[.C69]-[.C57]" office:value-type="float" office:value="51.6666666666666" calcext:value-type="float">
            <text:p>51,6666666667</text:p>
          </table:table-cell>
          <table:table-cell table:number-columns-repeated="1015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624" calcext:value-type="float">
            <text:p>624</text:p>
          </table:table-cell>
          <table:table-cell table:formula="of:=SUM([.B59:.B70])/12" office:value-type="float" office:value="670.25" calcext:value-type="float">
            <text:p>670,25</text:p>
          </table:table-cell>
          <table:table-cell table:formula="of:=[.C70]-[.C58]" office:value-type="float" office:value="43.75" calcext:value-type="float">
            <text:p>43,75</text:p>
          </table:table-cell>
          <table:table-cell table:number-columns-repeated="1015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634" calcext:value-type="float">
            <text:p>634</text:p>
          </table:table-cell>
          <table:table-cell table:formula="of:=SUM([.B60:.B71])/12" office:value-type="float" office:value="661.5" calcext:value-type="float">
            <text:p>661,5</text:p>
          </table:table-cell>
          <table:table-cell table:formula="of:=[.C71]-[.C59]" office:value-type="float" office:value="23.5" calcext:value-type="float">
            <text:p>23,5</text:p>
          </table:table-cell>
          <table:table-cell table:number-columns-repeated="1015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678" calcext:value-type="float">
            <text:p>678</text:p>
          </table:table-cell>
          <table:table-cell table:formula="of:=SUM([.B61:.B72])/12" office:value-type="float" office:value="660.583333333333" calcext:value-type="float">
            <text:p>660,5833333333</text:p>
          </table:table-cell>
          <table:table-cell table:formula="of:=[.C72]-[.C60]" office:value-type="float" office:value="16.3333333333334" calcext:value-type="float">
            <text:p>16,3333333333</text:p>
          </table:table-cell>
          <table:table-cell table:number-columns-repeated="1015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610" calcext:value-type="float">
            <text:p>610</text:p>
          </table:table-cell>
          <table:table-cell table:formula="of:=SUM([.B62:.B73])/12" office:value-type="float" office:value="656.916666666667" calcext:value-type="float">
            <text:p>656,9166666667</text:p>
          </table:table-cell>
          <table:table-cell table:formula="of:=[.C73]-[.C61]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657" calcext:value-type="float">
            <text:p>657</text:p>
          </table:table-cell>
          <table:table-cell table:formula="of:=SUM([.B63:.B74])/12" office:value-type="float" office:value="650" calcext:value-type="float">
            <text:p>650</text:p>
          </table:table-cell>
          <table:table-cell table:formula="of:=[.C74]-[.C62]" office:value-type="float" office:value="-5.41666666666663" calcext:value-type="float">
            <text:p>-5,4166666667</text:p>
          </table:table-cell>
          <table:table-cell table:number-columns-repeated="1015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652" calcext:value-type="float">
            <text:p>652</text:p>
          </table:table-cell>
          <table:table-cell table:formula="of:=SUM([.B64:.B75])/12" office:value-type="float" office:value="646.583333333333" calcext:value-type="float">
            <text:p>646,5833333333</text:p>
          </table:table-cell>
          <table:table-cell table:formula="of:=[.C75]-[.C63]" office:value-type="float" office:value="-8.91666666666663" calcext:value-type="float">
            <text:p>-8,9166666667</text:p>
          </table:table-cell>
          <table:table-cell table:number-columns-repeated="1015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705" calcext:value-type="float">
            <text:p>705</text:p>
          </table:table-cell>
          <table:table-cell table:formula="of:=SUM([.B65:.B76])/12" office:value-type="float" office:value="639.5" calcext:value-type="float">
            <text:p>639,5</text:p>
          </table:table-cell>
          <table:table-cell table:formula="of:=[.C76]-[.C64]" office:value-type="float" office:value="-25.5" calcext:value-type="float">
            <text:p>-25,5</text:p>
          </table:table-cell>
          <table:table-cell table:number-columns-repeated="1015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660" calcext:value-type="float">
            <text:p>660</text:p>
          </table:table-cell>
          <table:table-cell table:formula="of:=SUM([.B66:.B77])/12" office:value-type="float" office:value="639.583333333333" calcext:value-type="float">
            <text:p>639,5833333333</text:p>
          </table:table-cell>
          <table:table-cell table:formula="of:=[.C77]-[.C65]" office:value-type="float" office:value="-28.1666666666666" calcext:value-type="float">
            <text:p>-28,1666666667</text:p>
          </table:table-cell>
          <table:table-cell table:number-columns-repeated="1015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680" calcext:value-type="float">
            <text:p>680</text:p>
          </table:table-cell>
          <table:table-cell table:formula="of:=SUM([.B67:.B78])/12" office:value-type="float" office:value="643.416666666667" calcext:value-type="float">
            <text:p>643,4166666667</text:p>
          </table:table-cell>
          <table:table-cell table:formula="of:=[.C78]-[.C66]" office:value-type="float" office:value="-27" calcext:value-type="float">
            <text:p>-27</text:p>
          </table:table-cell>
          <table:table-cell table:number-columns-repeated="1015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579" calcext:value-type="float">
            <text:p>579</text:p>
          </table:table-cell>
          <table:table-cell table:formula="of:=SUM([.B68:.B79])/12" office:value-type="float" office:value="639.333333333333" calcext:value-type="float">
            <text:p>639,3333333333</text:p>
          </table:table-cell>
          <table:table-cell table:formula="of:=[.C79]-[.C67]" office:value-type="float" office:value="-35.1666666666666" calcext:value-type="float">
            <text:p>-35,1666666667</text:p>
          </table:table-cell>
          <table:table-cell table:number-columns-repeated="1015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521" calcext:value-type="float">
            <text:p>521</text:p>
          </table:table-cell>
          <table:table-cell table:formula="of:=SUM([.B69:.B80])/12" office:value-type="float" office:value="635.833333333333" calcext:value-type="float">
            <text:p>635,8333333333</text:p>
          </table:table-cell>
          <table:table-cell table:formula="of:=[.C80]-[.C68]" office:value-type="float" office:value="-38.5" calcext:value-type="float">
            <text:p>-38,5</text:p>
          </table:table-cell>
          <table:table-cell table:number-columns-repeated="1015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559" calcext:value-type="float">
            <text:p>559</text:p>
          </table:table-cell>
          <table:table-cell table:formula="of:=SUM([.B70:.B81])/12" office:value-type="float" office:value="629.916666666667" calcext:value-type="float">
            <text:p>629,9166666667</text:p>
          </table:table-cell>
          <table:table-cell table:formula="of:=[.C81]-[.C69]" office:value-type="float" office:value="-43.0833333333334" calcext:value-type="float">
            <text:p>-43,0833333333</text:p>
          </table:table-cell>
          <table:table-cell table:number-columns-repeated="1015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557" calcext:value-type="float">
            <text:p>557</text:p>
          </table:table-cell>
          <table:table-cell table:formula="of:=SUM([.B71:.B82])/12" office:value-type="float" office:value="624.333333333333" calcext:value-type="float">
            <text:p>624,3333333333</text:p>
          </table:table-cell>
          <table:table-cell table:formula="of:=[.C82]-[.C70]" office:value-type="float" office:value="-45.9166666666666" calcext:value-type="float">
            <text:p>-45,9166666667</text:p>
          </table:table-cell>
          <table:table-cell table:number-columns-repeated="1015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588" calcext:value-type="float">
            <text:p>588</text:p>
          </table:table-cell>
          <table:table-cell table:formula="of:=SUM([.B72:.B83])/12" office:value-type="float" office:value="620.5" calcext:value-type="float">
            <text:p>620,5</text:p>
          </table:table-cell>
          <table:table-cell table:formula="of:=[.C83]-[.C71]" office:value-type="float" office:value="-41" calcext:value-type="float">
            <text:p>-41</text:p>
          </table:table-cell>
          <table:table-cell table:number-columns-repeated="1015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604" calcext:value-type="float">
            <text:p>604</text:p>
          </table:table-cell>
          <table:table-cell table:formula="of:=SUM([.B73:.B84])/12" office:value-type="float" office:value="614.333333333333" calcext:value-type="float">
            <text:p>614,3333333333</text:p>
          </table:table-cell>
          <table:table-cell table:formula="of:=[.C84]-[.C72]" office:value-type="float" office:value="-46.25" calcext:value-type="float">
            <text:p>-46,25</text:p>
          </table:table-cell>
          <table:table-cell table:number-columns-repeated="1015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518" calcext:value-type="float">
            <text:p>518</text:p>
          </table:table-cell>
          <table:table-cell table:formula="of:=SUM([.B74:.B85])/12" office:value-type="float" office:value="606.666666666667" calcext:value-type="float">
            <text:p>606,6666666667</text:p>
          </table:table-cell>
          <table:table-cell table:formula="of:=[.C85]-[.C73]" office:value-type="float" office:value="-50.25" calcext:value-type="float">
            <text:p>-50,25</text:p>
          </table:table-cell>
          <table:table-cell table:number-columns-repeated="1015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607" calcext:value-type="float">
            <text:p>607</text:p>
          </table:table-cell>
          <table:table-cell table:formula="of:=SUM([.B75:.B86])/12" office:value-type="float" office:value="602.5" calcext:value-type="float">
            <text:p>602,5</text:p>
          </table:table-cell>
          <table:table-cell table:formula="of:=[.C86]-[.C74]" office:value-type="float" office:value="-47.5" calcext:value-type="float">
            <text:p>-47,5</text:p>
          </table:table-cell>
          <table:table-cell table:number-columns-repeated="1015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598" calcext:value-type="float">
            <text:p>598</text:p>
          </table:table-cell>
          <table:table-cell table:formula="of:=SUM([.B76:.B87])/12" office:value-type="float" office:value="598" calcext:value-type="float">
            <text:p>598</text:p>
          </table:table-cell>
          <table:table-cell table:formula="of:=[.C87]-[.C75]" office:value-type="float" office:value="-48.5833333333334" calcext:value-type="float">
            <text:p>-48,5833333333</text:p>
          </table:table-cell>
          <table:table-cell table:number-columns-repeated="1015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639" calcext:value-type="float">
            <text:p>639</text:p>
          </table:table-cell>
          <table:table-cell table:formula="of:=SUM([.B77:.B88])/12" office:value-type="float" office:value="592.5" calcext:value-type="float">
            <text:p>592,5</text:p>
          </table:table-cell>
          <table:table-cell table:formula="of:=[.C88]-[.C76]" office:value-type="float" office:value="-47" calcext:value-type="float">
            <text:p>-47</text:p>
          </table:table-cell>
          <table:table-cell table:number-columns-repeated="1015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583" calcext:value-type="float">
            <text:p>583</text:p>
          </table:table-cell>
          <table:table-cell table:formula="of:=SUM([.B78:.B89])/12" office:value-type="float" office:value="586.083333333333" calcext:value-type="float">
            <text:p>586,0833333333</text:p>
          </table:table-cell>
          <table:table-cell table:formula="of:=[.C89]-[.C77]" office:value-type="float" office:value="-53.5" calcext:value-type="float">
            <text:p>-53,5</text:p>
          </table:table-cell>
          <table:table-cell table:number-columns-repeated="1015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609" calcext:value-type="float">
            <text:p>609</text:p>
          </table:table-cell>
          <table:table-cell table:formula="of:=SUM([.B79:.B90])/12" office:value-type="float" office:value="580.166666666667" calcext:value-type="float">
            <text:p>580,1666666667</text:p>
          </table:table-cell>
          <table:table-cell table:formula="of:=[.C90]-[.C78]" office:value-type="float" office:value="-63.25" calcext:value-type="float">
            <text:p>-63,25</text:p>
          </table:table-cell>
          <table:table-cell table:number-columns-repeated="1015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535" calcext:value-type="float">
            <text:p>535</text:p>
          </table:table-cell>
          <table:table-cell table:formula="of:=SUM([.B80:.B91])/12" office:value-type="float" office:value="576.5" calcext:value-type="float">
            <text:p>576,5</text:p>
          </table:table-cell>
          <table:table-cell table:formula="of:=[.C91]-[.C79]" office:value-type="float" office:value="-62.8333333333334" calcext:value-type="float">
            <text:p>-62,8333333333</text:p>
          </table:table-cell>
          <table:table-cell table:number-columns-repeated="1015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496" calcext:value-type="float">
            <text:p>496</text:p>
          </table:table-cell>
          <table:table-cell table:formula="of:=SUM([.B81:.B92])/12" office:value-type="float" office:value="574.416666666667" calcext:value-type="float">
            <text:p>574,4166666667</text:p>
          </table:table-cell>
          <table:table-cell table:formula="of:=[.C92]-[.C80]" office:value-type="float" office:value="-61.4166666666667" calcext:value-type="float">
            <text:p>-61,4166666667</text:p>
          </table:table-cell>
          <table:table-cell table:number-columns-repeated="1015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519" calcext:value-type="float">
            <text:p>519</text:p>
          </table:table-cell>
          <table:table-cell table:formula="of:=SUM([.B82:.B93])/12" office:value-type="float" office:value="571.083333333333" calcext:value-type="float">
            <text:p>571,0833333333</text:p>
          </table:table-cell>
          <table:table-cell table:formula="of:=[.C93]-[.C81]" office:value-type="float" office:value="-58.8333333333333" calcext:value-type="float">
            <text:p>-58,8333333333</text:p>
          </table:table-cell>
          <table:table-cell table:number-columns-repeated="1015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497" calcext:value-type="float">
            <text:p>497</text:p>
          </table:table-cell>
          <table:table-cell table:formula="of:=SUM([.B83:.B94])/12" office:value-type="float" office:value="566.083333333333" calcext:value-type="float">
            <text:p>566,0833333333</text:p>
          </table:table-cell>
          <table:table-cell table:formula="of:=[.C94]-[.C82]" office:value-type="float" office:value="-58.25" calcext:value-type="float">
            <text:p>-58,25</text:p>
          </table:table-cell>
          <table:table-cell table:number-columns-repeated="1015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557" calcext:value-type="float">
            <text:p>557</text:p>
          </table:table-cell>
          <table:table-cell table:formula="of:=SUM([.B84:.B95])/12" office:value-type="float" office:value="563.5" calcext:value-type="float">
            <text:p>563,5</text:p>
          </table:table-cell>
          <table:table-cell table:formula="of:=[.C95]-[.C83]" office:value-type="float" office:value="-57" calcext:value-type="float">
            <text:p>-57</text:p>
          </table:table-cell>
          <table:table-cell table:number-columns-repeated="1015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545" calcext:value-type="float">
            <text:p>545</text:p>
          </table:table-cell>
          <table:table-cell table:formula="of:=SUM([.B85:.B96])/12" office:value-type="float" office:value="558.583333333333" calcext:value-type="float">
            <text:p>558,5833333333</text:p>
          </table:table-cell>
          <table:table-cell table:formula="of:=[.C96]-[.C84]" office:value-type="float" office:value="-55.75" calcext:value-type="float">
            <text:p>-55,75</text:p>
          </table:table-cell>
          <table:table-cell table:number-columns-repeated="1015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490" calcext:value-type="float">
            <text:p>490</text:p>
          </table:table-cell>
          <table:table-cell table:formula="of:=SUM([.B86:.B97])/12" office:value-type="float" office:value="556.25" calcext:value-type="float">
            <text:p>556,25</text:p>
          </table:table-cell>
          <table:table-cell table:formula="of:=[.C97]-[.C85]" office:value-type="float" office:value="-50.4166666666666" calcext:value-type="float">
            <text:p>-50,4166666667</text:p>
          </table:table-cell>
          <table:table-cell table:number-columns-repeated="1015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584" calcext:value-type="float">
            <text:p>584</text:p>
          </table:table-cell>
          <table:table-cell table:formula="of:=SUM([.B87:.B98])/12" office:value-type="float" office:value="554.333333333333" calcext:value-type="float">
            <text:p>554,3333333333</text:p>
          </table:table-cell>
          <table:table-cell table:formula="of:=[.C98]-[.C86]" office:value-type="float" office:value="-48.1666666666666" calcext:value-type="float">
            <text:p>-48,1666666667</text:p>
          </table:table-cell>
          <table:table-cell table:number-columns-repeated="1015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535" calcext:value-type="float">
            <text:p>535</text:p>
          </table:table-cell>
          <table:table-cell table:formula="of:=SUM([.B88:.B99])/12" office:value-type="float" office:value="549.083333333333" calcext:value-type="float">
            <text:p>549,0833333333</text:p>
          </table:table-cell>
          <table:table-cell table:formula="of:=[.C99]-[.C87]" office:value-type="float" office:value="-48.9166666666666" calcext:value-type="float">
            <text:p>-48,9166666667</text:p>
          </table:table-cell>
          <table:table-cell table:number-columns-repeated="1015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543" calcext:value-type="float">
            <text:p>543</text:p>
          </table:table-cell>
          <table:table-cell table:formula="of:=SUM([.B89:.B100])/12" office:value-type="float" office:value="541.083333333333" calcext:value-type="float">
            <text:p>541,0833333333</text:p>
          </table:table-cell>
          <table:table-cell table:formula="of:=[.C100]-[.C88]" office:value-type="float" office:value="-51.4166666666666" calcext:value-type="float">
            <text:p>-51,4166666667</text:p>
          </table:table-cell>
          <table:table-cell table:number-columns-repeated="1015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518" calcext:value-type="float">
            <text:p>518</text:p>
          </table:table-cell>
          <table:table-cell table:formula="of:=SUM([.B90:.B101])/12" office:value-type="float" office:value="535.666666666667" calcext:value-type="float">
            <text:p>535,6666666667</text:p>
          </table:table-cell>
          <table:table-cell table:formula="of:=[.C101]-[.C89]" office:value-type="float" office:value="-50.4166666666667" calcext:value-type="float">
            <text:p>-50,4166666667</text:p>
          </table:table-cell>
          <table:table-cell table:number-columns-repeated="1015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536" calcext:value-type="float">
            <text:p>536</text:p>
          </table:table-cell>
          <table:table-cell table:formula="of:=SUM([.B91:.B102])/12" office:value-type="float" office:value="529.583333333333" calcext:value-type="float">
            <text:p>529,5833333333</text:p>
          </table:table-cell>
          <table:table-cell table:formula="of:=[.C102]-[.C90]" office:value-type="float" office:value="-50.5833333333333" calcext:value-type="float">
            <text:p>-50,5833333333</text:p>
          </table:table-cell>
          <table:table-cell table:number-columns-repeated="1015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476" calcext:value-type="float">
            <text:p>476</text:p>
          </table:table-cell>
          <table:table-cell table:formula="of:=SUM([.B92:.B103])/12" office:value-type="float" office:value="524.666666666667" calcext:value-type="float">
            <text:p>524,6666666667</text:p>
          </table:table-cell>
          <table:table-cell table:formula="of:=[.C103]-[.C91]" office:value-type="float" office:value="-51.8333333333334" calcext:value-type="float">
            <text:p>-51,8333333333</text:p>
          </table:table-cell>
          <table:table-cell table:number-columns-repeated="1015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483" calcext:value-type="float">
            <text:p>483</text:p>
          </table:table-cell>
          <table:table-cell table:formula="of:=SUM([.B93:.B104])/12" office:value-type="float" office:value="523.583333333333" calcext:value-type="float">
            <text:p>523,5833333333</text:p>
          </table:table-cell>
          <table:table-cell table:formula="of:=[.C104]-[.C92]" office:value-type="float" office:value="-50.8333333333333" calcext:value-type="float">
            <text:p>-50,8333333333</text:p>
          </table:table-cell>
          <table:table-cell table:number-columns-repeated="1015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472" calcext:value-type="float">
            <text:p>472</text:p>
          </table:table-cell>
          <table:table-cell table:formula="of:=SUM([.B94:.B105])/12" office:value-type="float" office:value="519.666666666667" calcext:value-type="float">
            <text:p>519,6666666667</text:p>
          </table:table-cell>
          <table:table-cell table:formula="of:=[.C105]-[.C93]" office:value-type="float" office:value="-51.4166666666667" calcext:value-type="float">
            <text:p>-51,4166666667</text:p>
          </table:table-cell>
          <table:table-cell table:number-columns-repeated="1015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503" calcext:value-type="float">
            <text:p>503</text:p>
          </table:table-cell>
          <table:table-cell table:formula="of:=SUM([.B95:.B106])/12" office:value-type="float" office:value="520.166666666667" calcext:value-type="float">
            <text:p>520,1666666667</text:p>
          </table:table-cell>
          <table:table-cell table:formula="of:=[.C106]-[.C94]" office:value-type="float" office:value="-45.9166666666667" calcext:value-type="float">
            <text:p>-45,9166666667</text:p>
          </table:table-cell>
          <table:table-cell table:number-columns-repeated="1015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573" calcext:value-type="float">
            <text:p>573</text:p>
          </table:table-cell>
          <table:table-cell table:formula="of:=SUM([.B96:.B107])/12" office:value-type="float" office:value="521.5" calcext:value-type="float">
            <text:p>521,5</text:p>
          </table:table-cell>
          <table:table-cell table:formula="of:=[.C107]-[.C95]" office:value-type="float" office:value="-42" calcext:value-type="float">
            <text:p>-42</text:p>
          </table:table-cell>
          <table:table-cell table:number-columns-repeated="1015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632" calcext:value-type="float">
            <text:p>632</text:p>
          </table:table-cell>
          <table:table-cell table:formula="of:=SUM([.B97:.B108])/12" office:value-type="float" office:value="528.75" calcext:value-type="float">
            <text:p>528,75</text:p>
          </table:table-cell>
          <table:table-cell table:formula="of:=[.C108]-[.C96]" office:value-type="float" office:value="-29.8333333333334" calcext:value-type="float">
            <text:p>-29,8333333333</text:p>
          </table:table-cell>
          <table:table-cell table:number-columns-repeated="1015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496" calcext:value-type="float">
            <text:p>496</text:p>
          </table:table-cell>
          <table:table-cell table:formula="of:=SUM([.B98:.B109])/12" office:value-type="float" office:value="529.25" calcext:value-type="float">
            <text:p>529,25</text:p>
          </table:table-cell>
          <table:table-cell table:formula="of:=[.C109]-[.C97]" office:value-type="float" office:value="-27" calcext:value-type="float">
            <text:p>-27</text:p>
          </table:table-cell>
          <table:table-cell table:number-columns-repeated="1015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534" calcext:value-type="float">
            <text:p>534</text:p>
          </table:table-cell>
          <table:table-cell table:formula="of:=SUM([.B99:.B110])/12" office:value-type="float" office:value="525.083333333333" calcext:value-type="float">
            <text:p>525,0833333333</text:p>
          </table:table-cell>
          <table:table-cell table:formula="of:=[.C110]-[.C98]" office:value-type="float" office:value="-29.25" calcext:value-type="float">
            <text:p>-29,25</text:p>
          </table:table-cell>
          <table:table-cell table:number-columns-repeated="1015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475" calcext:value-type="float">
            <text:p>475</text:p>
          </table:table-cell>
          <table:table-cell table:formula="of:=SUM([.B100:.B111])/12" office:value-type="float" office:value="520.083333333333" calcext:value-type="float">
            <text:p>520,0833333333</text:p>
          </table:table-cell>
          <table:table-cell table:formula="of:=[.C111]-[.C99]" office:value-type="float" office:value="-29" calcext:value-type="float">
            <text:p>-29</text:p>
          </table:table-cell>
          <table:table-cell table:number-columns-repeated="1015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504" calcext:value-type="float">
            <text:p>504</text:p>
          </table:table-cell>
          <table:table-cell table:formula="of:=SUM([.B101:.B112])/12" office:value-type="float" office:value="516.833333333333" calcext:value-type="float">
            <text:p>516,8333333333</text:p>
          </table:table-cell>
          <table:table-cell table:formula="of:=[.C112]-[.C100]" office:value-type="float" office:value="-24.25" calcext:value-type="float">
            <text:p>-24,25</text:p>
          </table:table-cell>
          <table:table-cell table:number-columns-repeated="1015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512" calcext:value-type="float">
            <text:p>512</text:p>
          </table:table-cell>
          <table:table-cell table:formula="of:=SUM([.B102:.B113])/12" office:value-type="float" office:value="516.333333333333" calcext:value-type="float">
            <text:p>516,3333333333</text:p>
          </table:table-cell>
          <table:table-cell table:formula="of:=[.C113]-[.C101]" office:value-type="float" office:value="-19.3333333333333" calcext:value-type="float">
            <text:p>-19,3333333333</text:p>
          </table:table-cell>
          <table:table-cell table:number-columns-repeated="1015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546" calcext:value-type="float">
            <text:p>546</text:p>
          </table:table-cell>
          <table:table-cell table:formula="of:=SUM([.B103:.B114])/12" office:value-type="float" office:value="517.166666666667" calcext:value-type="float">
            <text:p>517,1666666667</text:p>
          </table:table-cell>
          <table:table-cell table:formula="of:=[.C114]-[.C102]" office:value-type="float" office:value="-12.4166666666667" calcext:value-type="float">
            <text:p>-12,4166666667</text:p>
          </table:table-cell>
          <table:table-cell table:number-columns-repeated="1015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419" calcext:value-type="float">
            <text:p>419</text:p>
          </table:table-cell>
          <table:table-cell table:formula="of:=SUM([.B104:.B115])/12" office:value-type="float" office:value="512.416666666667" calcext:value-type="float">
            <text:p>512,4166666667</text:p>
          </table:table-cell>
          <table:table-cell table:formula="of:=[.C115]-[.C103]" office:value-type="float" office:value="-12.25" calcext:value-type="float">
            <text:p>-12,25</text:p>
          </table:table-cell>
          <table:table-cell table:number-columns-repeated="1015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407" calcext:value-type="float">
            <text:p>407</text:p>
          </table:table-cell>
          <table:table-cell table:formula="of:=SUM([.B105:.B116])/12" office:value-type="float" office:value="506.083333333333" calcext:value-type="float">
            <text:p>506,0833333333</text:p>
          </table:table-cell>
          <table:table-cell table:formula="of:=[.C116]-[.C104]" office:value-type="float" office:value="-17.5000000000001" calcext:value-type="float">
            <text:p>-17,5</text:p>
          </table:table-cell>
          <table:table-cell table:number-columns-repeated="1015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437" calcext:value-type="float">
            <text:p>437</text:p>
          </table:table-cell>
          <table:table-cell table:formula="of:=SUM([.B106:.B117])/12" office:value-type="float" office:value="503.166666666667" calcext:value-type="float">
            <text:p>503,1666666667</text:p>
          </table:table-cell>
          <table:table-cell table:formula="of:=[.C117]-[.C105]" office:value-type="float" office:value="-16.4999999999999" calcext:value-type="float">
            <text:p>-16,5</text:p>
          </table:table-cell>
          <table:table-cell table:number-columns-repeated="1015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403" calcext:value-type="float">
            <text:p>403</text:p>
          </table:table-cell>
          <table:table-cell table:formula="of:=SUM([.B107:.B118])/12" office:value-type="float" office:value="494.833333333333" calcext:value-type="float">
            <text:p>494,8333333333</text:p>
          </table:table-cell>
          <table:table-cell table:formula="of:=[.C118]-[.C106]" office:value-type="float" office:value="-25.3333333333333" calcext:value-type="float">
            <text:p>-25,3333333333</text:p>
          </table:table-cell>
          <table:table-cell table:number-columns-repeated="1015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472" calcext:value-type="float">
            <text:p>472</text:p>
          </table:table-cell>
          <table:table-cell table:formula="of:=SUM([.B108:.B119])/12" office:value-type="float" office:value="486.416666666667" calcext:value-type="float">
            <text:p>486,4166666667</text:p>
          </table:table-cell>
          <table:table-cell table:formula="of:=[.C119]-[.C107]" office:value-type="float" office:value="-35.0833333333333" calcext:value-type="float">
            <text:p>-35,0833333333</text:p>
          </table:table-cell>
          <table:table-cell table:number-columns-repeated="1015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437" calcext:value-type="float">
            <text:p>437</text:p>
          </table:table-cell>
          <table:table-cell table:formula="of:=SUM([.B109:.B120])/12" office:value-type="float" office:value="470.166666666667" calcext:value-type="float">
            <text:p>470,1666666667</text:p>
          </table:table-cell>
          <table:table-cell table:formula="of:=[.C120]-[.C108]" office:value-type="float" office:value="-58.5833333333333" calcext:value-type="float">
            <text:p>-58,5833333333</text:p>
          </table:table-cell>
          <table:table-cell table:number-columns-repeated="1015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409" calcext:value-type="float">
            <text:p>409</text:p>
          </table:table-cell>
          <table:table-cell table:formula="of:=SUM([.B110:.B121])/12" office:value-type="float" office:value="462.916666666667" calcext:value-type="float">
            <text:p>462,9166666667</text:p>
          </table:table-cell>
          <table:table-cell table:formula="of:=[.C121]-[.C109]" office:value-type="float" office:value="-66.3333333333333" calcext:value-type="float">
            <text:p>-66,3333333333</text:p>
          </table:table-cell>
          <table:table-cell table:number-columns-repeated="1015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515" calcext:value-type="float">
            <text:p>515</text:p>
          </table:table-cell>
          <table:table-cell table:formula="of:=SUM([.B111:.B122])/12" office:value-type="float" office:value="461.333333333333" calcext:value-type="float">
            <text:p>461,3333333333</text:p>
          </table:table-cell>
          <table:table-cell table:formula="of:=[.C122]-[.C110]" office:value-type="float" office:value="-63.7500000000001" calcext:value-type="float">
            <text:p>-63,75</text:p>
          </table:table-cell>
          <table:table-cell table:number-columns-repeated="1015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413" calcext:value-type="float">
            <text:p>413</text:p>
          </table:table-cell>
          <table:table-cell table:formula="of:=SUM([.B112:.B123])/12" office:value-type="float" office:value="456.166666666667" calcext:value-type="float">
            <text:p>456,1666666667</text:p>
          </table:table-cell>
          <table:table-cell table:formula="of:=[.C123]-[.C111]" office:value-type="float" office:value="-63.9166666666667" calcext:value-type="float">
            <text:p>-63,9166666667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437" calcext:value-type="float">
            <text:p>437</text:p>
          </table:table-cell>
          <table:table-cell table:formula="of:=SUM([.B113:.B124])/12" office:value-type="float" office:value="450.583333333333" calcext:value-type="float">
            <text:p>450,5833333333</text:p>
          </table:table-cell>
          <table:table-cell table:formula="of:=[.C124]-[.C112]" office:value-type="float" office:value="-66.2500000000001" calcext:value-type="float">
            <text:p>-66,25</text:p>
          </table:table-cell>
          <table:table-cell table:number-columns-repeated="1015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398" calcext:value-type="float">
            <text:p>398</text:p>
          </table:table-cell>
          <table:table-cell table:formula="of:=SUM([.B114:.B125])/12" office:value-type="float" office:value="441.083333333333" calcext:value-type="float">
            <text:p>441,0833333333</text:p>
          </table:table-cell>
          <table:table-cell table:formula="of:=[.C125]-[.C113]" office:value-type="float" office:value="-75.2500000000001" calcext:value-type="float">
            <text:p>-75,25</text:p>
          </table:table-cell>
          <table:table-cell table:number-columns-repeated="1015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408" calcext:value-type="float">
            <text:p>408</text:p>
          </table:table-cell>
          <table:table-cell table:formula="of:=SUM([.B115:.B126])/12" office:value-type="float" office:value="429.583333333333" calcext:value-type="float">
            <text:p>429,5833333333</text:p>
          </table:table-cell>
          <table:table-cell table:formula="of:=[.C126]-[.C114]" office:value-type="float" office:value="-87.5833333333333" calcext:value-type="float">
            <text:p>-87,5833333333</text:p>
          </table:table-cell>
          <table:table-cell table:number-columns-repeated="1015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377" calcext:value-type="float">
            <text:p>377</text:p>
          </table:table-cell>
          <table:table-cell table:formula="of:=SUM([.B116:.B127])/12" office:value-type="float" office:value="426.083333333333" calcext:value-type="float">
            <text:p>426,0833333333</text:p>
          </table:table-cell>
          <table:table-cell table:formula="of:=[.C127]-[.C115]" office:value-type="float" office:value="-86.3333333333333" calcext:value-type="float">
            <text:p>-86,3333333333</text:p>
          </table:table-cell>
          <table:table-cell table:number-columns-repeated="1015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353" calcext:value-type="float">
            <text:p>353</text:p>
          </table:table-cell>
          <table:table-cell table:formula="of:=SUM([.B117:.B128])/12" office:value-type="float" office:value="421.583333333333" calcext:value-type="float">
            <text:p>421,5833333333</text:p>
          </table:table-cell>
          <table:table-cell table:formula="of:=[.C128]-[.C116]" office:value-type="float" office:value="-84.5" calcext:value-type="float">
            <text:p>-84,5</text:p>
          </table:table-cell>
          <table:table-cell table:number-columns-repeated="1015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365" calcext:value-type="float">
            <text:p>365</text:p>
          </table:table-cell>
          <table:table-cell table:formula="of:=SUM([.B118:.B129])/12" office:value-type="float" office:value="415.583333333333" calcext:value-type="float">
            <text:p>415,5833333333</text:p>
          </table:table-cell>
          <table:table-cell table:formula="of:=[.C129]-[.C117]" office:value-type="float" office:value="-87.5833333333334" calcext:value-type="float">
            <text:p>-87,5833333333</text:p>
          </table:table-cell>
          <table:table-cell table:number-columns-repeated="1015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373" calcext:value-type="float">
            <text:p>373</text:p>
          </table:table-cell>
          <table:table-cell table:formula="of:=SUM([.B119:.B130])/12" office:value-type="float" office:value="413.083333333333" calcext:value-type="float">
            <text:p>413,0833333333</text:p>
          </table:table-cell>
          <table:table-cell table:formula="of:=[.C130]-[.C118]" office:value-type="float" office:value="-81.75" calcext:value-type="float">
            <text:p>-81,75</text:p>
          </table:table-cell>
          <table:table-cell table:number-columns-repeated="1015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404" calcext:value-type="float">
            <text:p>404</text:p>
          </table:table-cell>
          <table:table-cell table:formula="of:=SUM([.B120:.B131])/12" office:value-type="float" office:value="407.416666666667" calcext:value-type="float">
            <text:p>407,4166666667</text:p>
          </table:table-cell>
          <table:table-cell table:formula="of:=[.C131]-[.C119]" office:value-type="float" office:value="-79" calcext:value-type="float">
            <text:p>-79</text:p>
          </table:table-cell>
          <table:table-cell table:number-columns-repeated="1015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378" calcext:value-type="float">
            <text:p>378</text:p>
          </table:table-cell>
          <table:table-cell table:formula="of:=SUM([.B121:.B132])/12" office:value-type="float" office:value="402.5" calcext:value-type="float">
            <text:p>402,5</text:p>
          </table:table-cell>
          <table:table-cell table:formula="of:=[.C132]-[.C120]" office:value-type="float" office:value="-67.6666666666667" calcext:value-type="float">
            <text:p>-67,6666666667</text:p>
          </table:table-cell>
          <table:table-cell table:number-columns-repeated="1015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348" calcext:value-type="float">
            <text:p>348</text:p>
          </table:table-cell>
          <table:table-cell table:formula="of:=SUM([.B122:.B133])/12" office:value-type="float" office:value="397.416666666667" calcext:value-type="float">
            <text:p>397,4166666667</text:p>
          </table:table-cell>
          <table:table-cell table:formula="of:=[.C133]-[.C121]" office:value-type="float" office:value="-65.5" calcext:value-type="float">
            <text:p>-65,5</text:p>
          </table:table-cell>
          <table:table-cell table:number-columns-repeated="1015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414" calcext:value-type="float">
            <text:p>414</text:p>
          </table:table-cell>
          <table:table-cell table:formula="of:=SUM([.B123:.B134])/12" office:value-type="float" office:value="389" calcext:value-type="float">
            <text:p>389</text:p>
          </table:table-cell>
          <table:table-cell table:formula="of:=[.C134]-[.C122]" office:value-type="float" office:value="-72.3333333333333" calcext:value-type="float">
            <text:p>-72,3333333333</text:p>
          </table:table-cell>
          <table:table-cell table:number-columns-repeated="1015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372" calcext:value-type="float">
            <text:p>372</text:p>
          </table:table-cell>
          <table:table-cell table:formula="of:=SUM([.B124:.B135])/12" office:value-type="float" office:value="385.583333333333" calcext:value-type="float">
            <text:p>385,5833333333</text:p>
          </table:table-cell>
          <table:table-cell table:formula="of:=[.C135]-[.C123]" office:value-type="float" office:value="-70.5833333333334" calcext:value-type="float">
            <text:p>-70,5833333333</text:p>
          </table:table-cell>
          <table:table-cell table:number-columns-repeated="1015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421" calcext:value-type="float">
            <text:p>421</text:p>
          </table:table-cell>
          <table:table-cell table:formula="of:=SUM([.B125:.B136])/12" office:value-type="float" office:value="384.25" calcext:value-type="float">
            <text:p>384,25</text:p>
          </table:table-cell>
          <table:table-cell table:formula="of:=[.C136]-[.C124]" office:value-type="float" office:value="-66.3333333333333" calcext:value-type="float">
            <text:p>-66,3333333333</text:p>
          </table:table-cell>
          <table:table-cell table:number-columns-repeated="1015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392" calcext:value-type="float">
            <text:p>392</text:p>
          </table:table-cell>
          <table:table-cell table:formula="of:=SUM([.B126:.B137])/12" office:value-type="float" office:value="383.75" calcext:value-type="float">
            <text:p>383,75</text:p>
          </table:table-cell>
          <table:table-cell table:formula="of:=[.C137]-[.C125]" office:value-type="float" office:value="-57.3333333333333" calcext:value-type="float">
            <text:p>-57,3333333333</text:p>
          </table:table-cell>
          <table:table-cell table:number-columns-repeated="1015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370" calcext:value-type="float">
            <text:p>370</text:p>
          </table:table-cell>
          <table:table-cell table:formula="of:=SUM([.B127:.B138])/12" office:value-type="float" office:value="380.583333333333" calcext:value-type="float">
            <text:p>380,5833333333</text:p>
          </table:table-cell>
          <table:table-cell table:formula="of:=[.C138]-[.C126]"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355" calcext:value-type="float">
            <text:p>355</text:p>
          </table:table-cell>
          <table:table-cell table:formula="of:=SUM([.B128:.B139])/12" office:value-type="float" office:value="378.75" calcext:value-type="float">
            <text:p>378,75</text:p>
          </table:table-cell>
          <table:table-cell table:formula="of:=[.C139]-[.C127]" office:value-type="float" office:value="-47.3333333333333" calcext:value-type="float">
            <text:p>-47,3333333333</text:p>
          </table:table-cell>
          <table:table-cell table:number-columns-repeated="1015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328" calcext:value-type="float">
            <text:p>328</text:p>
          </table:table-cell>
          <table:table-cell table:formula="of:=SUM([.B129:.B140])/12" office:value-type="float" office:value="376.666666666667" calcext:value-type="float">
            <text:p>376,6666666667</text:p>
          </table:table-cell>
          <table:table-cell table:formula="of:=[.C140]-[.C128]" office:value-type="float" office:value="-44.9166666666666" calcext:value-type="float">
            <text:p>-44,9166666667</text:p>
          </table:table-cell>
          <table:table-cell table:number-columns-repeated="1015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351" calcext:value-type="float">
            <text:p>351</text:p>
          </table:table-cell>
          <table:table-cell table:formula="of:=SUM([.B130:.B141])/12" office:value-type="float" office:value="375.5" calcext:value-type="float">
            <text:p>375,5</text:p>
          </table:table-cell>
          <table:table-cell table:formula="of:=[.C141]-[.C129]" office:value-type="float" office:value="-40.0833333333333" calcext:value-type="float">
            <text:p>-40,0833333333</text:p>
          </table:table-cell>
          <table:table-cell table:number-columns-repeated="1015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374" calcext:value-type="float">
            <text:p>374</text:p>
          </table:table-cell>
          <table:table-cell table:formula="of:=SUM([.B131:.B142])/12" office:value-type="float" office:value="375.583333333333" calcext:value-type="float">
            <text:p>375,5833333333</text:p>
          </table:table-cell>
          <table:table-cell table:formula="of:=[.C142]-[.C130]" office:value-type="float" office:value="-37.5" calcext:value-type="float">
            <text:p>-37,5</text:p>
          </table:table-cell>
          <table:table-cell table:number-columns-repeated="1015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436" calcext:value-type="float">
            <text:p>436</text:p>
          </table:table-cell>
          <table:table-cell table:formula="of:=SUM([.B132:.B143])/12" office:value-type="float" office:value="378.25" calcext:value-type="float">
            <text:p>378,25</text:p>
          </table:table-cell>
          <table:table-cell table:formula="of:=[.C143]-[.C131]" office:value-type="float" office:value="-29.1666666666667" calcext:value-type="float">
            <text:p>-29,1666666667</text:p>
          </table:table-cell>
          <table:table-cell table:number-columns-repeated="1015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390" calcext:value-type="float">
            <text:p>390</text:p>
          </table:table-cell>
          <table:table-cell table:formula="of:=SUM([.B133:.B144])/12" office:value-type="float" office:value="379.25" calcext:value-type="float">
            <text:p>379,25</text:p>
          </table:table-cell>
          <table:table-cell table:formula="of:=[.C144]-[.C132]" office:value-type="float" office:value="-23.25" calcext:value-type="float">
            <text:p>-23,25</text:p>
          </table:table-cell>
          <table:table-cell table:number-columns-repeated="1015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360" calcext:value-type="float">
            <text:p>360</text:p>
          </table:table-cell>
          <table:table-cell table:formula="of:=SUM([.B134:.B145])/12" office:value-type="float" office:value="380.25" calcext:value-type="float">
            <text:p>380,25</text:p>
          </table:table-cell>
          <table:table-cell table:formula="of:=[.C145]-[.C133]" office:value-type="float" office:value="-17.1666666666667" calcext:value-type="float">
            <text:p>-17,1666666667</text:p>
          </table:table-cell>
          <table:table-cell table:number-columns-repeated="1015"/>
        </table:table-row>
      </table:table>
      <table:table table:name="&gt;100" table:style-name="ta1">
        <table:shapes>
          <draw:frame draw:z-index="0" draw:style-name="gr1" draw:text-style-name="P1" svg:width="159.99mm" svg:height="89.99mm" svg:x="298.35mm" svg:y="1mm">
            <draw:object draw:notify-on-update-of-ranges="'&gt;100'.A1:'&gt;100'.A1 '&gt;100'.A2:'&gt;100'.A145 '&gt;100'.B1:'&gt;100'.B1 '&gt;100'.B2:'&gt;100'.B145 '&gt;100'.C1:'&gt;100'.C1 '&gt;100'.C2:'&gt;100'.C145 '&gt;100'.D1:'&gt;100'.D1 '&gt;100'.D2:'&gt;100'.D14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Users with &gt;100 edits</text:p>
          </table:table-cell>
          <table:table-cell office:value-type="string" calcext:value-type="string">
            <text:p>Sliding mean</text:p>
          </table:table-cell>
          <table:table-cell office:value-type="string" calcext:value-type="string">
            <text:p>Sliding diff</text:p>
          </table:table-cell>
          <table:table-cell table:number-columns-repeated="1015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4" calcext:value-type="float">
            <text:p>4</text:p>
          </table:table-cell>
          <table:table-cell table:style-name="ce5" table:number-columns-repeated="1017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13" calcext:value-type="float">
            <text:p>13</text:p>
          </table:table-cell>
          <table:table-cell table:formula="of:=SUM([.B2:.B13])/12" office:value-type="float" office:value="8.58333333333333" calcext:value-type="float">
            <text:p>8,5833333333</text:p>
          </table:table-cell>
          <table:table-cell table:number-columns-repeated="1016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21" calcext:value-type="float">
            <text:p>21</text:p>
          </table:table-cell>
          <table:table-cell table:formula="of:=SUM([.B3:.B14])/1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24" calcext:value-type="float">
            <text:p>24</text:p>
          </table:table-cell>
          <table:table-cell table:formula="of:=SUM([.B4:.B15])/12" office:value-type="float" office:value="11.6666666666667" calcext:value-type="float">
            <text:p>11,6666666667</text:p>
          </table:table-cell>
          <table:table-cell table:number-columns-repeated="1016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27" calcext:value-type="float">
            <text:p>27</text:p>
          </table:table-cell>
          <table:table-cell table:formula="of:=SUM([.B5:.B16])/12" office:value-type="float" office:value="13.5833333333333" calcext:value-type="float">
            <text:p>13,5833333333</text:p>
          </table:table-cell>
          <table:table-cell table:number-columns-repeated="1016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27" calcext:value-type="float">
            <text:p>27</text:p>
          </table:table-cell>
          <table:table-cell table:formula="of:=SUM([.B6:.B17])/12" office:value-type="float" office:value="15.5833333333333" calcext:value-type="float">
            <text:p>15,5833333333</text:p>
          </table:table-cell>
          <table:table-cell table:number-columns-repeated="1016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33" calcext:value-type="float">
            <text:p>33</text:p>
          </table:table-cell>
          <table:table-cell table:formula="of:=SUM([.B7:.B18])/12" office:value-type="float" office:value="18.0833333333333" calcext:value-type="float">
            <text:p>18,0833333333</text:p>
          </table:table-cell>
          <table:table-cell table:number-columns-repeated="1016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28" calcext:value-type="float">
            <text:p>28</text:p>
          </table:table-cell>
          <table:table-cell table:formula="of:=SUM([.B8:.B19])/12" office:value-type="float" office:value="19.6666666666667" calcext:value-type="float">
            <text:p>19,6666666667</text:p>
          </table:table-cell>
          <table:table-cell table:number-columns-repeated="1016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35" calcext:value-type="float">
            <text:p>35</text:p>
          </table:table-cell>
          <table:table-cell table:formula="of:=SUM([.B9:.B20])/12" office:value-type="float" office:value="21.6666666666667" calcext:value-type="float">
            <text:p>21,6666666667</text:p>
          </table:table-cell>
          <table:table-cell table:number-columns-repeated="1016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46" calcext:value-type="float">
            <text:p>46</text:p>
          </table:table-cell>
          <table:table-cell table:formula="of:=SUM([.B10:.B21])/12" office:value-type="float" office:value="24.75" calcext:value-type="float">
            <text:p>24,75</text:p>
          </table:table-cell>
          <table:table-cell table:number-columns-repeated="1016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45" calcext:value-type="float">
            <text:p>45</text:p>
          </table:table-cell>
          <table:table-cell table:formula="of:=SUM([.B11:.B22])/12" office:value-type="float" office:value="27.6666666666667" calcext:value-type="float">
            <text:p>27,6666666667</text:p>
          </table:table-cell>
          <table:table-cell table:number-columns-repeated="1016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49" calcext:value-type="float">
            <text:p>49</text:p>
          </table:table-cell>
          <table:table-cell table:formula="of:=SUM([.B12:.B23])/12" office:value-type="float" office:value="30.5" calcext:value-type="float">
            <text:p>30,5</text:p>
          </table:table-cell>
          <table:table-cell table:number-columns-repeated="1016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47" calcext:value-type="float">
            <text:p>47</text:p>
          </table:table-cell>
          <table:table-cell table:formula="of:=SUM([.B13:.B24])/12" office:value-type="float" office:value="32.9166666666667" calcext:value-type="float">
            <text:p>32,9166666667</text:p>
          </table:table-cell>
          <table:table-cell table:number-columns-repeated="1016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60" calcext:value-type="float">
            <text:p>60</text:p>
          </table:table-cell>
          <table:table-cell table:formula="of:=SUM([.B14:.B25])/12" office:value-type="float" office:value="36.8333333333333" calcext:value-type="float">
            <text:p>36,8333333333</text:p>
          </table:table-cell>
          <table:table-cell table:formula="of:=[.C25]-[.C13]" office:value-type="float" office:value="28.25" calcext:value-type="float">
            <text:p>28,25</text:p>
          </table:table-cell>
          <table:table-cell table:number-columns-repeated="1015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64" calcext:value-type="float">
            <text:p>64</text:p>
          </table:table-cell>
          <table:table-cell table:formula="of:=SUM([.B15:.B26])/12" office:value-type="float" office:value="40.4166666666667" calcext:value-type="float">
            <text:p>40,4166666667</text:p>
          </table:table-cell>
          <table:table-cell table:formula="of:=[.C26]-[.C14]" office:value-type="float" office:value="30.4166666666667" calcext:value-type="float">
            <text:p>30,4166666667</text:p>
          </table:table-cell>
          <table:table-cell table:number-columns-repeated="1015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66" calcext:value-type="float">
            <text:p>66</text:p>
          </table:table-cell>
          <table:table-cell table:formula="of:=SUM([.B16:.B27])/12" office:value-type="float" office:value="43.9166666666667" calcext:value-type="float">
            <text:p>43,9166666667</text:p>
          </table:table-cell>
          <table:table-cell table:formula="of:=[.C27]-[.C15]" office:value-type="float" office:value="32.25" calcext:value-type="float">
            <text:p>32,25</text:p>
          </table:table-cell>
          <table:table-cell table:number-columns-repeated="1015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66" calcext:value-type="float">
            <text:p>66</text:p>
          </table:table-cell>
          <table:table-cell table:formula="of:=SUM([.B17:.B28])/12" office:value-type="float" office:value="47.1666666666667" calcext:value-type="float">
            <text:p>47,1666666667</text:p>
          </table:table-cell>
          <table:table-cell table:formula="of:=[.C28]-[.C16]" office:value-type="float" office:value="33.5833333333333" calcext:value-type="float">
            <text:p>33,5833333333</text:p>
          </table:table-cell>
          <table:table-cell table:number-columns-repeated="1015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71" calcext:value-type="float">
            <text:p>71</text:p>
          </table:table-cell>
          <table:table-cell table:formula="of:=SUM([.B18:.B29])/12" office:value-type="float" office:value="50.8333333333333" calcext:value-type="float">
            <text:p>50,8333333333</text:p>
          </table:table-cell>
          <table:table-cell table:formula="of:=[.C29]-[.C17]" office:value-type="float" office:value="35.25" calcext:value-type="float">
            <text:p>35,25</text:p>
          </table:table-cell>
          <table:table-cell table:number-columns-repeated="1015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86" calcext:value-type="float">
            <text:p>86</text:p>
          </table:table-cell>
          <table:table-cell table:formula="of:=SUM([.B19:.B30])/12" office:value-type="float" office:value="55.25" calcext:value-type="float">
            <text:p>55,25</text:p>
          </table:table-cell>
          <table:table-cell table:formula="of:=[.C30]-[.C18]" office:value-type="float" office:value="37.1666666666667" calcext:value-type="float">
            <text:p>37,1666666667</text:p>
          </table:table-cell>
          <table:table-cell table:number-columns-repeated="1015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87" calcext:value-type="float">
            <text:p>87</text:p>
          </table:table-cell>
          <table:table-cell table:formula="of:=SUM([.B20:.B31])/12" office:value-type="float" office:value="60.1666666666667" calcext:value-type="float">
            <text:p>60,1666666667</text:p>
          </table:table-cell>
          <table:table-cell table:formula="of:=[.C31]-[.C19]" office:value-type="float" office:value="40.5" calcext:value-type="float">
            <text:p>40,5</text:p>
          </table:table-cell>
          <table:table-cell table:number-columns-repeated="1015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79" calcext:value-type="float">
            <text:p>79</text:p>
          </table:table-cell>
          <table:table-cell table:formula="of:=SUM([.B21:.B32])/12" office:value-type="float" office:value="63.8333333333333" calcext:value-type="float">
            <text:p>63,8333333333</text:p>
          </table:table-cell>
          <table:table-cell table:formula="of:=[.C32]-[.C20]" office:value-type="float" office:value="42.1666666666667" calcext:value-type="float">
            <text:p>42,1666666667</text:p>
          </table:table-cell>
          <table:table-cell table:number-columns-repeated="1015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81" calcext:value-type="float">
            <text:p>81</text:p>
          </table:table-cell>
          <table:table-cell table:formula="of:=SUM([.B22:.B33])/12" office:value-type="float" office:value="66.75" calcext:value-type="float">
            <text:p>66,75</text:p>
          </table:table-cell>
          <table:table-cell table:formula="of:=[.C33]-[.C21]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86" calcext:value-type="float">
            <text:p>86</text:p>
          </table:table-cell>
          <table:table-cell table:formula="of:=SUM([.B23:.B34])/12" office:value-type="float" office:value="70.1666666666667" calcext:value-type="float">
            <text:p>70,1666666667</text:p>
          </table:table-cell>
          <table:table-cell table:formula="of:=[.C34]-[.C22]" office:value-type="float" office:value="42.5" calcext:value-type="float">
            <text:p>42,5</text:p>
          </table:table-cell>
          <table:table-cell table:number-columns-repeated="1015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93" calcext:value-type="float">
            <text:p>93</text:p>
          </table:table-cell>
          <table:table-cell table:formula="of:=SUM([.B24:.B35])/12" office:value-type="float" office:value="73.8333333333333" calcext:value-type="float">
            <text:p>73,8333333333</text:p>
          </table:table-cell>
          <table:table-cell table:formula="of:=[.C35]-[.C23]" office:value-type="float" office:value="43.3333333333333" calcext:value-type="float">
            <text:p>43,3333333333</text:p>
          </table:table-cell>
          <table:table-cell table:number-columns-repeated="1015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94" calcext:value-type="float">
            <text:p>94</text:p>
          </table:table-cell>
          <table:table-cell table:formula="of:=SUM([.B25:.B36])/12" office:value-type="float" office:value="77.75" calcext:value-type="float">
            <text:p>77,75</text:p>
          </table:table-cell>
          <table:table-cell table:formula="of:=[.C36]-[.C24]" office:value-type="float" office:value="44.8333333333333" calcext:value-type="float">
            <text:p>44,8333333333</text:p>
          </table:table-cell>
          <table:table-cell table:number-columns-repeated="1015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97" calcext:value-type="float">
            <text:p>97</text:p>
          </table:table-cell>
          <table:table-cell table:formula="of:=SUM([.B26:.B37])/12" office:value-type="float" office:value="80.8333333333333" calcext:value-type="float">
            <text:p>80,8333333333</text:p>
          </table:table-cell>
          <table:table-cell table:formula="of:=[.C37]-[.C25]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08" calcext:value-type="float">
            <text:p>108</text:p>
          </table:table-cell>
          <table:table-cell table:formula="of:=SUM([.B27:.B38])/12" office:value-type="float" office:value="84.5" calcext:value-type="float">
            <text:p>84,5</text:p>
          </table:table-cell>
          <table:table-cell table:formula="of:=[.C38]-[.C26]" office:value-type="float" office:value="44.0833333333333" calcext:value-type="float">
            <text:p>44,0833333333</text:p>
          </table:table-cell>
          <table:table-cell table:number-columns-repeated="1015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06" calcext:value-type="float">
            <text:p>106</text:p>
          </table:table-cell>
          <table:table-cell table:formula="of:=SUM([.B28:.B39])/12" office:value-type="float" office:value="87.8333333333333" calcext:value-type="float">
            <text:p>87,8333333333</text:p>
          </table:table-cell>
          <table:table-cell table:formula="of:=[.C39]-[.C27]" office:value-type="float" office:value="43.9166666666667" calcext:value-type="float">
            <text:p>43,9166666667</text:p>
          </table:table-cell>
          <table:table-cell table:number-columns-repeated="1015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12" calcext:value-type="float">
            <text:p>112</text:p>
          </table:table-cell>
          <table:table-cell table:formula="of:=SUM([.B29:.B40])/12" office:value-type="float" office:value="91.6666666666667" calcext:value-type="float">
            <text:p>91,6666666667</text:p>
          </table:table-cell>
          <table:table-cell table:formula="of:=[.C40]-[.C28]" office:value-type="float" office:value="44.5" calcext:value-type="float">
            <text:p>44,5</text:p>
          </table:table-cell>
          <table:table-cell table:number-columns-repeated="1015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00" calcext:value-type="float">
            <text:p>100</text:p>
          </table:table-cell>
          <table:table-cell table:formula="of:=SUM([.B30:.B41])/12" office:value-type="float" office:value="94.0833333333333" calcext:value-type="float">
            <text:p>94,0833333333</text:p>
          </table:table-cell>
          <table:table-cell table:formula="of:=[.C41]-[.C29]" office:value-type="float" office:value="43.25" calcext:value-type="float">
            <text:p>43,25</text:p>
          </table:table-cell>
          <table:table-cell table:number-columns-repeated="1015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03" calcext:value-type="float">
            <text:p>103</text:p>
          </table:table-cell>
          <table:table-cell table:formula="of:=SUM([.B31:.B42])/12" office:value-type="float" office:value="95.5" calcext:value-type="float">
            <text:p>95,5</text:p>
          </table:table-cell>
          <table:table-cell table:formula="of:=[.C42]-[.C30]" office:value-type="float" office:value="40.25" calcext:value-type="float">
            <text:p>40,25</text:p>
          </table:table-cell>
          <table:table-cell table:number-columns-repeated="1015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97" calcext:value-type="float">
            <text:p>97</text:p>
          </table:table-cell>
          <table:table-cell table:formula="of:=SUM([.B32:.B43])/12" office:value-type="float" office:value="96.3333333333333" calcext:value-type="float">
            <text:p>96,3333333333</text:p>
          </table:table-cell>
          <table:table-cell table:formula="of:=[.C43]-[.C31]" office:value-type="float" office:value="36.1666666666667" calcext:value-type="float">
            <text:p>36,1666666667</text:p>
          </table:table-cell>
          <table:table-cell table:number-columns-repeated="1015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03" calcext:value-type="float">
            <text:p>103</text:p>
          </table:table-cell>
          <table:table-cell table:formula="of:=SUM([.B33:.B44])/12" office:value-type="float" office:value="98.3333333333333" calcext:value-type="float">
            <text:p>98,3333333333</text:p>
          </table:table-cell>
          <table:table-cell table:formula="of:=[.C44]-[.C32]" office:value-type="float" office:value="34.5" calcext:value-type="float">
            <text:p>34,5</text:p>
          </table:table-cell>
          <table:table-cell table:number-columns-repeated="1015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07" calcext:value-type="float">
            <text:p>107</text:p>
          </table:table-cell>
          <table:table-cell table:formula="of:=SUM([.B34:.B45])/12" office:value-type="float" office:value="100.5" calcext:value-type="float">
            <text:p>100,5</text:p>
          </table:table-cell>
          <table:table-cell table:formula="of:=[.C45]-[.C33]" office:value-type="float" office:value="33.75" calcext:value-type="float">
            <text:p>33,75</text:p>
          </table:table-cell>
          <table:table-cell table:number-columns-repeated="1015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97" calcext:value-type="float">
            <text:p>97</text:p>
          </table:table-cell>
          <table:table-cell table:formula="of:=SUM([.B35:.B46])/12" office:value-type="float" office:value="101.416666666667" calcext:value-type="float">
            <text:p>101,4166666667</text:p>
          </table:table-cell>
          <table:table-cell table:formula="of:=[.C46]-[.C34]" office:value-type="float" office:value="31.25" calcext:value-type="float">
            <text:p>31,25</text:p>
          </table:table-cell>
          <table:table-cell table:number-columns-repeated="1015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04" calcext:value-type="float">
            <text:p>104</text:p>
          </table:table-cell>
          <table:table-cell table:formula="of:=SUM([.B36:.B47])/12" office:value-type="float" office:value="102.333333333333" calcext:value-type="float">
            <text:p>102,3333333333</text:p>
          </table:table-cell>
          <table:table-cell table:formula="of:=[.C47]-[.C35]" office:value-type="float" office:value="28.5" calcext:value-type="float">
            <text:p>28,5</text:p>
          </table:table-cell>
          <table:table-cell table:number-columns-repeated="1015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89" calcext:value-type="float">
            <text:p>89</text:p>
          </table:table-cell>
          <table:table-cell table:formula="of:=SUM([.B37:.B48])/12" office:value-type="float" office:value="101.916666666667" calcext:value-type="float">
            <text:p>101,9166666667</text:p>
          </table:table-cell>
          <table:table-cell table:formula="of:=[.C48]-[.C36]" office:value-type="float" office:value="24.1666666666667" calcext:value-type="float">
            <text:p>24,1666666667</text:p>
          </table:table-cell>
          <table:table-cell table:number-columns-repeated="1015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86" calcext:value-type="float">
            <text:p>86</text:p>
          </table:table-cell>
          <table:table-cell table:formula="of:=SUM([.B38:.B49])/12" office:value-type="float" office:value="101" calcext:value-type="float">
            <text:p>101</text:p>
          </table:table-cell>
          <table:table-cell table:formula="of:=[.C49]-[.C37]" office:value-type="float" office:value="20.1666666666667" calcext:value-type="float">
            <text:p>20,1666666667</text:p>
          </table:table-cell>
          <table:table-cell table:number-columns-repeated="1015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06" calcext:value-type="float">
            <text:p>106</text:p>
          </table:table-cell>
          <table:table-cell table:formula="of:=SUM([.B39:.B50])/12" office:value-type="float" office:value="100.833333333333" calcext:value-type="float">
            <text:p>100,8333333333</text:p>
          </table:table-cell>
          <table:table-cell table:formula="of:=[.C50]-[.C38]" office:value-type="float" office:value="16.3333333333333" calcext:value-type="float">
            <text:p>16,3333333333</text:p>
          </table:table-cell>
          <table:table-cell table:number-columns-repeated="1015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05" calcext:value-type="float">
            <text:p>105</text:p>
          </table:table-cell>
          <table:table-cell table:formula="of:=SUM([.B40:.B51])/12" office:value-type="float" office:value="100.75" calcext:value-type="float">
            <text:p>100,75</text:p>
          </table:table-cell>
          <table:table-cell table:formula="of:=[.C51]-[.C39]" office:value-type="float" office:value="12.9166666666667" calcext:value-type="float">
            <text:p>12,9166666667</text:p>
          </table:table-cell>
          <table:table-cell table:number-columns-repeated="1015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11" calcext:value-type="float">
            <text:p>111</text:p>
          </table:table-cell>
          <table:table-cell table:formula="of:=SUM([.B41:.B52])/12" office:value-type="float" office:value="100.666666666667" calcext:value-type="float">
            <text:p>100,6666666667</text:p>
          </table:table-cell>
          <table:table-cell table:formula="of:=[.C52]-[.C40]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95" calcext:value-type="float">
            <text:p>95</text:p>
          </table:table-cell>
          <table:table-cell table:formula="of:=SUM([.B42:.B53])/12" office:value-type="float" office:value="100.25" calcext:value-type="float">
            <text:p>100,25</text:p>
          </table:table-cell>
          <table:table-cell table:formula="of:=[.C53]-[.C41]" office:value-type="float" office:value="6.16666666666667" calcext:value-type="float">
            <text:p>6,1666666667</text:p>
          </table:table-cell>
          <table:table-cell table:number-columns-repeated="1015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89" calcext:value-type="float">
            <text:p>89</text:p>
          </table:table-cell>
          <table:table-cell table:formula="of:=SUM([.B43:.B54])/12" office:value-type="float" office:value="99.0833333333333" calcext:value-type="float">
            <text:p>99,0833333333</text:p>
          </table:table-cell>
          <table:table-cell table:formula="of:=[.C54]-[.C42]" office:value-type="float" office:value="3.58333333333333" calcext:value-type="float">
            <text:p>3,5833333333</text:p>
          </table:table-cell>
          <table:table-cell table:number-columns-repeated="1015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90" calcext:value-type="float">
            <text:p>90</text:p>
          </table:table-cell>
          <table:table-cell table:formula="of:=SUM([.B44:.B55])/12" office:value-type="float" office:value="98.5" calcext:value-type="float">
            <text:p>98,5</text:p>
          </table:table-cell>
          <table:table-cell table:formula="of:=[.C55]-[.C43]" office:value-type="float" office:value="2.16666666666667" calcext:value-type="float">
            <text:p>2,1666666667</text:p>
          </table:table-cell>
          <table:table-cell table:number-columns-repeated="1015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90" calcext:value-type="float">
            <text:p>90</text:p>
          </table:table-cell>
          <table:table-cell table:formula="of:=SUM([.B45:.B56])/12" office:value-type="float" office:value="97.4166666666667" calcext:value-type="float">
            <text:p>97,4166666667</text:p>
          </table:table-cell>
          <table:table-cell table:formula="of:=[.C56]-[.C44]" office:value-type="float" office:value="-0.916666666666657" calcext:value-type="float">
            <text:p>-0,9166666667</text:p>
          </table:table-cell>
          <table:table-cell table:number-columns-repeated="1015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95" calcext:value-type="float">
            <text:p>95</text:p>
          </table:table-cell>
          <table:table-cell table:formula="of:=SUM([.B46:.B57])/12" office:value-type="float" office:value="96.4166666666667" calcext:value-type="float">
            <text:p>96,4166666667</text:p>
          </table:table-cell>
          <table:table-cell table:formula="of:=[.C57]-[.C45]" office:value-type="float" office:value="-4.08333333333333" calcext:value-type="float">
            <text:p>-4,0833333333</text:p>
          </table:table-cell>
          <table:table-cell table:number-columns-repeated="1015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89" calcext:value-type="float">
            <text:p>89</text:p>
          </table:table-cell>
          <table:table-cell table:formula="of:=SUM([.B47:.B58])/12" office:value-type="float" office:value="95.75" calcext:value-type="float">
            <text:p>95,75</text:p>
          </table:table-cell>
          <table:table-cell table:formula="of:=[.C58]-[.C46]" office:value-type="float" office:value="-5.66666666666667" calcext:value-type="float">
            <text:p>-5,6666666667</text:p>
          </table:table-cell>
          <table:table-cell table:number-columns-repeated="1015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02" calcext:value-type="float">
            <text:p>102</text:p>
          </table:table-cell>
          <table:table-cell table:formula="of:=SUM([.B48:.B59])/12" office:value-type="float" office:value="95.5833333333333" calcext:value-type="float">
            <text:p>95,5833333333</text:p>
          </table:table-cell>
          <table:table-cell table:formula="of:=[.C59]-[.C47]" office:value-type="float" office:value="-6.75" calcext:value-type="float">
            <text:p>-6,75</text:p>
          </table:table-cell>
          <table:table-cell table:number-columns-repeated="1015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94" calcext:value-type="float">
            <text:p>94</text:p>
          </table:table-cell>
          <table:table-cell table:formula="of:=SUM([.B49:.B60])/12" office:value-type="float" office:value="96" calcext:value-type="float">
            <text:p>96</text:p>
          </table:table-cell>
          <table:table-cell table:formula="of:=[.C60]-[.C48]" office:value-type="float" office:value="-5.91666666666667" calcext:value-type="float">
            <text:p>-5,9166666667</text:p>
          </table:table-cell>
          <table:table-cell table:number-columns-repeated="1015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07" calcext:value-type="float">
            <text:p>107</text:p>
          </table:table-cell>
          <table:table-cell table:formula="of:=SUM([.B50:.B61])/12" office:value-type="float" office:value="97.75" calcext:value-type="float">
            <text:p>97,75</text:p>
          </table:table-cell>
          <table:table-cell table:formula="of:=[.C61]-[.C49]" office:value-type="float" office:value="-3.25" calcext:value-type="float">
            <text:p>-3,25</text:p>
          </table:table-cell>
          <table:table-cell table:number-columns-repeated="1015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05" calcext:value-type="float">
            <text:p>105</text:p>
          </table:table-cell>
          <table:table-cell table:formula="of:=SUM([.B51:.B62])/12" office:value-type="float" office:value="97.6666666666667" calcext:value-type="float">
            <text:p>97,6666666667</text:p>
          </table:table-cell>
          <table:table-cell table:formula="of:=[.C62]-[.C50]" office:value-type="float" office:value="-3.16666666666666" calcext:value-type="float">
            <text:p>-3,1666666667</text:p>
          </table:table-cell>
          <table:table-cell table:number-columns-repeated="1015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92" calcext:value-type="float">
            <text:p>92</text:p>
          </table:table-cell>
          <table:table-cell table:formula="of:=SUM([.B52:.B63])/12" office:value-type="float" office:value="96.5833333333333" calcext:value-type="float">
            <text:p>96,5833333333</text:p>
          </table:table-cell>
          <table:table-cell table:formula="of:=[.C63]-[.C51]" office:value-type="float" office:value="-4.16666666666667" calcext:value-type="float">
            <text:p>-4,1666666667</text:p>
          </table:table-cell>
          <table:table-cell table:number-columns-repeated="1015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06" calcext:value-type="float">
            <text:p>106</text:p>
          </table:table-cell>
          <table:table-cell table:formula="of:=SUM([.B53:.B64])/12" office:value-type="float" office:value="96.1666666666667" calcext:value-type="float">
            <text:p>96,1666666667</text:p>
          </table:table-cell>
          <table:table-cell table:formula="of:=[.C64]-[.C52]" office:value-type="float" office:value="-4.5" calcext:value-type="float">
            <text:p>-4,5</text:p>
          </table:table-cell>
          <table:table-cell table:number-columns-repeated="1015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87" calcext:value-type="float">
            <text:p>87</text:p>
          </table:table-cell>
          <table:table-cell table:formula="of:=SUM([.B54:.B65])/12" office:value-type="float" office:value="95.5" calcext:value-type="float">
            <text:p>95,5</text:p>
          </table:table-cell>
          <table:table-cell table:formula="of:=[.C65]-[.C53]" office:value-type="float" office:value="-4.75" calcext:value-type="float">
            <text:p>-4,75</text:p>
          </table:table-cell>
          <table:table-cell table:number-columns-repeated="1015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81" calcext:value-type="float">
            <text:p>81</text:p>
          </table:table-cell>
          <table:table-cell table:formula="of:=SUM([.B55:.B66])/12" office:value-type="float" office:value="94.8333333333333" calcext:value-type="float">
            <text:p>94,8333333333</text:p>
          </table:table-cell>
          <table:table-cell table:formula="of:=[.C66]-[.C54]" office:value-type="float" office:value="-4.25" calcext:value-type="float">
            <text:p>-4,25</text:p>
          </table:table-cell>
          <table:table-cell table:number-columns-repeated="1015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76" calcext:value-type="float">
            <text:p>76</text:p>
          </table:table-cell>
          <table:table-cell table:formula="of:=SUM([.B56:.B67])/12" office:value-type="float" office:value="93.6666666666667" calcext:value-type="float">
            <text:p>93,6666666667</text:p>
          </table:table-cell>
          <table:table-cell table:formula="of:=[.C67]-[.C55]" office:value-type="float" office:value="-4.83333333333333" calcext:value-type="float">
            <text:p>-4,8333333333</text:p>
          </table:table-cell>
          <table:table-cell table:number-columns-repeated="1015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73" calcext:value-type="float">
            <text:p>73</text:p>
          </table:table-cell>
          <table:table-cell table:formula="of:=SUM([.B57:.B68])/12" office:value-type="float" office:value="92.25" calcext:value-type="float">
            <text:p>92,25</text:p>
          </table:table-cell>
          <table:table-cell table:formula="of:=[.C68]-[.C56]" office:value-type="float" office:value="-5.16666666666667" calcext:value-type="float">
            <text:p>-5,1666666667</text:p>
          </table:table-cell>
          <table:table-cell table:number-columns-repeated="1015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93" calcext:value-type="float">
            <text:p>93</text:p>
          </table:table-cell>
          <table:table-cell table:formula="of:=SUM([.B58:.B69])/12" office:value-type="float" office:value="92.0833333333333" calcext:value-type="float">
            <text:p>92,0833333333</text:p>
          </table:table-cell>
          <table:table-cell table:formula="of:=[.C69]-[.C57]" office:value-type="float" office:value="-4.33333333333334" calcext:value-type="float">
            <text:p>-4,3333333333</text:p>
          </table:table-cell>
          <table:table-cell table:number-columns-repeated="1015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89" calcext:value-type="float">
            <text:p>89</text:p>
          </table:table-cell>
          <table:table-cell table:formula="of:=SUM([.B59:.B70])/12" office:value-type="float" office:value="92.0833333333333" calcext:value-type="float">
            <text:p>92,0833333333</text:p>
          </table:table-cell>
          <table:table-cell table:formula="of:=[.C70]-[.C58]" office:value-type="float" office:value="-3.66666666666667" calcext:value-type="float">
            <text:p>-3,6666666667</text:p>
          </table:table-cell>
          <table:table-cell table:number-columns-repeated="1015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92" calcext:value-type="float">
            <text:p>92</text:p>
          </table:table-cell>
          <table:table-cell table:formula="of:=SUM([.B60:.B71])/12" office:value-type="float" office:value="91.25" calcext:value-type="float">
            <text:p>91,25</text:p>
          </table:table-cell>
          <table:table-cell table:formula="of:=[.C71]-[.C59]" office:value-type="float" office:value="-4.33333333333333" calcext:value-type="float">
            <text:p>-4,3333333333</text:p>
          </table:table-cell>
          <table:table-cell table:number-columns-repeated="1015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81" calcext:value-type="float">
            <text:p>81</text:p>
          </table:table-cell>
          <table:table-cell table:formula="of:=SUM([.B61:.B72])/12" office:value-type="float" office:value="90.1666666666667" calcext:value-type="float">
            <text:p>90,1666666667</text:p>
          </table:table-cell>
          <table:table-cell table:formula="of:=[.C72]-[.C60]" office:value-type="float" office:value="-5.83333333333333" calcext:value-type="float">
            <text:p>-5,8333333333</text:p>
          </table:table-cell>
          <table:table-cell table:number-columns-repeated="1015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84" calcext:value-type="float">
            <text:p>84</text:p>
          </table:table-cell>
          <table:table-cell table:formula="of:=SUM([.B62:.B73])/12" office:value-type="float" office:value="88.25" calcext:value-type="float">
            <text:p>88,25</text:p>
          </table:table-cell>
          <table:table-cell table:formula="of:=[.C73]-[.C61]" office:value-type="float" office:value="-9.5" calcext:value-type="float">
            <text:p>-9,5</text:p>
          </table:table-cell>
          <table:table-cell table:number-columns-repeated="1015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93" calcext:value-type="float">
            <text:p>93</text:p>
          </table:table-cell>
          <table:table-cell table:formula="of:=SUM([.B63:.B74])/12" office:value-type="float" office:value="87.25" calcext:value-type="float">
            <text:p>87,25</text:p>
          </table:table-cell>
          <table:table-cell table:formula="of:=[.C74]-[.C62]" office:value-type="float" office:value="-10.4166666666667" calcext:value-type="float">
            <text:p>-10,4166666667</text:p>
          </table:table-cell>
          <table:table-cell table:number-columns-repeated="1015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98" calcext:value-type="float">
            <text:p>98</text:p>
          </table:table-cell>
          <table:table-cell table:formula="of:=SUM([.B64:.B75])/12" office:value-type="float" office:value="87.75" calcext:value-type="float">
            <text:p>87,75</text:p>
          </table:table-cell>
          <table:table-cell table:formula="of:=[.C75]-[.C63]" office:value-type="float" office:value="-8.83333333333333" calcext:value-type="float">
            <text:p>-8,8333333333</text:p>
          </table:table-cell>
          <table:table-cell table:number-columns-repeated="1015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86" calcext:value-type="float">
            <text:p>86</text:p>
          </table:table-cell>
          <table:table-cell table:formula="of:=SUM([.B65:.B76])/12" office:value-type="float" office:value="86.0833333333333" calcext:value-type="float">
            <text:p>86,0833333333</text:p>
          </table:table-cell>
          <table:table-cell table:formula="of:=[.C76]-[.C64]" office:value-type="float" office:value="-10.0833333333333" calcext:value-type="float">
            <text:p>-10,0833333333</text:p>
          </table:table-cell>
          <table:table-cell table:number-columns-repeated="1015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00" calcext:value-type="float">
            <text:p>100</text:p>
          </table:table-cell>
          <table:table-cell table:formula="of:=SUM([.B66:.B77])/12" office:value-type="float" office:value="87.1666666666667" calcext:value-type="float">
            <text:p>87,1666666667</text:p>
          </table:table-cell>
          <table:table-cell table:formula="of:=[.C77]-[.C65]" office:value-type="float" office:value="-8.33333333333333" calcext:value-type="float">
            <text:p>-8,3333333333</text:p>
          </table:table-cell>
          <table:table-cell table:number-columns-repeated="1015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98" calcext:value-type="float">
            <text:p>98</text:p>
          </table:table-cell>
          <table:table-cell table:formula="of:=SUM([.B67:.B78])/12" office:value-type="float" office:value="88.5833333333333" calcext:value-type="float">
            <text:p>88,5833333333</text:p>
          </table:table-cell>
          <table:table-cell table:formula="of:=[.C78]-[.C66]" office:value-type="float" office:value="-6.25" calcext:value-type="float">
            <text:p>-6,25</text:p>
          </table:table-cell>
          <table:table-cell table:number-columns-repeated="1015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86" calcext:value-type="float">
            <text:p>86</text:p>
          </table:table-cell>
          <table:table-cell table:formula="of:=SUM([.B68:.B79])/12" office:value-type="float" office:value="89.4166666666667" calcext:value-type="float">
            <text:p>89,4166666667</text:p>
          </table:table-cell>
          <table:table-cell table:formula="of:=[.C79]-[.C67]" office:value-type="float" office:value="-4.25" calcext:value-type="float">
            <text:p>-4,25</text:p>
          </table:table-cell>
          <table:table-cell table:number-columns-repeated="1015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79" calcext:value-type="float">
            <text:p>79</text:p>
          </table:table-cell>
          <table:table-cell table:formula="of:=SUM([.B69:.B80])/12" office:value-type="float" office:value="89.9166666666667" calcext:value-type="float">
            <text:p>89,9166666667</text:p>
          </table:table-cell>
          <table:table-cell table:formula="of:=[.C80]-[.C68]" office:value-type="float" office:value="-2.33333333333333" calcext:value-type="float">
            <text:p>-2,3333333333</text:p>
          </table:table-cell>
          <table:table-cell table:number-columns-repeated="1015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71" calcext:value-type="float">
            <text:p>71</text:p>
          </table:table-cell>
          <table:table-cell table:formula="of:=SUM([.B70:.B81])/12" office:value-type="float" office:value="88.0833333333333" calcext:value-type="float">
            <text:p>88,0833333333</text:p>
          </table:table-cell>
          <table:table-cell table:formula="of:=[.C81]-[.C69]" office:value-type="float" office:value="-4" calcext:value-type="float">
            <text:p>-4</text:p>
          </table:table-cell>
          <table:table-cell table:number-columns-repeated="1015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74" calcext:value-type="float">
            <text:p>74</text:p>
          </table:table-cell>
          <table:table-cell table:formula="of:=SUM([.B71:.B82])/12" office:value-type="float" office:value="86.8333333333333" calcext:value-type="float">
            <text:p>86,8333333333</text:p>
          </table:table-cell>
          <table:table-cell table:formula="of:=[.C82]-[.C70]" office:value-type="float" office:value="-5.25" calcext:value-type="float">
            <text:p>-5,25</text:p>
          </table:table-cell>
          <table:table-cell table:number-columns-repeated="1015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72" calcext:value-type="float">
            <text:p>72</text:p>
          </table:table-cell>
          <table:table-cell table:formula="of:=SUM([.B72:.B83])/12" office:value-type="float" office:value="85.1666666666667" calcext:value-type="float">
            <text:p>85,1666666667</text:p>
          </table:table-cell>
          <table:table-cell table:formula="of:=[.C83]-[.C71]" office:value-type="float" office:value="-6.08333333333333" calcext:value-type="float">
            <text:p>-6,0833333333</text:p>
          </table:table-cell>
          <table:table-cell table:number-columns-repeated="1015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78" calcext:value-type="float">
            <text:p>78</text:p>
          </table:table-cell>
          <table:table-cell table:formula="of:=SUM([.B73:.B84])/12" office:value-type="float" office:value="84.9166666666667" calcext:value-type="float">
            <text:p>84,9166666667</text:p>
          </table:table-cell>
          <table:table-cell table:formula="of:=[.C84]-[.C72]" office:value-type="float" office:value="-5.25" calcext:value-type="float">
            <text:p>-5,25</text:p>
          </table:table-cell>
          <table:table-cell table:number-columns-repeated="1015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82" calcext:value-type="float">
            <text:p>82</text:p>
          </table:table-cell>
          <table:table-cell table:formula="of:=SUM([.B74:.B85])/12" office:value-type="float" office:value="84.75" calcext:value-type="float">
            <text:p>84,75</text:p>
          </table:table-cell>
          <table:table-cell table:formula="of:=[.C85]-[.C73]" office:value-type="float" office:value="-3.5" calcext:value-type="float">
            <text:p>-3,5</text:p>
          </table:table-cell>
          <table:table-cell table:number-columns-repeated="1015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90" calcext:value-type="float">
            <text:p>90</text:p>
          </table:table-cell>
          <table:table-cell table:formula="of:=SUM([.B75:.B86])/12" office:value-type="float" office:value="84.5" calcext:value-type="float">
            <text:p>84,5</text:p>
          </table:table-cell>
          <table:table-cell table:formula="of:=[.C86]-[.C74]" office:value-type="float" office:value="-2.75" calcext:value-type="float">
            <text:p>-2,75</text:p>
          </table:table-cell>
          <table:table-cell table:number-columns-repeated="1015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88" calcext:value-type="float">
            <text:p>88</text:p>
          </table:table-cell>
          <table:table-cell table:formula="of:=SUM([.B76:.B87])/12" office:value-type="float" office:value="83.6666666666667" calcext:value-type="float">
            <text:p>83,6666666667</text:p>
          </table:table-cell>
          <table:table-cell table:formula="of:=[.C87]-[.C75]" office:value-type="float" office:value="-4.08333333333333" calcext:value-type="float">
            <text:p>-4,0833333333</text:p>
          </table:table-cell>
          <table:table-cell table:number-columns-repeated="1015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04" calcext:value-type="float">
            <text:p>104</text:p>
          </table:table-cell>
          <table:table-cell table:formula="of:=SUM([.B77:.B88])/12" office:value-type="float" office:value="85.1666666666667" calcext:value-type="float">
            <text:p>85,1666666667</text:p>
          </table:table-cell>
          <table:table-cell table:formula="of:=[.C88]-[.C76]" office:value-type="float" office:value="-0.916666666666657" calcext:value-type="float">
            <text:p>-0,9166666667</text:p>
          </table:table-cell>
          <table:table-cell table:number-columns-repeated="1015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88" calcext:value-type="float">
            <text:p>88</text:p>
          </table:table-cell>
          <table:table-cell table:formula="of:=SUM([.B78:.B89])/12" office:value-type="float" office:value="84.1666666666667" calcext:value-type="float">
            <text:p>84,1666666667</text:p>
          </table:table-cell>
          <table:table-cell table:formula="of:=[.C89]-[.C77]" office:value-type="float" office:value="-3" calcext:value-type="float">
            <text:p>-3</text:p>
          </table:table-cell>
          <table:table-cell table:number-columns-repeated="1015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89" calcext:value-type="float">
            <text:p>89</text:p>
          </table:table-cell>
          <table:table-cell table:formula="of:=SUM([.B79:.B90])/12" office:value-type="float" office:value="83.4166666666667" calcext:value-type="float">
            <text:p>83,4166666667</text:p>
          </table:table-cell>
          <table:table-cell table:formula="of:=[.C90]-[.C78]" office:value-type="float" office:value="-5.16666666666666" calcext:value-type="float">
            <text:p>-5,1666666667</text:p>
          </table:table-cell>
          <table:table-cell table:number-columns-repeated="1015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86" calcext:value-type="float">
            <text:p>86</text:p>
          </table:table-cell>
          <table:table-cell table:formula="of:=SUM([.B80:.B91])/12" office:value-type="float" office:value="83.4166666666667" calcext:value-type="float">
            <text:p>83,4166666667</text:p>
          </table:table-cell>
          <table:table-cell table:formula="of:=[.C91]-[.C79]" office:value-type="float" office:value="-6" calcext:value-type="float">
            <text:p>-6</text:p>
          </table:table-cell>
          <table:table-cell table:number-columns-repeated="1015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76" calcext:value-type="float">
            <text:p>76</text:p>
          </table:table-cell>
          <table:table-cell table:formula="of:=SUM([.B81:.B92])/12" office:value-type="float" office:value="83.1666666666667" calcext:value-type="float">
            <text:p>83,1666666667</text:p>
          </table:table-cell>
          <table:table-cell table:formula="of:=[.C92]-[.C80]" office:value-type="float" office:value="-6.75" calcext:value-type="float">
            <text:p>-6,75</text:p>
          </table:table-cell>
          <table:table-cell table:number-columns-repeated="1015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77" calcext:value-type="float">
            <text:p>77</text:p>
          </table:table-cell>
          <table:table-cell table:formula="of:=SUM([.B82:.B93])/12" office:value-type="float" office:value="83.6666666666667" calcext:value-type="float">
            <text:p>83,6666666667</text:p>
          </table:table-cell>
          <table:table-cell table:formula="of:=[.C93]-[.C81]" office:value-type="float" office:value="-4.41666666666666" calcext:value-type="float">
            <text:p>-4,4166666667</text:p>
          </table:table-cell>
          <table:table-cell table:number-columns-repeated="1015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80" calcext:value-type="float">
            <text:p>80</text:p>
          </table:table-cell>
          <table:table-cell table:formula="of:=SUM([.B83:.B94])/12" office:value-type="float" office:value="84.1666666666667" calcext:value-type="float">
            <text:p>84,1666666667</text:p>
          </table:table-cell>
          <table:table-cell table:formula="of:=[.C94]-[.C82]" office:value-type="float" office:value="-2.66666666666666" calcext:value-type="float">
            <text:p>-2,6666666667</text:p>
          </table:table-cell>
          <table:table-cell table:number-columns-repeated="1015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76" calcext:value-type="float">
            <text:p>76</text:p>
          </table:table-cell>
          <table:table-cell table:formula="of:=SUM([.B84:.B95])/12" office:value-type="float" office:value="84.5" calcext:value-type="float">
            <text:p>84,5</text:p>
          </table:table-cell>
          <table:table-cell table:formula="of:=[.C95]-[.C83]" office:value-type="float" office:value="-0.666666666666671" calcext:value-type="float">
            <text:p>-0,6666666667</text:p>
          </table:table-cell>
          <table:table-cell table:number-columns-repeated="1015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79" calcext:value-type="float">
            <text:p>79</text:p>
          </table:table-cell>
          <table:table-cell table:formula="of:=SUM([.B85:.B96])/12" office:value-type="float" office:value="84.5833333333333" calcext:value-type="float">
            <text:p>84,5833333333</text:p>
          </table:table-cell>
          <table:table-cell table:formula="of:=[.C96]-[.C84]" office:value-type="float" office:value="-0.333333333333343" calcext:value-type="float">
            <text:p>-0,3333333333</text:p>
          </table:table-cell>
          <table:table-cell table:number-columns-repeated="1015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75" calcext:value-type="float">
            <text:p>75</text:p>
          </table:table-cell>
          <table:table-cell table:formula="of:=SUM([.B86:.B97])/12" office:value-type="float" office:value="84" calcext:value-type="float">
            <text:p>84</text:p>
          </table:table-cell>
          <table:table-cell table:formula="of:=[.C97]-[.C85]" office:value-type="float" office:value="-0.75" calcext:value-type="float">
            <text:p>-0,75</text:p>
          </table:table-cell>
          <table:table-cell table:number-columns-repeated="1015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85" calcext:value-type="float">
            <text:p>85</text:p>
          </table:table-cell>
          <table:table-cell table:formula="of:=SUM([.B87:.B98])/12" office:value-type="float" office:value="83.5833333333333" calcext:value-type="float">
            <text:p>83,5833333333</text:p>
          </table:table-cell>
          <table:table-cell table:formula="of:=[.C98]-[.C86]" office:value-type="float" office:value="-0.916666666666671" calcext:value-type="float">
            <text:p>-0,9166666667</text:p>
          </table:table-cell>
          <table:table-cell table:number-columns-repeated="1015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70" calcext:value-type="float">
            <text:p>70</text:p>
          </table:table-cell>
          <table:table-cell table:formula="of:=SUM([.B88:.B99])/12" office:value-type="float" office:value="82.0833333333333" calcext:value-type="float">
            <text:p>82,0833333333</text:p>
          </table:table-cell>
          <table:table-cell table:formula="of:=[.C99]-[.C87]" office:value-type="float" office:value="-1.58333333333334" calcext:value-type="float">
            <text:p>-1,5833333333</text:p>
          </table:table-cell>
          <table:table-cell table:number-columns-repeated="1015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77" calcext:value-type="float">
            <text:p>77</text:p>
          </table:table-cell>
          <table:table-cell table:formula="of:=SUM([.B89:.B100])/12" office:value-type="float" office:value="79.8333333333333" calcext:value-type="float">
            <text:p>79,8333333333</text:p>
          </table:table-cell>
          <table:table-cell table:formula="of:=[.C100]-[.C88]" office:value-type="float" office:value="-5.33333333333334" calcext:value-type="float">
            <text:p>-5,3333333333</text:p>
          </table:table-cell>
          <table:table-cell table:number-columns-repeated="1015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79" calcext:value-type="float">
            <text:p>79</text:p>
          </table:table-cell>
          <table:table-cell table:formula="of:=SUM([.B90:.B101])/12" office:value-type="float" office:value="79.0833333333333" calcext:value-type="float">
            <text:p>79,0833333333</text:p>
          </table:table-cell>
          <table:table-cell table:formula="of:=[.C101]-[.C89]" office:value-type="float" office:value="-5.08333333333334" calcext:value-type="float">
            <text:p>-5,0833333333</text:p>
          </table:table-cell>
          <table:table-cell table:number-columns-repeated="1015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77" calcext:value-type="float">
            <text:p>77</text:p>
          </table:table-cell>
          <table:table-cell table:formula="of:=SUM([.B91:.B102])/12" office:value-type="float" office:value="78.0833333333333" calcext:value-type="float">
            <text:p>78,0833333333</text:p>
          </table:table-cell>
          <table:table-cell table:formula="of:=[.C102]-[.C90]" office:value-type="float" office:value="-5.33333333333334" calcext:value-type="float">
            <text:p>-5,3333333333</text:p>
          </table:table-cell>
          <table:table-cell table:number-columns-repeated="1015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80" calcext:value-type="float">
            <text:p>80</text:p>
          </table:table-cell>
          <table:table-cell table:formula="of:=SUM([.B92:.B103])/12" office:value-type="float" office:value="77.5833333333333" calcext:value-type="float">
            <text:p>77,5833333333</text:p>
          </table:table-cell>
          <table:table-cell table:formula="of:=[.C103]-[.C91]" office:value-type="float" office:value="-5.83333333333334" calcext:value-type="float">
            <text:p>-5,8333333333</text:p>
          </table:table-cell>
          <table:table-cell table:number-columns-repeated="1015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62" calcext:value-type="float">
            <text:p>62</text:p>
          </table:table-cell>
          <table:table-cell table:formula="of:=SUM([.B93:.B104])/12" office:value-type="float" office:value="76.4166666666667" calcext:value-type="float">
            <text:p>76,4166666667</text:p>
          </table:table-cell>
          <table:table-cell table:formula="of:=[.C104]-[.C92]" office:value-type="float" office:value="-6.75" calcext:value-type="float">
            <text:p>-6,75</text:p>
          </table:table-cell>
          <table:table-cell table:number-columns-repeated="1015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73" calcext:value-type="float">
            <text:p>73</text:p>
          </table:table-cell>
          <table:table-cell table:formula="of:=SUM([.B94:.B105])/12" office:value-type="float" office:value="76.0833333333333" calcext:value-type="float">
            <text:p>76,0833333333</text:p>
          </table:table-cell>
          <table:table-cell table:formula="of:=[.C105]-[.C93]" office:value-type="float" office:value="-7.58333333333334" calcext:value-type="float">
            <text:p>-7,5833333333</text:p>
          </table:table-cell>
          <table:table-cell table:number-columns-repeated="1015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67" calcext:value-type="float">
            <text:p>67</text:p>
          </table:table-cell>
          <table:table-cell table:formula="of:=SUM([.B95:.B106])/12" office:value-type="float" office:value="75" calcext:value-type="float">
            <text:p>75</text:p>
          </table:table-cell>
          <table:table-cell table:formula="of:=[.C106]-[.C94]" office:value-type="float" office:value="-9.16666666666667" calcext:value-type="float">
            <text:p>-9,1666666667</text:p>
          </table:table-cell>
          <table:table-cell table:number-columns-repeated="1015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68" calcext:value-type="float">
            <text:p>68</text:p>
          </table:table-cell>
          <table:table-cell table:formula="of:=SUM([.B96:.B107])/12" office:value-type="float" office:value="74.3333333333333" calcext:value-type="float">
            <text:p>74,3333333333</text:p>
          </table:table-cell>
          <table:table-cell table:formula="of:=[.C107]-[.C95]" office:value-type="float" office:value="-10.1666666666667" calcext:value-type="float">
            <text:p>-10,1666666667</text:p>
          </table:table-cell>
          <table:table-cell table:number-columns-repeated="1015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64" calcext:value-type="float">
            <text:p>64</text:p>
          </table:table-cell>
          <table:table-cell table:formula="of:=SUM([.B97:.B108])/12" office:value-type="float" office:value="73.0833333333333" calcext:value-type="float">
            <text:p>73,0833333333</text:p>
          </table:table-cell>
          <table:table-cell table:formula="of:=[.C108]-[.C96]" office:value-type="float" office:value="-11.5" calcext:value-type="float">
            <text:p>-11,5</text:p>
          </table:table-cell>
          <table:table-cell table:number-columns-repeated="1015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73" calcext:value-type="float">
            <text:p>73</text:p>
          </table:table-cell>
          <table:table-cell table:formula="of:=SUM([.B98:.B109])/12" office:value-type="float" office:value="72.9166666666667" calcext:value-type="float">
            <text:p>72,9166666667</text:p>
          </table:table-cell>
          <table:table-cell table:formula="of:=[.C109]-[.C97]" office:value-type="float" office:value="-11.0833333333333" calcext:value-type="float">
            <text:p>-11,0833333333</text:p>
          </table:table-cell>
          <table:table-cell table:number-columns-repeated="1015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77" calcext:value-type="float">
            <text:p>77</text:p>
          </table:table-cell>
          <table:table-cell table:formula="of:=SUM([.B99:.B110])/12" office:value-type="float" office:value="72.25" calcext:value-type="float">
            <text:p>72,25</text:p>
          </table:table-cell>
          <table:table-cell table:formula="of:=[.C110]-[.C98]" office:value-type="float" office:value="-11.3333333333333" calcext:value-type="float">
            <text:p>-11,3333333333</text:p>
          </table:table-cell>
          <table:table-cell table:number-columns-repeated="1015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59" calcext:value-type="float">
            <text:p>59</text:p>
          </table:table-cell>
          <table:table-cell table:formula="of:=SUM([.B100:.B111])/12" office:value-type="float" office:value="71.3333333333333" calcext:value-type="float">
            <text:p>71,3333333333</text:p>
          </table:table-cell>
          <table:table-cell table:formula="of:=[.C111]-[.C99]" office:value-type="float" office:value="-10.75" calcext:value-type="float">
            <text:p>-10,75</text:p>
          </table:table-cell>
          <table:table-cell table:number-columns-repeated="1015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63" calcext:value-type="float">
            <text:p>63</text:p>
          </table:table-cell>
          <table:table-cell table:formula="of:=SUM([.B101:.B112])/12" office:value-type="float" office:value="70.1666666666667" calcext:value-type="float">
            <text:p>70,1666666667</text:p>
          </table:table-cell>
          <table:table-cell table:formula="of:=[.C112]-[.C100]" office:value-type="float" office:value="-9.66666666666666" calcext:value-type="float">
            <text:p>-9,6666666667</text:p>
          </table:table-cell>
          <table:table-cell table:number-columns-repeated="1015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66" calcext:value-type="float">
            <text:p>66</text:p>
          </table:table-cell>
          <table:table-cell table:formula="of:=SUM([.B102:.B113])/12" office:value-type="float" office:value="69.0833333333333" calcext:value-type="float">
            <text:p>69,0833333333</text:p>
          </table:table-cell>
          <table:table-cell table:formula="of:=[.C113]-[.C101]" office:value-type="float" office:value="-10" calcext:value-type="float">
            <text:p>-10</text:p>
          </table:table-cell>
          <table:table-cell table:number-columns-repeated="1015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78" calcext:value-type="float">
            <text:p>78</text:p>
          </table:table-cell>
          <table:table-cell table:formula="of:=SUM([.B103:.B114])/12" office:value-type="float" office:value="69.1666666666667" calcext:value-type="float">
            <text:p>69,1666666667</text:p>
          </table:table-cell>
          <table:table-cell table:formula="of:=[.C114]-[.C102]" office:value-type="float" office:value="-8.91666666666666" calcext:value-type="float">
            <text:p>-8,9166666667</text:p>
          </table:table-cell>
          <table:table-cell table:number-columns-repeated="1015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65" calcext:value-type="float">
            <text:p>65</text:p>
          </table:table-cell>
          <table:table-cell table:formula="of:=SUM([.B104:.B115])/12" office:value-type="float" office:value="67.9166666666667" calcext:value-type="float">
            <text:p>67,9166666667</text:p>
          </table:table-cell>
          <table:table-cell table:formula="of:=[.C115]-[.C103]" office:value-type="float" office:value="-9.66666666666666" calcext:value-type="float">
            <text:p>-9,6666666667</text:p>
          </table:table-cell>
          <table:table-cell table:number-columns-repeated="1015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67" calcext:value-type="float">
            <text:p>67</text:p>
          </table:table-cell>
          <table:table-cell table:formula="of:=SUM([.B105:.B116])/12" office:value-type="float" office:value="68.3333333333333" calcext:value-type="float">
            <text:p>68,3333333333</text:p>
          </table:table-cell>
          <table:table-cell table:formula="of:=[.C116]-[.C104]" office:value-type="float" office:value="-8.08333333333334" calcext:value-type="float">
            <text:p>-8,0833333333</text:p>
          </table:table-cell>
          <table:table-cell table:number-columns-repeated="1015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61" calcext:value-type="float">
            <text:p>61</text:p>
          </table:table-cell>
          <table:table-cell table:formula="of:=SUM([.B106:.B117])/12" office:value-type="float" office:value="67.3333333333333" calcext:value-type="float">
            <text:p>67,3333333333</text:p>
          </table:table-cell>
          <table:table-cell table:formula="of:=[.C117]-[.C105]" office:value-type="float" office:value="-8.75" calcext:value-type="float">
            <text:p>-8,75</text:p>
          </table:table-cell>
          <table:table-cell table:number-columns-repeated="1015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67" calcext:value-type="float">
            <text:p>67</text:p>
          </table:table-cell>
          <table:table-cell table:formula="of:=SUM([.B107:.B118])/12" office:value-type="float" office:value="67.3333333333333" calcext:value-type="float">
            <text:p>67,3333333333</text:p>
          </table:table-cell>
          <table:table-cell table:formula="of:=[.C118]-[.C106]" office:value-type="float" office:value="-7.66666666666667" calcext:value-type="float">
            <text:p>-7,6666666667</text:p>
          </table:table-cell>
          <table:table-cell table:number-columns-repeated="1015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66" calcext:value-type="float">
            <text:p>66</text:p>
          </table:table-cell>
          <table:table-cell table:formula="of:=SUM([.B108:.B119])/12" office:value-type="float" office:value="67.1666666666667" calcext:value-type="float">
            <text:p>67,1666666667</text:p>
          </table:table-cell>
          <table:table-cell table:formula="of:=[.C119]-[.C107]" office:value-type="float" office:value="-7.16666666666666" calcext:value-type="float">
            <text:p>-7,1666666667</text:p>
          </table:table-cell>
          <table:table-cell table:number-columns-repeated="1015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68" calcext:value-type="float">
            <text:p>68</text:p>
          </table:table-cell>
          <table:table-cell table:formula="of:=SUM([.B109:.B120])/12" office:value-type="float" office:value="67.5" calcext:value-type="float">
            <text:p>67,5</text:p>
          </table:table-cell>
          <table:table-cell table:formula="of:=[.C120]-[.C108]" office:value-type="float" office:value="-5.58333333333333" calcext:value-type="float">
            <text:p>-5,5833333333</text:p>
          </table:table-cell>
          <table:table-cell table:number-columns-repeated="1015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58" calcext:value-type="float">
            <text:p>58</text:p>
          </table:table-cell>
          <table:table-cell table:formula="of:=SUM([.B110:.B121])/12" office:value-type="float" office:value="66.25" calcext:value-type="float">
            <text:p>66,25</text:p>
          </table:table-cell>
          <table:table-cell table:formula="of:=[.C121]-[.C109]" office:value-type="float" office:value="-6.66666666666667" calcext:value-type="float">
            <text:p>-6,6666666667</text:p>
          </table:table-cell>
          <table:table-cell table:number-columns-repeated="1015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78" calcext:value-type="float">
            <text:p>78</text:p>
          </table:table-cell>
          <table:table-cell table:formula="of:=SUM([.B111:.B122])/12" office:value-type="float" office:value="66.3333333333333" calcext:value-type="float">
            <text:p>66,3333333333</text:p>
          </table:table-cell>
          <table:table-cell table:formula="of:=[.C122]-[.C110]" office:value-type="float" office:value="-5.91666666666667" calcext:value-type="float">
            <text:p>-5,9166666667</text:p>
          </table:table-cell>
          <table:table-cell table:number-columns-repeated="1015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72" calcext:value-type="float">
            <text:p>72</text:p>
          </table:table-cell>
          <table:table-cell table:formula="of:=SUM([.B112:.B123])/12" office:value-type="float" office:value="67.4166666666667" calcext:value-type="float">
            <text:p>67,4166666667</text:p>
          </table:table-cell>
          <table:table-cell table:formula="of:=[.C123]-[.C111]" office:value-type="float" office:value="-3.91666666666666" calcext:value-type="float">
            <text:p>-3,9166666667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71" calcext:value-type="float">
            <text:p>71</text:p>
          </table:table-cell>
          <table:table-cell table:formula="of:=SUM([.B113:.B124])/12" office:value-type="float" office:value="68.0833333333333" calcext:value-type="float">
            <text:p>68,0833333333</text:p>
          </table:table-cell>
          <table:table-cell table:formula="of:=[.C124]-[.C112]" office:value-type="float" office:value="-2.08333333333334" calcext:value-type="float">
            <text:p>-2,0833333333</text:p>
          </table:table-cell>
          <table:table-cell table:number-columns-repeated="1015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72" calcext:value-type="float">
            <text:p>72</text:p>
          </table:table-cell>
          <table:table-cell table:formula="of:=SUM([.B114:.B125])/12" office:value-type="float" office:value="68.5833333333333" calcext:value-type="float">
            <text:p>68,5833333333</text:p>
          </table:table-cell>
          <table:table-cell table:formula="of:=[.C125]-[.C113]" office:value-type="float" office:value="-0.5" calcext:value-type="float">
            <text:p>-0,5</text:p>
          </table:table-cell>
          <table:table-cell table:number-columns-repeated="1015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66" calcext:value-type="float">
            <text:p>66</text:p>
          </table:table-cell>
          <table:table-cell table:formula="of:=SUM([.B115:.B126])/12" office:value-type="float" office:value="67.5833333333333" calcext:value-type="float">
            <text:p>67,5833333333</text:p>
          </table:table-cell>
          <table:table-cell table:formula="of:=[.C126]-[.C114]" office:value-type="float" office:value="-1.58333333333334" calcext:value-type="float">
            <text:p>-1,5833333333</text:p>
          </table:table-cell>
          <table:table-cell table:number-columns-repeated="1015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58" calcext:value-type="float">
            <text:p>58</text:p>
          </table:table-cell>
          <table:table-cell table:formula="of:=SUM([.B116:.B127])/12" office:value-type="float" office:value="67" calcext:value-type="float">
            <text:p>67</text:p>
          </table:table-cell>
          <table:table-cell table:formula="of:=[.C127]-[.C115]" office:value-type="float" office:value="-0.916666666666671" calcext:value-type="float">
            <text:p>-0,9166666667</text:p>
          </table:table-cell>
          <table:table-cell table:number-columns-repeated="1015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58" calcext:value-type="float">
            <text:p>58</text:p>
          </table:table-cell>
          <table:table-cell table:formula="of:=SUM([.B117:.B128])/12" office:value-type="float" office:value="66.25" calcext:value-type="float">
            <text:p>66,25</text:p>
          </table:table-cell>
          <table:table-cell table:formula="of:=[.C128]-[.C116]" office:value-type="float" office:value="-2.08333333333333" calcext:value-type="float">
            <text:p>-2,0833333333</text:p>
          </table:table-cell>
          <table:table-cell table:number-columns-repeated="1015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72" calcext:value-type="float">
            <text:p>72</text:p>
          </table:table-cell>
          <table:table-cell table:formula="of:=SUM([.B118:.B129])/12" office:value-type="float" office:value="67.1666666666667" calcext:value-type="float">
            <text:p>67,1666666667</text:p>
          </table:table-cell>
          <table:table-cell table:formula="of:=[.C129]-[.C117]" office:value-type="float" office:value="-0.166666666666657" calcext:value-type="float">
            <text:p>-0,1666666667</text:p>
          </table:table-cell>
          <table:table-cell table:number-columns-repeated="1015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60" calcext:value-type="float">
            <text:p>60</text:p>
          </table:table-cell>
          <table:table-cell table:formula="of:=SUM([.B119:.B130])/12" office:value-type="float" office:value="66.5833333333333" calcext:value-type="float">
            <text:p>66,5833333333</text:p>
          </table:table-cell>
          <table:table-cell table:formula="of:=[.C130]-[.C118]" office:value-type="float" office:value="-0.75" calcext:value-type="float">
            <text:p>-0,75</text:p>
          </table:table-cell>
          <table:table-cell table:number-columns-repeated="1015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57" calcext:value-type="float">
            <text:p>57</text:p>
          </table:table-cell>
          <table:table-cell table:formula="of:=SUM([.B120:.B131])/12" office:value-type="float" office:value="65.8333333333333" calcext:value-type="float">
            <text:p>65,8333333333</text:p>
          </table:table-cell>
          <table:table-cell table:formula="of:=[.C131]-[.C119]" office:value-type="float" office:value="-1.33333333333334" calcext:value-type="float">
            <text:p>-1,3333333333</text:p>
          </table:table-cell>
          <table:table-cell table:number-columns-repeated="1015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57" calcext:value-type="float">
            <text:p>57</text:p>
          </table:table-cell>
          <table:table-cell table:formula="of:=SUM([.B121:.B132])/12" office:value-type="float" office:value="64.9166666666667" calcext:value-type="float">
            <text:p>64,9166666667</text:p>
          </table:table-cell>
          <table:table-cell table:formula="of:=[.C132]-[.C120]" office:value-type="float" office:value="-2.58333333333333" calcext:value-type="float">
            <text:p>-2,5833333333</text:p>
          </table:table-cell>
          <table:table-cell table:number-columns-repeated="1015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60" calcext:value-type="float">
            <text:p>60</text:p>
          </table:table-cell>
          <table:table-cell table:formula="of:=SUM([.B122:.B133])/12" office:value-type="float" office:value="65.0833333333333" calcext:value-type="float">
            <text:p>65,0833333333</text:p>
          </table:table-cell>
          <table:table-cell table:formula="of:=[.C133]-[.C121]" office:value-type="float" office:value="-1.16666666666667" calcext:value-type="float">
            <text:p>-1,1666666667</text:p>
          </table:table-cell>
          <table:table-cell table:number-columns-repeated="1015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72" calcext:value-type="float">
            <text:p>72</text:p>
          </table:table-cell>
          <table:table-cell table:formula="of:=SUM([.B123:.B134])/12" office:value-type="float" office:value="64.5833333333333" calcext:value-type="float">
            <text:p>64,5833333333</text:p>
          </table:table-cell>
          <table:table-cell table:formula="of:=[.C134]-[.C122]" office:value-type="float" office:value="-1.75" calcext:value-type="float">
            <text:p>-1,75</text:p>
          </table:table-cell>
          <table:table-cell table:number-columns-repeated="1015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65" calcext:value-type="float">
            <text:p>65</text:p>
          </table:table-cell>
          <table:table-cell table:formula="of:=SUM([.B124:.B135])/12" office:value-type="float" office:value="64" calcext:value-type="float">
            <text:p>64</text:p>
          </table:table-cell>
          <table:table-cell table:formula="of:=[.C135]-[.C123]" office:value-type="float" office:value="-3.41666666666667" calcext:value-type="float">
            <text:p>-3,4166666667</text:p>
          </table:table-cell>
          <table:table-cell table:number-columns-repeated="1015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76" calcext:value-type="float">
            <text:p>76</text:p>
          </table:table-cell>
          <table:table-cell table:formula="of:=SUM([.B125:.B136])/12" office:value-type="float" office:value="64.4166666666667" calcext:value-type="float">
            <text:p>64,4166666667</text:p>
          </table:table-cell>
          <table:table-cell table:formula="of:=[.C136]-[.C124]" office:value-type="float" office:value="-3.66666666666666" calcext:value-type="float">
            <text:p>-3,6666666667</text:p>
          </table:table-cell>
          <table:table-cell table:number-columns-repeated="1015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70" calcext:value-type="float">
            <text:p>70</text:p>
          </table:table-cell>
          <table:table-cell table:formula="of:=SUM([.B126:.B137])/12" office:value-type="float" office:value="64.25" calcext:value-type="float">
            <text:p>64,25</text:p>
          </table:table-cell>
          <table:table-cell table:formula="of:=[.C137]-[.C125]" office:value-type="float" office:value="-4.33333333333333" calcext:value-type="float">
            <text:p>-4,3333333333</text:p>
          </table:table-cell>
          <table:table-cell table:number-columns-repeated="1015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69" calcext:value-type="float">
            <text:p>69</text:p>
          </table:table-cell>
          <table:table-cell table:formula="of:=SUM([.B127:.B138])/12" office:value-type="float" office:value="64.5" calcext:value-type="float">
            <text:p>64,5</text:p>
          </table:table-cell>
          <table:table-cell table:formula="of:=[.C138]-[.C126]" office:value-type="float" office:value="-3.08333333333333" calcext:value-type="float">
            <text:p>-3,0833333333</text:p>
          </table:table-cell>
          <table:table-cell table:number-columns-repeated="1015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68" calcext:value-type="float">
            <text:p>68</text:p>
          </table:table-cell>
          <table:table-cell table:formula="of:=SUM([.B128:.B139])/12" office:value-type="float" office:value="65.3333333333333" calcext:value-type="float">
            <text:p>65,3333333333</text:p>
          </table:table-cell>
          <table:table-cell table:formula="of:=[.C139]-[.C127]" office:value-type="float" office:value="-1.66666666666667" calcext:value-type="float">
            <text:p>-1,6666666667</text:p>
          </table:table-cell>
          <table:table-cell table:number-columns-repeated="1015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61" calcext:value-type="float">
            <text:p>61</text:p>
          </table:table-cell>
          <table:table-cell table:formula="of:=SUM([.B129:.B140])/12" office:value-type="float" office:value="65.5833333333333" calcext:value-type="float">
            <text:p>65,5833333333</text:p>
          </table:table-cell>
          <table:table-cell table:formula="of:=[.C140]-[.C128]" office:value-type="float" office:value="-0.666666666666671" calcext:value-type="float">
            <text:p>-0,6666666667</text:p>
          </table:table-cell>
          <table:table-cell table:number-columns-repeated="1015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67" calcext:value-type="float">
            <text:p>67</text:p>
          </table:table-cell>
          <table:table-cell table:formula="of:=SUM([.B130:.B141])/12" office:value-type="float" office:value="65.1666666666667" calcext:value-type="float">
            <text:p>65,1666666667</text:p>
          </table:table-cell>
          <table:table-cell table:formula="of:=[.C141]-[.C129]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70" calcext:value-type="float">
            <text:p>70</text:p>
          </table:table-cell>
          <table:table-cell table:formula="of:=SUM([.B131:.B142])/12" office:value-type="float" office:value="66" calcext:value-type="float">
            <text:p>66</text:p>
          </table:table-cell>
          <table:table-cell table:formula="of:=[.C142]-[.C130]" office:value-type="float" office:value="-0.583333333333329" calcext:value-type="float">
            <text:p>-0,5833333333</text:p>
          </table:table-cell>
          <table:table-cell table:number-columns-repeated="1015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76" calcext:value-type="float">
            <text:p>76</text:p>
          </table:table-cell>
          <table:table-cell table:formula="of:=SUM([.B132:.B143])/12" office:value-type="float" office:value="67.5833333333333" calcext:value-type="float">
            <text:p>67,5833333333</text:p>
          </table:table-cell>
          <table:table-cell table:formula="of:=[.C143]-[.C131]" office:value-type="float" office:value="1.75" calcext:value-type="float">
            <text:p>1,75</text:p>
          </table:table-cell>
          <table:table-cell table:number-columns-repeated="1015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71" calcext:value-type="float">
            <text:p>71</text:p>
          </table:table-cell>
          <table:table-cell table:formula="of:=SUM([.B133:.B144])/12" office:value-type="float" office:value="68.75" calcext:value-type="float">
            <text:p>68,75</text:p>
          </table:table-cell>
          <table:table-cell table:formula="of:=[.C144]-[.C132]" office:value-type="float" office:value="3.83333333333333" calcext:value-type="float">
            <text:p>3,8333333333</text:p>
          </table:table-cell>
          <table:table-cell table:number-columns-repeated="1015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78" calcext:value-type="float">
            <text:p>78</text:p>
          </table:table-cell>
          <table:table-cell table:formula="of:=SUM([.B134:.B145])/12" office:value-type="float" office:value="70.25" calcext:value-type="float">
            <text:p>70,25</text:p>
          </table:table-cell>
          <table:table-cell table:formula="of:=[.C145]-[.C133]" office:value-type="float" office:value="5.16666666666667" calcext:value-type="float">
            <text:p>5,1666666667</text:p>
          </table:table-cell>
          <table:table-cell table:number-columns-repeated="1015"/>
        </table:table-row>
      </table:table>
      <table:table table:name="New articles" table:style-name="ta1">
        <table:shapes>
          <draw:frame draw:z-index="0" draw:style-name="gr1" draw:text-style-name="P1" svg:width="159.99mm" svg:height="89.99mm" svg:x="298.35mm" svg:y="1mm">
            <draw:object draw:notify-on-update-of-ranges="'New articles'.A1:'New articles'.A1 'New articles'.A2:'New articles'.A145 'New articles'.B1:'New articles'.B1 'New articles'.B2:'New articles'.B145 'New articles'.C1:'New articles'.C1 'New articles'.C2:'New articles'.C145 'New articles'.D1:'New articles'.D1 'New articles'.D2:'New articles'.D14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New articles per day</text:p>
          </table:table-cell>
          <table:table-cell office:value-type="string" calcext:value-type="string">
            <text:p>Sliding mean</text:p>
          </table:table-cell>
          <table:table-cell office:value-type="string" calcext:value-type="string">
            <text:p>Sliding diff</text:p>
          </table:table-cell>
          <table:table-cell table:number-columns-repeated="1015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15" calcext:value-type="float">
            <text:p>15</text:p>
          </table:table-cell>
          <table:table-cell table:style-name="ce5" table:number-columns-repeated="1017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69" calcext:value-type="float">
            <text:p>69</text:p>
          </table:table-cell>
          <table:table-cell table:formula="of:=SUM([.B2:.B13])/12"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70" calcext:value-type="float">
            <text:p>70</text:p>
          </table:table-cell>
          <table:table-cell table:formula="of:=SUM([.B3:.B14])/12" office:value-type="float" office:value="41.5833333333333" calcext:value-type="float">
            <text:p>41,5833333333</text:p>
          </table:table-cell>
          <table:table-cell table:number-columns-repeated="1016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54" calcext:value-type="float">
            <text:p>54</text:p>
          </table:table-cell>
          <table:table-cell table:formula="of:=SUM([.B4:.B15])/12" office:value-type="float" office:value="43.5" calcext:value-type="float">
            <text:p>43,5</text:p>
          </table:table-cell>
          <table:table-cell table:number-columns-repeated="1016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82" calcext:value-type="float">
            <text:p>82</text:p>
          </table:table-cell>
          <table:table-cell table:formula="of:=SUM([.B5:.B16])/12" office:value-type="float" office:value="48.75" calcext:value-type="float">
            <text:p>48,75</text:p>
          </table:table-cell>
          <table:table-cell table:number-columns-repeated="1016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89" calcext:value-type="float">
            <text:p>89</text:p>
          </table:table-cell>
          <table:table-cell table:formula="of:=SUM([.B6:.B17])/12" office:value-type="float" office:value="53.8333333333333" calcext:value-type="float">
            <text:p>53,8333333333</text:p>
          </table:table-cell>
          <table:table-cell table:number-columns-repeated="1016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91" calcext:value-type="float">
            <text:p>91</text:p>
          </table:table-cell>
          <table:table-cell table:formula="of:=SUM([.B7:.B18])/12" office:value-type="float" office:value="58.75" calcext:value-type="float">
            <text:p>58,75</text:p>
          </table:table-cell>
          <table:table-cell table:number-columns-repeated="1016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92" calcext:value-type="float">
            <text:p>92</text:p>
          </table:table-cell>
          <table:table-cell table:formula="of:=SUM([.B8:.B19])/12" office:value-type="float" office:value="63.6666666666667" calcext:value-type="float">
            <text:p>63,6666666667</text:p>
          </table:table-cell>
          <table:table-cell table:number-columns-repeated="1016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70" calcext:value-type="float">
            <text:p>70</text:p>
          </table:table-cell>
          <table:table-cell table:formula="of:=SUM([.B9:.B20])/12" office:value-type="float" office:value="65.5" calcext:value-type="float">
            <text:p>65,5</text:p>
          </table:table-cell>
          <table:table-cell table:number-columns-repeated="1016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87" calcext:value-type="float">
            <text:p>87</text:p>
          </table:table-cell>
          <table:table-cell table:formula="of:=SUM([.B10:.B21])/12" office:value-type="float" office:value="71.3333333333333" calcext:value-type="float">
            <text:p>71,3333333333</text:p>
          </table:table-cell>
          <table:table-cell table:number-columns-repeated="1016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98" calcext:value-type="float">
            <text:p>98</text:p>
          </table:table-cell>
          <table:table-cell table:formula="of:=SUM([.B11:.B22])/12" office:value-type="float" office:value="76.9166666666667" calcext:value-type="float">
            <text:p>76,9166666667</text:p>
          </table:table-cell>
          <table:table-cell table:number-columns-repeated="1016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115" calcext:value-type="float">
            <text:p>115</text:p>
          </table:table-cell>
          <table:table-cell table:formula="of:=SUM([.B12:.B23])/12" office:value-type="float" office:value="81.5833333333333" calcext:value-type="float">
            <text:p>81,5833333333</text:p>
          </table:table-cell>
          <table:table-cell table:number-columns-repeated="1016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78" calcext:value-type="float">
            <text:p>78</text:p>
          </table:table-cell>
          <table:table-cell table:formula="of:=SUM([.B13:.B24])/12" office:value-type="float" office:value="82.9166666666667" calcext:value-type="float">
            <text:p>82,9166666667</text:p>
          </table:table-cell>
          <table:table-cell table:number-columns-repeated="1016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85" calcext:value-type="float">
            <text:p>85</text:p>
          </table:table-cell>
          <table:table-cell table:formula="of:=SUM([.B14:.B25])/12" office:value-type="float" office:value="84.25" calcext:value-type="float">
            <text:p>84,25</text:p>
          </table:table-cell>
          <table:table-cell table:formula="of:=[.C25]-[.C13]" office:value-type="float" office:value="47.25" calcext:value-type="float">
            <text:p>47,25</text:p>
          </table:table-cell>
          <table:table-cell table:number-columns-repeated="1015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118" calcext:value-type="float">
            <text:p>118</text:p>
          </table:table-cell>
          <table:table-cell table:formula="of:=SUM([.B15:.B26])/12" office:value-type="float" office:value="88.25" calcext:value-type="float">
            <text:p>88,25</text:p>
          </table:table-cell>
          <table:table-cell table:formula="of:=[.C26]-[.C14]" office:value-type="float" office:value="46.6666666666667" calcext:value-type="float">
            <text:p>46,6666666667</text:p>
          </table:table-cell>
          <table:table-cell table:number-columns-repeated="1015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105" calcext:value-type="float">
            <text:p>105</text:p>
          </table:table-cell>
          <table:table-cell table:formula="of:=SUM([.B16:.B27])/12" office:value-type="float" office:value="92.5" calcext:value-type="float">
            <text:p>92,5</text:p>
          </table:table-cell>
          <table:table-cell table:formula="of:=[.C27]-[.C15]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18" calcext:value-type="float">
            <text:p>118</text:p>
          </table:table-cell>
          <table:table-cell table:formula="of:=SUM([.B17:.B28])/12" office:value-type="float" office:value="95.5" calcext:value-type="float">
            <text:p>95,5</text:p>
          </table:table-cell>
          <table:table-cell table:formula="of:=[.C28]-[.C16]" office:value-type="float" office:value="46.75" calcext:value-type="float">
            <text:p>46,75</text:p>
          </table:table-cell>
          <table:table-cell table:number-columns-repeated="1015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108" calcext:value-type="float">
            <text:p>108</text:p>
          </table:table-cell>
          <table:table-cell table:formula="of:=SUM([.B18:.B29])/12" office:value-type="float" office:value="97.0833333333333" calcext:value-type="float">
            <text:p>97,0833333333</text:p>
          </table:table-cell>
          <table:table-cell table:formula="of:=[.C29]-[.C17]" office:value-type="float" office:value="43.25" calcext:value-type="float">
            <text:p>43,25</text:p>
          </table:table-cell>
          <table:table-cell table:number-columns-repeated="1015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15" calcext:value-type="float">
            <text:p>115</text:p>
          </table:table-cell>
          <table:table-cell table:formula="of:=SUM([.B19:.B30])/12" office:value-type="float" office:value="99.0833333333333" calcext:value-type="float">
            <text:p>99,0833333333</text:p>
          </table:table-cell>
          <table:table-cell table:formula="of:=[.C30]-[.C18]" office:value-type="float" office:value="40.3333333333333" calcext:value-type="float">
            <text:p>40,3333333333</text:p>
          </table:table-cell>
          <table:table-cell table:number-columns-repeated="1015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28" calcext:value-type="float">
            <text:p>128</text:p>
          </table:table-cell>
          <table:table-cell table:formula="of:=SUM([.B20:.B31])/12" office:value-type="float" office:value="102.083333333333" calcext:value-type="float">
            <text:p>102,0833333333</text:p>
          </table:table-cell>
          <table:table-cell table:formula="of:=[.C31]-[.C19]" office:value-type="float" office:value="38.4166666666667" calcext:value-type="float">
            <text:p>38,4166666667</text:p>
          </table:table-cell>
          <table:table-cell table:number-columns-repeated="1015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89" calcext:value-type="float">
            <text:p>89</text:p>
          </table:table-cell>
          <table:table-cell table:formula="of:=SUM([.B21:.B32])/12" office:value-type="float" office:value="103.666666666667" calcext:value-type="float">
            <text:p>103,6666666667</text:p>
          </table:table-cell>
          <table:table-cell table:formula="of:=[.C32]-[.C20]" office:value-type="float" office:value="38.1666666666667" calcext:value-type="float">
            <text:p>38,1666666667</text:p>
          </table:table-cell>
          <table:table-cell table:number-columns-repeated="1015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06" calcext:value-type="float">
            <text:p>106</text:p>
          </table:table-cell>
          <table:table-cell table:formula="of:=SUM([.B22:.B33])/12" office:value-type="float" office:value="105.25" calcext:value-type="float">
            <text:p>105,25</text:p>
          </table:table-cell>
          <table:table-cell table:formula="of:=[.C33]-[.C21]" office:value-type="float" office:value="33.9166666666667" calcext:value-type="float">
            <text:p>33,9166666667</text:p>
          </table:table-cell>
          <table:table-cell table:number-columns-repeated="1015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31" calcext:value-type="float">
            <text:p>131</text:p>
          </table:table-cell>
          <table:table-cell table:formula="of:=SUM([.B23:.B34])/12" office:value-type="float" office:value="108" calcext:value-type="float">
            <text:p>108</text:p>
          </table:table-cell>
          <table:table-cell table:formula="of:=[.C34]-[.C22]" office:value-type="float" office:value="31.0833333333333" calcext:value-type="float">
            <text:p>31,0833333333</text:p>
          </table:table-cell>
          <table:table-cell table:number-columns-repeated="1015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48" calcext:value-type="float">
            <text:p>148</text:p>
          </table:table-cell>
          <table:table-cell table:formula="of:=SUM([.B24:.B35])/12" office:value-type="float" office:value="110.75" calcext:value-type="float">
            <text:p>110,75</text:p>
          </table:table-cell>
          <table:table-cell table:formula="of:=[.C35]-[.C23]" office:value-type="float" office:value="29.1666666666667" calcext:value-type="float">
            <text:p>29,1666666667</text:p>
          </table:table-cell>
          <table:table-cell table:number-columns-repeated="1015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210" calcext:value-type="float">
            <text:p>210</text:p>
          </table:table-cell>
          <table:table-cell table:formula="of:=SUM([.B25:.B36])/12" office:value-type="float" office:value="121.75" calcext:value-type="float">
            <text:p>121,75</text:p>
          </table:table-cell>
          <table:table-cell table:formula="of:=[.C36]-[.C24]" office:value-type="float" office:value="38.8333333333333" calcext:value-type="float">
            <text:p>38,8333333333</text:p>
          </table:table-cell>
          <table:table-cell table:number-columns-repeated="1015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39" calcext:value-type="float">
            <text:p>139</text:p>
          </table:table-cell>
          <table:table-cell table:formula="of:=SUM([.B26:.B37])/12" office:value-type="float" office:value="126.25" calcext:value-type="float">
            <text:p>126,25</text:p>
          </table:table-cell>
          <table:table-cell table:formula="of:=[.C37]-[.C25]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37" calcext:value-type="float">
            <text:p>137</text:p>
          </table:table-cell>
          <table:table-cell table:formula="of:=SUM([.B27:.B38])/12" office:value-type="float" office:value="127.833333333333" calcext:value-type="float">
            <text:p>127,8333333333</text:p>
          </table:table-cell>
          <table:table-cell table:formula="of:=[.C38]-[.C26]" office:value-type="float" office:value="39.5833333333333" calcext:value-type="float">
            <text:p>39,5833333333</text:p>
          </table:table-cell>
          <table:table-cell table:number-columns-repeated="1015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73" calcext:value-type="float">
            <text:p>173</text:p>
          </table:table-cell>
          <table:table-cell table:formula="of:=SUM([.B28:.B39])/12" office:value-type="float" office:value="133.5" calcext:value-type="float">
            <text:p>133,5</text:p>
          </table:table-cell>
          <table:table-cell table:formula="of:=[.C39]-[.C27]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63" calcext:value-type="float">
            <text:p>163</text:p>
          </table:table-cell>
          <table:table-cell table:formula="of:=SUM([.B29:.B40])/12" office:value-type="float" office:value="137.25" calcext:value-type="float">
            <text:p>137,25</text:p>
          </table:table-cell>
          <table:table-cell table:formula="of:=[.C40]-[.C28]" office:value-type="float" office:value="41.75" calcext:value-type="float">
            <text:p>41,75</text:p>
          </table:table-cell>
          <table:table-cell table:number-columns-repeated="1015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22" calcext:value-type="float">
            <text:p>122</text:p>
          </table:table-cell>
          <table:table-cell table:formula="of:=SUM([.B30:.B41])/12" office:value-type="float" office:value="138.416666666667" calcext:value-type="float">
            <text:p>138,4166666667</text:p>
          </table:table-cell>
          <table:table-cell table:formula="of:=[.C41]-[.C29]" office:value-type="float" office:value="41.3333333333333" calcext:value-type="float">
            <text:p>41,3333333333</text:p>
          </table:table-cell>
          <table:table-cell table:number-columns-repeated="1015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23" calcext:value-type="float">
            <text:p>123</text:p>
          </table:table-cell>
          <table:table-cell table:formula="of:=SUM([.B31:.B42])/12" office:value-type="float" office:value="139.083333333333" calcext:value-type="float">
            <text:p>139,0833333333</text:p>
          </table:table-cell>
          <table:table-cell table:formula="of:=[.C42]-[.C30]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13" calcext:value-type="float">
            <text:p>113</text:p>
          </table:table-cell>
          <table:table-cell table:formula="of:=SUM([.B32:.B43])/12" office:value-type="float" office:value="137.833333333333" calcext:value-type="float">
            <text:p>137,8333333333</text:p>
          </table:table-cell>
          <table:table-cell table:formula="of:=[.C43]-[.C31]" office:value-type="float" office:value="35.75" calcext:value-type="float">
            <text:p>35,75</text:p>
          </table:table-cell>
          <table:table-cell table:number-columns-repeated="1015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40" calcext:value-type="float">
            <text:p>140</text:p>
          </table:table-cell>
          <table:table-cell table:formula="of:=SUM([.B33:.B44])/12" office:value-type="float" office:value="142.083333333333" calcext:value-type="float">
            <text:p>142,0833333333</text:p>
          </table:table-cell>
          <table:table-cell table:formula="of:=[.C44]-[.C32]" office:value-type="float" office:value="38.4166666666667" calcext:value-type="float">
            <text:p>38,4166666667</text:p>
          </table:table-cell>
          <table:table-cell table:number-columns-repeated="1015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250" calcext:value-type="float">
            <text:p>250</text:p>
          </table:table-cell>
          <table:table-cell table:formula="of:=SUM([.B34:.B45])/12" office:value-type="float" office:value="154.083333333333" calcext:value-type="float">
            <text:p>154,0833333333</text:p>
          </table:table-cell>
          <table:table-cell table:formula="of:=[.C45]-[.C33]" office:value-type="float" office:value="48.8333333333333" calcext:value-type="float">
            <text:p>48,8333333333</text:p>
          </table:table-cell>
          <table:table-cell table:number-columns-repeated="1015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62" calcext:value-type="float">
            <text:p>162</text:p>
          </table:table-cell>
          <table:table-cell table:formula="of:=SUM([.B35:.B46])/12" office:value-type="float" office:value="156.666666666667" calcext:value-type="float">
            <text:p>156,6666666667</text:p>
          </table:table-cell>
          <table:table-cell table:formula="of:=[.C46]-[.C34]" office:value-type="float" office:value="48.6666666666667" calcext:value-type="float">
            <text:p>48,6666666667</text:p>
          </table:table-cell>
          <table:table-cell table:number-columns-repeated="1015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05" calcext:value-type="float">
            <text:p>105</text:p>
          </table:table-cell>
          <table:table-cell table:formula="of:=SUM([.B36:.B47])/12" office:value-type="float" office:value="153.083333333333" calcext:value-type="float">
            <text:p>153,0833333333</text:p>
          </table:table-cell>
          <table:table-cell table:formula="of:=[.C47]-[.C35]" office:value-type="float" office:value="42.3333333333333" calcext:value-type="float">
            <text:p>42,3333333333</text:p>
          </table:table-cell>
          <table:table-cell table:number-columns-repeated="1015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52" calcext:value-type="float">
            <text:p>152</text:p>
          </table:table-cell>
          <table:table-cell table:formula="of:=SUM([.B37:.B48])/12" office:value-type="float" office:value="148.25" calcext:value-type="float">
            <text:p>148,25</text:p>
          </table:table-cell>
          <table:table-cell table:formula="of:=[.C48]-[.C36]" office:value-type="float" office:value="26.5" calcext:value-type="float">
            <text:p>26,5</text:p>
          </table:table-cell>
          <table:table-cell table:number-columns-repeated="1015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19" calcext:value-type="float">
            <text:p>119</text:p>
          </table:table-cell>
          <table:table-cell table:formula="of:=SUM([.B38:.B49])/12" office:value-type="float" office:value="146.583333333333" calcext:value-type="float">
            <text:p>146,5833333333</text:p>
          </table:table-cell>
          <table:table-cell table:formula="of:=[.C49]-[.C37]" office:value-type="float" office:value="20.3333333333333" calcext:value-type="float">
            <text:p>20,3333333333</text:p>
          </table:table-cell>
          <table:table-cell table:number-columns-repeated="1015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55" calcext:value-type="float">
            <text:p>155</text:p>
          </table:table-cell>
          <table:table-cell table:formula="of:=SUM([.B39:.B50])/12" office:value-type="float" office:value="148.083333333333" calcext:value-type="float">
            <text:p>148,0833333333</text:p>
          </table:table-cell>
          <table:table-cell table:formula="of:=[.C50]-[.C38]" office:value-type="float" office:value="20.25" calcext:value-type="float">
            <text:p>20,25</text:p>
          </table:table-cell>
          <table:table-cell table:number-columns-repeated="1015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61" calcext:value-type="float">
            <text:p>161</text:p>
          </table:table-cell>
          <table:table-cell table:formula="of:=SUM([.B40:.B51])/12" office:value-type="float" office:value="147.083333333333" calcext:value-type="float">
            <text:p>147,0833333333</text:p>
          </table:table-cell>
          <table:table-cell table:formula="of:=[.C51]-[.C39]" office:value-type="float" office:value="13.5833333333333" calcext:value-type="float">
            <text:p>13,5833333333</text:p>
          </table:table-cell>
          <table:table-cell table:number-columns-repeated="1015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42" calcext:value-type="float">
            <text:p>142</text:p>
          </table:table-cell>
          <table:table-cell table:formula="of:=SUM([.B41:.B52])/12" office:value-type="float" office:value="145.333333333333" calcext:value-type="float">
            <text:p>145,3333333333</text:p>
          </table:table-cell>
          <table:table-cell table:formula="of:=[.C52]-[.C40]" office:value-type="float" office:value="8.08333333333334" calcext:value-type="float">
            <text:p>8,0833333333</text:p>
          </table:table-cell>
          <table:table-cell table:number-columns-repeated="1015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46" calcext:value-type="float">
            <text:p>146</text:p>
          </table:table-cell>
          <table:table-cell table:formula="of:=SUM([.B42:.B53])/12" office:value-type="float" office:value="147.333333333333" calcext:value-type="float">
            <text:p>147,3333333333</text:p>
          </table:table-cell>
          <table:table-cell table:formula="of:=[.C53]-[.C41]" office:value-type="float" office:value="8.91666666666669" calcext:value-type="float">
            <text:p>8,9166666667</text:p>
          </table:table-cell>
          <table:table-cell table:number-columns-repeated="1015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48" calcext:value-type="float">
            <text:p>148</text:p>
          </table:table-cell>
          <table:table-cell table:formula="of:=SUM([.B43:.B54])/12" office:value-type="float" office:value="149.416666666667" calcext:value-type="float">
            <text:p>149,4166666667</text:p>
          </table:table-cell>
          <table:table-cell table:formula="of:=[.C54]-[.C42]" office:value-type="float" office:value="10.3333333333333" calcext:value-type="float">
            <text:p>10,3333333333</text:p>
          </table:table-cell>
          <table:table-cell table:number-columns-repeated="1015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37" calcext:value-type="float">
            <text:p>137</text:p>
          </table:table-cell>
          <table:table-cell table:formula="of:=SUM([.B44:.B55])/12" office:value-type="float" office:value="151.416666666667" calcext:value-type="float">
            <text:p>151,4166666667</text:p>
          </table:table-cell>
          <table:table-cell table:formula="of:=[.C55]-[.C43]" office:value-type="float" office:value="13.5833333333333" calcext:value-type="float">
            <text:p>13,5833333333</text:p>
          </table:table-cell>
          <table:table-cell table:number-columns-repeated="1015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15" calcext:value-type="float">
            <text:p>115</text:p>
          </table:table-cell>
          <table:table-cell table:formula="of:=SUM([.B45:.B56])/12" office:value-type="float" office:value="149.333333333333" calcext:value-type="float">
            <text:p>149,3333333333</text:p>
          </table:table-cell>
          <table:table-cell table:formula="of:=[.C56]-[.C44]" office:value-type="float" office:value="7.25" calcext:value-type="float">
            <text:p>7,25</text:p>
          </table:table-cell>
          <table:table-cell table:number-columns-repeated="1015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01" calcext:value-type="float">
            <text:p>101</text:p>
          </table:table-cell>
          <table:table-cell table:formula="of:=SUM([.B46:.B57])/12" office:value-type="float" office:value="136.916666666667" calcext:value-type="float">
            <text:p>136,9166666667</text:p>
          </table:table-cell>
          <table:table-cell table:formula="of:=[.C57]-[.C45]" office:value-type="float" office:value="-17.1666666666667" calcext:value-type="float">
            <text:p>-17,1666666667</text:p>
          </table:table-cell>
          <table:table-cell table:number-columns-repeated="1015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36" calcext:value-type="float">
            <text:p>136</text:p>
          </table:table-cell>
          <table:table-cell table:formula="of:=SUM([.B47:.B58])/12" office:value-type="float" office:value="134.75" calcext:value-type="float">
            <text:p>134,75</text:p>
          </table:table-cell>
          <table:table-cell table:formula="of:=[.C58]-[.C46]" office:value-type="float" office:value="-21.9166666666667" calcext:value-type="float">
            <text:p>-21,9166666667</text:p>
          </table:table-cell>
          <table:table-cell table:number-columns-repeated="1015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223" calcext:value-type="float">
            <text:p>223</text:p>
          </table:table-cell>
          <table:table-cell table:formula="of:=SUM([.B48:.B59])/12" office:value-type="float" office:value="144.583333333333" calcext:value-type="float">
            <text:p>144,5833333333</text:p>
          </table:table-cell>
          <table:table-cell table:formula="of:=[.C59]-[.C47]" office:value-type="float" office:value="-8.5" calcext:value-type="float">
            <text:p>-8,5</text:p>
          </table:table-cell>
          <table:table-cell table:number-columns-repeated="1015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259" calcext:value-type="float">
            <text:p>259</text:p>
          </table:table-cell>
          <table:table-cell table:formula="of:=SUM([.B49:.B60])/12" office:value-type="float" office:value="153.5" calcext:value-type="float">
            <text:p>153,5</text:p>
          </table:table-cell>
          <table:table-cell table:formula="of:=[.C60]-[.C48]" office:value-type="float" office:value="5.25" calcext:value-type="float">
            <text:p>5,25</text:p>
          </table:table-cell>
          <table:table-cell table:number-columns-repeated="1015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71" calcext:value-type="float">
            <text:p>171</text:p>
          </table:table-cell>
          <table:table-cell table:formula="of:=SUM([.B50:.B61])/12" office:value-type="float" office:value="157.833333333333" calcext:value-type="float">
            <text:p>157,8333333333</text:p>
          </table:table-cell>
          <table:table-cell table:formula="of:=[.C61]-[.C49]" office:value-type="float" office:value="11.25" calcext:value-type="float">
            <text:p>11,25</text:p>
          </table:table-cell>
          <table:table-cell table:number-columns-repeated="1015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18" calcext:value-type="float">
            <text:p>118</text:p>
          </table:table-cell>
          <table:table-cell table:formula="of:=SUM([.B51:.B62])/12" office:value-type="float" office:value="154.75" calcext:value-type="float">
            <text:p>154,75</text:p>
          </table:table-cell>
          <table:table-cell table:formula="of:=[.C62]-[.C50]" office:value-type="float" office:value="6.66666666666666" calcext:value-type="float">
            <text:p>6,6666666667</text:p>
          </table:table-cell>
          <table:table-cell table:number-columns-repeated="1015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09" calcext:value-type="float">
            <text:p>109</text:p>
          </table:table-cell>
          <table:table-cell table:formula="of:=SUM([.B52:.B63])/12" office:value-type="float" office:value="150.416666666667" calcext:value-type="float">
            <text:p>150,4166666667</text:p>
          </table:table-cell>
          <table:table-cell table:formula="of:=[.C63]-[.C51]" office:value-type="float" office:value="3.33333333333331" calcext:value-type="float">
            <text:p>3,3333333333</text:p>
          </table:table-cell>
          <table:table-cell table:number-columns-repeated="1015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99" calcext:value-type="float">
            <text:p>99</text:p>
          </table:table-cell>
          <table:table-cell table:formula="of:=SUM([.B53:.B64])/12" office:value-type="float" office:value="146.833333333333" calcext:value-type="float">
            <text:p>146,8333333333</text:p>
          </table:table-cell>
          <table:table-cell table:formula="of:=[.C64]-[.C52]" office:value-type="float" office:value="1.5" calcext:value-type="float">
            <text:p>1,5</text:p>
          </table:table-cell>
          <table:table-cell table:number-columns-repeated="1015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07" calcext:value-type="float">
            <text:p>107</text:p>
          </table:table-cell>
          <table:table-cell table:formula="of:=SUM([.B54:.B65])/12" office:value-type="float" office:value="143.583333333333" calcext:value-type="float">
            <text:p>143,5833333333</text:p>
          </table:table-cell>
          <table:table-cell table:formula="of:=[.C65]-[.C53]" office:value-type="float" office:value="-3.75" calcext:value-type="float">
            <text:p>-3,75</text:p>
          </table:table-cell>
          <table:table-cell table:number-columns-repeated="1015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88" calcext:value-type="float">
            <text:p>88</text:p>
          </table:table-cell>
          <table:table-cell table:formula="of:=SUM([.B55:.B66])/12" office:value-type="float" office:value="138.583333333333" calcext:value-type="float">
            <text:p>138,5833333333</text:p>
          </table:table-cell>
          <table:table-cell table:formula="of:=[.C66]-[.C54]" office:value-type="float" office:value="-10.8333333333333" calcext:value-type="float">
            <text:p>-10,8333333333</text:p>
          </table:table-cell>
          <table:table-cell table:number-columns-repeated="1015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84" calcext:value-type="float">
            <text:p>84</text:p>
          </table:table-cell>
          <table:table-cell table:formula="of:=SUM([.B56:.B67])/12" office:value-type="float" office:value="134.166666666667" calcext:value-type="float">
            <text:p>134,1666666667</text:p>
          </table:table-cell>
          <table:table-cell table:formula="of:=[.C67]-[.C55]" office:value-type="float" office:value="-17.25" calcext:value-type="float">
            <text:p>-17,25</text:p>
          </table:table-cell>
          <table:table-cell table:number-columns-repeated="1015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75" calcext:value-type="float">
            <text:p>75</text:p>
          </table:table-cell>
          <table:table-cell table:formula="of:=SUM([.B57:.B68])/12" office:value-type="float" office:value="130.833333333333" calcext:value-type="float">
            <text:p>130,8333333333</text:p>
          </table:table-cell>
          <table:table-cell table:formula="of:=[.C68]-[.C56]" office:value-type="float" office:value="-18.5" calcext:value-type="float">
            <text:p>-18,5</text:p>
          </table:table-cell>
          <table:table-cell table:number-columns-repeated="1015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05" calcext:value-type="float">
            <text:p>105</text:p>
          </table:table-cell>
          <table:table-cell table:formula="of:=SUM([.B58:.B69])/12" office:value-type="float" office:value="131.166666666667" calcext:value-type="float">
            <text:p>131,1666666667</text:p>
          </table:table-cell>
          <table:table-cell table:formula="of:=[.C69]-[.C57]" office:value-type="float" office:value="-5.75" calcext:value-type="float">
            <text:p>-5,75</text:p>
          </table:table-cell>
          <table:table-cell table:number-columns-repeated="1015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16" calcext:value-type="float">
            <text:p>116</text:p>
          </table:table-cell>
          <table:table-cell table:formula="of:=SUM([.B59:.B70])/12" office:value-type="float" office:value="129.5" calcext:value-type="float">
            <text:p>129,5</text:p>
          </table:table-cell>
          <table:table-cell table:formula="of:=[.C70]-[.C58]" office:value-type="float" office:value="-5.25" calcext:value-type="float">
            <text:p>-5,25</text:p>
          </table:table-cell>
          <table:table-cell table:number-columns-repeated="1015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25" calcext:value-type="float">
            <text:p>125</text:p>
          </table:table-cell>
          <table:table-cell table:formula="of:=SUM([.B60:.B71])/12" office:value-type="float" office:value="121.333333333333" calcext:value-type="float">
            <text:p>121,3333333333</text:p>
          </table:table-cell>
          <table:table-cell table:formula="of:=[.C71]-[.C59]" office:value-type="float" office:value="-23.25" calcext:value-type="float">
            <text:p>-23,25</text:p>
          </table:table-cell>
          <table:table-cell table:number-columns-repeated="1015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33" calcext:value-type="float">
            <text:p>133</text:p>
          </table:table-cell>
          <table:table-cell table:formula="of:=SUM([.B61:.B72])/12" office:value-type="float" office:value="110.833333333333" calcext:value-type="float">
            <text:p>110,8333333333</text:p>
          </table:table-cell>
          <table:table-cell table:formula="of:=[.C72]-[.C60]" office:value-type="float" office:value="-42.6666666666667" calcext:value-type="float">
            <text:p>-42,6666666667</text:p>
          </table:table-cell>
          <table:table-cell table:number-columns-repeated="1015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33" calcext:value-type="float">
            <text:p>133</text:p>
          </table:table-cell>
          <table:table-cell table:formula="of:=SUM([.B62:.B73])/12" office:value-type="float" office:value="107.666666666667" calcext:value-type="float">
            <text:p>107,6666666667</text:p>
          </table:table-cell>
          <table:table-cell table:formula="of:=[.C73]-[.C61]" office:value-type="float" office:value="-50.1666666666667" calcext:value-type="float">
            <text:p>-50,1666666667</text:p>
          </table:table-cell>
          <table:table-cell table:number-columns-repeated="1015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25" calcext:value-type="float">
            <text:p>125</text:p>
          </table:table-cell>
          <table:table-cell table:formula="of:=SUM([.B63:.B74])/12" office:value-type="float" office:value="108.25" calcext:value-type="float">
            <text:p>108,25</text:p>
          </table:table-cell>
          <table:table-cell table:formula="of:=[.C74]-[.C62]" office:value-type="float" office:value="-46.5" calcext:value-type="float">
            <text:p>-46,5</text:p>
          </table:table-cell>
          <table:table-cell table:number-columns-repeated="1015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36" calcext:value-type="float">
            <text:p>136</text:p>
          </table:table-cell>
          <table:table-cell table:formula="of:=SUM([.B64:.B75])/12" office:value-type="float" office:value="110.5" calcext:value-type="float">
            <text:p>110,5</text:p>
          </table:table-cell>
          <table:table-cell table:formula="of:=[.C75]-[.C63]" office:value-type="float" office:value="-39.9166666666667" calcext:value-type="float">
            <text:p>-39,9166666667</text:p>
          </table:table-cell>
          <table:table-cell table:number-columns-repeated="1015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28" calcext:value-type="float">
            <text:p>128</text:p>
          </table:table-cell>
          <table:table-cell table:formula="of:=SUM([.B65:.B76])/12" office:value-type="float" office:value="112.916666666667" calcext:value-type="float">
            <text:p>112,9166666667</text:p>
          </table:table-cell>
          <table:table-cell table:formula="of:=[.C76]-[.C64]" office:value-type="float" office:value="-33.9166666666667" calcext:value-type="float">
            <text:p>-33,9166666667</text:p>
          </table:table-cell>
          <table:table-cell table:number-columns-repeated="1015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08" calcext:value-type="float">
            <text:p>108</text:p>
          </table:table-cell>
          <table:table-cell table:formula="of:=SUM([.B66:.B77])/12" office:value-type="float" office:value="113" calcext:value-type="float">
            <text:p>113</text:p>
          </table:table-cell>
          <table:table-cell table:formula="of:=[.C77]-[.C65]" office:value-type="float" office:value="-30.5833333333333" calcext:value-type="float">
            <text:p>-30,5833333333</text:p>
          </table:table-cell>
          <table:table-cell table:number-columns-repeated="1015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39" calcext:value-type="float">
            <text:p>139</text:p>
          </table:table-cell>
          <table:table-cell table:formula="of:=SUM([.B67:.B78])/12" office:value-type="float" office:value="117.25" calcext:value-type="float">
            <text:p>117,25</text:p>
          </table:table-cell>
          <table:table-cell table:formula="of:=[.C78]-[.C66]" office:value-type="float" office:value="-21.3333333333333" calcext:value-type="float">
            <text:p>-21,3333333333</text:p>
          </table:table-cell>
          <table:table-cell table:number-columns-repeated="1015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27" calcext:value-type="float">
            <text:p>127</text:p>
          </table:table-cell>
          <table:table-cell table:formula="of:=SUM([.B68:.B79])/12" office:value-type="float" office:value="120.833333333333" calcext:value-type="float">
            <text:p>120,8333333333</text:p>
          </table:table-cell>
          <table:table-cell table:formula="of:=[.C79]-[.C67]" office:value-type="float" office:value="-13.3333333333333" calcext:value-type="float">
            <text:p>-13,3333333333</text:p>
          </table:table-cell>
          <table:table-cell table:number-columns-repeated="1015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34" calcext:value-type="float">
            <text:p>134</text:p>
          </table:table-cell>
          <table:table-cell table:formula="of:=SUM([.B69:.B80])/12" office:value-type="float" office:value="125.75" calcext:value-type="float">
            <text:p>125,75</text:p>
          </table:table-cell>
          <table:table-cell table:formula="of:=[.C80]-[.C68]" office:value-type="float" office:value="-5.08333333333334" calcext:value-type="float">
            <text:p>-5,0833333333</text:p>
          </table:table-cell>
          <table:table-cell table:number-columns-repeated="1015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15" calcext:value-type="float">
            <text:p>115</text:p>
          </table:table-cell>
          <table:table-cell table:formula="of:=SUM([.B70:.B81])/12" office:value-type="float" office:value="126.583333333333" calcext:value-type="float">
            <text:p>126,5833333333</text:p>
          </table:table-cell>
          <table:table-cell table:formula="of:=[.C81]-[.C69]" office:value-type="float" office:value="-4.58333333333333" calcext:value-type="float">
            <text:p>-4,5833333333</text:p>
          </table:table-cell>
          <table:table-cell table:number-columns-repeated="1015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06" calcext:value-type="float">
            <text:p>106</text:p>
          </table:table-cell>
          <table:table-cell table:formula="of:=SUM([.B71:.B82])/12" office:value-type="float" office:value="125.75" calcext:value-type="float">
            <text:p>125,75</text:p>
          </table:table-cell>
          <table:table-cell table:formula="of:=[.C82]-[.C70]" office:value-type="float" office:value="-3.75" calcext:value-type="float">
            <text:p>-3,75</text:p>
          </table:table-cell>
          <table:table-cell table:number-columns-repeated="1015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13" calcext:value-type="float">
            <text:p>113</text:p>
          </table:table-cell>
          <table:table-cell table:formula="of:=SUM([.B72:.B83])/12" office:value-type="float" office:value="124.75" calcext:value-type="float">
            <text:p>124,75</text:p>
          </table:table-cell>
          <table:table-cell table:formula="of:=[.C83]-[.C71]" office:value-type="float" office:value="3.41666666666667" calcext:value-type="float">
            <text:p>3,4166666667</text:p>
          </table:table-cell>
          <table:table-cell table:number-columns-repeated="1015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11" calcext:value-type="float">
            <text:p>111</text:p>
          </table:table-cell>
          <table:table-cell table:formula="of:=SUM([.B73:.B84])/12" office:value-type="float" office:value="122.916666666667" calcext:value-type="float">
            <text:p>122,9166666667</text:p>
          </table:table-cell>
          <table:table-cell table:formula="of:=[.C84]-[.C72]" office:value-type="float" office:value="12.0833333333333" calcext:value-type="float">
            <text:p>12,0833333333</text:p>
          </table:table-cell>
          <table:table-cell table:number-columns-repeated="1015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97" calcext:value-type="float">
            <text:p>97</text:p>
          </table:table-cell>
          <table:table-cell table:formula="of:=SUM([.B74:.B85])/12" office:value-type="float" office:value="119.916666666667" calcext:value-type="float">
            <text:p>119,9166666667</text:p>
          </table:table-cell>
          <table:table-cell table:formula="of:=[.C85]-[.C73]" office:value-type="float" office:value="12.25" calcext:value-type="float">
            <text:p>12,25</text:p>
          </table:table-cell>
          <table:table-cell table:number-columns-repeated="1015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24" calcext:value-type="float">
            <text:p>124</text:p>
          </table:table-cell>
          <table:table-cell table:formula="of:=SUM([.B75:.B86])/12" office:value-type="float" office:value="119.833333333333" calcext:value-type="float">
            <text:p>119,8333333333</text:p>
          </table:table-cell>
          <table:table-cell table:formula="of:=[.C86]-[.C74]" office:value-type="float" office:value="11.5833333333333" calcext:value-type="float">
            <text:p>11,5833333333</text:p>
          </table:table-cell>
          <table:table-cell table:number-columns-repeated="1015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24" calcext:value-type="float">
            <text:p>124</text:p>
          </table:table-cell>
          <table:table-cell table:formula="of:=SUM([.B76:.B87])/12" office:value-type="float" office:value="118.833333333333" calcext:value-type="float">
            <text:p>118,8333333333</text:p>
          </table:table-cell>
          <table:table-cell table:formula="of:=[.C87]-[.C75]" office:value-type="float" office:value="8.33333333333333" calcext:value-type="float">
            <text:p>8,3333333333</text:p>
          </table:table-cell>
          <table:table-cell table:number-columns-repeated="1015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09" calcext:value-type="float">
            <text:p>109</text:p>
          </table:table-cell>
          <table:table-cell table:formula="of:=SUM([.B77:.B88])/12" office:value-type="float" office:value="117.25" calcext:value-type="float">
            <text:p>117,25</text:p>
          </table:table-cell>
          <table:table-cell table:formula="of:=[.C88]-[.C76]" office:value-type="float" office:value="4.33333333333333" calcext:value-type="float">
            <text:p>4,3333333333</text:p>
          </table:table-cell>
          <table:table-cell table:number-columns-repeated="1015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01" calcext:value-type="float">
            <text:p>101</text:p>
          </table:table-cell>
          <table:table-cell table:formula="of:=SUM([.B78:.B89])/12" office:value-type="float" office:value="116.666666666667" calcext:value-type="float">
            <text:p>116,6666666667</text:p>
          </table:table-cell>
          <table:table-cell table:formula="of:=[.C89]-[.C77]" office:value-type="float" office:value="3.66666666666667" calcext:value-type="float">
            <text:p>3,6666666667</text:p>
          </table:table-cell>
          <table:table-cell table:number-columns-repeated="1015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23" calcext:value-type="float">
            <text:p>123</text:p>
          </table:table-cell>
          <table:table-cell table:formula="of:=SUM([.B79:.B90])/12" office:value-type="float" office:value="115.333333333333" calcext:value-type="float">
            <text:p>115,3333333333</text:p>
          </table:table-cell>
          <table:table-cell table:formula="of:=[.C90]-[.C78]" office:value-type="float" office:value="-1.91666666666667" calcext:value-type="float">
            <text:p>-1,9166666667</text:p>
          </table:table-cell>
          <table:table-cell table:number-columns-repeated="1015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08" calcext:value-type="float">
            <text:p>108</text:p>
          </table:table-cell>
          <table:table-cell table:formula="of:=SUM([.B80:.B91])/12" office:value-type="float" office:value="113.75" calcext:value-type="float">
            <text:p>113,75</text:p>
          </table:table-cell>
          <table:table-cell table:formula="of:=[.C91]-[.C79]" office:value-type="float" office:value="-7.08333333333333" calcext:value-type="float">
            <text:p>-7,0833333333</text:p>
          </table:table-cell>
          <table:table-cell table:number-columns-repeated="1015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88" calcext:value-type="float">
            <text:p>88</text:p>
          </table:table-cell>
          <table:table-cell table:formula="of:=SUM([.B81:.B92])/12" office:value-type="float" office:value="109.916666666667" calcext:value-type="float">
            <text:p>109,9166666667</text:p>
          </table:table-cell>
          <table:table-cell table:formula="of:=[.C92]-[.C80]" office:value-type="float" office:value="-15.8333333333333" calcext:value-type="float">
            <text:p>-15,8333333333</text:p>
          </table:table-cell>
          <table:table-cell table:number-columns-repeated="1015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85" calcext:value-type="float">
            <text:p>85</text:p>
          </table:table-cell>
          <table:table-cell table:formula="of:=SUM([.B82:.B93])/12" office:value-type="float" office:value="107.416666666667" calcext:value-type="float">
            <text:p>107,4166666667</text:p>
          </table:table-cell>
          <table:table-cell table:formula="of:=[.C93]-[.C81]" office:value-type="float" office:value="-19.1666666666667" calcext:value-type="float">
            <text:p>-19,1666666667</text:p>
          </table:table-cell>
          <table:table-cell table:number-columns-repeated="1015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75" calcext:value-type="float">
            <text:p>75</text:p>
          </table:table-cell>
          <table:table-cell table:formula="of:=SUM([.B83:.B94])/12" office:value-type="float" office:value="104.833333333333" calcext:value-type="float">
            <text:p>104,8333333333</text:p>
          </table:table-cell>
          <table:table-cell table:formula="of:=[.C94]-[.C82]" office:value-type="float" office:value="-20.9166666666667" calcext:value-type="float">
            <text:p>-20,9166666667</text:p>
          </table:table-cell>
          <table:table-cell table:number-columns-repeated="1015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83" calcext:value-type="float">
            <text:p>83</text:p>
          </table:table-cell>
          <table:table-cell table:formula="of:=SUM([.B84:.B95])/12" office:value-type="float" office:value="102.333333333333" calcext:value-type="float">
            <text:p>102,3333333333</text:p>
          </table:table-cell>
          <table:table-cell table:formula="of:=[.C95]-[.C83]" office:value-type="float" office:value="-22.4166666666667" calcext:value-type="float">
            <text:p>-22,4166666667</text:p>
          </table:table-cell>
          <table:table-cell table:number-columns-repeated="1015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85" calcext:value-type="float">
            <text:p>85</text:p>
          </table:table-cell>
          <table:table-cell table:formula="of:=SUM([.B85:.B96])/12" office:value-type="float" office:value="100.166666666667" calcext:value-type="float">
            <text:p>100,1666666667</text:p>
          </table:table-cell>
          <table:table-cell table:formula="of:=[.C96]-[.C84]" office:value-type="float" office:value="-22.75" calcext:value-type="float">
            <text:p>-22,75</text:p>
          </table:table-cell>
          <table:table-cell table:number-columns-repeated="1015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96" calcext:value-type="float">
            <text:p>96</text:p>
          </table:table-cell>
          <table:table-cell table:formula="of:=SUM([.B86:.B97])/12" office:value-type="float" office:value="100.083333333333" calcext:value-type="float">
            <text:p>100,0833333333</text:p>
          </table:table-cell>
          <table:table-cell table:formula="of:=[.C97]-[.C85]" office:value-type="float" office:value="-19.8333333333333" calcext:value-type="float">
            <text:p>-19,8333333333</text:p>
          </table:table-cell>
          <table:table-cell table:number-columns-repeated="1015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06" calcext:value-type="float">
            <text:p>106</text:p>
          </table:table-cell>
          <table:table-cell table:formula="of:=SUM([.B87:.B98])/12" office:value-type="float" office:value="98.5833333333333" calcext:value-type="float">
            <text:p>98,5833333333</text:p>
          </table:table-cell>
          <table:table-cell table:formula="of:=[.C98]-[.C86]" office:value-type="float" office:value="-21.25" calcext:value-type="float">
            <text:p>-21,25</text:p>
          </table:table-cell>
          <table:table-cell table:number-columns-repeated="1015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84" calcext:value-type="float">
            <text:p>84</text:p>
          </table:table-cell>
          <table:table-cell table:formula="of:=SUM([.B88:.B99])/12" office:value-type="float" office:value="95.25" calcext:value-type="float">
            <text:p>95,25</text:p>
          </table:table-cell>
          <table:table-cell table:formula="of:=[.C99]-[.C87]" office:value-type="float" office:value="-23.5833333333333" calcext:value-type="float">
            <text:p>-23,5833333333</text:p>
          </table:table-cell>
          <table:table-cell table:number-columns-repeated="1015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75" calcext:value-type="float">
            <text:p>75</text:p>
          </table:table-cell>
          <table:table-cell table:formula="of:=SUM([.B89:.B100])/12" office:value-type="float" office:value="92.4166666666667" calcext:value-type="float">
            <text:p>92,4166666667</text:p>
          </table:table-cell>
          <table:table-cell table:formula="of:=[.C100]-[.C88]" office:value-type="float" office:value="-24.8333333333333" calcext:value-type="float">
            <text:p>-24,8333333333</text:p>
          </table:table-cell>
          <table:table-cell table:number-columns-repeated="1015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84" calcext:value-type="float">
            <text:p>84</text:p>
          </table:table-cell>
          <table:table-cell table:formula="of:=SUM([.B90:.B101])/12" office:value-type="float" office:value="91" calcext:value-type="float">
            <text:p>91</text:p>
          </table:table-cell>
          <table:table-cell table:formula="of:=[.C101]-[.C89]" office:value-type="float" office:value="-25.6666666666667" calcext:value-type="float">
            <text:p>-25,6666666667</text:p>
          </table:table-cell>
          <table:table-cell table:number-columns-repeated="1015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75" calcext:value-type="float">
            <text:p>75</text:p>
          </table:table-cell>
          <table:table-cell table:formula="of:=SUM([.B91:.B102])/12" office:value-type="float" office:value="87" calcext:value-type="float">
            <text:p>87</text:p>
          </table:table-cell>
          <table:table-cell table:formula="of:=[.C102]-[.C90]" office:value-type="float" office:value="-28.3333333333333" calcext:value-type="float">
            <text:p>-28,3333333333</text:p>
          </table:table-cell>
          <table:table-cell table:number-columns-repeated="1015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00" calcext:value-type="float">
            <text:p>100</text:p>
          </table:table-cell>
          <table:table-cell table:formula="of:=SUM([.B92:.B103])/12" office:value-type="float" office:value="86.3333333333333" calcext:value-type="float">
            <text:p>86,3333333333</text:p>
          </table:table-cell>
          <table:table-cell table:formula="of:=[.C103]-[.C91]" office:value-type="float" office:value="-27.4166666666667" calcext:value-type="float">
            <text:p>-27,4166666667</text:p>
          </table:table-cell>
          <table:table-cell table:number-columns-repeated="1015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69" calcext:value-type="float">
            <text:p>69</text:p>
          </table:table-cell>
          <table:table-cell table:formula="of:=SUM([.B93:.B104])/12" office:value-type="float" office:value="84.75" calcext:value-type="float">
            <text:p>84,75</text:p>
          </table:table-cell>
          <table:table-cell table:formula="of:=[.C104]-[.C92]" office:value-type="float" office:value="-25.1666666666667" calcext:value-type="float">
            <text:p>-25,1666666667</text:p>
          </table:table-cell>
          <table:table-cell table:number-columns-repeated="1015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66" calcext:value-type="float">
            <text:p>66</text:p>
          </table:table-cell>
          <table:table-cell table:formula="of:=SUM([.B94:.B105])/12" office:value-type="float" office:value="83.1666666666667" calcext:value-type="float">
            <text:p>83,1666666667</text:p>
          </table:table-cell>
          <table:table-cell table:formula="of:=[.C105]-[.C93]" office:value-type="float" office:value="-24.25" calcext:value-type="float">
            <text:p>-24,25</text:p>
          </table:table-cell>
          <table:table-cell table:number-columns-repeated="1015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71" calcext:value-type="float">
            <text:p>71</text:p>
          </table:table-cell>
          <table:table-cell table:formula="of:=SUM([.B95:.B106])/12" office:value-type="float" office:value="82.8333333333333" calcext:value-type="float">
            <text:p>82,8333333333</text:p>
          </table:table-cell>
          <table:table-cell table:formula="of:=[.C106]-[.C94]" office:value-type="float" office:value="-22" calcext:value-type="float">
            <text:p>-22</text:p>
          </table:table-cell>
          <table:table-cell table:number-columns-repeated="1015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74" calcext:value-type="float">
            <text:p>74</text:p>
          </table:table-cell>
          <table:table-cell table:formula="of:=SUM([.B96:.B107])/12" office:value-type="float" office:value="82.0833333333333" calcext:value-type="float">
            <text:p>82,0833333333</text:p>
          </table:table-cell>
          <table:table-cell table:formula="of:=[.C107]-[.C95]" office:value-type="float" office:value="-20.25" calcext:value-type="float">
            <text:p>-20,25</text:p>
          </table:table-cell>
          <table:table-cell table:number-columns-repeated="1015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64" calcext:value-type="float">
            <text:p>64</text:p>
          </table:table-cell>
          <table:table-cell table:formula="of:=SUM([.B97:.B108])/12" office:value-type="float" office:value="80.3333333333333" calcext:value-type="float">
            <text:p>80,3333333333</text:p>
          </table:table-cell>
          <table:table-cell table:formula="of:=[.C108]-[.C96]" office:value-type="float" office:value="-19.8333333333333" calcext:value-type="float">
            <text:p>-19,8333333333</text:p>
          </table:table-cell>
          <table:table-cell table:number-columns-repeated="1015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77" calcext:value-type="float">
            <text:p>77</text:p>
          </table:table-cell>
          <table:table-cell table:formula="of:=SUM([.B98:.B109])/12" office:value-type="float" office:value="78.75" calcext:value-type="float">
            <text:p>78,75</text:p>
          </table:table-cell>
          <table:table-cell table:formula="of:=[.C109]-[.C97]" office:value-type="float" office:value="-21.3333333333333" calcext:value-type="float">
            <text:p>-21,3333333333</text:p>
          </table:table-cell>
          <table:table-cell table:number-columns-repeated="1015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74" calcext:value-type="float">
            <text:p>74</text:p>
          </table:table-cell>
          <table:table-cell table:formula="of:=SUM([.B99:.B110])/12" office:value-type="float" office:value="76.0833333333333" calcext:value-type="float">
            <text:p>76,0833333333</text:p>
          </table:table-cell>
          <table:table-cell table:formula="of:=[.C110]-[.C98]" office:value-type="float" office:value="-22.5" calcext:value-type="float">
            <text:p>-22,5</text:p>
          </table:table-cell>
          <table:table-cell table:number-columns-repeated="1015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52" calcext:value-type="float">
            <text:p>52</text:p>
          </table:table-cell>
          <table:table-cell table:formula="of:=SUM([.B100:.B111])/12" office:value-type="float" office:value="73.4166666666667" calcext:value-type="float">
            <text:p>73,4166666667</text:p>
          </table:table-cell>
          <table:table-cell table:formula="of:=[.C111]-[.C99]" office:value-type="float" office:value="-21.8333333333333" calcext:value-type="float">
            <text:p>-21,8333333333</text:p>
          </table:table-cell>
          <table:table-cell table:number-columns-repeated="1015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84" calcext:value-type="float">
            <text:p>84</text:p>
          </table:table-cell>
          <table:table-cell table:formula="of:=SUM([.B101:.B112])/12" office:value-type="float" office:value="74.1666666666667" calcext:value-type="float">
            <text:p>74,1666666667</text:p>
          </table:table-cell>
          <table:table-cell table:formula="of:=[.C112]-[.C100]" office:value-type="float" office:value="-18.25" calcext:value-type="float">
            <text:p>-18,25</text:p>
          </table:table-cell>
          <table:table-cell table:number-columns-repeated="1015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54" calcext:value-type="float">
            <text:p>54</text:p>
          </table:table-cell>
          <table:table-cell table:formula="of:=SUM([.B102:.B113])/12" office:value-type="float" office:value="71.6666666666667" calcext:value-type="float">
            <text:p>71,6666666667</text:p>
          </table:table-cell>
          <table:table-cell table:formula="of:=[.C113]-[.C101]" office:value-type="float" office:value="-19.3333333333333" calcext:value-type="float">
            <text:p>-19,3333333333</text:p>
          </table:table-cell>
          <table:table-cell table:number-columns-repeated="1015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66" calcext:value-type="float">
            <text:p>66</text:p>
          </table:table-cell>
          <table:table-cell table:formula="of:=SUM([.B103:.B114])/12" office:value-type="float" office:value="70.9166666666667" calcext:value-type="float">
            <text:p>70,9166666667</text:p>
          </table:table-cell>
          <table:table-cell table:formula="of:=[.C114]-[.C102]" office:value-type="float" office:value="-16.0833333333333" calcext:value-type="float">
            <text:p>-16,0833333333</text:p>
          </table:table-cell>
          <table:table-cell table:number-columns-repeated="1015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85" calcext:value-type="float">
            <text:p>85</text:p>
          </table:table-cell>
          <table:table-cell table:formula="of:=SUM([.B104:.B115])/12" office:value-type="float" office:value="69.6666666666667" calcext:value-type="float">
            <text:p>69,6666666667</text:p>
          </table:table-cell>
          <table:table-cell table:formula="of:=[.C115]-[.C103]" office:value-type="float" office:value="-16.6666666666667" calcext:value-type="float">
            <text:p>-16,6666666667</text:p>
          </table:table-cell>
          <table:table-cell table:number-columns-repeated="1015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69" calcext:value-type="float">
            <text:p>69</text:p>
          </table:table-cell>
          <table:table-cell table:formula="of:=SUM([.B105:.B116])/12" office:value-type="float" office:value="69.6666666666667" calcext:value-type="float">
            <text:p>69,6666666667</text:p>
          </table:table-cell>
          <table:table-cell table:formula="of:=[.C116]-[.C104]" office:value-type="float" office:value="-15.0833333333333" calcext:value-type="float">
            <text:p>-15,0833333333</text:p>
          </table:table-cell>
          <table:table-cell table:number-columns-repeated="1015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86" calcext:value-type="float">
            <text:p>86</text:p>
          </table:table-cell>
          <table:table-cell table:formula="of:=SUM([.B106:.B117])/12" office:value-type="float" office:value="71.3333333333333" calcext:value-type="float">
            <text:p>71,3333333333</text:p>
          </table:table-cell>
          <table:table-cell table:formula="of:=[.C117]-[.C105]" office:value-type="float" office:value="-11.8333333333333" calcext:value-type="float">
            <text:p>-11,8333333333</text:p>
          </table:table-cell>
          <table:table-cell table:number-columns-repeated="1015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63" calcext:value-type="float">
            <text:p>63</text:p>
          </table:table-cell>
          <table:table-cell table:formula="of:=SUM([.B107:.B118])/12" office:value-type="float" office:value="70.6666666666667" calcext:value-type="float">
            <text:p>70,6666666667</text:p>
          </table:table-cell>
          <table:table-cell table:formula="of:=[.C118]-[.C106]" office:value-type="float" office:value="-12.1666666666667" calcext:value-type="float">
            <text:p>-12,1666666667</text:p>
          </table:table-cell>
          <table:table-cell table:number-columns-repeated="1015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55" calcext:value-type="float">
            <text:p>55</text:p>
          </table:table-cell>
          <table:table-cell table:formula="of:=SUM([.B108:.B119])/12" office:value-type="float" office:value="69.0833333333333" calcext:value-type="float">
            <text:p>69,0833333333</text:p>
          </table:table-cell>
          <table:table-cell table:formula="of:=[.C119]-[.C107]" office:value-type="float" office:value="-13" calcext:value-type="float">
            <text:p>-13</text:p>
          </table:table-cell>
          <table:table-cell table:number-columns-repeated="1015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62" calcext:value-type="float">
            <text:p>62</text:p>
          </table:table-cell>
          <table:table-cell table:formula="of:=SUM([.B109:.B120])/12" office:value-type="float" office:value="68.9166666666667" calcext:value-type="float">
            <text:p>68,9166666667</text:p>
          </table:table-cell>
          <table:table-cell table:formula="of:=[.C120]-[.C108]" office:value-type="float" office:value="-11.4166666666667" calcext:value-type="float">
            <text:p>-11,4166666667</text:p>
          </table:table-cell>
          <table:table-cell table:number-columns-repeated="1015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68" calcext:value-type="float">
            <text:p>68</text:p>
          </table:table-cell>
          <table:table-cell table:formula="of:=SUM([.B110:.B121])/12" office:value-type="float" office:value="68.1666666666667" calcext:value-type="float">
            <text:p>68,1666666667</text:p>
          </table:table-cell>
          <table:table-cell table:formula="of:=[.C121]-[.C109]" office:value-type="float" office:value="-10.5833333333333" calcext:value-type="float">
            <text:p>-10,5833333333</text:p>
          </table:table-cell>
          <table:table-cell table:number-columns-repeated="1015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67" calcext:value-type="float">
            <text:p>167</text:p>
          </table:table-cell>
          <table:table-cell table:formula="of:=SUM([.B111:.B122])/12" office:value-type="float" office:value="75.9166666666667" calcext:value-type="float">
            <text:p>75,9166666667</text:p>
          </table:table-cell>
          <table:table-cell table:formula="of:=[.C122]-[.C110]" office:value-type="float" office:value="-0.166666666666657" calcext:value-type="float">
            <text:p>-0,1666666667</text:p>
          </table:table-cell>
          <table:table-cell table:number-columns-repeated="1015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91" calcext:value-type="float">
            <text:p>91</text:p>
          </table:table-cell>
          <table:table-cell table:formula="of:=SUM([.B112:.B123])/12" office:value-type="float" office:value="79.1666666666667" calcext:value-type="float">
            <text:p>79,1666666667</text:p>
          </table:table-cell>
          <table:table-cell table:formula="of:=[.C123]-[.C111]" office:value-type="float" office:value="5.75" calcext:value-type="float">
            <text:p>5,75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94" calcext:value-type="float">
            <text:p>94</text:p>
          </table:table-cell>
          <table:table-cell table:formula="of:=SUM([.B113:.B124])/12" office:value-type="float" office:value="80" calcext:value-type="float">
            <text:p>80</text:p>
          </table:table-cell>
          <table:table-cell table:formula="of:=[.C124]-[.C112]" office:value-type="float" office:value="5.83333333333333" calcext:value-type="float">
            <text:p>5,8333333333</text:p>
          </table:table-cell>
          <table:table-cell table:number-columns-repeated="1015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52" calcext:value-type="float">
            <text:p>52</text:p>
          </table:table-cell>
          <table:table-cell table:formula="of:=SUM([.B114:.B125])/12" office:value-type="float" office:value="79.8333333333333" calcext:value-type="float">
            <text:p>79,8333333333</text:p>
          </table:table-cell>
          <table:table-cell table:formula="of:=[.C125]-[.C113]" office:value-type="float" office:value="8.16666666666666" calcext:value-type="float">
            <text:p>8,1666666667</text:p>
          </table:table-cell>
          <table:table-cell table:number-columns-repeated="1015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52" calcext:value-type="float">
            <text:p>52</text:p>
          </table:table-cell>
          <table:table-cell table:formula="of:=SUM([.B115:.B126])/12" office:value-type="float" office:value="78.6666666666667" calcext:value-type="float">
            <text:p>78,6666666667</text:p>
          </table:table-cell>
          <table:table-cell table:formula="of:=[.C126]-[.C114]" office:value-type="float" office:value="7.75" calcext:value-type="float">
            <text:p>7,75</text:p>
          </table:table-cell>
          <table:table-cell table:number-columns-repeated="1015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62" calcext:value-type="float">
            <text:p>62</text:p>
          </table:table-cell>
          <table:table-cell table:formula="of:=SUM([.B116:.B127])/12" office:value-type="float" office:value="76.75" calcext:value-type="float">
            <text:p>76,75</text:p>
          </table:table-cell>
          <table:table-cell table:formula="of:=[.C127]-[.C115]" office:value-type="float" office:value="7.08333333333333" calcext:value-type="float">
            <text:p>7,0833333333</text:p>
          </table:table-cell>
          <table:table-cell table:number-columns-repeated="1015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59" calcext:value-type="float">
            <text:p>59</text:p>
          </table:table-cell>
          <table:table-cell table:formula="of:=SUM([.B117:.B128])/12" office:value-type="float" office:value="75.9166666666667" calcext:value-type="float">
            <text:p>75,9166666667</text:p>
          </table:table-cell>
          <table:table-cell table:formula="of:=[.C128]-[.C116]" office:value-type="float" office:value="6.25" calcext:value-type="float">
            <text:p>6,25</text:p>
          </table:table-cell>
          <table:table-cell table:number-columns-repeated="1015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51" calcext:value-type="float">
            <text:p>51</text:p>
          </table:table-cell>
          <table:table-cell table:formula="of:=SUM([.B118:.B129])/12" office:value-type="float" office:value="73" calcext:value-type="float">
            <text:p>73</text:p>
          </table:table-cell>
          <table:table-cell table:formula="of:=[.C129]-[.C117]" office:value-type="float" office:value="1.66666666666667" calcext:value-type="float">
            <text:p>1,6666666667</text:p>
          </table:table-cell>
          <table:table-cell table:number-columns-repeated="1015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86" calcext:value-type="float">
            <text:p>86</text:p>
          </table:table-cell>
          <table:table-cell table:formula="of:=SUM([.B119:.B130])/12" office:value-type="float" office:value="74.9166666666667" calcext:value-type="float">
            <text:p>74,9166666667</text:p>
          </table:table-cell>
          <table:table-cell table:formula="of:=[.C130]-[.C118]" office:value-type="float" office:value="4.25" calcext:value-type="float">
            <text:p>4,25</text:p>
          </table:table-cell>
          <table:table-cell table:number-columns-repeated="1015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55" calcext:value-type="float">
            <text:p>55</text:p>
          </table:table-cell>
          <table:table-cell table:formula="of:=SUM([.B120:.B131])/12" office:value-type="float" office:value="74.9166666666667" calcext:value-type="float">
            <text:p>74,9166666667</text:p>
          </table:table-cell>
          <table:table-cell table:formula="of:=[.C131]-[.C119]" office:value-type="float" office:value="5.83333333333334" calcext:value-type="float">
            <text:p>5,8333333333</text:p>
          </table:table-cell>
          <table:table-cell table:number-columns-repeated="1015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52" calcext:value-type="float">
            <text:p>52</text:p>
          </table:table-cell>
          <table:table-cell table:formula="of:=SUM([.B121:.B132])/12" office:value-type="float" office:value="74.0833333333333" calcext:value-type="float">
            <text:p>74,0833333333</text:p>
          </table:table-cell>
          <table:table-cell table:formula="of:=[.C132]-[.C120]" office:value-type="float" office:value="5.16666666666666" calcext:value-type="float">
            <text:p>5,1666666667</text:p>
          </table:table-cell>
          <table:table-cell table:number-columns-repeated="1015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60" calcext:value-type="float">
            <text:p>60</text:p>
          </table:table-cell>
          <table:table-cell table:formula="of:=SUM([.B122:.B133])/12" office:value-type="float" office:value="73.4166666666667" calcext:value-type="float">
            <text:p>73,4166666667</text:p>
          </table:table-cell>
          <table:table-cell table:formula="of:=[.C133]-[.C121]" office:value-type="float" office:value="5.25" calcext:value-type="float">
            <text:p>5,25</text:p>
          </table:table-cell>
          <table:table-cell table:number-columns-repeated="1015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60" calcext:value-type="float">
            <text:p>60</text:p>
          </table:table-cell>
          <table:table-cell table:formula="of:=SUM([.B123:.B134])/12" office:value-type="float" office:value="64.5" calcext:value-type="float">
            <text:p>64,5</text:p>
          </table:table-cell>
          <table:table-cell table:formula="of:=[.C134]-[.C122]" office:value-type="float" office:value="-11.4166666666667" calcext:value-type="float">
            <text:p>-11,4166666667</text:p>
          </table:table-cell>
          <table:table-cell table:number-columns-repeated="1015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62" calcext:value-type="float">
            <text:p>62</text:p>
          </table:table-cell>
          <table:table-cell table:formula="of:=SUM([.B124:.B135])/12" office:value-type="float" office:value="62.0833333333333" calcext:value-type="float">
            <text:p>62,0833333333</text:p>
          </table:table-cell>
          <table:table-cell table:formula="of:=[.C135]-[.C123]" office:value-type="float" office:value="-17.0833333333333" calcext:value-type="float">
            <text:p>-17,0833333333</text:p>
          </table:table-cell>
          <table:table-cell table:number-columns-repeated="1015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78" calcext:value-type="float">
            <text:p>78</text:p>
          </table:table-cell>
          <table:table-cell table:formula="of:=SUM([.B125:.B136])/12" office:value-type="float" office:value="60.75" calcext:value-type="float">
            <text:p>60,75</text:p>
          </table:table-cell>
          <table:table-cell table:formula="of:=[.C136]-[.C124]" office:value-type="float" office:value="-19.25" calcext:value-type="float">
            <text:p>-19,25</text:p>
          </table:table-cell>
          <table:table-cell table:number-columns-repeated="1015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51" calcext:value-type="float">
            <text:p>51</text:p>
          </table:table-cell>
          <table:table-cell table:formula="of:=SUM([.B126:.B137])/12" office:value-type="float" office:value="60.6666666666667" calcext:value-type="float">
            <text:p>60,6666666667</text:p>
          </table:table-cell>
          <table:table-cell table:formula="of:=[.C137]-[.C125]" office:value-type="float" office:value="-19.1666666666667" calcext:value-type="float">
            <text:p>-19,1666666667</text:p>
          </table:table-cell>
          <table:table-cell table:number-columns-repeated="1015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63" calcext:value-type="float">
            <text:p>63</text:p>
          </table:table-cell>
          <table:table-cell table:formula="of:=SUM([.B127:.B138])/12" office:value-type="float" office:value="61.5833333333333" calcext:value-type="float">
            <text:p>61,5833333333</text:p>
          </table:table-cell>
          <table:table-cell table:formula="of:=[.C138]-[.C126]" office:value-type="float" office:value="-17.0833333333333" calcext:value-type="float">
            <text:p>-17,0833333333</text:p>
          </table:table-cell>
          <table:table-cell table:number-columns-repeated="1015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54" calcext:value-type="float">
            <text:p>54</text:p>
          </table:table-cell>
          <table:table-cell table:formula="of:=SUM([.B128:.B139])/12" office:value-type="float" office:value="60.9166666666667" calcext:value-type="float">
            <text:p>60,9166666667</text:p>
          </table:table-cell>
          <table:table-cell table:formula="of:=[.C139]-[.C127]" office:value-type="float" office:value="-15.8333333333333" calcext:value-type="float">
            <text:p>-15,8333333333</text:p>
          </table:table-cell>
          <table:table-cell table:number-columns-repeated="1015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56" calcext:value-type="float">
            <text:p>56</text:p>
          </table:table-cell>
          <table:table-cell table:formula="of:=SUM([.B129:.B140])/12" office:value-type="float" office:value="60.6666666666667" calcext:value-type="float">
            <text:p>60,6666666667</text:p>
          </table:table-cell>
          <table:table-cell table:formula="of:=[.C140]-[.C128]" office:value-type="float" office:value="-15.25" calcext:value-type="float">
            <text:p>-15,25</text:p>
          </table:table-cell>
          <table:table-cell table:number-columns-repeated="1015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68" calcext:value-type="float">
            <text:p>68</text:p>
          </table:table-cell>
          <table:table-cell table:formula="of:=SUM([.B130:.B141])/12" office:value-type="float" office:value="62.0833333333333" calcext:value-type="float">
            <text:p>62,0833333333</text:p>
          </table:table-cell>
          <table:table-cell table:formula="of:=[.C141]-[.C129]" office:value-type="float" office:value="-10.9166666666667" calcext:value-type="float">
            <text:p>-10,9166666667</text:p>
          </table:table-cell>
          <table:table-cell table:number-columns-repeated="1015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103" calcext:value-type="float">
            <text:p>103</text:p>
          </table:table-cell>
          <table:table-cell table:formula="of:=SUM([.B131:.B142])/12" office:value-type="float" office:value="63.5" calcext:value-type="float">
            <text:p>63,5</text:p>
          </table:table-cell>
          <table:table-cell table:formula="of:=[.C142]-[.C130]" office:value-type="float" office:value="-11.4166666666667" calcext:value-type="float">
            <text:p>-11,4166666667</text:p>
          </table:table-cell>
          <table:table-cell table:number-columns-repeated="1015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68" calcext:value-type="float">
            <text:p>68</text:p>
          </table:table-cell>
          <table:table-cell table:formula="of:=SUM([.B132:.B143])/12" office:value-type="float" office:value="64.5833333333333" calcext:value-type="float">
            <text:p>64,5833333333</text:p>
          </table:table-cell>
          <table:table-cell table:formula="of:=[.C143]-[.C131]" office:value-type="float" office:value="-10.3333333333333" calcext:value-type="float">
            <text:p>-10,3333333333</text:p>
          </table:table-cell>
          <table:table-cell table:number-columns-repeated="1015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79" calcext:value-type="float">
            <text:p>79</text:p>
          </table:table-cell>
          <table:table-cell table:formula="of:=SUM([.B133:.B144])/12" office:value-type="float" office:value="66.8333333333333" calcext:value-type="float">
            <text:p>66,8333333333</text:p>
          </table:table-cell>
          <table:table-cell table:formula="of:=[.C144]-[.C132]" office:value-type="float" office:value="-7.25" calcext:value-type="float">
            <text:p>-7,25</text:p>
          </table:table-cell>
          <table:table-cell table:number-columns-repeated="1015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118" calcext:value-type="float">
            <text:p>118</text:p>
          </table:table-cell>
          <table:table-cell table:formula="of:=SUM([.B134:.B145])/12" office:value-type="float" office:value="71.6666666666667" calcext:value-type="float">
            <text:p>71,6666666667</text:p>
          </table:table-cell>
          <table:table-cell table:formula="of:=[.C145]-[.C133]" office:value-type="float" office:value="-1.75" calcext:value-type="float">
            <text:p>-1,75</text:p>
          </table:table-cell>
          <table:table-cell table:number-columns-repeated="1015"/>
        </table:table-row>
      </table:table>
      <table:table table:name="Edits per article" table:style-name="ta1">
        <table:shapes>
          <draw:frame draw:z-index="0" draw:style-name="gr1" draw:text-style-name="P1" svg:width="159.99mm" svg:height="89.99mm" svg:x="298.35mm" svg:y="1mm">
            <draw:object draw:notify-on-update-of-ranges="'Edits per article'.A1:'Edits per article'.A1 'Edits per article'.A2:'Edits per article'.A145 'Edits per article'.B1:'Edits per article'.B1 'Edits per article'.B2:'Edits per article'.B145 'Edits per article'.C1:'Edits per article'.C1 'Edits per article'.C2:'Edits per article'.C145 'Edits per article'.D1:'Edits per article'.D1 'Edits per article'.D2:'Edits per article'.D14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Edits per article</text:p>
          </table:table-cell>
          <table:table-cell office:value-type="string" calcext:value-type="string">
            <text:p>Sliding mean</text:p>
          </table:table-cell>
          <table:table-cell office:value-type="string" calcext:value-type="string">
            <text:p>Sliding diff</text:p>
          </table:table-cell>
          <table:table-cell table:number-columns-repeated="1015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3.4" calcext:value-type="float">
            <text:p>3,4</text:p>
          </table:table-cell>
          <table:table-cell table:style-name="ce5" table:number-columns-repeated="1017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3.2" calcext:value-type="float">
            <text:p>3,2</text:p>
          </table:table-cell>
          <table:table-cell table:number-columns-repeated="1017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3.5" calcext:value-type="float">
            <text:p>3,5</text:p>
          </table:table-cell>
          <table:table-cell table:number-columns-repeated="1017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3.3" calcext:value-type="float">
            <text:p>3,3</text:p>
          </table:table-cell>
          <table:table-cell table:number-columns-repeated="1017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3.2" calcext:value-type="float">
            <text:p>3,2</text:p>
          </table:table-cell>
          <table:table-cell table:number-columns-repeated="1017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3.6" calcext:value-type="float">
            <text:p>3,6</text:p>
          </table:table-cell>
          <table:table-cell table:number-columns-repeated="1017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3.8" calcext:value-type="float">
            <text:p>3,8</text:p>
          </table:table-cell>
          <table:table-cell table:number-columns-repeated="1017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4.2" calcext:value-type="float">
            <text:p>4,2</text:p>
          </table:table-cell>
          <table:table-cell table:number-columns-repeated="1017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4.9" calcext:value-type="float">
            <text:p>4,9</text:p>
          </table:table-cell>
          <table:table-cell table:number-columns-repeated="1017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5.2" calcext:value-type="float">
            <text:p>5,2</text:p>
          </table:table-cell>
          <table:table-cell table:number-columns-repeated="1017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5.5" calcext:value-type="float">
            <text:p>5,5</text:p>
          </table:table-cell>
          <table:table-cell table:number-columns-repeated="1017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5.5" calcext:value-type="float">
            <text:p>5,5</text:p>
          </table:table-cell>
          <table:table-cell table:formula="of:=SUM([.B2:.B13])/12" office:value-type="float" office:value="4.10833333333333" calcext:value-type="float">
            <text:p>4,1083333333</text:p>
          </table:table-cell>
          <table:table-cell table:number-columns-repeated="1016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5.7" calcext:value-type="float">
            <text:p>5,7</text:p>
          </table:table-cell>
          <table:table-cell table:formula="of:=SUM([.B3:.B14])/12" office:value-type="float" office:value="4.3" calcext:value-type="float">
            <text:p>4,3</text:p>
          </table:table-cell>
          <table:table-cell table:number-columns-repeated="1016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6.3" calcext:value-type="float">
            <text:p>6,3</text:p>
          </table:table-cell>
          <table:table-cell table:formula="of:=SUM([.B4:.B15])/12" office:value-type="float" office:value="4.55833333333333" calcext:value-type="float">
            <text:p>4,5583333333</text:p>
          </table:table-cell>
          <table:table-cell table:number-columns-repeated="1016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6.5" calcext:value-type="float">
            <text:p>6,5</text:p>
          </table:table-cell>
          <table:table-cell table:formula="of:=SUM([.B5:.B16])/12" office:value-type="float" office:value="4.80833333333333" calcext:value-type="float">
            <text:p>4,8083333333</text:p>
          </table:table-cell>
          <table:table-cell table:number-columns-repeated="1016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6.7" calcext:value-type="float">
            <text:p>6,7</text:p>
          </table:table-cell>
          <table:table-cell table:formula="of:=SUM([.B6:.B17])/12" office:value-type="float" office:value="5.09166666666667" calcext:value-type="float">
            <text:p>5,0916666667</text:p>
          </table:table-cell>
          <table:table-cell table:number-columns-repeated="1016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6.8" calcext:value-type="float">
            <text:p>6,8</text:p>
          </table:table-cell>
          <table:table-cell table:formula="of:=SUM([.B7:.B18])/12" office:value-type="float" office:value="5.39166666666667" calcext:value-type="float">
            <text:p>5,3916666667</text:p>
          </table:table-cell>
          <table:table-cell table:number-columns-repeated="1016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6.9" calcext:value-type="float">
            <text:p>6,9</text:p>
          </table:table-cell>
          <table:table-cell table:formula="of:=SUM([.B8:.B19])/12" office:value-type="float" office:value="5.66666666666667" calcext:value-type="float">
            <text:p>5,6666666667</text:p>
          </table:table-cell>
          <table:table-cell table:number-columns-repeated="1016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7.3" calcext:value-type="float">
            <text:p>7,3</text:p>
          </table:table-cell>
          <table:table-cell table:formula="of:=SUM([.B9:.B20])/12" office:value-type="float" office:value="5.95833333333333" calcext:value-type="float">
            <text:p>5,9583333333</text:p>
          </table:table-cell>
          <table:table-cell table:number-columns-repeated="1016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7.7" calcext:value-type="float">
            <text:p>7,7</text:p>
          </table:table-cell>
          <table:table-cell table:formula="of:=SUM([.B10:.B21])/12" office:value-type="float" office:value="6.25" calcext:value-type="float">
            <text:p>6,25</text:p>
          </table:table-cell>
          <table:table-cell table:number-columns-repeated="1016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7.9" calcext:value-type="float">
            <text:p>7,9</text:p>
          </table:table-cell>
          <table:table-cell table:formula="of:=SUM([.B11:.B22])/12" office:value-type="float" office:value="6.5" calcext:value-type="float">
            <text:p>6,5</text:p>
          </table:table-cell>
          <table:table-cell table:number-columns-repeated="1016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8" calcext:value-type="float">
            <text:p>8</text:p>
          </table:table-cell>
          <table:table-cell table:formula="of:=SUM([.B12:.B23])/12" office:value-type="float" office:value="6.73333333333333" calcext:value-type="float">
            <text:p>6,7333333333</text:p>
          </table:table-cell>
          <table:table-cell table:number-columns-repeated="1016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8.3" calcext:value-type="float">
            <text:p>8,3</text:p>
          </table:table-cell>
          <table:table-cell table:formula="of:=SUM([.B13:.B24])/12" office:value-type="float" office:value="6.96666666666667" calcext:value-type="float">
            <text:p>6,9666666667</text:p>
          </table:table-cell>
          <table:table-cell table:number-columns-repeated="1016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8.8" calcext:value-type="float">
            <text:p>8,8</text:p>
          </table:table-cell>
          <table:table-cell table:formula="of:=SUM([.B14:.B25])/12" office:value-type="float" office:value="7.24166666666667" calcext:value-type="float">
            <text:p>7,2416666667</text:p>
          </table:table-cell>
          <table:table-cell table:formula="of:=[.C25]-[.C13]" office:value-type="float" office:value="3.13333333333333" calcext:value-type="float">
            <text:p>3,1333333333</text:p>
          </table:table-cell>
          <table:table-cell table:number-columns-repeated="1015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9.3" calcext:value-type="float">
            <text:p>9,3</text:p>
          </table:table-cell>
          <table:table-cell table:formula="of:=SUM([.B15:.B26])/12" office:value-type="float" office:value="7.54166666666667" calcext:value-type="float">
            <text:p>7,5416666667</text:p>
          </table:table-cell>
          <table:table-cell table:formula="of:=[.C26]-[.C14]" office:value-type="float" office:value="3.24166666666666" calcext:value-type="float">
            <text:p>3,2416666667</text:p>
          </table:table-cell>
          <table:table-cell table:number-columns-repeated="1015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9.6" calcext:value-type="float">
            <text:p>9,6</text:p>
          </table:table-cell>
          <table:table-cell table:formula="of:=SUM([.B16:.B27])/12" office:value-type="float" office:value="7.81666666666667" calcext:value-type="float">
            <text:p>7,8166666667</text:p>
          </table:table-cell>
          <table:table-cell table:formula="of:=[.C27]-[.C15]" office:value-type="float" office:value="3.25833333333333" calcext:value-type="float">
            <text:p>3,2583333333</text:p>
          </table:table-cell>
          <table:table-cell table:number-columns-repeated="1015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0.3" calcext:value-type="float">
            <text:p>10,3</text:p>
          </table:table-cell>
          <table:table-cell table:formula="of:=SUM([.B17:.B28])/12" office:value-type="float" office:value="8.13333333333333" calcext:value-type="float">
            <text:p>8,1333333333</text:p>
          </table:table-cell>
          <table:table-cell table:formula="of:=[.C28]-[.C16]" office:value-type="float" office:value="3.325" calcext:value-type="float">
            <text:p>3,325</text:p>
          </table:table-cell>
          <table:table-cell table:number-columns-repeated="1015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10.8" calcext:value-type="float">
            <text:p>10,8</text:p>
          </table:table-cell>
          <table:table-cell table:formula="of:=SUM([.B18:.B29])/12" office:value-type="float" office:value="8.475" calcext:value-type="float">
            <text:p>8,475</text:p>
          </table:table-cell>
          <table:table-cell table:formula="of:=[.C29]-[.C17]" office:value-type="float" office:value="3.38333333333333" calcext:value-type="float">
            <text:p>3,3833333333</text:p>
          </table:table-cell>
          <table:table-cell table:number-columns-repeated="1015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1.4" calcext:value-type="float">
            <text:p>11,4</text:p>
          </table:table-cell>
          <table:table-cell table:formula="of:=SUM([.B19:.B30])/12" office:value-type="float" office:value="8.85833333333333" calcext:value-type="float">
            <text:p>8,8583333333</text:p>
          </table:table-cell>
          <table:table-cell table:formula="of:=[.C30]-[.C18]" office:value-type="float" office:value="3.46666666666667" calcext:value-type="float">
            <text:p>3,4666666667</text:p>
          </table:table-cell>
          <table:table-cell table:number-columns-repeated="1015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1.8" calcext:value-type="float">
            <text:p>11,8</text:p>
          </table:table-cell>
          <table:table-cell table:formula="of:=SUM([.B20:.B31])/12" office:value-type="float" office:value="9.26666666666667" calcext:value-type="float">
            <text:p>9,2666666667</text:p>
          </table:table-cell>
          <table:table-cell table:formula="of:=[.C31]-[.C19]" office:value-type="float" office:value="3.6" calcext:value-type="float">
            <text:p>3,6</text:p>
          </table:table-cell>
          <table:table-cell table:number-columns-repeated="1015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12.3" calcext:value-type="float">
            <text:p>12,3</text:p>
          </table:table-cell>
          <table:table-cell table:formula="of:=SUM([.B21:.B32])/12" office:value-type="float" office:value="9.68333333333333" calcext:value-type="float">
            <text:p>9,6833333333</text:p>
          </table:table-cell>
          <table:table-cell table:formula="of:=[.C32]-[.C20]" office:value-type="float" office:value="3.725" calcext:value-type="float">
            <text:p>3,725</text:p>
          </table:table-cell>
          <table:table-cell table:number-columns-repeated="1015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2.6" calcext:value-type="float">
            <text:p>12,6</text:p>
          </table:table-cell>
          <table:table-cell table:formula="of:=SUM([.B22:.B33])/12" office:value-type="float" office:value="10.0916666666667" calcext:value-type="float">
            <text:p>10,0916666667</text:p>
          </table:table-cell>
          <table:table-cell table:formula="of:=[.C33]-[.C21]" office:value-type="float" office:value="3.84166666666667" calcext:value-type="float">
            <text:p>3,8416666667</text:p>
          </table:table-cell>
          <table:table-cell table:number-columns-repeated="1015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2.9" calcext:value-type="float">
            <text:p>12,9</text:p>
          </table:table-cell>
          <table:table-cell table:formula="of:=SUM([.B23:.B34])/12" office:value-type="float" office:value="10.5083333333333" calcext:value-type="float">
            <text:p>10,5083333333</text:p>
          </table:table-cell>
          <table:table-cell table:formula="of:=[.C34]-[.C22]" office:value-type="float" office:value="4.00833333333333" calcext:value-type="float">
            <text:p>4,0083333333</text:p>
          </table:table-cell>
          <table:table-cell table:number-columns-repeated="1015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3.1" calcext:value-type="float">
            <text:p>13,1</text:p>
          </table:table-cell>
          <table:table-cell table:formula="of:=SUM([.B24:.B35])/12" office:value-type="float" office:value="10.9333333333333" calcext:value-type="float">
            <text:p>10,9333333333</text:p>
          </table:table-cell>
          <table:table-cell table:formula="of:=[.C35]-[.C23]" office:value-type="float" office:value="4.2" calcext:value-type="float">
            <text:p>4,2</text:p>
          </table:table-cell>
          <table:table-cell table:number-columns-repeated="1015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13.2" calcext:value-type="float">
            <text:p>13,2</text:p>
          </table:table-cell>
          <table:table-cell table:formula="of:=SUM([.B25:.B36])/12" office:value-type="float" office:value="11.3416666666667" calcext:value-type="float">
            <text:p>11,3416666667</text:p>
          </table:table-cell>
          <table:table-cell table:formula="of:=[.C36]-[.C24]" office:value-type="float" office:value="4.375" calcext:value-type="float">
            <text:p>4,375</text:p>
          </table:table-cell>
          <table:table-cell table:number-columns-repeated="1015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3.5" calcext:value-type="float">
            <text:p>13,5</text:p>
          </table:table-cell>
          <table:table-cell table:formula="of:=SUM([.B26:.B37])/12" office:value-type="float" office:value="11.7333333333333" calcext:value-type="float">
            <text:p>11,7333333333</text:p>
          </table:table-cell>
          <table:table-cell table:formula="of:=[.C37]-[.C25]" office:value-type="float" office:value="4.49166666666667" calcext:value-type="float">
            <text:p>4,4916666667</text:p>
          </table:table-cell>
          <table:table-cell table:number-columns-repeated="1015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4" calcext:value-type="float">
            <text:p>14</text:p>
          </table:table-cell>
          <table:table-cell table:formula="of:=SUM([.B27:.B38])/12" office:value-type="float" office:value="12.125" calcext:value-type="float">
            <text:p>12,125</text:p>
          </table:table-cell>
          <table:table-cell table:formula="of:=[.C38]-[.C26]" office:value-type="float" office:value="4.58333333333334" calcext:value-type="float">
            <text:p>4,5833333333</text:p>
          </table:table-cell>
          <table:table-cell table:number-columns-repeated="1015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4.2" calcext:value-type="float">
            <text:p>14,2</text:p>
          </table:table-cell>
          <table:table-cell table:formula="of:=SUM([.B28:.B39])/12" office:value-type="float" office:value="12.5083333333333" calcext:value-type="float">
            <text:p>12,5083333333</text:p>
          </table:table-cell>
          <table:table-cell table:formula="of:=[.C39]-[.C27]" office:value-type="float" office:value="4.69166666666667" calcext:value-type="float">
            <text:p>4,6916666667</text:p>
          </table:table-cell>
          <table:table-cell table:number-columns-repeated="1015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4.6" calcext:value-type="float">
            <text:p>14,6</text:p>
          </table:table-cell>
          <table:table-cell table:formula="of:=SUM([.B29:.B40])/12" office:value-type="float" office:value="12.8666666666667" calcext:value-type="float">
            <text:p>12,8666666667</text:p>
          </table:table-cell>
          <table:table-cell table:formula="of:=[.C40]-[.C28]" office:value-type="float" office:value="4.73333333333333" calcext:value-type="float">
            <text:p>4,7333333333</text:p>
          </table:table-cell>
          <table:table-cell table:number-columns-repeated="1015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4.9" calcext:value-type="float">
            <text:p>14,9</text:p>
          </table:table-cell>
          <table:table-cell table:formula="of:=SUM([.B30:.B41])/12" office:value-type="float" office:value="13.2083333333333" calcext:value-type="float">
            <text:p>13,2083333333</text:p>
          </table:table-cell>
          <table:table-cell table:formula="of:=[.C41]-[.C29]" office:value-type="float" office:value="4.73333333333333" calcext:value-type="float">
            <text:p>4,7333333333</text:p>
          </table:table-cell>
          <table:table-cell table:number-columns-repeated="1015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5.3" calcext:value-type="float">
            <text:p>15,3</text:p>
          </table:table-cell>
          <table:table-cell table:formula="of:=SUM([.B31:.B42])/12" office:value-type="float" office:value="13.5333333333333" calcext:value-type="float">
            <text:p>13,5333333333</text:p>
          </table:table-cell>
          <table:table-cell table:formula="of:=[.C42]-[.C30]" office:value-type="float" office:value="4.675" calcext:value-type="float">
            <text:p>4,675</text:p>
          </table:table-cell>
          <table:table-cell table:number-columns-repeated="1015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5.6" calcext:value-type="float">
            <text:p>15,6</text:p>
          </table:table-cell>
          <table:table-cell table:formula="of:=SUM([.B32:.B43])/12" office:value-type="float" office:value="13.85" calcext:value-type="float">
            <text:p>13,85</text:p>
          </table:table-cell>
          <table:table-cell table:formula="of:=[.C43]-[.C31]" office:value-type="float" office:value="4.58333333333333" calcext:value-type="float">
            <text:p>4,5833333333</text:p>
          </table:table-cell>
          <table:table-cell table:number-columns-repeated="1015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5.9" calcext:value-type="float">
            <text:p>15,9</text:p>
          </table:table-cell>
          <table:table-cell table:formula="of:=SUM([.B33:.B44])/12" office:value-type="float" office:value="14.15" calcext:value-type="float">
            <text:p>14,15</text:p>
          </table:table-cell>
          <table:table-cell table:formula="of:=[.C44]-[.C32]" office:value-type="float" office:value="4.46666666666667" calcext:value-type="float">
            <text:p>4,4666666667</text:p>
          </table:table-cell>
          <table:table-cell table:number-columns-repeated="1015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5.6" calcext:value-type="float">
            <text:p>15,6</text:p>
          </table:table-cell>
          <table:table-cell table:formula="of:=SUM([.B34:.B45])/12" office:value-type="float" office:value="14.4" calcext:value-type="float">
            <text:p>14,4</text:p>
          </table:table-cell>
          <table:table-cell table:formula="of:=[.C45]-[.C33]" office:value-type="float" office:value="4.30833333333333" calcext:value-type="float">
            <text:p>4,3083333333</text:p>
          </table:table-cell>
          <table:table-cell table:number-columns-repeated="1015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5.7" calcext:value-type="float">
            <text:p>15,7</text:p>
          </table:table-cell>
          <table:table-cell table:formula="of:=SUM([.B35:.B46])/12" office:value-type="float" office:value="14.6333333333333" calcext:value-type="float">
            <text:p>14,6333333333</text:p>
          </table:table-cell>
          <table:table-cell table:formula="of:=[.C46]-[.C34]" office:value-type="float" office:value="4.125" calcext:value-type="float">
            <text:p>4,125</text:p>
          </table:table-cell>
          <table:table-cell table:number-columns-repeated="1015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6.1" calcext:value-type="float">
            <text:p>16,1</text:p>
          </table:table-cell>
          <table:table-cell table:formula="of:=SUM([.B36:.B47])/12" office:value-type="float" office:value="14.8833333333333" calcext:value-type="float">
            <text:p>14,8833333333</text:p>
          </table:table-cell>
          <table:table-cell table:formula="of:=[.C47]-[.C35]" office:value-type="float" office:value="3.95" calcext:value-type="float">
            <text:p>3,95</text:p>
          </table:table-cell>
          <table:table-cell table:number-columns-repeated="1015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6.3" calcext:value-type="float">
            <text:p>16,3</text:p>
          </table:table-cell>
          <table:table-cell table:formula="of:=SUM([.B37:.B48])/12" office:value-type="float" office:value="15.1416666666667" calcext:value-type="float">
            <text:p>15,1416666667</text:p>
          </table:table-cell>
          <table:table-cell table:formula="of:=[.C48]-[.C36]" office:value-type="float" office:value="3.8" calcext:value-type="float">
            <text:p>3,8</text:p>
          </table:table-cell>
          <table:table-cell table:number-columns-repeated="1015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6.5" calcext:value-type="float">
            <text:p>16,5</text:p>
          </table:table-cell>
          <table:table-cell table:formula="of:=SUM([.B38:.B49])/12" office:value-type="float" office:value="15.3916666666667" calcext:value-type="float">
            <text:p>15,3916666667</text:p>
          </table:table-cell>
          <table:table-cell table:formula="of:=[.C49]-[.C37]" office:value-type="float" office:value="3.65833333333333" calcext:value-type="float">
            <text:p>3,6583333333</text:p>
          </table:table-cell>
          <table:table-cell table:number-columns-repeated="1015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6.7" calcext:value-type="float">
            <text:p>16,7</text:p>
          </table:table-cell>
          <table:table-cell table:formula="of:=SUM([.B39:.B50])/12" office:value-type="float" office:value="15.6166666666667" calcext:value-type="float">
            <text:p>15,6166666667</text:p>
          </table:table-cell>
          <table:table-cell table:formula="of:=[.C50]-[.C38]" office:value-type="float" office:value="3.49166666666667" calcext:value-type="float">
            <text:p>3,4916666667</text:p>
          </table:table-cell>
          <table:table-cell table:number-columns-repeated="1015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6.9" calcext:value-type="float">
            <text:p>16,9</text:p>
          </table:table-cell>
          <table:table-cell table:formula="of:=SUM([.B40:.B51])/12" office:value-type="float" office:value="15.8416666666667" calcext:value-type="float">
            <text:p>15,8416666667</text:p>
          </table:table-cell>
          <table:table-cell table:formula="of:=[.C51]-[.C39]" office:value-type="float" office:value="3.33333333333334" calcext:value-type="float">
            <text:p>3,3333333333</text:p>
          </table:table-cell>
          <table:table-cell table:number-columns-repeated="1015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7.1" calcext:value-type="float">
            <text:p>17,1</text:p>
          </table:table-cell>
          <table:table-cell table:formula="of:=SUM([.B41:.B52])/12" office:value-type="float" office:value="16.05" calcext:value-type="float">
            <text:p>16,05</text:p>
          </table:table-cell>
          <table:table-cell table:formula="of:=[.C52]-[.C40]" office:value-type="float" office:value="3.18333333333333" calcext:value-type="float">
            <text:p>3,1833333333</text:p>
          </table:table-cell>
          <table:table-cell table:number-columns-repeated="1015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7.3" calcext:value-type="float">
            <text:p>17,3</text:p>
          </table:table-cell>
          <table:table-cell table:formula="of:=SUM([.B42:.B53])/12" office:value-type="float" office:value="16.25" calcext:value-type="float">
            <text:p>16,25</text:p>
          </table:table-cell>
          <table:table-cell table:formula="of:=[.C53]-[.C41]" office:value-type="float" office:value="3.04166666666667" calcext:value-type="float">
            <text:p>3,0416666667</text:p>
          </table:table-cell>
          <table:table-cell table:number-columns-repeated="1015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7.5" calcext:value-type="float">
            <text:p>17,5</text:p>
          </table:table-cell>
          <table:table-cell table:formula="of:=SUM([.B43:.B54])/12" office:value-type="float" office:value="16.4333333333333" calcext:value-type="float">
            <text:p>16,4333333333</text:p>
          </table:table-cell>
          <table:table-cell table:formula="of:=[.C54]-[.C42]" office:value-type="float" office:value="2.9" calcext:value-type="float">
            <text:p>2,9</text:p>
          </table:table-cell>
          <table:table-cell table:number-columns-repeated="1015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7.7" calcext:value-type="float">
            <text:p>17,7</text:p>
          </table:table-cell>
          <table:table-cell table:formula="of:=SUM([.B44:.B55])/12" office:value-type="float" office:value="16.6083333333333" calcext:value-type="float">
            <text:p>16,6083333333</text:p>
          </table:table-cell>
          <table:table-cell table:formula="of:=[.C55]-[.C43]" office:value-type="float" office:value="2.75833333333333" calcext:value-type="float">
            <text:p>2,7583333333</text:p>
          </table:table-cell>
          <table:table-cell table:number-columns-repeated="1015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7.9" calcext:value-type="float">
            <text:p>17,9</text:p>
          </table:table-cell>
          <table:table-cell table:formula="of:=SUM([.B45:.B56])/12" office:value-type="float" office:value="16.775" calcext:value-type="float">
            <text:p>16,775</text:p>
          </table:table-cell>
          <table:table-cell table:formula="of:=[.C56]-[.C44]" office:value-type="float" office:value="2.625" calcext:value-type="float">
            <text:p>2,625</text:p>
          </table:table-cell>
          <table:table-cell table:number-columns-repeated="1015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8.2" calcext:value-type="float">
            <text:p>18,2</text:p>
          </table:table-cell>
          <table:table-cell table:formula="of:=SUM([.B46:.B57])/12" office:value-type="float" office:value="16.9916666666667" calcext:value-type="float">
            <text:p>16,9916666667</text:p>
          </table:table-cell>
          <table:table-cell table:formula="of:=[.C57]-[.C45]" office:value-type="float" office:value="2.59166666666666" calcext:value-type="float">
            <text:p>2,5916666667</text:p>
          </table:table-cell>
          <table:table-cell table:number-columns-repeated="1015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8.4" calcext:value-type="float">
            <text:p>18,4</text:p>
          </table:table-cell>
          <table:table-cell table:formula="of:=SUM([.B47:.B58])/12" office:value-type="float" office:value="17.2166666666667" calcext:value-type="float">
            <text:p>17,2166666667</text:p>
          </table:table-cell>
          <table:table-cell table:formula="of:=[.C58]-[.C46]" office:value-type="float" office:value="2.58333333333333" calcext:value-type="float">
            <text:p>2,5833333333</text:p>
          </table:table-cell>
          <table:table-cell table:number-columns-repeated="1015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8.3" calcext:value-type="float">
            <text:p>18,3</text:p>
          </table:table-cell>
          <table:table-cell table:formula="of:=SUM([.B48:.B59])/12" office:value-type="float" office:value="17.4" calcext:value-type="float">
            <text:p>17,4</text:p>
          </table:table-cell>
          <table:table-cell table:formula="of:=[.C59]-[.C47]" office:value-type="float" office:value="2.51666666666667" calcext:value-type="float">
            <text:p>2,5166666667</text:p>
          </table:table-cell>
          <table:table-cell table:number-columns-repeated="1015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8.1" calcext:value-type="float">
            <text:p>18,1</text:p>
          </table:table-cell>
          <table:table-cell table:formula="of:=SUM([.B49:.B60])/12" office:value-type="float" office:value="17.55" calcext:value-type="float">
            <text:p>17,55</text:p>
          </table:table-cell>
          <table:table-cell table:formula="of:=[.C60]-[.C48]" office:value-type="float" office:value="2.40833333333333" calcext:value-type="float">
            <text:p>2,4083333333</text:p>
          </table:table-cell>
          <table:table-cell table:number-columns-repeated="1015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8.4" calcext:value-type="float">
            <text:p>18,4</text:p>
          </table:table-cell>
          <table:table-cell table:formula="of:=SUM([.B50:.B61])/12" office:value-type="float" office:value="17.7083333333333" calcext:value-type="float">
            <text:p>17,7083333333</text:p>
          </table:table-cell>
          <table:table-cell table:formula="of:=[.C61]-[.C49]" office:value-type="float" office:value="2.31666666666667" calcext:value-type="float">
            <text:p>2,3166666667</text:p>
          </table:table-cell>
          <table:table-cell table:number-columns-repeated="1015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8.7" calcext:value-type="float">
            <text:p>18,7</text:p>
          </table:table-cell>
          <table:table-cell table:formula="of:=SUM([.B51:.B62])/12" office:value-type="float" office:value="17.875" calcext:value-type="float">
            <text:p>17,875</text:p>
          </table:table-cell>
          <table:table-cell table:formula="of:=[.C62]-[.C50]" office:value-type="float" office:value="2.25833333333333" calcext:value-type="float">
            <text:p>2,2583333333</text:p>
          </table:table-cell>
          <table:table-cell table:number-columns-repeated="1015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8.9" calcext:value-type="float">
            <text:p>18,9</text:p>
          </table:table-cell>
          <table:table-cell table:formula="of:=SUM([.B52:.B63])/12" office:value-type="float" office:value="18.0416666666667" calcext:value-type="float">
            <text:p>18,0416666667</text:p>
          </table:table-cell>
          <table:table-cell table:formula="of:=[.C63]-[.C51]" office:value-type="float" office:value="2.2" calcext:value-type="float">
            <text:p>2,2</text:p>
          </table:table-cell>
          <table:table-cell table:number-columns-repeated="1015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9.1" calcext:value-type="float">
            <text:p>19,1</text:p>
          </table:table-cell>
          <table:table-cell table:formula="of:=SUM([.B53:.B64])/12" office:value-type="float" office:value="18.2083333333333" calcext:value-type="float">
            <text:p>18,2083333333</text:p>
          </table:table-cell>
          <table:table-cell table:formula="of:=[.C64]-[.C52]" office:value-type="float" office:value="2.15833333333333" calcext:value-type="float">
            <text:p>2,1583333333</text:p>
          </table:table-cell>
          <table:table-cell table:number-columns-repeated="1015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9.3" calcext:value-type="float">
            <text:p>19,3</text:p>
          </table:table-cell>
          <table:table-cell table:formula="of:=SUM([.B54:.B65])/12" office:value-type="float" office:value="18.375" calcext:value-type="float">
            <text:p>18,375</text:p>
          </table:table-cell>
          <table:table-cell table:formula="of:=[.C65]-[.C53]" office:value-type="float" office:value="2.125" calcext:value-type="float">
            <text:p>2,125</text:p>
          </table:table-cell>
          <table:table-cell table:number-columns-repeated="1015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9.5" calcext:value-type="float">
            <text:p>19,5</text:p>
          </table:table-cell>
          <table:table-cell table:formula="of:=SUM([.B55:.B66])/12" office:value-type="float" office:value="18.5416666666667" calcext:value-type="float">
            <text:p>18,5416666667</text:p>
          </table:table-cell>
          <table:table-cell table:formula="of:=[.C66]-[.C54]" office:value-type="float" office:value="2.10833333333333" calcext:value-type="float">
            <text:p>2,1083333333</text:p>
          </table:table-cell>
          <table:table-cell table:number-columns-repeated="1015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9.7" calcext:value-type="float">
            <text:p>19,7</text:p>
          </table:table-cell>
          <table:table-cell table:formula="of:=SUM([.B56:.B67])/12" office:value-type="float" office:value="18.7083333333333" calcext:value-type="float">
            <text:p>18,7083333333</text:p>
          </table:table-cell>
          <table:table-cell table:formula="of:=[.C67]-[.C55]" office:value-type="float" office:value="2.1" calcext:value-type="float">
            <text:p>2,1</text:p>
          </table:table-cell>
          <table:table-cell table:number-columns-repeated="1015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19.9" calcext:value-type="float">
            <text:p>19,9</text:p>
          </table:table-cell>
          <table:table-cell table:formula="of:=SUM([.B57:.B68])/12" office:value-type="float" office:value="18.875" calcext:value-type="float">
            <text:p>18,875</text:p>
          </table:table-cell>
          <table:table-cell table:formula="of:=[.C68]-[.C56]" office:value-type="float" office:value="2.1" calcext:value-type="float">
            <text:p>2,1</text:p>
          </table:table-cell>
          <table:table-cell table:number-columns-repeated="1015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20.1" calcext:value-type="float">
            <text:p>20,1</text:p>
          </table:table-cell>
          <table:table-cell table:formula="of:=SUM([.B58:.B69])/12" office:value-type="float" office:value="19.0333333333333" calcext:value-type="float">
            <text:p>19,0333333333</text:p>
          </table:table-cell>
          <table:table-cell table:formula="of:=[.C69]-[.C57]" office:value-type="float" office:value="2.04166666666667" calcext:value-type="float">
            <text:p>2,0416666667</text:p>
          </table:table-cell>
          <table:table-cell table:number-columns-repeated="1015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20.1" calcext:value-type="float">
            <text:p>20,1</text:p>
          </table:table-cell>
          <table:table-cell table:formula="of:=SUM([.B59:.B70])/12" office:value-type="float" office:value="19.175" calcext:value-type="float">
            <text:p>19,175</text:p>
          </table:table-cell>
          <table:table-cell table:formula="of:=[.C70]-[.C58]" office:value-type="float" office:value="1.95833333333334" calcext:value-type="float">
            <text:p>1,9583333333</text:p>
          </table:table-cell>
          <table:table-cell table:number-columns-repeated="1015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20.2" calcext:value-type="float">
            <text:p>20,2</text:p>
          </table:table-cell>
          <table:table-cell table:formula="of:=SUM([.B60:.B71])/12" office:value-type="float" office:value="19.3333333333333" calcext:value-type="float">
            <text:p>19,3333333333</text:p>
          </table:table-cell>
          <table:table-cell table:formula="of:=[.C71]-[.C59]" office:value-type="float" office:value="1.93333333333333" calcext:value-type="float">
            <text:p>1,9333333333</text:p>
          </table:table-cell>
          <table:table-cell table:number-columns-repeated="1015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20.3" calcext:value-type="float">
            <text:p>20,3</text:p>
          </table:table-cell>
          <table:table-cell table:formula="of:=SUM([.B61:.B72])/12" office:value-type="float" office:value="19.5166666666667" calcext:value-type="float">
            <text:p>19,5166666667</text:p>
          </table:table-cell>
          <table:table-cell table:formula="of:=[.C72]-[.C60]" office:value-type="float" office:value="1.96666666666667" calcext:value-type="float">
            <text:p>1,9666666667</text:p>
          </table:table-cell>
          <table:table-cell table:number-columns-repeated="1015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20.3" calcext:value-type="float">
            <text:p>20,3</text:p>
          </table:table-cell>
          <table:table-cell table:formula="of:=SUM([.B62:.B73])/12" office:value-type="float" office:value="19.675" calcext:value-type="float">
            <text:p>19,675</text:p>
          </table:table-cell>
          <table:table-cell table:formula="of:=[.C73]-[.C61]" office:value-type="float" office:value="1.96666666666667" calcext:value-type="float">
            <text:p>1,9666666667</text:p>
          </table:table-cell>
          <table:table-cell table:number-columns-repeated="1015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20.5" calcext:value-type="float">
            <text:p>20,5</text:p>
          </table:table-cell>
          <table:table-cell table:formula="of:=SUM([.B63:.B74])/12" office:value-type="float" office:value="19.825" calcext:value-type="float">
            <text:p>19,825</text:p>
          </table:table-cell>
          <table:table-cell table:formula="of:=[.C74]-[.C62]" office:value-type="float" office:value="1.95" calcext:value-type="float">
            <text:p>1,95</text:p>
          </table:table-cell>
          <table:table-cell table:number-columns-repeated="1015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20.6" calcext:value-type="float">
            <text:p>20,6</text:p>
          </table:table-cell>
          <table:table-cell table:formula="of:=SUM([.B64:.B75])/12" office:value-type="float" office:value="19.9666666666667" calcext:value-type="float">
            <text:p>19,9666666667</text:p>
          </table:table-cell>
          <table:table-cell table:formula="of:=[.C75]-[.C63]" office:value-type="float" office:value="1.925" calcext:value-type="float">
            <text:p>1,925</text:p>
          </table:table-cell>
          <table:table-cell table:number-columns-repeated="1015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20.7" calcext:value-type="float">
            <text:p>20,7</text:p>
          </table:table-cell>
          <table:table-cell table:formula="of:=SUM([.B65:.B76])/12" office:value-type="float" office:value="20.1" calcext:value-type="float">
            <text:p>20,1</text:p>
          </table:table-cell>
          <table:table-cell table:formula="of:=[.C76]-[.C64]" office:value-type="float" office:value="1.89166666666667" calcext:value-type="float">
            <text:p>1,8916666667</text:p>
          </table:table-cell>
          <table:table-cell table:number-columns-repeated="1015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20.9" calcext:value-type="float">
            <text:p>20,9</text:p>
          </table:table-cell>
          <table:table-cell table:formula="of:=SUM([.B66:.B77])/12" office:value-type="float" office:value="20.2333333333333" calcext:value-type="float">
            <text:p>20,2333333333</text:p>
          </table:table-cell>
          <table:table-cell table:formula="of:=[.C77]-[.C65]" office:value-type="float" office:value="1.85833333333333" calcext:value-type="float">
            <text:p>1,8583333333</text:p>
          </table:table-cell>
          <table:table-cell table:number-columns-repeated="1015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21" calcext:value-type="float">
            <text:p>21</text:p>
          </table:table-cell>
          <table:table-cell table:formula="of:=SUM([.B67:.B78])/12" office:value-type="float" office:value="20.3583333333333" calcext:value-type="float">
            <text:p>20,3583333333</text:p>
          </table:table-cell>
          <table:table-cell table:formula="of:=[.C78]-[.C66]" office:value-type="float" office:value="1.81666666666666" calcext:value-type="float">
            <text:p>1,8166666667</text:p>
          </table:table-cell>
          <table:table-cell table:number-columns-repeated="1015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21.1" calcext:value-type="float">
            <text:p>21,1</text:p>
          </table:table-cell>
          <table:table-cell table:formula="of:=SUM([.B68:.B79])/12" office:value-type="float" office:value="20.475" calcext:value-type="float">
            <text:p>20,475</text:p>
          </table:table-cell>
          <table:table-cell table:formula="of:=[.C79]-[.C67]" office:value-type="float" office:value="1.76666666666667" calcext:value-type="float">
            <text:p>1,7666666667</text:p>
          </table:table-cell>
          <table:table-cell table:number-columns-repeated="1015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21.1" calcext:value-type="float">
            <text:p>21,1</text:p>
          </table:table-cell>
          <table:table-cell table:formula="of:=SUM([.B69:.B80])/12" office:value-type="float" office:value="20.575" calcext:value-type="float">
            <text:p>20,575</text:p>
          </table:table-cell>
          <table:table-cell table:formula="of:=[.C80]-[.C68]" office:value-type="float" office:value="1.7" calcext:value-type="float">
            <text:p>1,7</text:p>
          </table:table-cell>
          <table:table-cell table:number-columns-repeated="1015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21.2" calcext:value-type="float">
            <text:p>21,2</text:p>
          </table:table-cell>
          <table:table-cell table:formula="of:=SUM([.B70:.B81])/12" office:value-type="float" office:value="20.6666666666667" calcext:value-type="float">
            <text:p>20,6666666667</text:p>
          </table:table-cell>
          <table:table-cell table:formula="of:=[.C81]-[.C69]" office:value-type="float" office:value="1.63333333333333" calcext:value-type="float">
            <text:p>1,6333333333</text:p>
          </table:table-cell>
          <table:table-cell table:number-columns-repeated="1015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21.3" calcext:value-type="float">
            <text:p>21,3</text:p>
          </table:table-cell>
          <table:table-cell table:formula="of:=SUM([.B71:.B82])/12" office:value-type="float" office:value="20.7666666666667" calcext:value-type="float">
            <text:p>20,7666666667</text:p>
          </table:table-cell>
          <table:table-cell table:formula="of:=[.C82]-[.C70]" office:value-type="float" office:value="1.59166666666667" calcext:value-type="float">
            <text:p>1,5916666667</text:p>
          </table:table-cell>
          <table:table-cell table:number-columns-repeated="1015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21.4" calcext:value-type="float">
            <text:p>21,4</text:p>
          </table:table-cell>
          <table:table-cell table:formula="of:=SUM([.B72:.B83])/12" office:value-type="float" office:value="20.8666666666667" calcext:value-type="float">
            <text:p>20,8666666667</text:p>
          </table:table-cell>
          <table:table-cell table:formula="of:=[.C83]-[.C71]" office:value-type="float" office:value="1.53333333333334" calcext:value-type="float">
            <text:p>1,5333333333</text:p>
          </table:table-cell>
          <table:table-cell table:number-columns-repeated="1015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21.5" calcext:value-type="float">
            <text:p>21,5</text:p>
          </table:table-cell>
          <table:table-cell table:formula="of:=SUM([.B73:.B84])/12" office:value-type="float" office:value="20.9666666666667" calcext:value-type="float">
            <text:p>20,9666666667</text:p>
          </table:table-cell>
          <table:table-cell table:formula="of:=[.C84]-[.C72]" office:value-type="float" office:value="1.45" calcext:value-type="float">
            <text:p>1,45</text:p>
          </table:table-cell>
          <table:table-cell table:number-columns-repeated="1015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21.7" calcext:value-type="float">
            <text:p>21,7</text:p>
          </table:table-cell>
          <table:table-cell table:formula="of:=SUM([.B74:.B85])/12" office:value-type="float" office:value="21.0833333333333" calcext:value-type="float">
            <text:p>21,0833333333</text:p>
          </table:table-cell>
          <table:table-cell table:formula="of:=[.C85]-[.C73]" office:value-type="float" office:value="1.40833333333333" calcext:value-type="float">
            <text:p>1,4083333333</text:p>
          </table:table-cell>
          <table:table-cell table:number-columns-repeated="1015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21.7" calcext:value-type="float">
            <text:p>21,7</text:p>
          </table:table-cell>
          <table:table-cell table:formula="of:=SUM([.B75:.B86])/12" office:value-type="float" office:value="21.1833333333333" calcext:value-type="float">
            <text:p>21,1833333333</text:p>
          </table:table-cell>
          <table:table-cell table:formula="of:=[.C86]-[.C74]" office:value-type="float" office:value="1.35833333333333" calcext:value-type="float">
            <text:p>1,3583333333</text:p>
          </table:table-cell>
          <table:table-cell table:number-columns-repeated="1015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21.8" calcext:value-type="float">
            <text:p>21,8</text:p>
          </table:table-cell>
          <table:table-cell table:formula="of:=SUM([.B76:.B87])/12" office:value-type="float" office:value="21.2833333333333" calcext:value-type="float">
            <text:p>21,2833333333</text:p>
          </table:table-cell>
          <table:table-cell table:formula="of:=[.C87]-[.C75]" office:value-type="float" office:value="1.31666666666667" calcext:value-type="float">
            <text:p>1,3166666667</text:p>
          </table:table-cell>
          <table:table-cell table:number-columns-repeated="1015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22" calcext:value-type="float">
            <text:p>22</text:p>
          </table:table-cell>
          <table:table-cell table:formula="of:=SUM([.B77:.B88])/12" office:value-type="float" office:value="21.3916666666667" calcext:value-type="float">
            <text:p>21,3916666667</text:p>
          </table:table-cell>
          <table:table-cell table:formula="of:=[.C88]-[.C76]" office:value-type="float" office:value="1.29166666666667" calcext:value-type="float">
            <text:p>1,2916666667</text:p>
          </table:table-cell>
          <table:table-cell table:number-columns-repeated="1015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22.1" calcext:value-type="float">
            <text:p>22,1</text:p>
          </table:table-cell>
          <table:table-cell table:formula="of:=SUM([.B78:.B89])/12" office:value-type="float" office:value="21.4916666666667" calcext:value-type="float">
            <text:p>21,4916666667</text:p>
          </table:table-cell>
          <table:table-cell table:formula="of:=[.C89]-[.C77]" office:value-type="float" office:value="1.25833333333333" calcext:value-type="float">
            <text:p>1,2583333333</text:p>
          </table:table-cell>
          <table:table-cell table:number-columns-repeated="1015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22.2" calcext:value-type="float">
            <text:p>22,2</text:p>
          </table:table-cell>
          <table:table-cell table:formula="of:=SUM([.B79:.B90])/12" office:value-type="float" office:value="21.5916666666667" calcext:value-type="float">
            <text:p>21,5916666667</text:p>
          </table:table-cell>
          <table:table-cell table:formula="of:=[.C90]-[.C78]" office:value-type="float" office:value="1.23333333333333" calcext:value-type="float">
            <text:p>1,2333333333</text:p>
          </table:table-cell>
          <table:table-cell table:number-columns-repeated="1015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22.3" calcext:value-type="float">
            <text:p>22,3</text:p>
          </table:table-cell>
          <table:table-cell table:formula="of:=SUM([.B80:.B91])/12" office:value-type="float" office:value="21.6916666666667" calcext:value-type="float">
            <text:p>21,6916666667</text:p>
          </table:table-cell>
          <table:table-cell table:formula="of:=[.C91]-[.C79]" office:value-type="float" office:value="1.21666666666667" calcext:value-type="float">
            <text:p>1,2166666667</text:p>
          </table:table-cell>
          <table:table-cell table:number-columns-repeated="1015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22.4" calcext:value-type="float">
            <text:p>22,4</text:p>
          </table:table-cell>
          <table:table-cell table:formula="of:=SUM([.B81:.B92])/12" office:value-type="float" office:value="21.8" calcext:value-type="float">
            <text:p>21,8</text:p>
          </table:table-cell>
          <table:table-cell table:formula="of:=[.C92]-[.C80]" office:value-type="float" office:value="1.225" calcext:value-type="float">
            <text:p>1,225</text:p>
          </table:table-cell>
          <table:table-cell table:number-columns-repeated="1015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22.5" calcext:value-type="float">
            <text:p>22,5</text:p>
          </table:table-cell>
          <table:table-cell table:formula="of:=SUM([.B82:.B93])/12" office:value-type="float" office:value="21.9083333333333" calcext:value-type="float">
            <text:p>21,9083333333</text:p>
          </table:table-cell>
          <table:table-cell table:formula="of:=[.C93]-[.C81]" office:value-type="float" office:value="1.24166666666667" calcext:value-type="float">
            <text:p>1,2416666667</text:p>
          </table:table-cell>
          <table:table-cell table:number-columns-repeated="1015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22.7" calcext:value-type="float">
            <text:p>22,7</text:p>
          </table:table-cell>
          <table:table-cell table:formula="of:=SUM([.B83:.B94])/12" office:value-type="float" office:value="22.025" calcext:value-type="float">
            <text:p>22,025</text:p>
          </table:table-cell>
          <table:table-cell table:formula="of:=[.C94]-[.C82]" office:value-type="float" office:value="1.25833333333334" calcext:value-type="float">
            <text:p>1,2583333333</text:p>
          </table:table-cell>
          <table:table-cell table:number-columns-repeated="1015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22.8" calcext:value-type="float">
            <text:p>22,8</text:p>
          </table:table-cell>
          <table:table-cell table:formula="of:=SUM([.B84:.B95])/12" office:value-type="float" office:value="22.1416666666667" calcext:value-type="float">
            <text:p>22,1416666667</text:p>
          </table:table-cell>
          <table:table-cell table:formula="of:=[.C95]-[.C83]" office:value-type="float" office:value="1.275" calcext:value-type="float">
            <text:p>1,275</text:p>
          </table:table-cell>
          <table:table-cell table:number-columns-repeated="1015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23.1" calcext:value-type="float">
            <text:p>23,1</text:p>
          </table:table-cell>
          <table:table-cell table:formula="of:=SUM([.B85:.B96])/12" office:value-type="float" office:value="22.275" calcext:value-type="float">
            <text:p>22,275</text:p>
          </table:table-cell>
          <table:table-cell table:formula="of:=[.C96]-[.C84]" office:value-type="float" office:value="1.30833333333334" calcext:value-type="float">
            <text:p>1,3083333333</text:p>
          </table:table-cell>
          <table:table-cell table:number-columns-repeated="1015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23.2" calcext:value-type="float">
            <text:p>23,2</text:p>
          </table:table-cell>
          <table:table-cell table:formula="of:=SUM([.B86:.B97])/12" office:value-type="float" office:value="22.4" calcext:value-type="float">
            <text:p>22,4</text:p>
          </table:table-cell>
          <table:table-cell table:formula="of:=[.C97]-[.C85]" office:value-type="float" office:value="1.31666666666667" calcext:value-type="float">
            <text:p>1,3166666667</text:p>
          </table:table-cell>
          <table:table-cell table:number-columns-repeated="1015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23.3" calcext:value-type="float">
            <text:p>23,3</text:p>
          </table:table-cell>
          <table:table-cell table:formula="of:=SUM([.B87:.B98])/12" office:value-type="float" office:value="22.5333333333333" calcext:value-type="float">
            <text:p>22,5333333333</text:p>
          </table:table-cell>
          <table:table-cell table:formula="of:=[.C98]-[.C86]" office:value-type="float" office:value="1.35" calcext:value-type="float">
            <text:p>1,35</text:p>
          </table:table-cell>
          <table:table-cell table:number-columns-repeated="1015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23.4" calcext:value-type="float">
            <text:p>23,4</text:p>
          </table:table-cell>
          <table:table-cell table:formula="of:=SUM([.B88:.B99])/12" office:value-type="float" office:value="22.6666666666667" calcext:value-type="float">
            <text:p>22,6666666667</text:p>
          </table:table-cell>
          <table:table-cell table:formula="of:=[.C99]-[.C87]" office:value-type="float" office:value="1.38333333333334" calcext:value-type="float">
            <text:p>1,3833333333</text:p>
          </table:table-cell>
          <table:table-cell table:number-columns-repeated="1015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23.5" calcext:value-type="float">
            <text:p>23,5</text:p>
          </table:table-cell>
          <table:table-cell table:formula="of:=SUM([.B89:.B100])/12" office:value-type="float" office:value="22.7916666666667" calcext:value-type="float">
            <text:p>22,7916666667</text:p>
          </table:table-cell>
          <table:table-cell table:formula="of:=[.C100]-[.C88]" office:value-type="float" office:value="1.4" calcext:value-type="float">
            <text:p>1,4</text:p>
          </table:table-cell>
          <table:table-cell table:number-columns-repeated="1015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23.7" calcext:value-type="float">
            <text:p>23,7</text:p>
          </table:table-cell>
          <table:table-cell table:formula="of:=SUM([.B90:.B101])/12" office:value-type="float" office:value="22.925" calcext:value-type="float">
            <text:p>22,925</text:p>
          </table:table-cell>
          <table:table-cell table:formula="of:=[.C101]-[.C89]" office:value-type="float" office:value="1.43333333333334" calcext:value-type="float">
            <text:p>1,4333333333</text:p>
          </table:table-cell>
          <table:table-cell table:number-columns-repeated="1015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24" calcext:value-type="float">
            <text:p>24</text:p>
          </table:table-cell>
          <table:table-cell table:formula="of:=SUM([.B91:.B102])/12" office:value-type="float" office:value="23.075" calcext:value-type="float">
            <text:p>23,075</text:p>
          </table:table-cell>
          <table:table-cell table:formula="of:=[.C102]-[.C90]" office:value-type="float" office:value="1.48333333333333" calcext:value-type="float">
            <text:p>1,4833333333</text:p>
          </table:table-cell>
          <table:table-cell table:number-columns-repeated="1015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24.2" calcext:value-type="float">
            <text:p>24,2</text:p>
          </table:table-cell>
          <table:table-cell table:formula="of:=SUM([.B92:.B103])/12" office:value-type="float" office:value="23.2333333333333" calcext:value-type="float">
            <text:p>23,2333333333</text:p>
          </table:table-cell>
          <table:table-cell table:formula="of:=[.C103]-[.C91]" office:value-type="float" office:value="1.54166666666667" calcext:value-type="float">
            <text:p>1,5416666667</text:p>
          </table:table-cell>
          <table:table-cell table:number-columns-repeated="1015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24.4" calcext:value-type="float">
            <text:p>24,4</text:p>
          </table:table-cell>
          <table:table-cell table:formula="of:=SUM([.B93:.B104])/12" office:value-type="float" office:value="23.4" calcext:value-type="float">
            <text:p>23,4</text:p>
          </table:table-cell>
          <table:table-cell table:formula="of:=[.C104]-[.C92]" office:value-type="float" office:value="1.59999999999999" calcext:value-type="float">
            <text:p>1,6</text:p>
          </table:table-cell>
          <table:table-cell table:number-columns-repeated="1015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24.5" calcext:value-type="float">
            <text:p>24,5</text:p>
          </table:table-cell>
          <table:table-cell table:formula="of:=SUM([.B94:.B105])/12" office:value-type="float" office:value="23.5666666666667" calcext:value-type="float">
            <text:p>23,5666666667</text:p>
          </table:table-cell>
          <table:table-cell table:formula="of:=[.C105]-[.C93]" office:value-type="float" office:value="1.65833333333333" calcext:value-type="float">
            <text:p>1,6583333333</text:p>
          </table:table-cell>
          <table:table-cell table:number-columns-repeated="1015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24.6" calcext:value-type="float">
            <text:p>24,6</text:p>
          </table:table-cell>
          <table:table-cell table:formula="of:=SUM([.B95:.B106])/12" office:value-type="float" office:value="23.725" calcext:value-type="float">
            <text:p>23,725</text:p>
          </table:table-cell>
          <table:table-cell table:formula="of:=[.C106]-[.C94]" office:value-type="float" office:value="1.7" calcext:value-type="float">
            <text:p>1,7</text:p>
          </table:table-cell>
          <table:table-cell table:number-columns-repeated="1015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24.6" calcext:value-type="float">
            <text:p>24,6</text:p>
          </table:table-cell>
          <table:table-cell table:formula="of:=SUM([.B96:.B107])/12" office:value-type="float" office:value="23.875" calcext:value-type="float">
            <text:p>23,875</text:p>
          </table:table-cell>
          <table:table-cell table:formula="of:=[.C107]-[.C95]" office:value-type="float" office:value="1.73333333333333" calcext:value-type="float">
            <text:p>1,7333333333</text:p>
          </table:table-cell>
          <table:table-cell table:number-columns-repeated="1015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24.7" calcext:value-type="float">
            <text:p>24,7</text:p>
          </table:table-cell>
          <table:table-cell table:formula="of:=SUM([.B97:.B108])/12" office:value-type="float" office:value="24.0083333333333" calcext:value-type="float">
            <text:p>24,0083333333</text:p>
          </table:table-cell>
          <table:table-cell table:formula="of:=[.C108]-[.C96]" office:value-type="float" office:value="1.73333333333333" calcext:value-type="float">
            <text:p>1,7333333333</text:p>
          </table:table-cell>
          <table:table-cell table:number-columns-repeated="1015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24.8" calcext:value-type="float">
            <text:p>24,8</text:p>
          </table:table-cell>
          <table:table-cell table:formula="of:=SUM([.B98:.B109])/12" office:value-type="float" office:value="24.1416666666667" calcext:value-type="float">
            <text:p>24,1416666667</text:p>
          </table:table-cell>
          <table:table-cell table:formula="of:=[.C109]-[.C97]" office:value-type="float" office:value="1.74166666666666" calcext:value-type="float">
            <text:p>1,7416666667</text:p>
          </table:table-cell>
          <table:table-cell table:number-columns-repeated="1015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24.9" calcext:value-type="float">
            <text:p>24,9</text:p>
          </table:table-cell>
          <table:table-cell table:formula="of:=SUM([.B99:.B110])/12" office:value-type="float" office:value="24.275" calcext:value-type="float">
            <text:p>24,275</text:p>
          </table:table-cell>
          <table:table-cell table:formula="of:=[.C110]-[.C98]" office:value-type="float" office:value="1.74166666666666" calcext:value-type="float">
            <text:p>1,7416666667</text:p>
          </table:table-cell>
          <table:table-cell table:number-columns-repeated="1015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25.1" calcext:value-type="float">
            <text:p>25,1</text:p>
          </table:table-cell>
          <table:table-cell table:formula="of:=SUM([.B100:.B111])/12" office:value-type="float" office:value="24.4166666666667" calcext:value-type="float">
            <text:p>24,4166666667</text:p>
          </table:table-cell>
          <table:table-cell table:formula="of:=[.C111]-[.C99]" office:value-type="float" office:value="1.75" calcext:value-type="float">
            <text:p>1,75</text:p>
          </table:table-cell>
          <table:table-cell table:number-columns-repeated="1015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25.4" calcext:value-type="float">
            <text:p>25,4</text:p>
          </table:table-cell>
          <table:table-cell table:formula="of:=SUM([.B101:.B112])/12" office:value-type="float" office:value="24.575" calcext:value-type="float">
            <text:p>24,575</text:p>
          </table:table-cell>
          <table:table-cell table:formula="of:=[.C112]-[.C100]" office:value-type="float" office:value="1.78333333333333" calcext:value-type="float">
            <text:p>1,7833333333</text:p>
          </table:table-cell>
          <table:table-cell table:number-columns-repeated="1015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25.8" calcext:value-type="float">
            <text:p>25,8</text:p>
          </table:table-cell>
          <table:table-cell table:formula="of:=SUM([.B102:.B113])/12" office:value-type="float" office:value="24.75" calcext:value-type="float">
            <text:p>24,75</text:p>
          </table:table-cell>
          <table:table-cell table:formula="of:=[.C113]-[.C101]" office:value-type="float" office:value="1.825" calcext:value-type="float">
            <text:p>1,825</text:p>
          </table:table-cell>
          <table:table-cell table:number-columns-repeated="1015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25.9" calcext:value-type="float">
            <text:p>25,9</text:p>
          </table:table-cell>
          <table:table-cell table:formula="of:=SUM([.B103:.B114])/12" office:value-type="float" office:value="24.9083333333333" calcext:value-type="float">
            <text:p>24,9083333333</text:p>
          </table:table-cell>
          <table:table-cell table:formula="of:=[.C114]-[.C102]" office:value-type="float" office:value="1.83333333333333" calcext:value-type="float">
            <text:p>1,8333333333</text:p>
          </table:table-cell>
          <table:table-cell table:number-columns-repeated="1015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25.8" calcext:value-type="float">
            <text:p>25,8</text:p>
          </table:table-cell>
          <table:table-cell table:formula="of:=SUM([.B104:.B115])/12" office:value-type="float" office:value="25.0416666666667" calcext:value-type="float">
            <text:p>25,0416666667</text:p>
          </table:table-cell>
          <table:table-cell table:formula="of:=[.C115]-[.C103]" office:value-type="float" office:value="1.80833333333333" calcext:value-type="float">
            <text:p>1,8083333333</text:p>
          </table:table-cell>
          <table:table-cell table:number-columns-repeated="1015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25.8" calcext:value-type="float">
            <text:p>25,8</text:p>
          </table:table-cell>
          <table:table-cell table:formula="of:=SUM([.B105:.B116])/12" office:value-type="float" office:value="25.1583333333333" calcext:value-type="float">
            <text:p>25,1583333333</text:p>
          </table:table-cell>
          <table:table-cell table:formula="of:=[.C116]-[.C104]" office:value-type="float" office:value="1.75833333333334" calcext:value-type="float">
            <text:p>1,7583333333</text:p>
          </table:table-cell>
          <table:table-cell table:number-columns-repeated="1015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25.7" calcext:value-type="float">
            <text:p>25,7</text:p>
          </table:table-cell>
          <table:table-cell table:formula="of:=SUM([.B106:.B117])/12" office:value-type="float" office:value="25.2583333333333" calcext:value-type="float">
            <text:p>25,2583333333</text:p>
          </table:table-cell>
          <table:table-cell table:formula="of:=[.C117]-[.C105]" office:value-type="float" office:value="1.69166666666667" calcext:value-type="float">
            <text:p>1,6916666667</text:p>
          </table:table-cell>
          <table:table-cell table:number-columns-repeated="1015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25.7" calcext:value-type="float">
            <text:p>25,7</text:p>
          </table:table-cell>
          <table:table-cell table:formula="of:=SUM([.B107:.B118])/12" office:value-type="float" office:value="25.35" calcext:value-type="float">
            <text:p>25,35</text:p>
          </table:table-cell>
          <table:table-cell table:formula="of:=[.C118]-[.C106]" office:value-type="float" office:value="1.625" calcext:value-type="float">
            <text:p>1,625</text:p>
          </table:table-cell>
          <table:table-cell table:number-columns-repeated="1015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25.7" calcext:value-type="float">
            <text:p>25,7</text:p>
          </table:table-cell>
          <table:table-cell table:formula="of:=SUM([.B108:.B119])/12" office:value-type="float" office:value="25.4416666666667" calcext:value-type="float">
            <text:p>25,4416666667</text:p>
          </table:table-cell>
          <table:table-cell table:formula="of:=[.C119]-[.C107]" office:value-type="float" office:value="1.56666666666667" calcext:value-type="float">
            <text:p>1,5666666667</text:p>
          </table:table-cell>
          <table:table-cell table:number-columns-repeated="1015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25.7" calcext:value-type="float">
            <text:p>25,7</text:p>
          </table:table-cell>
          <table:table-cell table:formula="of:=SUM([.B109:.B120])/12" office:value-type="float" office:value="25.525" calcext:value-type="float">
            <text:p>25,525</text:p>
          </table:table-cell>
          <table:table-cell table:formula="of:=[.C120]-[.C108]" office:value-type="float" office:value="1.51666666666667" calcext:value-type="float">
            <text:p>1,5166666667</text:p>
          </table:table-cell>
          <table:table-cell table:number-columns-repeated="1015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25.7" calcext:value-type="float">
            <text:p>25,7</text:p>
          </table:table-cell>
          <table:table-cell table:formula="of:=SUM([.B110:.B121])/12" office:value-type="float" office:value="25.6" calcext:value-type="float">
            <text:p>25,6</text:p>
          </table:table-cell>
          <table:table-cell table:formula="of:=[.C121]-[.C109]" office:value-type="float" office:value="1.45833333333333" calcext:value-type="float">
            <text:p>1,4583333333</text:p>
          </table:table-cell>
          <table:table-cell table:number-columns-repeated="1015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25.5" calcext:value-type="float">
            <text:p>25,5</text:p>
          </table:table-cell>
          <table:table-cell table:formula="of:=SUM([.B111:.B122])/12" office:value-type="float" office:value="25.65" calcext:value-type="float">
            <text:p>25,65</text:p>
          </table:table-cell>
          <table:table-cell table:formula="of:=[.C122]-[.C110]" office:value-type="float" office:value="1.375" calcext:value-type="float">
            <text:p>1,375</text:p>
          </table:table-cell>
          <table:table-cell table:number-columns-repeated="1015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25.4" calcext:value-type="float">
            <text:p>25,4</text:p>
          </table:table-cell>
          <table:table-cell table:formula="of:=SUM([.B112:.B123])/12" office:value-type="float" office:value="25.675" calcext:value-type="float">
            <text:p>25,675</text:p>
          </table:table-cell>
          <table:table-cell table:formula="of:=[.C123]-[.C111]" office:value-type="float" office:value="1.25833333333333" calcext:value-type="float">
            <text:p>1,2583333333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25.4" calcext:value-type="float">
            <text:p>25,4</text:p>
          </table:table-cell>
          <table:table-cell table:formula="of:=SUM([.B113:.B124])/12" office:value-type="float" office:value="25.675" calcext:value-type="float">
            <text:p>25,675</text:p>
          </table:table-cell>
          <table:table-cell table:formula="of:=[.C124]-[.C112]" office:value-type="float" office:value="1.09999999999999" calcext:value-type="float">
            <text:p>1,1</text:p>
          </table:table-cell>
          <table:table-cell table:number-columns-repeated="1015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25.4" calcext:value-type="float">
            <text:p>25,4</text:p>
          </table:table-cell>
          <table:table-cell table:formula="of:=SUM([.B114:.B125])/12" office:value-type="float" office:value="25.6416666666667" calcext:value-type="float">
            <text:p>25,6416666667</text:p>
          </table:table-cell>
          <table:table-cell table:formula="of:=[.C125]-[.C113]" office:value-type="float" office:value="0.891666666666662" calcext:value-type="float">
            <text:p>0,8916666667</text:p>
          </table:table-cell>
          <table:table-cell table:number-columns-repeated="1015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25.4" calcext:value-type="float">
            <text:p>25,4</text:p>
          </table:table-cell>
          <table:table-cell table:formula="of:=SUM([.B115:.B126])/12" office:value-type="float" office:value="25.6" calcext:value-type="float">
            <text:p>25,6</text:p>
          </table:table-cell>
          <table:table-cell table:formula="of:=[.C126]-[.C114]" office:value-type="float" office:value="0.691666666666663" calcext:value-type="float">
            <text:p>0,6916666667</text:p>
          </table:table-cell>
          <table:table-cell table:number-columns-repeated="1015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25.4" calcext:value-type="float">
            <text:p>25,4</text:p>
          </table:table-cell>
          <table:table-cell table:formula="of:=SUM([.B116:.B127])/12" office:value-type="float" office:value="25.5666666666667" calcext:value-type="float">
            <text:p>25,5666666667</text:p>
          </table:table-cell>
          <table:table-cell table:formula="of:=[.C127]-[.C115]" office:value-type="float" office:value="0.524999999999995" calcext:value-type="float">
            <text:p>0,525</text:p>
          </table:table-cell>
          <table:table-cell table:number-columns-repeated="1015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25.4" calcext:value-type="float">
            <text:p>25,4</text:p>
          </table:table-cell>
          <table:table-cell table:formula="of:=SUM([.B117:.B128])/12" office:value-type="float" office:value="25.5333333333333" calcext:value-type="float">
            <text:p>25,5333333333</text:p>
          </table:table-cell>
          <table:table-cell table:formula="of:=[.C128]-[.C116]" office:value-type="float" office:value="0.374999999999996" calcext:value-type="float">
            <text:p>0,375</text:p>
          </table:table-cell>
          <table:table-cell table:number-columns-repeated="1015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25.4" calcext:value-type="float">
            <text:p>25,4</text:p>
          </table:table-cell>
          <table:table-cell table:formula="of:=SUM([.B118:.B129])/12" office:value-type="float" office:value="25.5083333333333" calcext:value-type="float">
            <text:p>25,5083333333</text:p>
          </table:table-cell>
          <table:table-cell table:formula="of:=[.C129]-[.C117]" office:value-type="float" office:value="0.25" calcext:value-type="float">
            <text:p>0,25</text:p>
          </table:table-cell>
          <table:table-cell table:number-columns-repeated="1015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25.4" calcext:value-type="float">
            <text:p>25,4</text:p>
          </table:table-cell>
          <table:table-cell table:formula="of:=SUM([.B119:.B130])/12" office:value-type="float" office:value="25.4833333333333" calcext:value-type="float">
            <text:p>25,4833333333</text:p>
          </table:table-cell>
          <table:table-cell table:formula="of:=[.C130]-[.C118]" office:value-type="float" office:value="0.133333333333329" calcext:value-type="float">
            <text:p>0,1333333333</text:p>
          </table:table-cell>
          <table:table-cell table:number-columns-repeated="1015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25.4" calcext:value-type="float">
            <text:p>25,4</text:p>
          </table:table-cell>
          <table:table-cell table:formula="of:=SUM([.B120:.B131])/12" office:value-type="float" office:value="25.4583333333333" calcext:value-type="float">
            <text:p>25,4583333333</text:p>
          </table:table-cell>
          <table:table-cell table:formula="of:=[.C131]-[.C119]" office:value-type="float" office:value="0.0166666666666657" calcext:value-type="float">
            <text:p>0,0166666667</text:p>
          </table:table-cell>
          <table:table-cell table:number-columns-repeated="1015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25.4" calcext:value-type="float">
            <text:p>25,4</text:p>
          </table:table-cell>
          <table:table-cell table:formula="of:=SUM([.B121:.B132])/12" office:value-type="float" office:value="25.4333333333333" calcext:value-type="float">
            <text:p>25,4333333333</text:p>
          </table:table-cell>
          <table:table-cell table:formula="of:=[.C132]-[.C120]" office:value-type="float" office:value="-0.0916666666666686" calcext:value-type="float">
            <text:p>-0,0916666667</text:p>
          </table:table-cell>
          <table:table-cell table:number-columns-repeated="1015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25.4" calcext:value-type="float">
            <text:p>25,4</text:p>
          </table:table-cell>
          <table:table-cell table:formula="of:=SUM([.B122:.B133])/12" office:value-type="float" office:value="25.4083333333333" calcext:value-type="float">
            <text:p>25,4083333333</text:p>
          </table:table-cell>
          <table:table-cell table:formula="of:=[.C133]-[.C121]" office:value-type="float" office:value="-0.191666666666666" calcext:value-type="float">
            <text:p>-0,1916666667</text:p>
          </table:table-cell>
          <table:table-cell table:number-columns-repeated="1015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25.4" calcext:value-type="float">
            <text:p>25,4</text:p>
          </table:table-cell>
          <table:table-cell table:formula="of:=SUM([.B123:.B134])/12" office:value-type="float" office:value="25.4" calcext:value-type="float">
            <text:p>25,4</text:p>
          </table:table-cell>
          <table:table-cell table:formula="of:=[.C134]-[.C122]" office:value-type="float" office:value="-0.249999999999993" calcext:value-type="float">
            <text:p>-0,25</text:p>
          </table:table-cell>
          <table:table-cell table:number-columns-repeated="1015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25.3" calcext:value-type="float">
            <text:p>25,3</text:p>
          </table:table-cell>
          <table:table-cell table:formula="of:=SUM([.B124:.B135])/12" office:value-type="float" office:value="25.3916666666667" calcext:value-type="float">
            <text:p>25,3916666667</text:p>
          </table:table-cell>
          <table:table-cell table:formula="of:=[.C135]-[.C123]" office:value-type="float" office:value="-0.283333333333324" calcext:value-type="float">
            <text:p>-0,2833333333</text:p>
          </table:table-cell>
          <table:table-cell table:number-columns-repeated="1015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25.3" calcext:value-type="float">
            <text:p>25,3</text:p>
          </table:table-cell>
          <table:table-cell table:formula="of:=SUM([.B125:.B136])/12" office:value-type="float" office:value="25.3833333333333" calcext:value-type="float">
            <text:p>25,3833333333</text:p>
          </table:table-cell>
          <table:table-cell table:formula="of:=[.C136]-[.C124]" office:value-type="float" office:value="-0.291666666666657" calcext:value-type="float">
            <text:p>-0,2916666667</text:p>
          </table:table-cell>
          <table:table-cell table:number-columns-repeated="1015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25.4" calcext:value-type="float">
            <text:p>25,4</text:p>
          </table:table-cell>
          <table:table-cell table:formula="of:=SUM([.B126:.B137])/12" office:value-type="float" office:value="25.3833333333333" calcext:value-type="float">
            <text:p>25,3833333333</text:p>
          </table:table-cell>
          <table:table-cell table:formula="of:=[.C137]-[.C125]" office:value-type="float" office:value="-0.258333333333326" calcext:value-type="float">
            <text:p>-0,2583333333</text:p>
          </table:table-cell>
          <table:table-cell table:number-columns-repeated="1015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25.4" calcext:value-type="float">
            <text:p>25,4</text:p>
          </table:table-cell>
          <table:table-cell table:formula="of:=SUM([.B127:.B138])/12" office:value-type="float" office:value="25.3833333333333" calcext:value-type="float">
            <text:p>25,3833333333</text:p>
          </table:table-cell>
          <table:table-cell table:formula="of:=[.C138]-[.C126]" office:value-type="float" office:value="-0.216666666666658" calcext:value-type="float">
            <text:p>-0,2166666667</text:p>
          </table:table-cell>
          <table:table-cell table:number-columns-repeated="1015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25.4" calcext:value-type="float">
            <text:p>25,4</text:p>
          </table:table-cell>
          <table:table-cell table:formula="of:=SUM([.B128:.B139])/12" office:value-type="float" office:value="25.3833333333333" calcext:value-type="float">
            <text:p>25,3833333333</text:p>
          </table:table-cell>
          <table:table-cell table:formula="of:=[.C139]-[.C127]" office:value-type="float" office:value="-0.183333333333326" calcext:value-type="float">
            <text:p>-0,1833333333</text:p>
          </table:table-cell>
          <table:table-cell table:number-columns-repeated="1015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25.5" calcext:value-type="float">
            <text:p>25,5</text:p>
          </table:table-cell>
          <table:table-cell table:formula="of:=SUM([.B129:.B140])/12" office:value-type="float" office:value="25.3916666666667" calcext:value-type="float">
            <text:p>25,3916666667</text:p>
          </table:table-cell>
          <table:table-cell table:formula="of:=[.C140]-[.C128]" office:value-type="float" office:value="-0.141666666666662" calcext:value-type="float">
            <text:p>-0,1416666667</text:p>
          </table:table-cell>
          <table:table-cell table:number-columns-repeated="1015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25.5" calcext:value-type="float">
            <text:p>25,5</text:p>
          </table:table-cell>
          <table:table-cell table:formula="of:=SUM([.B130:.B141])/12" office:value-type="float" office:value="25.4" calcext:value-type="float">
            <text:p>25,4</text:p>
          </table:table-cell>
          <table:table-cell table:formula="of:=[.C141]-[.C129]" office:value-type="float" office:value="-0.108333333333331" calcext:value-type="float">
            <text:p>-0,1083333333</text:p>
          </table:table-cell>
          <table:table-cell table:number-columns-repeated="1015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26" calcext:value-type="float">
            <text:p>26</text:p>
          </table:table-cell>
          <table:table-cell table:formula="of:=SUM([.B131:.B142])/12" office:value-type="float" office:value="25.45" calcext:value-type="float">
            <text:p>25,45</text:p>
          </table:table-cell>
          <table:table-cell table:formula="of:=[.C142]-[.C130]" office:value-type="float" office:value="-0.033333333333335" calcext:value-type="float">
            <text:p>-0,0333333333</text:p>
          </table:table-cell>
          <table:table-cell table:number-columns-repeated="1015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26.6" calcext:value-type="float">
            <text:p>26,6</text:p>
          </table:table-cell>
          <table:table-cell table:formula="of:=SUM([.B132:.B143])/12" office:value-type="float" office:value="25.55" calcext:value-type="float">
            <text:p>25,55</text:p>
          </table:table-cell>
          <table:table-cell table:formula="of:=[.C143]-[.C131]" office:value-type="float" office:value="0.0916666666666686" calcext:value-type="float">
            <text:p>0,0916666667</text:p>
          </table:table-cell>
          <table:table-cell table:number-columns-repeated="1015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26.6" calcext:value-type="float">
            <text:p>26,6</text:p>
          </table:table-cell>
          <table:table-cell table:formula="of:=SUM([.B133:.B144])/12" office:value-type="float" office:value="25.65" calcext:value-type="float">
            <text:p>25,65</text:p>
          </table:table-cell>
          <table:table-cell table:formula="of:=[.C144]-[.C132]" office:value-type="float" office:value="0.216666666666669" calcext:value-type="float">
            <text:p>0,2166666667</text:p>
          </table:table-cell>
          <table:table-cell table:number-columns-repeated="1015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27.1" calcext:value-type="float">
            <text:p>27,1</text:p>
          </table:table-cell>
          <table:table-cell table:formula="of:=SUM([.B134:.B145])/12" office:value-type="float" office:value="25.7916666666667" calcext:value-type="float">
            <text:p>25,7916666667</text:p>
          </table:table-cell>
          <table:table-cell table:formula="of:=[.C145]-[.C133]" office:value-type="float" office:value="0.38333333333334" calcext:value-type="float">
            <text:p>0,3833333333</text:p>
          </table:table-cell>
          <table:table-cell table:number-columns-repeated="1015"/>
        </table:table-row>
      </table:table>
      <table:table table:name="Edits per month" table:style-name="ta1">
        <table:shapes>
          <draw:frame draw:z-index="0" draw:style-name="gr1" draw:text-style-name="P1" svg:width="159.99mm" svg:height="89.99mm" svg:x="298.35mm" svg:y="1mm">
            <draw:object draw:notify-on-update-of-ranges="'Edits per month'.A1:'Edits per month'.A1 'Edits per month'.A2:'Edits per month'.A145 'Edits per month'.B1:'Edits per month'.B1 'Edits per month'.B2:'Edits per month'.B145 'Edits per month'.C1:'Edits per month'.C1 'Edits per month'.C2:'Edits per month'.C145 'Edits per month'.D1:'Edits per month'.D1 'Edits per month'.D2:'Edits per month'.D14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Edits per month</text:p>
          </table:table-cell>
          <table:table-cell office:value-type="string" calcext:value-type="string">
            <text:p>Sliding mean</text:p>
          </table:table-cell>
          <table:table-cell office:value-type="string" calcext:value-type="string">
            <text:p>Sliding diff</text:p>
          </table:table-cell>
          <table:table-cell table:number-columns-repeated="1015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2300" calcext:value-type="float">
            <text:p>2300</text:p>
          </table:table-cell>
          <table:table-cell table:style-name="ce5" table:number-columns-repeated="1017"/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2400" calcext:value-type="float">
            <text:p>2400</text:p>
          </table:table-cell>
          <table:table-cell table:number-columns-repeated="1017"/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2900" calcext:value-type="float">
            <text:p>2900</text:p>
          </table:table-cell>
          <table:table-cell table:number-columns-repeated="1017"/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2100" calcext:value-type="float">
            <text:p>2100</text:p>
          </table:table-cell>
          <table:table-cell table:number-columns-repeated="1017"/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2700" calcext:value-type="float">
            <text:p>2700</text:p>
          </table:table-cell>
          <table:table-cell table:number-columns-repeated="1017"/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5700" calcext:value-type="float">
            <text:p>5700</text:p>
          </table:table-cell>
          <table:table-cell table:number-columns-repeated="1017"/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6500" calcext:value-type="float">
            <text:p>6500</text:p>
          </table:table-cell>
          <table:table-cell table:number-columns-repeated="1017"/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5800" calcext:value-type="float">
            <text:p>5800</text:p>
          </table:table-cell>
          <table:table-cell table:number-columns-repeated="1017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0000" calcext:value-type="float">
            <text:p>10000</text:p>
          </table:table-cell>
          <table:table-cell table:number-columns-repeated="1017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12000" calcext:value-type="float">
            <text:p>12000</text:p>
          </table:table-cell>
          <table:table-cell table:number-columns-repeated="1017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3000" calcext:value-type="float">
            <text:p>13000</text:p>
          </table:table-cell>
          <table:table-cell table:number-columns-repeated="1017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13000" calcext:value-type="float">
            <text:p>13000</text:p>
          </table:table-cell>
          <table:table-cell table:formula="of:=SUM([.B2:.B13])/12" office:value-type="float" office:value="6533.33333333333" calcext:value-type="float">
            <text:p>6533,3333333333</text:p>
          </table:table-cell>
          <table:table-cell table:number-columns-repeated="1016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15000" calcext:value-type="float">
            <text:p>15000</text:p>
          </table:table-cell>
          <table:table-cell table:formula="of:=SUM([.B3:.B14])/12" office:value-type="float" office:value="7591.66666666667" calcext:value-type="float">
            <text:p>7591,6666666667</text:p>
          </table:table-cell>
          <table:table-cell table:number-columns-repeated="1016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20000" calcext:value-type="float">
            <text:p>20000</text:p>
          </table:table-cell>
          <table:table-cell table:formula="of:=SUM([.B4:.B15])/12" office:value-type="float" office:value="9058.33333333333" calcext:value-type="float">
            <text:p>9058,3333333333</text:p>
          </table:table-cell>
          <table:table-cell table:number-columns-repeated="1016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20000" calcext:value-type="float">
            <text:p>20000</text:p>
          </table:table-cell>
          <table:table-cell table:formula="of:=SUM([.B5:.B16])/12" office:value-type="float" office:value="10483.3333333333" calcext:value-type="float">
            <text:p>10483,3333333333</text:p>
          </table:table-cell>
          <table:table-cell table:number-columns-repeated="1016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23000" calcext:value-type="float">
            <text:p>23000</text:p>
          </table:table-cell>
          <table:table-cell table:formula="of:=SUM([.B6:.B17])/12" office:value-type="float" office:value="12225" calcext:value-type="float">
            <text:p>12225</text:p>
          </table:table-cell>
          <table:table-cell table:number-columns-repeated="1016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21000" calcext:value-type="float">
            <text:p>21000</text:p>
          </table:table-cell>
          <table:table-cell table:formula="of:=SUM([.B7:.B18])/12" office:value-type="float" office:value="13750" calcext:value-type="float">
            <text:p>13750</text:p>
          </table:table-cell>
          <table:table-cell table:number-columns-repeated="1016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23000" calcext:value-type="float">
            <text:p>23000</text:p>
          </table:table-cell>
          <table:table-cell table:formula="of:=SUM([.B8:.B19])/12" office:value-type="float" office:value="15191.6666666667" calcext:value-type="float">
            <text:p>15191,6666666667</text:p>
          </table:table-cell>
          <table:table-cell table:number-columns-repeated="1016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28000" calcext:value-type="float">
            <text:p>28000</text:p>
          </table:table-cell>
          <table:table-cell table:formula="of:=SUM([.B9:.B20])/12" office:value-type="float" office:value="16983.3333333333" calcext:value-type="float">
            <text:p>16983,3333333333</text:p>
          </table:table-cell>
          <table:table-cell table:number-columns-repeated="1016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32000" calcext:value-type="float">
            <text:p>32000</text:p>
          </table:table-cell>
          <table:table-cell table:formula="of:=SUM([.B10:.B21])/12" office:value-type="float" office:value="19166.6666666667" calcext:value-type="float">
            <text:p>19166,6666666667</text:p>
          </table:table-cell>
          <table:table-cell table:number-columns-repeated="1016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3000" calcext:value-type="float">
            <text:p>33000</text:p>
          </table:table-cell>
          <table:table-cell table:formula="of:=SUM([.B11:.B22])/12" office:value-type="float" office:value="21083.3333333333" calcext:value-type="float">
            <text:p>21083,3333333333</text:p>
          </table:table-cell>
          <table:table-cell table:number-columns-repeated="1016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32000" calcext:value-type="float">
            <text:p>32000</text:p>
          </table:table-cell>
          <table:table-cell table:formula="of:=SUM([.B12:.B23])/12" office:value-type="float" office:value="22750" calcext:value-type="float">
            <text:p>22750</text:p>
          </table:table-cell>
          <table:table-cell table:number-columns-repeated="1016"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29000" calcext:value-type="float">
            <text:p>29000</text:p>
          </table:table-cell>
          <table:table-cell table:formula="of:=SUM([.B13:.B24])/12" office:value-type="float" office:value="24083.3333333333" calcext:value-type="float">
            <text:p>24083,3333333333</text:p>
          </table:table-cell>
          <table:table-cell table:number-columns-repeated="1016"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46000" calcext:value-type="float">
            <text:p>46000</text:p>
          </table:table-cell>
          <table:table-cell table:formula="of:=SUM([.B14:.B25])/12" office:value-type="float" office:value="26833.3333333333" calcext:value-type="float">
            <text:p>26833,3333333333</text:p>
          </table:table-cell>
          <table:table-cell table:formula="of:=[.C25]-[.C13]" office:value-type="float" office:value="20300" calcext:value-type="float">
            <text:p>20300</text:p>
          </table:table-cell>
          <table:table-cell table:number-columns-repeated="1015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56000" calcext:value-type="float">
            <text:p>56000</text:p>
          </table:table-cell>
          <table:table-cell table:formula="of:=SUM([.B15:.B26])/12" office:value-type="float" office:value="30250" calcext:value-type="float">
            <text:p>30250</text:p>
          </table:table-cell>
          <table:table-cell table:formula="of:=[.C26]-[.C14]" office:value-type="float" office:value="22658.3333333333" calcext:value-type="float">
            <text:p>22658,3333333333</text:p>
          </table:table-cell>
          <table:table-cell table:number-columns-repeated="1015"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46000" calcext:value-type="float">
            <text:p>46000</text:p>
          </table:table-cell>
          <table:table-cell table:formula="of:=SUM([.B16:.B27])/12" office:value-type="float" office:value="32416.6666666667" calcext:value-type="float">
            <text:p>32416,6666666667</text:p>
          </table:table-cell>
          <table:table-cell table:formula="of:=[.C27]-[.C15]" office:value-type="float" office:value="23358.3333333333" calcext:value-type="float">
            <text:p>23358,3333333333</text:p>
          </table:table-cell>
          <table:table-cell table:number-columns-repeated="1015"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72000" calcext:value-type="float">
            <text:p>72000</text:p>
          </table:table-cell>
          <table:table-cell table:formula="of:=SUM([.B17:.B28])/12" office:value-type="float" office:value="36750" calcext:value-type="float">
            <text:p>36750</text:p>
          </table:table-cell>
          <table:table-cell table:formula="of:=[.C28]-[.C16]" office:value-type="float" office:value="26266.6666666667" calcext:value-type="float">
            <text:p>26266,6666666667</text:p>
          </table:table-cell>
          <table:table-cell table:number-columns-repeated="1015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67000" calcext:value-type="float">
            <text:p>67000</text:p>
          </table:table-cell>
          <table:table-cell table:formula="of:=SUM([.B18:.B29])/12" office:value-type="float" office:value="40416.6666666667" calcext:value-type="float">
            <text:p>40416,6666666667</text:p>
          </table:table-cell>
          <table:table-cell table:formula="of:=[.C29]-[.C17]" office:value-type="float" office:value="28191.6666666667" calcext:value-type="float">
            <text:p>28191,6666666667</text:p>
          </table:table-cell>
          <table:table-cell table:number-columns-repeated="1015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76000" calcext:value-type="float">
            <text:p>76000</text:p>
          </table:table-cell>
          <table:table-cell table:formula="of:=SUM([.B19:.B30])/12" office:value-type="float" office:value="45000" calcext:value-type="float">
            <text:p>45000</text:p>
          </table:table-cell>
          <table:table-cell table:formula="of:=[.C30]-[.C18]" office:value-type="float" office:value="31250" calcext:value-type="float">
            <text:p>31250</text:p>
          </table:table-cell>
          <table:table-cell table:number-columns-repeated="1015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69000" calcext:value-type="float">
            <text:p>69000</text:p>
          </table:table-cell>
          <table:table-cell table:formula="of:=SUM([.B20:.B31])/12" office:value-type="float" office:value="48833.3333333333" calcext:value-type="float">
            <text:p>48833,3333333333</text:p>
          </table:table-cell>
          <table:table-cell table:formula="of:=[.C31]-[.C19]" office:value-type="float" office:value="33641.6666666667" calcext:value-type="float">
            <text:p>33641,6666666667</text:p>
          </table:table-cell>
          <table:table-cell table:number-columns-repeated="1015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64000" calcext:value-type="float">
            <text:p>64000</text:p>
          </table:table-cell>
          <table:table-cell table:formula="of:=SUM([.B21:.B32])/12" office:value-type="float" office:value="51833.3333333333" calcext:value-type="float">
            <text:p>51833,3333333333</text:p>
          </table:table-cell>
          <table:table-cell table:formula="of:=[.C32]-[.C20]" office:value-type="float" office:value="34850" calcext:value-type="float">
            <text:p>34850</text:p>
          </table:table-cell>
          <table:table-cell table:number-columns-repeated="1015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66000" calcext:value-type="float">
            <text:p>66000</text:p>
          </table:table-cell>
          <table:table-cell table:formula="of:=SUM([.B22:.B33])/12" office:value-type="float" office:value="54666.6666666667" calcext:value-type="float">
            <text:p>54666,6666666667</text:p>
          </table:table-cell>
          <table:table-cell table:formula="of:=[.C33]-[.C21]" office:value-type="float" office:value="35500" calcext:value-type="float">
            <text:p>35500</text:p>
          </table:table-cell>
          <table:table-cell table:number-columns-repeated="1015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72000" calcext:value-type="float">
            <text:p>72000</text:p>
          </table:table-cell>
          <table:table-cell table:formula="of:=SUM([.B23:.B34])/12" office:value-type="float" office:value="57916.6666666667" calcext:value-type="float">
            <text:p>57916,6666666667</text:p>
          </table:table-cell>
          <table:table-cell table:formula="of:=[.C34]-[.C22]" office:value-type="float" office:value="36833.3333333333" calcext:value-type="float">
            <text:p>36833,3333333333</text:p>
          </table:table-cell>
          <table:table-cell table:number-columns-repeated="1015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76000" calcext:value-type="float">
            <text:p>76000</text:p>
          </table:table-cell>
          <table:table-cell table:formula="of:=SUM([.B24:.B35])/12" office:value-type="float" office:value="61583.3333333333" calcext:value-type="float">
            <text:p>61583,3333333333</text:p>
          </table:table-cell>
          <table:table-cell table:formula="of:=[.C35]-[.C23]" office:value-type="float" office:value="38833.3333333333" calcext:value-type="float">
            <text:p>38833,3333333333</text:p>
          </table:table-cell>
          <table:table-cell table:number-columns-repeated="1015"/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91000" calcext:value-type="float">
            <text:p>91000</text:p>
          </table:table-cell>
          <table:table-cell table:formula="of:=SUM([.B25:.B36])/12" office:value-type="float" office:value="66750" calcext:value-type="float">
            <text:p>66750</text:p>
          </table:table-cell>
          <table:table-cell table:formula="of:=[.C36]-[.C24]" office:value-type="float" office:value="42666.6666666667" calcext:value-type="float">
            <text:p>42666,6666666667</text:p>
          </table:table-cell>
          <table:table-cell table:number-columns-repeated="1015"/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84000" calcext:value-type="float">
            <text:p>84000</text:p>
          </table:table-cell>
          <table:table-cell table:formula="of:=SUM([.B26:.B37])/12" office:value-type="float" office:value="69916.6666666667" calcext:value-type="float">
            <text:p>69916,6666666667</text:p>
          </table:table-cell>
          <table:table-cell table:formula="of:=[.C37]-[.C25]" office:value-type="float" office:value="43083.3333333333" calcext:value-type="float">
            <text:p>43083,3333333333</text:p>
          </table:table-cell>
          <table:table-cell table:number-columns-repeated="1015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04000" calcext:value-type="float">
            <text:p>104000</text:p>
          </table:table-cell>
          <table:table-cell table:formula="of:=SUM([.B27:.B38])/12" office:value-type="float" office:value="73916.6666666667" calcext:value-type="float">
            <text:p>73916,6666666667</text:p>
          </table:table-cell>
          <table:table-cell table:formula="of:=[.C38]-[.C26]" office:value-type="float" office:value="43666.6666666667" calcext:value-type="float">
            <text:p>43666,6666666667</text:p>
          </table:table-cell>
          <table:table-cell table:number-columns-repeated="1015"/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87000" calcext:value-type="float">
            <text:p>87000</text:p>
          </table:table-cell>
          <table:table-cell table:formula="of:=SUM([.B28:.B39])/12" office:value-type="float" office:value="77333.3333333333" calcext:value-type="float">
            <text:p>77333,3333333333</text:p>
          </table:table-cell>
          <table:table-cell table:formula="of:=[.C39]-[.C27]" office:value-type="float" office:value="44916.6666666667" calcext:value-type="float">
            <text:p>44916,6666666667</text:p>
          </table:table-cell>
          <table:table-cell table:number-columns-repeated="1015"/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11000" calcext:value-type="float">
            <text:p>111000</text:p>
          </table:table-cell>
          <table:table-cell table:formula="of:=SUM([.B29:.B40])/12" office:value-type="float" office:value="80583.3333333333" calcext:value-type="float">
            <text:p>80583,3333333333</text:p>
          </table:table-cell>
          <table:table-cell table:formula="of:=[.C40]-[.C28]" office:value-type="float" office:value="43833.3333333333" calcext:value-type="float">
            <text:p>43833,3333333333</text:p>
          </table:table-cell>
          <table:table-cell table:number-columns-repeated="1015"/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93000" calcext:value-type="float">
            <text:p>93000</text:p>
          </table:table-cell>
          <table:table-cell table:formula="of:=SUM([.B30:.B41])/12" office:value-type="float" office:value="82750" calcext:value-type="float">
            <text:p>82750</text:p>
          </table:table-cell>
          <table:table-cell table:formula="of:=[.C41]-[.C29]" office:value-type="float" office:value="42333.3333333333" calcext:value-type="float">
            <text:p>42333,3333333333</text:p>
          </table:table-cell>
          <table:table-cell table:number-columns-repeated="1015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03000" calcext:value-type="float">
            <text:p>103000</text:p>
          </table:table-cell>
          <table:table-cell table:formula="of:=SUM([.B31:.B42])/12" office:value-type="float" office:value="85000" calcext:value-type="float">
            <text:p>85000</text:p>
          </table:table-cell>
          <table:table-cell table:formula="of:=[.C42]-[.C30]" office:value-type="float" office:value="40000" calcext:value-type="float">
            <text:p>40000</text:p>
          </table:table-cell>
          <table:table-cell table:number-columns-repeated="1015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85000" calcext:value-type="float">
            <text:p>85000</text:p>
          </table:table-cell>
          <table:table-cell table:formula="of:=SUM([.B32:.B43])/12" office:value-type="float" office:value="86333.3333333333" calcext:value-type="float">
            <text:p>86333,3333333333</text:p>
          </table:table-cell>
          <table:table-cell table:formula="of:=[.C43]-[.C31]" office:value-type="float" office:value="37500" calcext:value-type="float">
            <text:p>37500</text:p>
          </table:table-cell>
          <table:table-cell table:number-columns-repeated="1015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98000" calcext:value-type="float">
            <text:p>98000</text:p>
          </table:table-cell>
          <table:table-cell table:formula="of:=SUM([.B33:.B44])/12" office:value-type="float" office:value="89166.6666666667" calcext:value-type="float">
            <text:p>89166,6666666667</text:p>
          </table:table-cell>
          <table:table-cell table:formula="of:=[.C44]-[.C32]" office:value-type="float" office:value="37333.3333333333" calcext:value-type="float">
            <text:p>37333,3333333333</text:p>
          </table:table-cell>
          <table:table-cell table:number-columns-repeated="1015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94000" calcext:value-type="float">
            <text:p>94000</text:p>
          </table:table-cell>
          <table:table-cell table:formula="of:=SUM([.B34:.B45])/12" office:value-type="float" office:value="91500" calcext:value-type="float">
            <text:p>91500</text:p>
          </table:table-cell>
          <table:table-cell table:formula="of:=[.C45]-[.C33]" office:value-type="float" office:value="36833.3333333333" calcext:value-type="float">
            <text:p>36833,3333333333</text:p>
          </table:table-cell>
          <table:table-cell table:number-columns-repeated="1015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90000" calcext:value-type="float">
            <text:p>90000</text:p>
          </table:table-cell>
          <table:table-cell table:formula="of:=SUM([.B35:.B46])/12" office:value-type="float" office:value="93000" calcext:value-type="float">
            <text:p>93000</text:p>
          </table:table-cell>
          <table:table-cell table:formula="of:=[.C46]-[.C34]" office:value-type="float" office:value="35083.3333333333" calcext:value-type="float">
            <text:p>35083,3333333333</text:p>
          </table:table-cell>
          <table:table-cell table:number-columns-repeated="1015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06000" calcext:value-type="float">
            <text:p>106000</text:p>
          </table:table-cell>
          <table:table-cell table:formula="of:=SUM([.B36:.B47])/12" office:value-type="float" office:value="95500" calcext:value-type="float">
            <text:p>95500</text:p>
          </table:table-cell>
          <table:table-cell table:formula="of:=[.C47]-[.C35]" office:value-type="float" office:value="33916.6666666667" calcext:value-type="float">
            <text:p>33916,6666666667</text:p>
          </table:table-cell>
          <table:table-cell table:number-columns-repeated="1015"/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95000" calcext:value-type="float">
            <text:p>95000</text:p>
          </table:table-cell>
          <table:table-cell table:formula="of:=SUM([.B37:.B48])/12" office:value-type="float" office:value="95833.3333333333" calcext:value-type="float">
            <text:p>95833,3333333333</text:p>
          </table:table-cell>
          <table:table-cell table:formula="of:=[.C48]-[.C36]" office:value-type="float" office:value="29083.3333333333" calcext:value-type="float">
            <text:p>29083,3333333333</text:p>
          </table:table-cell>
          <table:table-cell table:number-columns-repeated="1015"/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84000" calcext:value-type="float">
            <text:p>84000</text:p>
          </table:table-cell>
          <table:table-cell table:formula="of:=SUM([.B38:.B49])/12" office:value-type="float" office:value="95833.3333333333" calcext:value-type="float">
            <text:p>95833,3333333333</text:p>
          </table:table-cell>
          <table:table-cell table:formula="of:=[.C49]-[.C37]" office:value-type="float" office:value="25916.6666666667" calcext:value-type="float">
            <text:p>25916,6666666667</text:p>
          </table:table-cell>
          <table:table-cell table:number-columns-repeated="1015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15000" calcext:value-type="float">
            <text:p>115000</text:p>
          </table:table-cell>
          <table:table-cell table:formula="of:=SUM([.B39:.B50])/12" office:value-type="float" office:value="96750" calcext:value-type="float">
            <text:p>96750</text:p>
          </table:table-cell>
          <table:table-cell table:formula="of:=[.C50]-[.C38]" office:value-type="float" office:value="22833.3333333333" calcext:value-type="float">
            <text:p>22833,3333333333</text:p>
          </table:table-cell>
          <table:table-cell table:number-columns-repeated="1015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02000" calcext:value-type="float">
            <text:p>102000</text:p>
          </table:table-cell>
          <table:table-cell table:formula="of:=SUM([.B40:.B51])/12" office:value-type="float" office:value="98000" calcext:value-type="float">
            <text:p>98000</text:p>
          </table:table-cell>
          <table:table-cell table:formula="of:=[.C51]-[.C39]" office:value-type="float" office:value="20666.6666666667" calcext:value-type="float">
            <text:p>20666,6666666667</text:p>
          </table:table-cell>
          <table:table-cell table:number-columns-repeated="1015"/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10000" calcext:value-type="float">
            <text:p>110000</text:p>
          </table:table-cell>
          <table:table-cell table:formula="of:=SUM([.B41:.B52])/12" office:value-type="float" office:value="97916.6666666667" calcext:value-type="float">
            <text:p>97916,6666666667</text:p>
          </table:table-cell>
          <table:table-cell table:formula="of:=[.C52]-[.C40]" office:value-type="float" office:value="17333.3333333333" calcext:value-type="float">
            <text:p>17333,3333333333</text:p>
          </table:table-cell>
          <table:table-cell table:number-columns-repeated="1015"/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10000" calcext:value-type="float">
            <text:p>110000</text:p>
          </table:table-cell>
          <table:table-cell table:formula="of:=SUM([.B42:.B53])/12" office:value-type="float" office:value="99333.3333333333" calcext:value-type="float">
            <text:p>99333,3333333333</text:p>
          </table:table-cell>
          <table:table-cell table:formula="of:=[.C53]-[.C41]" office:value-type="float" office:value="16583.3333333333" calcext:value-type="float">
            <text:p>16583,3333333333</text:p>
          </table:table-cell>
          <table:table-cell table:number-columns-repeated="1015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13000" calcext:value-type="float">
            <text:p>113000</text:p>
          </table:table-cell>
          <table:table-cell table:formula="of:=SUM([.B43:.B54])/12" office:value-type="float" office:value="100166.666666667" calcext:value-type="float">
            <text:p>100166,666666667</text:p>
          </table:table-cell>
          <table:table-cell table:formula="of:=[.C54]-[.C42]" office:value-type="float" office:value="15166.6666666667" calcext:value-type="float">
            <text:p>15166,6666666667</text:p>
          </table:table-cell>
          <table:table-cell table:number-columns-repeated="1015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99000" calcext:value-type="float">
            <text:p>99000</text:p>
          </table:table-cell>
          <table:table-cell table:formula="of:=SUM([.B44:.B55])/12" office:value-type="float" office:value="101333.333333333" calcext:value-type="float">
            <text:p>101333,333333333</text:p>
          </table:table-cell>
          <table:table-cell table:formula="of:=[.C55]-[.C43]" office:value-type="float" office:value="15000" calcext:value-type="float">
            <text:p>15000</text:p>
          </table:table-cell>
          <table:table-cell table:number-columns-repeated="1015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99000" calcext:value-type="float">
            <text:p>99000</text:p>
          </table:table-cell>
          <table:table-cell table:formula="of:=SUM([.B45:.B56])/12" office:value-type="float" office:value="101416.666666667" calcext:value-type="float">
            <text:p>101416,666666667</text:p>
          </table:table-cell>
          <table:table-cell table:formula="of:=[.C56]-[.C44]" office:value-type="float" office:value="12250" calcext:value-type="float">
            <text:p>12250</text:p>
          </table:table-cell>
          <table:table-cell table:number-columns-repeated="1015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15000" calcext:value-type="float">
            <text:p>115000</text:p>
          </table:table-cell>
          <table:table-cell table:formula="of:=SUM([.B46:.B57])/12" office:value-type="float" office:value="103166.666666667" calcext:value-type="float">
            <text:p>103166,666666667</text:p>
          </table:table-cell>
          <table:table-cell table:formula="of:=[.C57]-[.C45]" office:value-type="float" office:value="11666.6666666667" calcext:value-type="float">
            <text:p>11666,6666666667</text:p>
          </table:table-cell>
          <table:table-cell table:number-columns-repeated="1015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16000" calcext:value-type="float">
            <text:p>116000</text:p>
          </table:table-cell>
          <table:table-cell table:formula="of:=SUM([.B47:.B58])/12" office:value-type="float" office:value="105333.333333333" calcext:value-type="float">
            <text:p>105333,333333333</text:p>
          </table:table-cell>
          <table:table-cell table:formula="of:=[.C58]-[.C46]" office:value-type="float" office:value="12333.3333333333" calcext:value-type="float">
            <text:p>12333,3333333333</text:p>
          </table:table-cell>
          <table:table-cell table:number-columns-repeated="1015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16000" calcext:value-type="float">
            <text:p>116000</text:p>
          </table:table-cell>
          <table:table-cell table:formula="of:=SUM([.B48:.B59])/12" office:value-type="float" office:value="106166.666666667" calcext:value-type="float">
            <text:p>106166,666666667</text:p>
          </table:table-cell>
          <table:table-cell table:formula="of:=[.C59]-[.C47]" office:value-type="float" office:value="10666.6666666667" calcext:value-type="float">
            <text:p>10666,6666666667</text:p>
          </table:table-cell>
          <table:table-cell table:number-columns-repeated="1015"/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03000" calcext:value-type="float">
            <text:p>103000</text:p>
          </table:table-cell>
          <table:table-cell table:formula="of:=SUM([.B49:.B60])/12" office:value-type="float" office:value="106833.333333333" calcext:value-type="float">
            <text:p>106833,333333333</text:p>
          </table:table-cell>
          <table:table-cell table:formula="of:=[.C60]-[.C48]" office:value-type="float" office:value="11000" calcext:value-type="float">
            <text:p>11000</text:p>
          </table:table-cell>
          <table:table-cell table:number-columns-repeated="1015"/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51000" calcext:value-type="float">
            <text:p>151000</text:p>
          </table:table-cell>
          <table:table-cell table:formula="of:=SUM([.B50:.B61])/12" office:value-type="float" office:value="112416.666666667" calcext:value-type="float">
            <text:p>112416,666666667</text:p>
          </table:table-cell>
          <table:table-cell table:formula="of:=[.C61]-[.C49]" office:value-type="float" office:value="16583.3333333333" calcext:value-type="float">
            <text:p>16583,3333333333</text:p>
          </table:table-cell>
          <table:table-cell table:number-columns-repeated="1015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21000" calcext:value-type="float">
            <text:p>121000</text:p>
          </table:table-cell>
          <table:table-cell table:formula="of:=SUM([.B51:.B62])/12" office:value-type="float" office:value="112916.666666667" calcext:value-type="float">
            <text:p>112916,666666667</text:p>
          </table:table-cell>
          <table:table-cell table:formula="of:=[.C62]-[.C50]" office:value-type="float" office:value="16166.6666666667" calcext:value-type="float">
            <text:p>16166,6666666667</text:p>
          </table:table-cell>
          <table:table-cell table:number-columns-repeated="1015"/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96000" calcext:value-type="float">
            <text:p>96000</text:p>
          </table:table-cell>
          <table:table-cell table:formula="of:=SUM([.B52:.B63])/12" office:value-type="float" office:value="112416.666666667" calcext:value-type="float">
            <text:p>112416,666666667</text:p>
          </table:table-cell>
          <table:table-cell table:formula="of:=[.C63]-[.C51]" office:value-type="float" office:value="14416.6666666667" calcext:value-type="float">
            <text:p>14416,6666666667</text:p>
          </table:table-cell>
          <table:table-cell table:number-columns-repeated="1015"/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11000" calcext:value-type="float">
            <text:p>111000</text:p>
          </table:table-cell>
          <table:table-cell table:formula="of:=SUM([.B53:.B64])/12" office:value-type="float" office:value="112500" calcext:value-type="float">
            <text:p>112500</text:p>
          </table:table-cell>
          <table:table-cell table:formula="of:=[.C64]-[.C52]" office:value-type="float" office:value="14583.3333333333" calcext:value-type="float">
            <text:p>14583,3333333333</text:p>
          </table:table-cell>
          <table:table-cell table:number-columns-repeated="1015"/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94000" calcext:value-type="float">
            <text:p>94000</text:p>
          </table:table-cell>
          <table:table-cell table:formula="of:=SUM([.B54:.B65])/12" office:value-type="float" office:value="111166.666666667" calcext:value-type="float">
            <text:p>111166,666666667</text:p>
          </table:table-cell>
          <table:table-cell table:formula="of:=[.C65]-[.C53]" office:value-type="float" office:value="11833.3333333333" calcext:value-type="float">
            <text:p>11833,3333333333</text:p>
          </table:table-cell>
          <table:table-cell table:number-columns-repeated="1015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04000" calcext:value-type="float">
            <text:p>104000</text:p>
          </table:table-cell>
          <table:table-cell table:formula="of:=SUM([.B55:.B66])/12" office:value-type="float" office:value="110416.666666667" calcext:value-type="float">
            <text:p>110416,666666667</text:p>
          </table:table-cell>
          <table:table-cell table:formula="of:=[.C66]-[.C54]" office:value-type="float" office:value="10250" calcext:value-type="float">
            <text:p>10250</text:p>
          </table:table-cell>
          <table:table-cell table:number-columns-repeated="1015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95000" calcext:value-type="float">
            <text:p>95000</text:p>
          </table:table-cell>
          <table:table-cell table:formula="of:=SUM([.B56:.B67])/12" office:value-type="float" office:value="110083.333333333" calcext:value-type="float">
            <text:p>110083,333333333</text:p>
          </table:table-cell>
          <table:table-cell table:formula="of:=[.C67]-[.C55]" office:value-type="float" office:value="8750" calcext:value-type="float">
            <text:p>8750</text:p>
          </table:table-cell>
          <table:table-cell table:number-columns-repeated="1015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95000" calcext:value-type="float">
            <text:p>95000</text:p>
          </table:table-cell>
          <table:table-cell table:formula="of:=SUM([.B57:.B68])/12" office:value-type="float" office:value="109750" calcext:value-type="float">
            <text:p>109750</text:p>
          </table:table-cell>
          <table:table-cell table:formula="of:=[.C68]-[.C56]" office:value-type="float" office:value="8333.33333333333" calcext:value-type="float">
            <text:p>8333,3333333333</text:p>
          </table:table-cell>
          <table:table-cell table:number-columns-repeated="1015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94000" calcext:value-type="float">
            <text:p>94000</text:p>
          </table:table-cell>
          <table:table-cell table:formula="of:=SUM([.B58:.B69])/12" office:value-type="float" office:value="108000" calcext:value-type="float">
            <text:p>108000</text:p>
          </table:table-cell>
          <table:table-cell table:formula="of:=[.C69]-[.C57]" office:value-type="float" office:value="4833.33333333333" calcext:value-type="float">
            <text:p>4833,3333333333</text:p>
          </table:table-cell>
          <table:table-cell table:number-columns-repeated="1015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91000" calcext:value-type="float">
            <text:p>91000</text:p>
          </table:table-cell>
          <table:table-cell table:formula="of:=SUM([.B59:.B70])/12" office:value-type="float" office:value="105916.666666667" calcext:value-type="float">
            <text:p>105916,666666667</text:p>
          </table:table-cell>
          <table:table-cell table:formula="of:=[.C70]-[.C58]" office:value-type="float" office:value="583.333333333343" calcext:value-type="float">
            <text:p>583,3333333333</text:p>
          </table:table-cell>
          <table:table-cell table:number-columns-repeated="1015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02000" calcext:value-type="float">
            <text:p>102000</text:p>
          </table:table-cell>
          <table:table-cell table:formula="of:=SUM([.B60:.B71])/12" office:value-type="float" office:value="104750" calcext:value-type="float">
            <text:p>104750</text:p>
          </table:table-cell>
          <table:table-cell table:formula="of:=[.C71]-[.C59]" office:value-type="float" office:value="-1416.66666666667" calcext:value-type="float">
            <text:p>-1416,6666666667</text:p>
          </table:table-cell>
          <table:table-cell table:number-columns-repeated="1015"/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97000" calcext:value-type="float">
            <text:p>97000</text:p>
          </table:table-cell>
          <table:table-cell table:formula="of:=SUM([.B61:.B72])/12" office:value-type="float" office:value="104250" calcext:value-type="float">
            <text:p>104250</text:p>
          </table:table-cell>
          <table:table-cell table:formula="of:=[.C72]-[.C60]" office:value-type="float" office:value="-2583.33333333333" calcext:value-type="float">
            <text:p>-2583,3333333333</text:p>
          </table:table-cell>
          <table:table-cell table:number-columns-repeated="1015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91000" calcext:value-type="float">
            <text:p>91000</text:p>
          </table:table-cell>
          <table:table-cell table:formula="of:=SUM([.B62:.B73])/12" office:value-type="float" office:value="99250" calcext:value-type="float">
            <text:p>99250</text:p>
          </table:table-cell>
          <table:table-cell table:formula="of:=[.C73]-[.C61]" office:value-type="float" office:value="-13166.6666666667" calcext:value-type="float">
            <text:p>-13166,6666666667</text:p>
          </table:table-cell>
          <table:table-cell table:number-columns-repeated="1015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28000" calcext:value-type="float">
            <text:p>128000</text:p>
          </table:table-cell>
          <table:table-cell table:formula="of:=SUM([.B63:.B74])/12" office:value-type="float" office:value="99833.3333333333" calcext:value-type="float">
            <text:p>99833,3333333333</text:p>
          </table:table-cell>
          <table:table-cell table:formula="of:=[.C74]-[.C62]" office:value-type="float" office:value="-13083.3333333333" calcext:value-type="float">
            <text:p>-13083,3333333333</text:p>
          </table:table-cell>
          <table:table-cell table:number-columns-repeated="1015"/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04000" calcext:value-type="float">
            <text:p>104000</text:p>
          </table:table-cell>
          <table:table-cell table:formula="of:=SUM([.B64:.B75])/12" office:value-type="float" office:value="100500" calcext:value-type="float">
            <text:p>100500</text:p>
          </table:table-cell>
          <table:table-cell table:formula="of:=[.C75]-[.C63]" office:value-type="float" office:value="-11916.6666666667" calcext:value-type="float">
            <text:p>-11916,6666666667</text:p>
          </table:table-cell>
          <table:table-cell table:number-columns-repeated="1015"/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05000" calcext:value-type="float">
            <text:p>105000</text:p>
          </table:table-cell>
          <table:table-cell table:formula="of:=SUM([.B65:.B76])/12" office:value-type="float" office:value="100000" calcext:value-type="float">
            <text:p>100000</text:p>
          </table:table-cell>
          <table:table-cell table:formula="of:=[.C76]-[.C64]" office:value-type="float" office:value="-12500" calcext:value-type="float">
            <text:p>-12500</text:p>
          </table:table-cell>
          <table:table-cell table:number-columns-repeated="1015"/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00000" calcext:value-type="float">
            <text:p>100000</text:p>
          </table:table-cell>
          <table:table-cell table:formula="of:=SUM([.B66:.B77])/12" office:value-type="float" office:value="100500" calcext:value-type="float">
            <text:p>100500</text:p>
          </table:table-cell>
          <table:table-cell table:formula="of:=[.C77]-[.C65]" office:value-type="float" office:value="-10666.6666666667" calcext:value-type="float">
            <text:p>-10666,6666666667</text:p>
          </table:table-cell>
          <table:table-cell table:number-columns-repeated="1015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21000" calcext:value-type="float">
            <text:p>121000</text:p>
          </table:table-cell>
          <table:table-cell table:formula="of:=SUM([.B67:.B78])/12" office:value-type="float" office:value="101916.666666667" calcext:value-type="float">
            <text:p>101916,666666667</text:p>
          </table:table-cell>
          <table:table-cell table:formula="of:=[.C78]-[.C66]" office:value-type="float" office:value="-8500" calcext:value-type="float">
            <text:p>-8500</text:p>
          </table:table-cell>
          <table:table-cell table:number-columns-repeated="1015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04000" calcext:value-type="float">
            <text:p>104000</text:p>
          </table:table-cell>
          <table:table-cell table:formula="of:=SUM([.B68:.B79])/12" office:value-type="float" office:value="102666.666666667" calcext:value-type="float">
            <text:p>102666,666666667</text:p>
          </table:table-cell>
          <table:table-cell table:formula="of:=[.C79]-[.C67]" office:value-type="float" office:value="-7416.66666666666" calcext:value-type="float">
            <text:p>-7416,6666666667</text:p>
          </table:table-cell>
          <table:table-cell table:number-columns-repeated="1015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97000" calcext:value-type="float">
            <text:p>97000</text:p>
          </table:table-cell>
          <table:table-cell table:formula="of:=SUM([.B69:.B80])/12" office:value-type="float" office:value="102833.333333333" calcext:value-type="float">
            <text:p>102833,333333333</text:p>
          </table:table-cell>
          <table:table-cell table:formula="of:=[.C80]-[.C68]" office:value-type="float" office:value="-6916.66666666667" calcext:value-type="float">
            <text:p>-6916,6666666667</text:p>
          </table:table-cell>
          <table:table-cell table:number-columns-repeated="1015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05000" calcext:value-type="float">
            <text:p>105000</text:p>
          </table:table-cell>
          <table:table-cell table:formula="of:=SUM([.B70:.B81])/12" office:value-type="float" office:value="103750" calcext:value-type="float">
            <text:p>103750</text:p>
          </table:table-cell>
          <table:table-cell table:formula="of:=[.C81]-[.C69]" office:value-type="float" office:value="-4250" calcext:value-type="float">
            <text:p>-4250</text:p>
          </table:table-cell>
          <table:table-cell table:number-columns-repeated="1015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94000" calcext:value-type="float">
            <text:p>94000</text:p>
          </table:table-cell>
          <table:table-cell table:formula="of:=SUM([.B71:.B82])/12" office:value-type="float" office:value="104000" calcext:value-type="float">
            <text:p>104000</text:p>
          </table:table-cell>
          <table:table-cell table:formula="of:=[.C82]-[.C70]" office:value-type="float" office:value="-1916.66666666667" calcext:value-type="float">
            <text:p>-1916,6666666667</text:p>
          </table:table-cell>
          <table:table-cell table:number-columns-repeated="1015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86000" calcext:value-type="float">
            <text:p>86000</text:p>
          </table:table-cell>
          <table:table-cell table:formula="of:=SUM([.B72:.B83])/12" office:value-type="float" office:value="102666.666666667" calcext:value-type="float">
            <text:p>102666,666666667</text:p>
          </table:table-cell>
          <table:table-cell table:formula="of:=[.C83]-[.C71]" office:value-type="float" office:value="-2083.33333333333" calcext:value-type="float">
            <text:p>-2083,3333333333</text:p>
          </table:table-cell>
          <table:table-cell table:number-columns-repeated="1015"/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98000" calcext:value-type="float">
            <text:p>98000</text:p>
          </table:table-cell>
          <table:table-cell table:formula="of:=SUM([.B73:.B84])/12" office:value-type="float" office:value="102750" calcext:value-type="float">
            <text:p>102750</text:p>
          </table:table-cell>
          <table:table-cell table:formula="of:=[.C84]-[.C72]" office:value-type="float" office:value="-1500" calcext:value-type="float">
            <text:p>-1500</text:p>
          </table:table-cell>
          <table:table-cell table:number-columns-repeated="1015"/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21000" calcext:value-type="float">
            <text:p>121000</text:p>
          </table:table-cell>
          <table:table-cell table:formula="of:=SUM([.B74:.B85])/12" office:value-type="float" office:value="105250" calcext:value-type="float">
            <text:p>105250</text:p>
          </table:table-cell>
          <table:table-cell table:formula="of:=[.C85]-[.C73]" office:value-type="float" office:value="6000" calcext:value-type="float">
            <text:p>6000</text:p>
          </table:table-cell>
          <table:table-cell table:number-columns-repeated="1015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11000" calcext:value-type="float">
            <text:p>111000</text:p>
          </table:table-cell>
          <table:table-cell table:formula="of:=SUM([.B75:.B86])/12" office:value-type="float" office:value="103833.333333333" calcext:value-type="float">
            <text:p>103833,333333333</text:p>
          </table:table-cell>
          <table:table-cell table:formula="of:=[.C86]-[.C74]" office:value-type="float" office:value="4000" calcext:value-type="float">
            <text:p>4000</text:p>
          </table:table-cell>
          <table:table-cell table:number-columns-repeated="1015"/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04000" calcext:value-type="float">
            <text:p>104000</text:p>
          </table:table-cell>
          <table:table-cell table:formula="of:=SUM([.B76:.B87])/12" office:value-type="float" office:value="103833.333333333" calcext:value-type="float">
            <text:p>103833,333333333</text:p>
          </table:table-cell>
          <table:table-cell table:formula="of:=[.C87]-[.C75]" office:value-type="float" office:value="3333.33333333333" calcext:value-type="float">
            <text:p>3333,3333333333</text:p>
          </table:table-cell>
          <table:table-cell table:number-columns-repeated="1015"/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20000" calcext:value-type="float">
            <text:p>120000</text:p>
          </table:table-cell>
          <table:table-cell table:formula="of:=SUM([.B77:.B88])/12" office:value-type="float" office:value="105083.333333333" calcext:value-type="float">
            <text:p>105083,333333333</text:p>
          </table:table-cell>
          <table:table-cell table:formula="of:=[.C88]-[.C76]" office:value-type="float" office:value="5083.33333333333" calcext:value-type="float">
            <text:p>5083,3333333333</text:p>
          </table:table-cell>
          <table:table-cell table:number-columns-repeated="1015"/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92000" calcext:value-type="float">
            <text:p>92000</text:p>
          </table:table-cell>
          <table:table-cell table:formula="of:=SUM([.B78:.B89])/12" office:value-type="float" office:value="104416.666666667" calcext:value-type="float">
            <text:p>104416,666666667</text:p>
          </table:table-cell>
          <table:table-cell table:formula="of:=[.C89]-[.C77]" office:value-type="float" office:value="3916.66666666667" calcext:value-type="float">
            <text:p>3916,6666666667</text:p>
          </table:table-cell>
          <table:table-cell table:number-columns-repeated="1015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15000" calcext:value-type="float">
            <text:p>115000</text:p>
          </table:table-cell>
          <table:table-cell table:formula="of:=SUM([.B79:.B90])/12" office:value-type="float" office:value="103916.666666667" calcext:value-type="float">
            <text:p>103916,666666667</text:p>
          </table:table-cell>
          <table:table-cell table:formula="of:=[.C90]-[.C78]" office:value-type="float" office:value="2000" calcext:value-type="float">
            <text:p>2000</text:p>
          </table:table-cell>
          <table:table-cell table:number-columns-repeated="1015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10000" calcext:value-type="float">
            <text:p>110000</text:p>
          </table:table-cell>
          <table:table-cell table:formula="of:=SUM([.B80:.B91])/12" office:value-type="float" office:value="104416.666666667" calcext:value-type="float">
            <text:p>104416,666666667</text:p>
          </table:table-cell>
          <table:table-cell table:formula="of:=[.C91]-[.C79]" office:value-type="float" office:value="1750" calcext:value-type="float">
            <text:p>1750</text:p>
          </table:table-cell>
          <table:table-cell table:number-columns-repeated="1015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100000" calcext:value-type="float">
            <text:p>100000</text:p>
          </table:table-cell>
          <table:table-cell table:formula="of:=SUM([.B81:.B92])/12" office:value-type="float" office:value="104666.666666667" calcext:value-type="float">
            <text:p>104666,666666667</text:p>
          </table:table-cell>
          <table:table-cell table:formula="of:=[.C92]-[.C80]" office:value-type="float" office:value="1833.33333333334" calcext:value-type="float">
            <text:p>1833,3333333334</text:p>
          </table:table-cell>
          <table:table-cell table:number-columns-repeated="1015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92000" calcext:value-type="float">
            <text:p>92000</text:p>
          </table:table-cell>
          <table:table-cell table:formula="of:=SUM([.B82:.B93])/12" office:value-type="float" office:value="103583.333333333" calcext:value-type="float">
            <text:p>103583,333333333</text:p>
          </table:table-cell>
          <table:table-cell table:formula="of:=[.C93]-[.C81]" office:value-type="float" office:value="-166.666666666672" calcext:value-type="float">
            <text:p>-166,6666666667</text:p>
          </table:table-cell>
          <table:table-cell table:number-columns-repeated="1015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95000" calcext:value-type="float">
            <text:p>95000</text:p>
          </table:table-cell>
          <table:table-cell table:formula="of:=SUM([.B83:.B94])/12" office:value-type="float" office:value="103666.666666667" calcext:value-type="float">
            <text:p>103666,666666667</text:p>
          </table:table-cell>
          <table:table-cell table:formula="of:=[.C94]-[.C82]" office:value-type="float" office:value="-333.333333333328" calcext:value-type="float">
            <text:p>-333,3333333333</text:p>
          </table:table-cell>
          <table:table-cell table:number-columns-repeated="1015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08000" calcext:value-type="float">
            <text:p>108000</text:p>
          </table:table-cell>
          <table:table-cell table:formula="of:=SUM([.B84:.B95])/12" office:value-type="float" office:value="105500" calcext:value-type="float">
            <text:p>105500</text:p>
          </table:table-cell>
          <table:table-cell table:formula="of:=[.C95]-[.C83]" office:value-type="float" office:value="2833.33333333333" calcext:value-type="float">
            <text:p>2833,3333333333</text:p>
          </table:table-cell>
          <table:table-cell table:number-columns-repeated="1015"/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44000" calcext:value-type="float">
            <text:p>144000</text:p>
          </table:table-cell>
          <table:table-cell table:formula="of:=SUM([.B85:.B96])/12" office:value-type="float" office:value="109333.333333333" calcext:value-type="float">
            <text:p>109333,333333333</text:p>
          </table:table-cell>
          <table:table-cell table:formula="of:=[.C96]-[.C84]" office:value-type="float" office:value="6583.33333333333" calcext:value-type="float">
            <text:p>6583,3333333333</text:p>
          </table:table-cell>
          <table:table-cell table:number-columns-repeated="1015"/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07000" calcext:value-type="float">
            <text:p>107000</text:p>
          </table:table-cell>
          <table:table-cell table:formula="of:=SUM([.B86:.B97])/12" office:value-type="float" office:value="108166.666666667" calcext:value-type="float">
            <text:p>108166,666666667</text:p>
          </table:table-cell>
          <table:table-cell table:formula="of:=[.C97]-[.C85]" office:value-type="float" office:value="2916.66666666667" calcext:value-type="float">
            <text:p>2916,6666666667</text:p>
          </table:table-cell>
          <table:table-cell table:number-columns-repeated="1015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13000" calcext:value-type="float">
            <text:p>113000</text:p>
          </table:table-cell>
          <table:table-cell table:formula="of:=SUM([.B87:.B98])/12" office:value-type="float" office:value="108333.333333333" calcext:value-type="float">
            <text:p>108333,333333333</text:p>
          </table:table-cell>
          <table:table-cell table:formula="of:=[.C98]-[.C86]" office:value-type="float" office:value="4500" calcext:value-type="float">
            <text:p>4500</text:p>
          </table:table-cell>
          <table:table-cell table:number-columns-repeated="1015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87000" calcext:value-type="float">
            <text:p>87000</text:p>
          </table:table-cell>
          <table:table-cell table:formula="of:=SUM([.B88:.B99])/12" office:value-type="float" office:value="106916.666666667" calcext:value-type="float">
            <text:p>106916,666666667</text:p>
          </table:table-cell>
          <table:table-cell table:formula="of:=[.C99]-[.C87]" office:value-type="float" office:value="3083.33333333334" calcext:value-type="float">
            <text:p>3083,3333333334</text:p>
          </table:table-cell>
          <table:table-cell table:number-columns-repeated="1015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91000" calcext:value-type="float">
            <text:p>91000</text:p>
          </table:table-cell>
          <table:table-cell table:formula="of:=SUM([.B89:.B100])/12" office:value-type="float" office:value="104500" calcext:value-type="float">
            <text:p>104500</text:p>
          </table:table-cell>
          <table:table-cell table:formula="of:=[.C100]-[.C88]" office:value-type="float" office:value="-583.333333333329" calcext:value-type="float">
            <text:p>-583,3333333333</text:p>
          </table:table-cell>
          <table:table-cell table:number-columns-repeated="1015"/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07000" calcext:value-type="float">
            <text:p>107000</text:p>
          </table:table-cell>
          <table:table-cell table:formula="of:=SUM([.B90:.B101])/12" office:value-type="float" office:value="105750" calcext:value-type="float">
            <text:p>105750</text:p>
          </table:table-cell>
          <table:table-cell table:formula="of:=[.C101]-[.C89]" office:value-type="float" office:value="1333.33333333333" calcext:value-type="float">
            <text:p>1333,3333333333</text:p>
          </table:table-cell>
          <table:table-cell table:number-columns-repeated="1015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57000" calcext:value-type="float">
            <text:p>157000</text:p>
          </table:table-cell>
          <table:table-cell table:formula="of:=SUM([.B91:.B102])/12" office:value-type="float" office:value="109250" calcext:value-type="float">
            <text:p>109250</text:p>
          </table:table-cell>
          <table:table-cell table:formula="of:=[.C102]-[.C90]" office:value-type="float" office:value="5333.33333333333" calcext:value-type="float">
            <text:p>5333,3333333333</text:p>
          </table:table-cell>
          <table:table-cell table:number-columns-repeated="1015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44000" calcext:value-type="float">
            <text:p>144000</text:p>
          </table:table-cell>
          <table:table-cell table:formula="of:=SUM([.B92:.B103])/12" office:value-type="float" office:value="112083.333333333" calcext:value-type="float">
            <text:p>112083,333333333</text:p>
          </table:table-cell>
          <table:table-cell table:formula="of:=[.C103]-[.C91]" office:value-type="float" office:value="7666.66666666666" calcext:value-type="float">
            <text:p>7666,6666666667</text:p>
          </table:table-cell>
          <table:table-cell table:number-columns-repeated="1015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104000" calcext:value-type="float">
            <text:p>104000</text:p>
          </table:table-cell>
          <table:table-cell table:formula="of:=SUM([.B93:.B104])/12" office:value-type="float" office:value="112416.666666667" calcext:value-type="float">
            <text:p>112416,666666667</text:p>
          </table:table-cell>
          <table:table-cell table:formula="of:=[.C104]-[.C92]" office:value-type="float" office:value="7750" calcext:value-type="float">
            <text:p>7750</text:p>
          </table:table-cell>
          <table:table-cell table:number-columns-repeated="1015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96000" calcext:value-type="float">
            <text:p>96000</text:p>
          </table:table-cell>
          <table:table-cell table:formula="of:=SUM([.B94:.B105])/12" office:value-type="float" office:value="112750" calcext:value-type="float">
            <text:p>112750</text:p>
          </table:table-cell>
          <table:table-cell table:formula="of:=[.C105]-[.C93]" office:value-type="float" office:value="9166.66666666667" calcext:value-type="float">
            <text:p>9166,6666666667</text:p>
          </table:table-cell>
          <table:table-cell table:number-columns-repeated="1015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81000" calcext:value-type="float">
            <text:p>81000</text:p>
          </table:table-cell>
          <table:table-cell table:formula="of:=SUM([.B95:.B106])/12" office:value-type="float" office:value="111583.333333333" calcext:value-type="float">
            <text:p>111583,333333333</text:p>
          </table:table-cell>
          <table:table-cell table:formula="of:=[.C106]-[.C94]" office:value-type="float" office:value="7916.66666666666" calcext:value-type="float">
            <text:p>7916,6666666667</text:p>
          </table:table-cell>
          <table:table-cell table:number-columns-repeated="1015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82000" calcext:value-type="float">
            <text:p>82000</text:p>
          </table:table-cell>
          <table:table-cell table:formula="of:=SUM([.B96:.B107])/12" office:value-type="float" office:value="109416.666666667" calcext:value-type="float">
            <text:p>109416,666666667</text:p>
          </table:table-cell>
          <table:table-cell table:formula="of:=[.C107]-[.C95]" office:value-type="float" office:value="3916.66666666667" calcext:value-type="float">
            <text:p>3916,6666666667</text:p>
          </table:table-cell>
          <table:table-cell table:number-columns-repeated="1015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80000" calcext:value-type="float">
            <text:p>80000</text:p>
          </table:table-cell>
          <table:table-cell table:formula="of:=SUM([.B97:.B108])/12" office:value-type="float" office:value="104083.333333333" calcext:value-type="float">
            <text:p>104083,333333333</text:p>
          </table:table-cell>
          <table:table-cell table:formula="of:=[.C108]-[.C96]" office:value-type="float" office:value="-5250" calcext:value-type="float">
            <text:p>-5250</text:p>
          </table:table-cell>
          <table:table-cell table:number-columns-repeated="1015"/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85000" calcext:value-type="float">
            <text:p>85000</text:p>
          </table:table-cell>
          <table:table-cell table:formula="of:=SUM([.B98:.B109])/12" office:value-type="float" office:value="102250" calcext:value-type="float">
            <text:p>102250</text:p>
          </table:table-cell>
          <table:table-cell table:formula="of:=[.C109]-[.C97]" office:value-type="float" office:value="-5916.66666666667" calcext:value-type="float">
            <text:p>-5916,6666666667</text:p>
          </table:table-cell>
          <table:table-cell table:number-columns-repeated="1015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89000" calcext:value-type="float">
            <text:p>89000</text:p>
          </table:table-cell>
          <table:table-cell table:formula="of:=SUM([.B99:.B110])/12" office:value-type="float" office:value="100250" calcext:value-type="float">
            <text:p>100250</text:p>
          </table:table-cell>
          <table:table-cell table:formula="of:=[.C110]-[.C98]" office:value-type="float" office:value="-8083.33333333333" calcext:value-type="float">
            <text:p>-8083,3333333333</text:p>
          </table:table-cell>
          <table:table-cell table:number-columns-repeated="1015"/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89000" calcext:value-type="float">
            <text:p>89000</text:p>
          </table:table-cell>
          <table:table-cell table:formula="of:=SUM([.B100:.B111])/12" office:value-type="float" office:value="100416.666666667" calcext:value-type="float">
            <text:p>100416,666666667</text:p>
          </table:table-cell>
          <table:table-cell table:formula="of:=[.C111]-[.C99]" office:value-type="float" office:value="-6500" calcext:value-type="float">
            <text:p>-6500</text:p>
          </table:table-cell>
          <table:table-cell table:number-columns-repeated="1015"/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87000" calcext:value-type="float">
            <text:p>187000</text:p>
          </table:table-cell>
          <table:table-cell table:formula="of:=SUM([.B101:.B112])/12" office:value-type="float" office:value="108416.666666667" calcext:value-type="float">
            <text:p>108416,666666667</text:p>
          </table:table-cell>
          <table:table-cell table:formula="of:=[.C112]-[.C100]" office:value-type="float" office:value="3916.66666666667" calcext:value-type="float">
            <text:p>3916,6666666667</text:p>
          </table:table-cell>
          <table:table-cell table:number-columns-repeated="1015"/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204000" calcext:value-type="float">
            <text:p>204000</text:p>
          </table:table-cell>
          <table:table-cell table:formula="of:=SUM([.B102:.B113])/12" office:value-type="float" office:value="116500" calcext:value-type="float">
            <text:p>116500</text:p>
          </table:table-cell>
          <table:table-cell table:formula="of:=[.C113]-[.C101]" office:value-type="float" office:value="10750" calcext:value-type="float">
            <text:p>10750</text:p>
          </table:table-cell>
          <table:table-cell table:number-columns-repeated="1015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73000" calcext:value-type="float">
            <text:p>73000</text:p>
          </table:table-cell>
          <table:table-cell table:formula="of:=SUM([.B103:.B114])/12" office:value-type="float" office:value="109500" calcext:value-type="float">
            <text:p>109500</text:p>
          </table:table-cell>
          <table:table-cell table:formula="of:=[.C114]-[.C102]" office:value-type="float" office:value="250" calcext:value-type="float">
            <text:p>250</text:p>
          </table:table-cell>
          <table:table-cell table:number-columns-repeated="1015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45000" calcext:value-type="float">
            <text:p>45000</text:p>
          </table:table-cell>
          <table:table-cell table:formula="of:=SUM([.B104:.B115])/12" office:value-type="float" office:value="101250" calcext:value-type="float">
            <text:p>101250</text:p>
          </table:table-cell>
          <table:table-cell table:formula="of:=[.C115]-[.C103]" office:value-type="float" office:value="-10833.3333333333" calcext:value-type="float">
            <text:p>-10833,3333333333</text:p>
          </table:table-cell>
          <table:table-cell table:number-columns-repeated="1015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47000" calcext:value-type="float">
            <text:p>47000</text:p>
          </table:table-cell>
          <table:table-cell table:formula="of:=SUM([.B105:.B116])/12" office:value-type="float" office:value="96500" calcext:value-type="float">
            <text:p>96500</text:p>
          </table:table-cell>
          <table:table-cell table:formula="of:=[.C116]-[.C104]" office:value-type="float" office:value="-15916.6666666667" calcext:value-type="float">
            <text:p>-15916,6666666667</text:p>
          </table:table-cell>
          <table:table-cell table:number-columns-repeated="1015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41000" calcext:value-type="float">
            <text:p>41000</text:p>
          </table:table-cell>
          <table:table-cell table:formula="of:=SUM([.B106:.B117])/12" office:value-type="float" office:value="91916.6666666667" calcext:value-type="float">
            <text:p>91916,6666666667</text:p>
          </table:table-cell>
          <table:table-cell table:formula="of:=[.C117]-[.C105]" office:value-type="float" office:value="-20833.3333333333" calcext:value-type="float">
            <text:p>-20833,3333333333</text:p>
          </table:table-cell>
          <table:table-cell table:number-columns-repeated="1015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38000" calcext:value-type="float">
            <text:p>38000</text:p>
          </table:table-cell>
          <table:table-cell table:formula="of:=SUM([.B107:.B118])/12" office:value-type="float" office:value="88333.3333333333" calcext:value-type="float">
            <text:p>88333,3333333333</text:p>
          </table:table-cell>
          <table:table-cell table:formula="of:=[.C118]-[.C106]" office:value-type="float" office:value="-23250" calcext:value-type="float">
            <text:p>-23250</text:p>
          </table:table-cell>
          <table:table-cell table:number-columns-repeated="1015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43000" calcext:value-type="float">
            <text:p>43000</text:p>
          </table:table-cell>
          <table:table-cell table:formula="of:=SUM([.B108:.B119])/12" office:value-type="float" office:value="85083.3333333333" calcext:value-type="float">
            <text:p>85083,3333333333</text:p>
          </table:table-cell>
          <table:table-cell table:formula="of:=[.C119]-[.C107]" office:value-type="float" office:value="-24333.3333333333" calcext:value-type="float">
            <text:p>-24333,3333333333</text:p>
          </table:table-cell>
          <table:table-cell table:number-columns-repeated="1015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40000" calcext:value-type="float">
            <text:p>40000</text:p>
          </table:table-cell>
          <table:table-cell table:formula="of:=SUM([.B109:.B120])/12" office:value-type="float" office:value="81750" calcext:value-type="float">
            <text:p>81750</text:p>
          </table:table-cell>
          <table:table-cell table:formula="of:=[.C120]-[.C108]" office:value-type="float" office:value="-22333.3333333333" calcext:value-type="float">
            <text:p>-22333,3333333333</text:p>
          </table:table-cell>
          <table:table-cell table:number-columns-repeated="1015"/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42000" calcext:value-type="float">
            <text:p>42000</text:p>
          </table:table-cell>
          <table:table-cell table:formula="of:=SUM([.B110:.B121])/12" office:value-type="float" office:value="78166.6666666667" calcext:value-type="float">
            <text:p>78166,6666666667</text:p>
          </table:table-cell>
          <table:table-cell table:formula="of:=[.C121]-[.C109]" office:value-type="float" office:value="-24083.3333333333" calcext:value-type="float">
            <text:p>-24083,3333333333</text:p>
          </table:table-cell>
          <table:table-cell table:number-columns-repeated="1015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60000" calcext:value-type="float">
            <text:p>60000</text:p>
          </table:table-cell>
          <table:table-cell table:formula="of:=SUM([.B111:.B122])/12" office:value-type="float" office:value="75750" calcext:value-type="float">
            <text:p>75750</text:p>
          </table:table-cell>
          <table:table-cell table:formula="of:=[.C122]-[.C110]" office:value-type="float" office:value="-24500" calcext:value-type="float">
            <text:p>-24500</text:p>
          </table:table-cell>
          <table:table-cell table:number-columns-repeated="1015"/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44000" calcext:value-type="float">
            <text:p>44000</text:p>
          </table:table-cell>
          <table:table-cell table:formula="of:=SUM([.B112:.B123])/12" office:value-type="float" office:value="72000" calcext:value-type="float">
            <text:p>72000</text:p>
          </table:table-cell>
          <table:table-cell table:formula="of:=[.C123]-[.C111]" office:value-type="float" office:value="-28416.6666666667" calcext:value-type="float">
            <text:p>-28416,6666666667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49000" calcext:value-type="float">
            <text:p>49000</text:p>
          </table:table-cell>
          <table:table-cell table:formula="of:=SUM([.B113:.B124])/12" office:value-type="float" office:value="60500" calcext:value-type="float">
            <text:p>60500</text:p>
          </table:table-cell>
          <table:table-cell table:formula="of:=[.C124]-[.C112]" office:value-type="float" office:value="-47916.6666666667" calcext:value-type="float">
            <text:p>-47916,6666666667</text:p>
          </table:table-cell>
          <table:table-cell table:number-columns-repeated="1015"/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46000" calcext:value-type="float">
            <text:p>46000</text:p>
          </table:table-cell>
          <table:table-cell table:formula="of:=SUM([.B114:.B125])/12" office:value-type="float" office:value="47333.3333333333" calcext:value-type="float">
            <text:p>47333,3333333333</text:p>
          </table:table-cell>
          <table:table-cell table:formula="of:=[.C125]-[.C113]" office:value-type="float" office:value="-69166.6666666667" calcext:value-type="float">
            <text:p>-69166,6666666667</text:p>
          </table:table-cell>
          <table:table-cell table:number-columns-repeated="1015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50000" calcext:value-type="float">
            <text:p>50000</text:p>
          </table:table-cell>
          <table:table-cell table:formula="of:=SUM([.B115:.B126])/12" office:value-type="float" office:value="45416.6666666667" calcext:value-type="float">
            <text:p>45416,6666666667</text:p>
          </table:table-cell>
          <table:table-cell table:formula="of:=[.C126]-[.C114]" office:value-type="float" office:value="-64083.3333333333" calcext:value-type="float">
            <text:p>-64083,3333333333</text:p>
          </table:table-cell>
          <table:table-cell table:number-columns-repeated="1015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41000" calcext:value-type="float">
            <text:p>41000</text:p>
          </table:table-cell>
          <table:table-cell table:formula="of:=SUM([.B116:.B127])/12" office:value-type="float" office:value="45083.3333333333" calcext:value-type="float">
            <text:p>45083,3333333333</text:p>
          </table:table-cell>
          <table:table-cell table:formula="of:=[.C127]-[.C115]" office:value-type="float" office:value="-56166.6666666667" calcext:value-type="float">
            <text:p>-56166,6666666667</text:p>
          </table:table-cell>
          <table:table-cell table:number-columns-repeated="1015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40000" calcext:value-type="float">
            <text:p>40000</text:p>
          </table:table-cell>
          <table:table-cell table:formula="of:=SUM([.B117:.B128])/12" office:value-type="float" office:value="44500" calcext:value-type="float">
            <text:p>44500</text:p>
          </table:table-cell>
          <table:table-cell table:formula="of:=[.C128]-[.C116]" office:value-type="float" office:value="-52000" calcext:value-type="float">
            <text:p>-52000</text:p>
          </table:table-cell>
          <table:table-cell table:number-columns-repeated="1015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68000" calcext:value-type="float">
            <text:p>68000</text:p>
          </table:table-cell>
          <table:table-cell table:formula="of:=SUM([.B118:.B129])/12" office:value-type="float" office:value="46750" calcext:value-type="float">
            <text:p>46750</text:p>
          </table:table-cell>
          <table:table-cell table:formula="of:=[.C129]-[.C117]" office:value-type="float" office:value="-45166.6666666667" calcext:value-type="float">
            <text:p>-45166,6666666667</text:p>
          </table:table-cell>
          <table:table-cell table:number-columns-repeated="1015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41000" calcext:value-type="float">
            <text:p>41000</text:p>
          </table:table-cell>
          <table:table-cell table:formula="of:=SUM([.B119:.B130])/12" office:value-type="float" office:value="47000" calcext:value-type="float">
            <text:p>47000</text:p>
          </table:table-cell>
          <table:table-cell table:formula="of:=[.C130]-[.C118]" office:value-type="float" office:value="-41333.3333333333" calcext:value-type="float">
            <text:p>-41333,3333333333</text:p>
          </table:table-cell>
          <table:table-cell table:number-columns-repeated="1015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44000" calcext:value-type="float">
            <text:p>44000</text:p>
          </table:table-cell>
          <table:table-cell table:formula="of:=SUM([.B120:.B131])/12" office:value-type="float" office:value="47083.3333333333" calcext:value-type="float">
            <text:p>47083,3333333333</text:p>
          </table:table-cell>
          <table:table-cell table:formula="of:=[.C131]-[.C119]" office:value-type="float" office:value="-38000" calcext:value-type="float">
            <text:p>-38000</text:p>
          </table:table-cell>
          <table:table-cell table:number-columns-repeated="1015"/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38000" calcext:value-type="float">
            <text:p>38000</text:p>
          </table:table-cell>
          <table:table-cell table:formula="of:=SUM([.B121:.B132])/12" office:value-type="float" office:value="46916.6666666667" calcext:value-type="float">
            <text:p>46916,6666666667</text:p>
          </table:table-cell>
          <table:table-cell table:formula="of:=[.C132]-[.C120]" office:value-type="float" office:value="-34833.3333333333" calcext:value-type="float">
            <text:p>-34833,3333333333</text:p>
          </table:table-cell>
          <table:table-cell table:number-columns-repeated="1015"/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39000" calcext:value-type="float">
            <text:p>39000</text:p>
          </table:table-cell>
          <table:table-cell table:formula="of:=SUM([.B122:.B133])/12" office:value-type="float" office:value="46666.6666666667" calcext:value-type="float">
            <text:p>46666,6666666667</text:p>
          </table:table-cell>
          <table:table-cell table:formula="of:=[.C133]-[.C121]" office:value-type="float" office:value="-31500" calcext:value-type="float">
            <text:p>-31500</text:p>
          </table:table-cell>
          <table:table-cell table:number-columns-repeated="1015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46000" calcext:value-type="float">
            <text:p>46000</text:p>
          </table:table-cell>
          <table:table-cell table:formula="of:=SUM([.B123:.B134])/12" office:value-type="float" office:value="45500" calcext:value-type="float">
            <text:p>45500</text:p>
          </table:table-cell>
          <table:table-cell table:formula="of:=[.C134]-[.C122]" office:value-type="float" office:value="-30250" calcext:value-type="float">
            <text:p>-30250</text:p>
          </table:table-cell>
          <table:table-cell table:number-columns-repeated="1015"/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42000" calcext:value-type="float">
            <text:p>42000</text:p>
          </table:table-cell>
          <table:table-cell table:formula="of:=SUM([.B124:.B135])/12" office:value-type="float" office:value="45333.3333333333" calcext:value-type="float">
            <text:p>45333,3333333333</text:p>
          </table:table-cell>
          <table:table-cell table:formula="of:=[.C135]-[.C123]" office:value-type="float" office:value="-26666.6666666667" calcext:value-type="float">
            <text:p>-26666,6666666667</text:p>
          </table:table-cell>
          <table:table-cell table:number-columns-repeated="1015"/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51000" calcext:value-type="float">
            <text:p>51000</text:p>
          </table:table-cell>
          <table:table-cell table:formula="of:=SUM([.B125:.B136])/12" office:value-type="float" office:value="45500" calcext:value-type="float">
            <text:p>45500</text:p>
          </table:table-cell>
          <table:table-cell table:formula="of:=[.C136]-[.C124]" office:value-type="float" office:value="-15000" calcext:value-type="float">
            <text:p>-15000</text:p>
          </table:table-cell>
          <table:table-cell table:number-columns-repeated="1015"/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57000" calcext:value-type="float">
            <text:p>57000</text:p>
          </table:table-cell>
          <table:table-cell table:formula="of:=SUM([.B126:.B137])/12" office:value-type="float" office:value="46416.6666666667" calcext:value-type="float">
            <text:p>46416,6666666667</text:p>
          </table:table-cell>
          <table:table-cell table:formula="of:=[.C137]-[.C125]" office:value-type="float" office:value="-916.666666666672" calcext:value-type="float">
            <text:p>-916,6666666667</text:p>
          </table:table-cell>
          <table:table-cell table:number-columns-repeated="1015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50000" calcext:value-type="float">
            <text:p>50000</text:p>
          </table:table-cell>
          <table:table-cell table:formula="of:=SUM([.B127:.B138])/12" office:value-type="float" office:value="46416.6666666667" calcext:value-type="float">
            <text:p>46416,6666666667</text:p>
          </table:table-cell>
          <table:table-cell table:formula="of:=[.C138]-[.C126]"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46000" calcext:value-type="float">
            <text:p>46000</text:p>
          </table:table-cell>
          <table:table-cell table:formula="of:=SUM([.B128:.B139])/12" office:value-type="float" office:value="46833.3333333333" calcext:value-type="float">
            <text:p>46833,3333333333</text:p>
          </table:table-cell>
          <table:table-cell table:formula="of:=[.C139]-[.C127]" office:value-type="float" office:value="1750" calcext:value-type="float">
            <text:p>1750</text:p>
          </table:table-cell>
          <table:table-cell table:number-columns-repeated="1015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76000" calcext:value-type="float">
            <text:p>76000</text:p>
          </table:table-cell>
          <table:table-cell table:formula="of:=SUM([.B129:.B140])/12" office:value-type="float" office:value="49833.3333333333" calcext:value-type="float">
            <text:p>49833,3333333333</text:p>
          </table:table-cell>
          <table:table-cell table:formula="of:=[.C140]-[.C128]" office:value-type="float" office:value="5333.33333333334" calcext:value-type="float">
            <text:p>5333,3333333333</text:p>
          </table:table-cell>
          <table:table-cell table:number-columns-repeated="1015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53000" calcext:value-type="float">
            <text:p>53000</text:p>
          </table:table-cell>
          <table:table-cell table:formula="of:=SUM([.B130:.B141])/12" office:value-type="float" office:value="48583.3333333333" calcext:value-type="float">
            <text:p>48583,3333333333</text:p>
          </table:table-cell>
          <table:table-cell table:formula="of:=[.C141]-[.C129]" office:value-type="float" office:value="1833.33333333334" calcext:value-type="float">
            <text:p>1833,3333333333</text:p>
          </table:table-cell>
          <table:table-cell table:number-columns-repeated="1015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304000" calcext:value-type="float">
            <text:p>304000</text:p>
          </table:table-cell>
          <table:table-cell table:formula="of:=SUM([.B131:.B142])/12" office:value-type="float" office:value="70500" calcext:value-type="float">
            <text:p>70500</text:p>
          </table:table-cell>
          <table:table-cell table:formula="of:=[.C142]-[.C130]" office:value-type="float" office:value="23500" calcext:value-type="float">
            <text:p>23500</text:p>
          </table:table-cell>
          <table:table-cell table:number-columns-repeated="1015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296000" calcext:value-type="float">
            <text:p>296000</text:p>
          </table:table-cell>
          <table:table-cell table:formula="of:=SUM([.B132:.B143])/12" office:value-type="float" office:value="91500" calcext:value-type="float">
            <text:p>91500</text:p>
          </table:table-cell>
          <table:table-cell table:formula="of:=[.C143]-[.C131]" office:value-type="float" office:value="44416.6666666667" calcext:value-type="float">
            <text:p>44416,6666666667</text:p>
          </table:table-cell>
          <table:table-cell table:number-columns-repeated="1015"/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60000" calcext:value-type="float">
            <text:p>60000</text:p>
          </table:table-cell>
          <table:table-cell table:formula="of:=SUM([.B133:.B144])/12" office:value-type="float" office:value="93333.3333333333" calcext:value-type="float">
            <text:p>93333,3333333333</text:p>
          </table:table-cell>
          <table:table-cell table:formula="of:=[.C144]-[.C132]" office:value-type="float" office:value="46416.6666666667" calcext:value-type="float">
            <text:p>46416,6666666667</text:p>
          </table:table-cell>
          <table:table-cell table:number-columns-repeated="1015"/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344000" calcext:value-type="float">
            <text:p>344000</text:p>
          </table:table-cell>
          <table:table-cell table:formula="of:=SUM([.B134:.B145])/12" office:value-type="float" office:value="118750" calcext:value-type="float">
            <text:p>118750</text:p>
          </table:table-cell>
          <table:table-cell table:formula="of:=[.C145]-[.C133]" office:value-type="float" office:value="72083.3333333333" calcext:value-type="float">
            <text:p>72083,3333333333</text:p>
          </table:table-cell>
          <table:table-cell table:number-columns-repeated="1015"/>
        </table:table-row>
      </table:table>
      <table:named-expressions>
        <table:named-range table:name="HTML_1" table:base-cell-address="$'New useres'.$A$1" table:cell-range-address=".$A$3:.$H$146"/>
        <table:named-range table:name="HTML_all" table:base-cell-address="$'New useres'.$A$1" table:cell-range-address=".$A$3:.$H$146"/>
        <table:named-range table:name="HTML_tables" table:base-cell-address="$'New useres'.$A$1" table:cell-range-address=".$A$3:.$A$3"/>
      </table:named-expressions>
      <table:database-ranges>
        <table:database-range table:name="__Anonymous_Sheet_DB__0" table:target-range-address="'New useres'.A2:'New useres'.AM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8T01:08:10.586343296</dc:date>
    <meta:editing-duration>PT8H11M40S</meta:editing-duration>
    <meta:editing-cycles>1</meta:editing-cycles>
    <meta:document-statistic meta:table-count="6" meta:cell-count="3276" meta:object-count="6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cm" svg:y="0.316cm" chart:style-name="ch2">
          <text:p>Norwegian (bokmål) Wikipedia</text:p>
        </chart:title>
        <chart:subtitle svg:x="6.99cm" svg:y="1.301cm" chart:style-name="ch3">
          <text:p>New users</text:p>
        </chart:subtitle>
        <chart:legend chart:legend-position="end" svg:x="12.672cm" svg:y="3.703cm" style:legend-expansion="high" chart:style-name="ch4"/>
        <chart:plot-area chart:style-name="ch5" table:cell-range-address="'New useres'.A1:'New useres'.D145" chart:data-source-has-labels="both" svg:x="1.331cm" svg:y="2.19cm" svg:width="11.021cm" svg:height="5.649cm">
          <chartooo:coordinate-region svg:x="2.144cm" svg:y="2.39cm" svg:width="10.208cm" svg:height="5.25cm"/>
          <chart:axis chart:dimension="x" chart:name="primary-x" chart:style-name="ch6" chartooo:axis-type="auto">
            <chartooo:date-scale/>
            <chart:title svg:x="6.36cm" svg:y="8.019cm" chart:style-name="ch7">
              <text:p>Dates</text:p>
            </chart:title>
            <chart:categories table:cell-range-address="'New useres'.A2:'New useres'.A145"/>
            <chart:grid chart:style-name="ch8" chart:class="major"/>
          </chart:axis>
          <chart:axis chart:dimension="y" chart:name="primary-y" chart:style-name="ch9">
            <chart:title svg:x="0.451cm" svg:y="5.468cm" chart:style-name="ch10">
              <text:p>users</text:p>
            </chart:title>
            <chart:grid chart:style-name="ch8" chart:class="major"/>
          </chart:axis>
          <chart:series chart:style-name="ch11" chart:values-cell-range-address="'New useres'.B2:'New useres'.B145" chart:label-cell-address="'New useres'.B1:'New useres'.B1" chart:class="chart:line">
            <chart:data-point chart:repeated="144"/>
          </chart:series>
          <chart:series chart:style-name="ch12" chart:values-cell-range-address="'New useres'.C2:'New useres'.C145" chart:label-cell-address="'New useres'.C1:'New useres'.C1" chart:class="chart:line">
            <chart:data-point chart:repeated="144"/>
          </chart:series>
          <chart:series chart:style-name="ch13" chart:values-cell-range-address="'New useres'.D2:'New useres'.D145" chart:label-cell-address="'New useres'.D1:'New useres'.D1" chart:class="chart:line">
            <chart:data-point chart:repeated="14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users</text:p>
                <draw:g>
                  <svg:desc>'New useres'.B1:'New useres'.B1</svg:desc>
                </draw:g>
              </table:table-cell>
              <table:table-cell office:value-type="string">
                <text:p>Sliding mean</text:p>
                <draw:g>
                  <svg:desc>'New useres'.C1:'New useres'.C1</svg:desc>
                </draw:g>
              </table:table-cell>
              <table:table-cell office:value-type="string">
                <text:p>Sliding diff</text:p>
                <draw:g>
                  <svg:desc>'New useres'.D1:'New useres'.D1</svg:desc>
                </draw:g>
              </table:table-cell>
            </table:table-row>
          </table:table-header-rows>
          <table:table-rows>
            <table:table-row>
              <table:table-cell office:value-type="float" office:value="37987">
                <text:p>37990</text:p>
                <draw:g>
                  <svg:desc>'New useres'.A2:'New useres'.A145</svg:desc>
                </draw:g>
              </table:table-cell>
              <table:table-cell office:value-type="float" office:value="6">
                <text:p>6</text:p>
                <draw:g>
                  <svg:desc>'New useres'.B2:'New useres'.B145</svg:desc>
                </draw:g>
              </table:table-cell>
              <table:table-cell office:value-type="float" office:value="NaN">
                <text:p>NaN</text:p>
                <draw:g>
                  <svg:desc>'New useres'.C2:'New useres'.C145</svg:desc>
                </draw:g>
              </table:table-cell>
              <table:table-cell office:value-type="float" office:value="NaN">
                <text:p>NaN</text:p>
                <draw:g>
                  <svg:desc>'New useres'.D2:'New useres'.D145</svg:desc>
                </draw:g>
              </table:table-cell>
            </table:table-row>
            <table:table-row>
              <table:table-cell office:value-type="float" office:value="38018">
                <text:p>3802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50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8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1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4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70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0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0</text:p>
              </table:table-cell>
              <table:table-cell office:value-type="float" office:value="28">
                <text:p>28</text:p>
              </table:table-cell>
              <table:table-cell office:value-type="float" office:value="19.0833333333333">
                <text:p>19.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0</text:p>
              </table:table-cell>
              <table:table-cell office:value-type="float" office:value="37">
                <text:p>37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84">
                <text:p>3838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12">
                <text:p>38410</text:p>
              </table:table-cell>
              <table:table-cell office:value-type="float" office:value="50">
                <text:p>50</text:p>
              </table:table-cell>
              <table:table-cell office:value-type="float" office:value="25.25">
                <text:p>25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43">
                <text:p>38440</text:p>
              </table:table-cell>
              <table:table-cell office:value-type="float" office:value="42">
                <text:p>42</text:p>
              </table:table-cell>
              <table:table-cell office:value-type="float" office:value="28.1666666666667">
                <text:p>28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73">
                <text:p>38470</text:p>
              </table:table-cell>
              <table:table-cell office:value-type="float" office:value="42">
                <text:p>42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4">
                <text:p>38500</text:p>
              </table:table-cell>
              <table:table-cell office:value-type="float" office:value="46">
                <text:p>46</text:p>
              </table:table-cell>
              <table:table-cell office:value-type="float" office:value="33.1666666666667">
                <text:p>33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34">
                <text:p>38530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65">
                <text:p>38570</text:p>
              </table:table-cell>
              <table:table-cell office:value-type="float" office:value="67">
                <text:p>67</text:p>
              </table:table-cell>
              <table:table-cell office:value-type="float" office:value="39.25">
                <text:p>39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96">
                <text:p>38600</text:p>
              </table:table-cell>
              <table:table-cell office:value-type="float" office:value="36">
                <text:p>36</text:p>
              </table:table-cell>
              <table:table-cell office:value-type="float" office:value="41.0833333333333">
                <text:p>41.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26">
                <text:p>38630</text:p>
              </table:table-cell>
              <table:table-cell office:value-type="float" office:value="52">
                <text:p>52</text:p>
              </table:table-cell>
              <table:table-cell office:value-type="float" office:value="41.8333333333333">
                <text:p>41.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57">
                <text:p>38660</text:p>
              </table:table-cell>
              <table:table-cell office:value-type="float" office:value="67">
                <text:p>67</text:p>
              </table:table-cell>
              <table:table-cell office:value-type="float" office:value="44.1666666666667">
                <text:p>44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87">
                <text:p>38690</text:p>
              </table:table-cell>
              <table:table-cell office:value-type="float" office:value="89">
                <text:p>89</text:p>
              </table:table-cell>
              <table:table-cell office:value-type="float" office:value="49.25">
                <text:p>49.25</text:p>
              </table:table-cell>
              <table:table-cell office:value-type="float" office:value="30.1666666666667">
                <text:p>30.1666666666667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80">
                <text:p>80</text:p>
              </table:table-cell>
              <table:table-cell office:value-type="float" office:value="52.8333333333333">
                <text:p>52.8333333333333</text:p>
              </table:table-cell>
              <table:table-cell office:value-type="float" office:value="31.1666666666667">
                <text:p>31.1666666666667</text:p>
              </table:table-cell>
            </table:table-row>
            <table:table-row>
              <table:table-cell office:value-type="float" office:value="38749">
                <text:p>38750</text:p>
              </table:table-cell>
              <table:table-cell office:value-type="float" office:value="77">
                <text:p>77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34.3333333333333">
                <text:p>34.3333333333333</text:p>
              </table:table-cell>
            </table:table-row>
            <table:table-row>
              <table:table-cell office:value-type="float" office:value="38777">
                <text:p>38780</text:p>
              </table:table-cell>
              <table:table-cell office:value-type="float" office:value="106">
                <text:p>106</text:p>
              </table:table-cell>
              <table:table-cell office:value-type="float" office:value="62">
                <text:p>62</text:p>
              </table:table-cell>
              <table:table-cell office:value-type="float" office:value="36.75">
                <text:p>36.75</text:p>
              </table:table-cell>
            </table:table-row>
            <table:table-row>
              <table:table-cell office:value-type="float" office:value="38808">
                <text:p>38810</text:p>
              </table:table-cell>
              <table:table-cell office:value-type="float" office:value="101">
                <text:p>101</text:p>
              </table:table-cell>
              <table:table-cell office:value-type="float" office:value="66.9166666666667">
                <text:p>66.9166666666667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float" office:value="38838">
                <text:p>38840</text:p>
              </table:table-cell>
              <table:table-cell office:value-type="float" office:value="134">
                <text:p>134</text:p>
              </table:table-cell>
              <table:table-cell office:value-type="float" office:value="74.5833333333333">
                <text:p>74.5833333333333</text:p>
              </table:table-cell>
              <table:table-cell office:value-type="float" office:value="43.9166666666667">
                <text:p>43.9166666666667</text:p>
              </table:table-cell>
            </table:table-row>
            <table:table-row>
              <table:table-cell office:value-type="float" office:value="38869">
                <text:p>38870</text:p>
              </table:table-cell>
              <table:table-cell office:value-type="float" office:value="119">
                <text:p>119</text:p>
              </table:table-cell>
              <table:table-cell office:value-type="float" office:value="80.6666666666667">
                <text:p>80.6666666666667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float" office:value="38899">
                <text:p>38900</text:p>
              </table:table-cell>
              <table:table-cell office:value-type="float" office:value="116">
                <text:p>116</text:p>
              </table:table-cell>
              <table:table-cell office:value-type="float" office:value="87">
                <text:p>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130">
                <text:p>130</text:p>
              </table:table-cell>
              <table:table-cell office:value-type="float" office:value="92.25">
                <text:p>92.2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38961">
                <text:p>38960</text:p>
              </table:table-cell>
              <table:table-cell office:value-type="float" office:value="153">
                <text:p>153</text:p>
              </table:table-cell>
              <table:table-cell office:value-type="float" office:value="102">
                <text:p>102</text:p>
              </table:table-cell>
              <table:table-cell office:value-type="float" office:value="60.9166666666667">
                <text:p>60.9166666666667</text:p>
              </table:table-cell>
            </table:table-row>
            <table:table-row>
              <table:table-cell office:value-type="float" office:value="38991">
                <text:p>38990</text:p>
              </table:table-cell>
              <table:table-cell office:value-type="float" office:value="143">
                <text:p>143</text:p>
              </table:table-cell>
              <table:table-cell office:value-type="float" office:value="109.583333333333">
                <text:p>109.583333333333</text:p>
              </table:table-cell>
              <table:table-cell office:value-type="float" office:value="67.75">
                <text:p>67.75</text:p>
              </table:table-cell>
            </table:table-row>
            <table:table-row>
              <table:table-cell office:value-type="float" office:value="39022">
                <text:p>39020</text:p>
              </table:table-cell>
              <table:table-cell office:value-type="float" office:value="198">
                <text:p>198</text:p>
              </table:table-cell>
              <table:table-cell office:value-type="float" office:value="120.5">
                <text:p>120.5</text:p>
              </table:table-cell>
              <table:table-cell office:value-type="float" office:value="76.3333333333333">
                <text:p>76.3333333333333</text:p>
              </table:table-cell>
            </table:table-row>
            <table:table-row>
              <table:table-cell office:value-type="float" office:value="39052">
                <text:p>39050</text:p>
              </table:table-cell>
              <table:table-cell office:value-type="float" office:value="176">
                <text:p>176</text:p>
              </table:table-cell>
              <table:table-cell office:value-type="float" office:value="127.75">
                <text:p>127.75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217">
                <text:p>217</text:p>
              </table:table-cell>
              <table:table-cell office:value-type="float" office:value="139.166666666667">
                <text:p>139.166666666667</text:p>
              </table:table-cell>
              <table:table-cell office:value-type="float" office:value="86.3333333333333">
                <text:p>86.3333333333333</text:p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221">
                <text:p>221</text:p>
              </table:table-cell>
              <table:table-cell office:value-type="float" office:value="151.166666666667">
                <text:p>151.166666666667</text:p>
              </table:table-cell>
              <table:table-cell office:value-type="float" office:value="93.8333333333333">
                <text:p>93.8333333333333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225">
                <text:p>225</text:p>
              </table:table-cell>
              <table:table-cell office:value-type="float" office:value="161.083333333333">
                <text:p>161.083333333333</text:p>
              </table:table-cell>
              <table:table-cell office:value-type="float" office:value="99.0833333333334">
                <text:p>99.0833333333334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203">
                <text:p>203</text:p>
              </table:table-cell>
              <table:table-cell office:value-type="float" office:value="169.583333333333">
                <text:p>169.583333333333</text:p>
              </table:table-cell>
              <table:table-cell office:value-type="float" office:value="102.666666666667">
                <text:p>102.666666666667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176">
                <text:p>176</text:p>
              </table:table-cell>
              <table:table-cell office:value-type="float" office:value="173.083333333333">
                <text:p>173.083333333333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164">
                <text:p>164</text:p>
              </table:table-cell>
              <table:table-cell office:value-type="float" office:value="176.833333333333">
                <text:p>176.833333333333</text:p>
              </table:table-cell>
              <table:table-cell office:value-type="float" office:value="96.1666666666667">
                <text:p>96.1666666666667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128">
                <text:p>128</text:p>
              </table:table-cell>
              <table:table-cell office:value-type="float" office:value="177.833333333333">
                <text:p>177.833333333333</text:p>
              </table:table-cell>
              <table:table-cell office:value-type="float" office:value="90.8333333333333">
                <text:p>90.8333333333333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136">
                <text:p>136</text:p>
              </table:table-cell>
              <table:table-cell office:value-type="float" office:value="178.333333333333">
                <text:p>178.333333333333</text:p>
              </table:table-cell>
              <table:table-cell office:value-type="float" office:value="86.0833333333333">
                <text:p>86.0833333333333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146">
                <text:p>146</text:p>
              </table:table-cell>
              <table:table-cell office:value-type="float" office:value="177.75">
                <text:p>177.75</text:p>
              </table:table-cell>
              <table:table-cell office:value-type="float" office:value="75.75">
                <text:p>75.75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145">
                <text:p>145</text:p>
              </table:table-cell>
              <table:table-cell office:value-type="float" office:value="177.916666666667">
                <text:p>177.916666666667</text:p>
              </table:table-cell>
              <table:table-cell office:value-type="float" office:value="68.3333333333333">
                <text:p>68.3333333333333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178">
                <text:p>178</text:p>
              </table:table-cell>
              <table:table-cell office:value-type="float" office:value="176.25">
                <text:p>176.25</text:p>
              </table:table-cell>
              <table:table-cell office:value-type="float" office:value="55.75">
                <text:p>55.75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151">
                <text:p>151</text:p>
              </table:table-cell>
              <table:table-cell office:value-type="float" office:value="174.166666666667">
                <text:p>174.166666666667</text:p>
              </table:table-cell>
              <table:table-cell office:value-type="float" office:value="46.4166666666667">
                <text:p>46.4166666666667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155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29.8333333333333">
                <text:p>29.8333333333333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179">
                <text:p>179</text:p>
              </table:table-cell>
              <table:table-cell office:value-type="float" office:value="165.5">
                <text:p>165.5</text:p>
              </table:table-cell>
              <table:table-cell office:value-type="float" office:value="14.3333333333333">
                <text:p>14.3333333333333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176">
                <text:p>176</text:p>
              </table:table-cell>
              <table:table-cell office:value-type="float" office:value="161.416666666667">
                <text:p>161.416666666667</text:p>
              </table:table-cell>
              <table:table-cell office:value-type="float" office:value="0.333333333333314">
                <text:p>0.333333333333314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156">
                <text:p>156</text:p>
              </table:table-cell>
              <table:table-cell office:value-type="float" office:value="157.5">
                <text:p>157.5</text:p>
              </table:table-cell>
              <table:table-cell office:value-type="float" office:value="-12.0833333333333">
                <text:p>-12.0833333333333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155">
                <text:p>155</text:p>
              </table:table-cell>
              <table:table-cell office:value-type="float" office:value="155.75">
                <text:p>155.75</text:p>
              </table:table-cell>
              <table:table-cell office:value-type="float" office:value="-17.3333333333333">
                <text:p>-17.3333333333333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30">
                <text:p>130</text:p>
              </table:table-cell>
              <table:table-cell office:value-type="float" office:value="152.916666666667">
                <text:p>152.916666666667</text:p>
              </table:table-cell>
              <table:table-cell office:value-type="float" office:value="-23.9166666666667">
                <text:p>-23.9166666666667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44">
                <text:p>144</text:p>
              </table:table-cell>
              <table:table-cell office:value-type="float" office:value="154.25">
                <text:p>154.25</text:p>
              </table:table-cell>
              <table:table-cell office:value-type="float" office:value="-23.5833333333333">
                <text:p>-23.5833333333333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150">
                <text:p>150</text:p>
              </table:table-cell>
              <table:table-cell office:value-type="float" office:value="155.416666666667">
                <text:p>155.416666666667</text:p>
              </table:table-cell>
              <table:table-cell office:value-type="float" office:value="-22.9166666666667">
                <text:p>-22.9166666666667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181">
                <text:p>181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-19.4166666666667">
                <text:p>-19.4166666666667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191">
                <text:p>191</text:p>
              </table:table-cell>
              <table:table-cell office:value-type="float" office:value="162.166666666667">
                <text:p>162.166666666667</text:p>
              </table:table-cell>
              <table:table-cell office:value-type="float" office:value="-15.75">
                <text:p>-15.75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180">
                <text:p>180</text:p>
              </table:table-cell>
              <table:table-cell office:value-type="float" office:value="162.333333333333">
                <text:p>162.333333333333</text:p>
              </table:table-cell>
              <table:table-cell office:value-type="float" office:value="-13.9166666666667">
                <text:p>-13.9166666666667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164">
                <text:p>164</text:p>
              </table:table-cell>
              <table:table-cell office:value-type="float" office:value="163.416666666667">
                <text:p>163.416666666667</text:p>
              </table:table-cell>
              <table:table-cell office:value-type="float" office:value="-10.75">
                <text:p>-10.75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207">
                <text:p>207</text:p>
              </table:table-cell>
              <table:table-cell office:value-type="float" office:value="167.75">
                <text:p>167.75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162">
                <text:p>162</text:p>
              </table:table-cell>
              <table:table-cell office:value-type="float" office:value="166.333333333333">
                <text:p>166.333333333333</text:p>
              </table:table-cell>
              <table:table-cell office:value-type="float" office:value="0.833333333333343">
                <text:p>0.833333333333343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220">
                <text:p>220</text:p>
              </table:table-cell>
              <table:table-cell office:value-type="float" office:value="170">
                <text:p>170</text:p>
              </table:table-cell>
              <table:table-cell office:value-type="float" office:value="8.58333333333334">
                <text:p>8.58333333333334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141">
                <text:p>141</text:p>
              </table:table-cell>
              <table:table-cell office:value-type="float" office:value="168.75">
                <text:p>168.7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176">
                <text:p>176</text:p>
              </table:table-cell>
              <table:table-cell office:value-type="float" office:value="170.5">
                <text:p>170.5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148">
                <text:p>148</text:p>
              </table:table-cell>
              <table:table-cell office:value-type="float" office:value="172">
                <text:p>172</text:p>
              </table:table-cell>
              <table:table-cell office:value-type="float" office:value="19.0833333333333">
                <text:p>19.0833333333333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141">
                <text:p>141</text:p>
              </table:table-cell>
              <table:table-cell office:value-type="float" office:value="171.75">
                <text:p>171.7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154">
                <text:p>154</text:p>
              </table:table-cell>
              <table:table-cell office:value-type="float" office:value="172.083333333333">
                <text:p>172.083333333333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148">
                <text:p>148</text:p>
              </table:table-cell>
              <table:table-cell office:value-type="float" office:value="169.333333333333">
                <text:p>169.3333333333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174">
                <text:p>174</text:p>
              </table:table-cell>
              <table:table-cell office:value-type="float" office:value="167.916666666667">
                <text:p>167.916666666667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200">
                <text:p>200</text:p>
              </table:table-cell>
              <table:table-cell office:value-type="float" office:value="169.583333333333">
                <text:p>169.583333333333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137">
                <text:p>137</text:p>
              </table:table-cell>
              <table:table-cell office:value-type="float" office:value="167.333333333333">
                <text:p>167.333333333333</text:p>
              </table:table-cell>
              <table:table-cell office:value-type="float" office:value="3.91666666666669">
                <text:p>3.91666666666669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175">
                <text:p>175</text:p>
              </table:table-cell>
              <table:table-cell office:value-type="float" office:value="164.666666666667">
                <text:p>164.666666666667</text:p>
              </table:table-cell>
              <table:table-cell office:value-type="float" office:value="-3.08333333333334">
                <text:p>-3.08333333333334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64">
                <text:p>164</text:p>
              </table:table-cell>
              <table:table-cell office:value-type="float" office:value="164.833333333333">
                <text:p>164.83333333333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183">
                <text:p>183</text:p>
              </table:table-cell>
              <table:table-cell office:value-type="float" office:value="161.75">
                <text:p>161.75</text:p>
              </table:table-cell>
              <table:table-cell office:value-type="float" office:value="-8.25">
                <text:p>-8.25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188">
                <text:p>188</text:p>
              </table:table-cell>
              <table:table-cell office:value-type="float" office:value="165.666666666667">
                <text:p>165.666666666667</text:p>
              </table:table-cell>
              <table:table-cell office:value-type="float" office:value="-3.08333333333334">
                <text:p>-3.08333333333334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167">
                <text:p>167</text:p>
              </table:table-cell>
              <table:table-cell office:value-type="float" office:value="164.916666666667">
                <text:p>164.916666666667</text:p>
              </table:table-cell>
              <table:table-cell office:value-type="float" office:value="-5.58333333333334">
                <text:p>-5.58333333333334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17">
                <text:p>117</text:p>
              </table:table-cell>
              <table:table-cell office:value-type="float" office:value="162.333333333333">
                <text:p>162.333333333333</text:p>
              </table:table-cell>
              <table:table-cell office:value-type="float" office:value="-9.66666666666666">
                <text:p>-9.66666666666666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20">
                <text:p>120</text:p>
              </table:table-cell>
              <table:table-cell office:value-type="float" office:value="160.583333333333">
                <text:p>160.583333333333</text:p>
              </table:table-cell>
              <table:table-cell office:value-type="float" office:value="-11.1666666666667">
                <text:p>-11.1666666666667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123">
                <text:p>123</text:p>
              </table:table-cell>
              <table:table-cell office:value-type="float" office:value="158">
                <text:p>158</text:p>
              </table:table-cell>
              <table:table-cell office:value-type="float" office:value="-14.0833333333333">
                <text:p>-14.0833333333333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113">
                <text:p>113</text:p>
              </table:table-cell>
              <table:table-cell office:value-type="float" office:value="155.083333333333">
                <text:p>155.083333333333</text:p>
              </table:table-cell>
              <table:table-cell office:value-type="float" office:value="-14.25">
                <text:p>-14.25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147">
                <text:p>147</text:p>
              </table:table-cell>
              <table:table-cell office:value-type="float" office:value="152.833333333333">
                <text:p>152.833333333333</text:p>
              </table:table-cell>
              <table:table-cell office:value-type="float" office:value="-15.0833333333333">
                <text:p>-15.0833333333333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143">
                <text:p>143</text:p>
              </table:table-cell>
              <table:table-cell office:value-type="float" office:value="148.083333333333">
                <text:p>148.083333333333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117">
                <text:p>117</text:p>
              </table:table-cell>
              <table:table-cell office:value-type="float" office:value="146.416666666667">
                <text:p>146.416666666667</text:p>
              </table:table-cell>
              <table:table-cell office:value-type="float" office:value="-20.9166666666667">
                <text:p>-20.9166666666667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153">
                <text:p>153</text:p>
              </table:table-cell>
              <table:table-cell office:value-type="float" office:value="144.583333333333">
                <text:p>144.583333333333</text:p>
              </table:table-cell>
              <table:table-cell office:value-type="float" office:value="-20.0833333333333">
                <text:p>-20.0833333333333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139">
                <text:p>139</text:p>
              </table:table-cell>
              <table:table-cell office:value-type="float" office:value="142.5">
                <text:p>142.5</text:p>
              </table:table-cell>
              <table:table-cell office:value-type="float" office:value="-22.3333333333333">
                <text:p>-22.3333333333333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152">
                <text:p>152</text:p>
              </table:table-cell>
              <table:table-cell office:value-type="float" office:value="139.916666666667">
                <text:p>139.916666666667</text:p>
              </table:table-cell>
              <table:table-cell office:value-type="float" office:value="-21.8333333333333">
                <text:p>-21.8333333333333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147">
                <text:p>147</text:p>
              </table:table-cell>
              <table:table-cell office:value-type="float" office:value="136.5">
                <text:p>136.5</text:p>
              </table:table-cell>
              <table:table-cell office:value-type="float" office:value="-29.1666666666667">
                <text:p>-29.1666666666667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152">
                <text:p>152</text:p>
              </table:table-cell>
              <table:table-cell office:value-type="float" office:value="135.25">
                <text:p>135.25</text:p>
              </table:table-cell>
              <table:table-cell office:value-type="float" office:value="-29.6666666666667">
                <text:p>-29.6666666666667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119">
                <text:p>119</text:p>
              </table:table-cell>
              <table:table-cell office:value-type="float" office:value="135.416666666667">
                <text:p>135.416666666667</text:p>
              </table:table-cell>
              <table:table-cell office:value-type="float" office:value="-26.9166666666667">
                <text:p>-26.9166666666667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99">
                <text:p>99</text:p>
              </table:table-cell>
              <table:table-cell office:value-type="float" office:value="133.666666666667">
                <text:p>133.666666666667</text:p>
              </table:table-cell>
              <table:table-cell office:value-type="float" office:value="-26.9166666666667">
                <text:p>-26.9166666666667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124">
                <text:p>124</text:p>
              </table:table-cell>
              <table:table-cell office:value-type="float" office:value="133.75">
                <text:p>133.75</text:p>
              </table:table-cell>
              <table:table-cell office:value-type="float" office:value="-24.25">
                <text:p>-24.25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103">
                <text:p>103</text:p>
              </table:table-cell>
              <table:table-cell office:value-type="float" office:value="132.916666666667">
                <text:p>132.916666666667</text:p>
              </table:table-cell>
              <table:table-cell office:value-type="float" office:value="-22.1666666666667">
                <text:p>-22.1666666666667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124">
                <text:p>124</text:p>
              </table:table-cell>
              <table:table-cell office:value-type="float" office:value="131">
                <text:p>131</text:p>
              </table:table-cell>
              <table:table-cell office:value-type="float" office:value="-21.8333333333333">
                <text:p>-21.8333333333333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111">
                <text:p>111</text:p>
              </table:table-cell>
              <table:table-cell office:value-type="float" office:value="128.333333333333">
                <text:p>128.333333333333</text:p>
              </table:table-cell>
              <table:table-cell office:value-type="float" office:value="-19.75">
                <text:p>-19.75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101">
                <text:p>101</text:p>
              </table:table-cell>
              <table:table-cell office:value-type="float" office:value="127">
                <text:p>127</text:p>
              </table:table-cell>
              <table:table-cell office:value-type="float" office:value="-19.4166666666667">
                <text:p>-19.4166666666667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132">
                <text:p>132</text:p>
              </table:table-cell>
              <table:table-cell office:value-type="float" office:value="125.25">
                <text:p>125.25</text:p>
              </table:table-cell>
              <table:table-cell office:value-type="float" office:value="-19.3333333333333">
                <text:p>-19.3333333333333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14">
                <text:p>114</text:p>
              </table:table-cell>
              <table:table-cell office:value-type="float" office:value="123.166666666667">
                <text:p>123.166666666667</text:p>
              </table:table-cell>
              <table:table-cell office:value-type="float" office:value="-19.3333333333333">
                <text:p>-19.3333333333333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124">
                <text:p>124</text:p>
              </table:table-cell>
              <table:table-cell office:value-type="float" office:value="120.833333333333">
                <text:p>120.833333333333</text:p>
              </table:table-cell>
              <table:table-cell office:value-type="float" office:value="-19.0833333333333">
                <text:p>-19.0833333333333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16">
                <text:p>116</text:p>
              </table:table-cell>
              <table:table-cell office:value-type="float" office:value="118.25">
                <text:p>118.25</text:p>
              </table:table-cell>
              <table:table-cell office:value-type="float" office:value="-18.25">
                <text:p>-18.25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15">
                <text:p>115</text:p>
              </table:table-cell>
              <table:table-cell office:value-type="float" office:value="115.166666666667">
                <text:p>115.166666666667</text:p>
              </table:table-cell>
              <table:table-cell office:value-type="float" office:value="-20.0833333333333">
                <text:p>-20.0833333333333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94">
                <text:p>94</text:p>
              </table:table-cell>
              <table:table-cell office:value-type="float" office:value="113.083333333333">
                <text:p>113.083333333333</text:p>
              </table:table-cell>
              <table:table-cell office:value-type="float" office:value="-22.3333333333333">
                <text:p>-22.3333333333333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98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-20.6666666666667">
                <text:p>-20.6666666666667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97">
                <text:p>97</text:p>
              </table:table-cell>
              <table:table-cell office:value-type="float" office:value="110.75">
                <text:p>110.75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123">
                <text:p>123</text:p>
              </table:table-cell>
              <table:table-cell office:value-type="float" office:value="112.416666666667">
                <text:p>112.416666666667</text:p>
              </table:table-cell>
              <table:table-cell office:value-type="float" office:value="-20.5">
                <text:p>-20.5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160">
                <text:p>160</text:p>
              </table:table-cell>
              <table:table-cell office:value-type="float" office:value="115.416666666667">
                <text:p>115.416666666667</text:p>
              </table:table-cell>
              <table:table-cell office:value-type="float" office:value="-15.5833333333333">
                <text:p>-15.5833333333333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166">
                <text:p>166</text:p>
              </table:table-cell>
              <table:table-cell office:value-type="float" office:value="120">
                <text:p>120</text:p>
              </table:table-cell>
              <table:table-cell office:value-type="float" office:value="-8.33333333333334">
                <text:p>-8.33333333333334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123">
                <text:p>123</text:p>
              </table:table-cell>
              <table:table-cell office:value-type="float" office:value="121.833333333333">
                <text:p>121.833333333333</text:p>
              </table:table-cell>
              <table:table-cell office:value-type="float" office:value="-5.16666666666667">
                <text:p>-5.16666666666667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-5.25">
                <text:p>-5.25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97">
                <text:p>97</text:p>
              </table:table-cell>
              <table:table-cell office:value-type="float" office:value="118.583333333333">
                <text:p>118.583333333333</text:p>
              </table:table-cell>
              <table:table-cell office:value-type="float" office:value="-4.58333333333334">
                <text:p>-4.58333333333334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109">
                <text:p>109</text:p>
              </table:table-cell>
              <table:table-cell office:value-type="float" office:value="117.333333333333">
                <text:p>117.333333333333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128">
                <text:p>128</text:p>
              </table:table-cell>
              <table:table-cell office:value-type="float" office:value="118.333333333333">
                <text:p>118.333333333333</text:p>
              </table:table-cell>
              <table:table-cell office:value-type="float" office:value="0.0833333333333286">
                <text:p>0.0833333333333286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109">
                <text:p>109</text:p>
              </table:table-cell>
              <table:table-cell office:value-type="float" office:value="117.833333333333">
                <text:p>117.833333333333</text:p>
              </table:table-cell>
              <table:table-cell office:value-type="float" office:value="2.66666666666666">
                <text:p>2.66666666666666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81">
                <text:p>81</text:p>
              </table:table-cell>
              <table:table-cell office:value-type="float" office:value="116.75">
                <text:p>116.75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66">
                <text:p>66</text:p>
              </table:table-cell>
              <table:table-cell office:value-type="float" office:value="114.083333333333">
                <text:p>114.083333333333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91">
                <text:p>91</text:p>
              </table:table-cell>
              <table:table-cell office:value-type="float" office:value="113.583333333333">
                <text:p>113.583333333333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78">
                <text:p>78</text:p>
              </table:table-cell>
              <table:table-cell office:value-type="float" office:value="109.833333333333">
                <text:p>109.833333333333</text:p>
              </table:table-cell>
              <table:table-cell office:value-type="float" office:value="-2.58333333333334">
                <text:p>-2.58333333333334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107">
                <text:p>107</text:p>
              </table:table-cell>
              <table:table-cell office:value-type="float" office:value="105.416666666667">
                <text:p>105.41666666666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88">
                <text:p>88</text:p>
              </table:table-cell>
              <table:table-cell office:value-type="float" office:value="98.9166666666667">
                <text:p>98.9166666666667</text:p>
              </table:table-cell>
              <table:table-cell office:value-type="float" office:value="-21.0833333333333">
                <text:p>-21.0833333333333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74">
                <text:p>74</text:p>
              </table:table-cell>
              <table:table-cell office:value-type="float" office:value="94.8333333333333">
                <text:p>94.833333333333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05">
                <text:p>105</text:p>
              </table:table-cell>
              <table:table-cell office:value-type="float" office:value="94.4166666666667">
                <text:p>94.4166666666667</text:p>
              </table:table-cell>
              <table:table-cell office:value-type="float" office:value="-25.5833333333333">
                <text:p>-25.5833333333333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73">
                <text:p>73</text:p>
              </table:table-cell>
              <table:table-cell office:value-type="float" office:value="92.4166666666667">
                <text:p>92.4166666666667</text:p>
              </table:table-cell>
              <table:table-cell office:value-type="float" office:value="-26.1666666666667">
                <text:p>-26.1666666666667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97">
                <text:p>97</text:p>
              </table:table-cell>
              <table:table-cell office:value-type="float" office:value="91.4166666666667">
                <text:p>91.4166666666667</text:p>
              </table:table-cell>
              <table:table-cell office:value-type="float" office:value="-25.9166666666667">
                <text:p>-25.9166666666667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82">
                <text:p>82</text:p>
              </table:table-cell>
              <table:table-cell office:value-type="float" office:value="87.5833333333333">
                <text:p>87.5833333333333</text:p>
              </table:table-cell>
              <table:table-cell office:value-type="float" office:value="-30.75">
                <text:p>-30.75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67">
                <text:p>67</text:p>
              </table:table-cell>
              <table:table-cell office:value-type="float" office:value="84.0833333333333">
                <text:p>84.0833333333333</text:p>
              </table:table-cell>
              <table:table-cell office:value-type="float" office:value="-33.75">
                <text:p>-33.75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67">
                <text:p>67</text:p>
              </table:table-cell>
              <table:table-cell office:value-type="float" office:value="82.9166666666667">
                <text:p>82.9166666666667</text:p>
              </table:table-cell>
              <table:table-cell office:value-type="float" office:value="-33.8333333333333">
                <text:p>-33.8333333333333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73">
                <text:p>73</text:p>
              </table:table-cell>
              <table:table-cell office:value-type="float" office:value="83.5">
                <text:p>83.5</text:p>
              </table:table-cell>
              <table:table-cell office:value-type="float" office:value="-30.5833333333333">
                <text:p>-30.5833333333333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67">
                <text:p>67</text:p>
              </table:table-cell>
              <table:table-cell office:value-type="float" office:value="81.5">
                <text:p>81.5</text:p>
              </table:table-cell>
              <table:table-cell office:value-type="float" office:value="-32.0833333333333">
                <text:p>-32.0833333333333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73">
                <text:p>73</text:p>
              </table:table-cell>
              <table:table-cell office:value-type="float" office:value="81.0833333333333">
                <text:p>81.0833333333333</text:p>
              </table:table-cell>
              <table:table-cell office:value-type="float" office:value="-28.75">
                <text:p>-28.75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-26.4166666666667">
                <text:p>-26.4166666666667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70">
                <text:p>70</text:p>
              </table:table-cell>
              <table:table-cell office:value-type="float" office:value="77.5">
                <text:p>77.5</text:p>
              </table:table-cell>
              <table:table-cell office:value-type="float" office:value="-21.4166666666667">
                <text:p>-21.4166666666667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51">
                <text:p>51</text:p>
              </table:table-cell>
              <table:table-cell office:value-type="float" office:value="75.5833333333333">
                <text:p>75.5833333333333</text:p>
              </table:table-cell>
              <table:table-cell office:value-type="float" office:value="-19.25">
                <text:p>-19.25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82">
                <text:p>82</text:p>
              </table:table-cell>
              <table:table-cell office:value-type="float" office:value="73.6666666666667">
                <text:p>73.6666666666667</text:p>
              </table:table-cell>
              <table:table-cell office:value-type="float" office:value="-20.75">
                <text:p>-20.75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61">
                <text:p>61</text:p>
              </table:table-cell>
              <table:table-cell office:value-type="float" office:value="72.6666666666667">
                <text:p>72.6666666666667</text:p>
              </table:table-cell>
              <table:table-cell office:value-type="float" office:value="-19.75">
                <text:p>-19.75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95">
                <text:p>95</text:p>
              </table:table-cell>
              <table:table-cell office:value-type="float" office:value="72.5">
                <text:p>72.5</text:p>
              </table:table-cell>
              <table:table-cell office:value-type="float" office:value="-18.9166666666667">
                <text:p>-18.9166666666667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68">
                <text:p>68</text:p>
              </table:table-cell>
              <table:table-cell office:value-type="float" office:value="71.3333333333333">
                <text:p>71.3333333333333</text:p>
              </table:table-cell>
              <table:table-cell office:value-type="float" office:value="-16.25">
                <text:p>-16.25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45">
                <text:p>45</text:p>
              </table:table-cell>
              <table:table-cell office:value-type="float" office:value="69.5">
                <text:p>69.5</text:p>
              </table:table-cell>
              <table:table-cell office:value-type="float" office:value="-14.5833333333333">
                <text:p>-14.5833333333333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68">
                <text:p>68</text:p>
              </table:table-cell>
              <table:table-cell office:value-type="float" office:value="69.5833333333333">
                <text:p>69.5833333333333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51">
                <text:p>51</text:p>
              </table:table-cell>
              <table:table-cell office:value-type="float" office:value="67.75">
                <text:p>67.75</text:p>
              </table:table-cell>
              <table:table-cell office:value-type="float" office:value="-15.75">
                <text:p>-15.75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63">
                <text:p>63</text:p>
              </table:table-cell>
              <table:table-cell office:value-type="float" office:value="67.4166666666667">
                <text:p>67.4166666666667</text:p>
              </table:table-cell>
              <table:table-cell office:value-type="float" office:value="-14.0833333333333">
                <text:p>-14.0833333333333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51">
                <text:p>51</text:p>
              </table:table-cell>
              <table:table-cell office:value-type="float" office:value="65.5833333333333">
                <text:p>65.5833333333333</text:p>
              </table:table-cell>
              <table:table-cell office:value-type="float" office:value="-15.5">
                <text:p>-15.5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77">
                <text:p>77</text:p>
              </table:table-cell>
              <table:table-cell office:value-type="float" office:value="65.1666666666667">
                <text:p>65.1666666666667</text:p>
              </table:table-cell>
              <table:table-cell office:value-type="float" office:value="-13.8333333333333">
                <text:p>-13.8333333333333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57">
                <text:p>57</text:p>
              </table:table-cell>
              <table:table-cell office:value-type="float" office:value="64.0833333333333">
                <text:p>64.0833333333333</text:p>
              </table:table-cell>
              <table:table-cell office:value-type="float" office:value="-13.4166666666667">
                <text:p>-13.4166666666667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48">
                <text:p>48</text:p>
              </table:table-cell>
              <table:table-cell office:value-type="float" office:value="63.8333333333333">
                <text:p>63.8333333333333</text:p>
              </table:table-cell>
              <table:table-cell office:value-type="float" office:value="-11.75">
                <text:p>-11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42cm" svg:y="0.316cm" chart:style-name="ch2">
          <text:p>Norwewgian (bokmål) Wikipedia</text:p>
        </chart:title>
        <chart:subtitle svg:x="6.263cm" svg:y="1.301cm" chart:style-name="ch3">
          <text:p>Users with &gt;5 edits</text:p>
        </chart:subtitle>
        <chart:legend chart:legend-position="end" svg:x="11.693cm" svg:y="3.703cm" style:legend-expansion="high" chart:style-name="ch4"/>
        <chart:plot-area chart:style-name="ch5" table:cell-range-address="'&gt;5'.A1:'&gt;5'.D145" chart:data-source-has-labels="both" svg:x="1.331cm" svg:y="2.19cm" svg:width="10.042cm" svg:height="5.649cm">
          <chartooo:coordinate-region svg:x="2.324cm" svg:y="2.39cm" svg:width="9.049cm" svg:height="5.25cm"/>
          <chart:axis chart:dimension="x" chart:name="primary-x" chart:style-name="ch6" chartooo:axis-type="auto">
            <chartooo:date-scale/>
            <chart:title svg:x="5.871cm" svg:y="8.019cm" chart:style-name="ch7">
              <text:p>Dates</text:p>
            </chart:title>
            <chart:categories table:cell-range-address="'&gt;5'.A2:'&gt;5'.A145"/>
            <chart:grid chart:style-name="ch8" chart:class="major"/>
          </chart:axis>
          <chart:axis chart:dimension="y" chart:name="primary-y" chart:style-name="ch9">
            <chart:title svg:x="0.451cm" svg:y="5.495cm" chart:style-name="ch10">
              <text:p>Users</text:p>
            </chart:title>
            <chart:grid chart:style-name="ch8" chart:class="major"/>
          </chart:axis>
          <chart:series chart:style-name="ch11" chart:values-cell-range-address="'&gt;5'.B2:'&gt;5'.B145" chart:label-cell-address="'&gt;5'.B1:'&gt;5'.B1" chart:class="chart:line">
            <chart:data-point chart:repeated="144"/>
          </chart:series>
          <chart:series chart:style-name="ch12" chart:values-cell-range-address="'&gt;5'.C2:'&gt;5'.C145" chart:label-cell-address="'&gt;5'.C1:'&gt;5'.C1" chart:class="chart:line">
            <chart:data-point chart:repeated="144"/>
          </chart:series>
          <chart:series chart:style-name="ch13" chart:values-cell-range-address="'&gt;5'.D2:'&gt;5'.D145" chart:label-cell-address="'&gt;5'.D1:'&gt;5'.D1" chart:class="chart:line">
            <chart:data-point chart:repeated="14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 with &gt;5 edits</text:p>
                <draw:g>
                  <svg:desc>'&gt;5'.B1:'&gt;5'.B1</svg:desc>
                </draw:g>
              </table:table-cell>
              <table:table-cell office:value-type="string">
                <text:p>Sliding mean</text:p>
                <draw:g>
                  <svg:desc>'&gt;5'.C1:'&gt;5'.C1</svg:desc>
                </draw:g>
              </table:table-cell>
              <table:table-cell office:value-type="string">
                <text:p>Sliding diff</text:p>
                <draw:g>
                  <svg:desc>'&gt;5'.D1:'&gt;5'.D1</svg:desc>
                </draw:g>
              </table:table-cell>
            </table:table-row>
          </table:table-header-rows>
          <table:table-rows>
            <table:table-row>
              <table:table-cell office:value-type="float" office:value="37987">
                <text:p>37990</text:p>
                <draw:g>
                  <svg:desc>'&gt;5'.A2:'&gt;5'.A145</svg:desc>
                </draw:g>
              </table:table-cell>
              <table:table-cell office:value-type="float" office:value="17">
                <text:p>17</text:p>
                <draw:g>
                  <svg:desc>'&gt;5'.B2:'&gt;5'.B145</svg:desc>
                </draw:g>
              </table:table-cell>
              <table:table-cell office:value-type="float" office:value="NaN">
                <text:p>NaN</text:p>
                <draw:g>
                  <svg:desc>'&gt;5'.C2:'&gt;5'.C145</svg:desc>
                </draw:g>
              </table:table-cell>
              <table:table-cell office:value-type="float" office:value="NaN">
                <text:p>NaN</text:p>
                <draw:g>
                  <svg:desc>'&gt;5'.D2:'&gt;5'.D145</svg:desc>
                </draw:g>
              </table:table-cell>
            </table:table-row>
            <table:table-row>
              <table:table-cell office:value-type="float" office:value="38018">
                <text:p>3802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50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8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10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40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7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0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0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0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0</text:p>
              </table:table-cell>
              <table:table-cell office:value-type="float" office:value="91">
                <text:p>91</text:p>
              </table:table-cell>
              <table:table-cell office:value-type="float" office:value="52.5">
                <text:p>5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0</text:p>
              </table:table-cell>
              <table:table-cell office:value-type="float" office:value="106">
                <text:p>106</text:p>
              </table:table-cell>
              <table:table-cell office:value-type="float" office:value="59.9166666666667">
                <text:p>59.9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84">
                <text:p>38380</text:p>
              </table:table-cell>
              <table:table-cell office:value-type="float" office:value="100">
                <text:p>100</text:p>
              </table:table-cell>
              <table:table-cell office:value-type="float" office:value="66.4166666666667">
                <text:p>66.4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12">
                <text:p>38410</text:p>
              </table:table-cell>
              <table:table-cell office:value-type="float" office:value="148">
                <text:p>148</text:p>
              </table:table-cell>
              <table:table-cell office:value-type="float" office:value="73.9166666666667">
                <text:p>73.9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43">
                <text:p>38440</text:p>
              </table:table-cell>
              <table:table-cell office:value-type="float" office:value="157">
                <text:p>157</text:p>
              </table:table-cell>
              <table:table-cell office:value-type="float" office:value="84.5">
                <text:p>8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73">
                <text:p>38470</text:p>
              </table:table-cell>
              <table:table-cell office:value-type="float" office:value="145">
                <text:p>145</text:p>
              </table:table-cell>
              <table:table-cell office:value-type="float" office:value="93.8333333333333">
                <text:p>93.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4">
                <text:p>38500</text:p>
              </table:table-cell>
              <table:table-cell office:value-type="float" office:value="154">
                <text:p>154</text:p>
              </table:table-cell>
              <table:table-cell office:value-type="float" office:value="102.833333333333">
                <text:p>102.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34">
                <text:p>38530</text:p>
              </table:table-cell>
              <table:table-cell office:value-type="float" office:value="164">
                <text:p>164</text:p>
              </table:table-cell>
              <table:table-cell office:value-type="float" office:value="112.833333333333">
                <text:p>112.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65">
                <text:p>38570</text:p>
              </table:table-cell>
              <table:table-cell office:value-type="float" office:value="214">
                <text:p>214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96">
                <text:p>38600</text:p>
              </table:table-cell>
              <table:table-cell office:value-type="float" office:value="183">
                <text:p>183</text:p>
              </table:table-cell>
              <table:table-cell office:value-type="float" office:value="137.833333333333">
                <text:p>137.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26">
                <text:p>38630</text:p>
              </table:table-cell>
              <table:table-cell office:value-type="float" office:value="203">
                <text:p>203</text:p>
              </table:table-cell>
              <table:table-cell office:value-type="float" office:value="147.666666666667">
                <text:p>147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57">
                <text:p>38660</text:p>
              </table:table-cell>
              <table:table-cell office:value-type="float" office:value="218">
                <text:p>218</text:p>
              </table:table-cell>
              <table:table-cell office:value-type="float" office:value="156.916666666667">
                <text:p>156.9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87">
                <text:p>38690</text:p>
              </table:table-cell>
              <table:table-cell office:value-type="float" office:value="272">
                <text:p>272</text:p>
              </table:table-cell>
              <table:table-cell office:value-type="float" office:value="172">
                <text:p>172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304">
                <text:p>304</text:p>
              </table:table-cell>
              <table:table-cell office:value-type="float" office:value="188.5">
                <text:p>188.5</text:p>
              </table:table-cell>
              <table:table-cell office:value-type="float" office:value="128.583333333333">
                <text:p>128.583333333333</text:p>
              </table:table-cell>
            </table:table-row>
            <table:table-row>
              <table:table-cell office:value-type="float" office:value="38749">
                <text:p>38750</text:p>
              </table:table-cell>
              <table:table-cell office:value-type="float" office:value="316">
                <text:p>316</text:p>
              </table:table-cell>
              <table:table-cell office:value-type="float" office:value="206.5">
                <text:p>206.5</text:p>
              </table:table-cell>
              <table:table-cell office:value-type="float" office:value="140.083333333333">
                <text:p>140.083333333333</text:p>
              </table:table-cell>
            </table:table-row>
            <table:table-row>
              <table:table-cell office:value-type="float" office:value="38777">
                <text:p>38780</text:p>
              </table:table-cell>
              <table:table-cell office:value-type="float" office:value="370">
                <text:p>370</text:p>
              </table:table-cell>
              <table:table-cell office:value-type="float" office:value="225">
                <text:p>225</text:p>
              </table:table-cell>
              <table:table-cell office:value-type="float" office:value="151.083333333333">
                <text:p>151.083333333333</text:p>
              </table:table-cell>
            </table:table-row>
            <table:table-row>
              <table:table-cell office:value-type="float" office:value="38808">
                <text:p>38810</text:p>
              </table:table-cell>
              <table:table-cell office:value-type="float" office:value="373">
                <text:p>373</text:p>
              </table:table-cell>
              <table:table-cell office:value-type="float" office:value="243">
                <text:p>243</text:p>
              </table:table-cell>
              <table:table-cell office:value-type="float" office:value="158.5">
                <text:p>158.5</text:p>
              </table:table-cell>
            </table:table-row>
            <table:table-row>
              <table:table-cell office:value-type="float" office:value="38838">
                <text:p>38840</text:p>
              </table:table-cell>
              <table:table-cell office:value-type="float" office:value="409">
                <text:p>409</text:p>
              </table:table-cell>
              <table:table-cell office:value-type="float" office:value="265">
                <text:p>265</text:p>
              </table:table-cell>
              <table:table-cell office:value-type="float" office:value="171.166666666667">
                <text:p>171.166666666667</text:p>
              </table:table-cell>
            </table:table-row>
            <table:table-row>
              <table:table-cell office:value-type="float" office:value="38869">
                <text:p>38870</text:p>
              </table:table-cell>
              <table:table-cell office:value-type="float" office:value="427">
                <text:p>427</text:p>
              </table:table-cell>
              <table:table-cell office:value-type="float" office:value="287.75">
                <text:p>287.75</text:p>
              </table:table-cell>
              <table:table-cell office:value-type="float" office:value="184.916666666667">
                <text:p>184.916666666667</text:p>
              </table:table-cell>
            </table:table-row>
            <table:table-row>
              <table:table-cell office:value-type="float" office:value="38899">
                <text:p>38900</text:p>
              </table:table-cell>
              <table:table-cell office:value-type="float" office:value="398">
                <text:p>398</text:p>
              </table:table-cell>
              <table:table-cell office:value-type="float" office:value="307.25">
                <text:p>307.25</text:p>
              </table:table-cell>
              <table:table-cell office:value-type="float" office:value="194.416666666667">
                <text:p>194.416666666667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450">
                <text:p>450</text:p>
              </table:table-cell>
              <table:table-cell office:value-type="float" office:value="326.916666666667">
                <text:p>326.916666666667</text:p>
              </table:table-cell>
              <table:table-cell office:value-type="float" office:value="200.416666666667">
                <text:p>200.416666666667</text:p>
              </table:table-cell>
            </table:table-row>
            <table:table-row>
              <table:table-cell office:value-type="float" office:value="38961">
                <text:p>38960</text:p>
              </table:table-cell>
              <table:table-cell office:value-type="float" office:value="502">
                <text:p>502</text:p>
              </table:table-cell>
              <table:table-cell office:value-type="float" office:value="353.5">
                <text:p>353.5</text:p>
              </table:table-cell>
              <table:table-cell office:value-type="float" office:value="215.666666666667">
                <text:p>215.666666666667</text:p>
              </table:table-cell>
            </table:table-row>
            <table:table-row>
              <table:table-cell office:value-type="float" office:value="38991">
                <text:p>38990</text:p>
              </table:table-cell>
              <table:table-cell office:value-type="float" office:value="504">
                <text:p>504</text:p>
              </table:table-cell>
              <table:table-cell office:value-type="float" office:value="378.583333333333">
                <text:p>378.583333333333</text:p>
              </table:table-cell>
              <table:table-cell office:value-type="float" office:value="230.916666666667">
                <text:p>230.916666666667</text:p>
              </table:table-cell>
            </table:table-row>
            <table:table-row>
              <table:table-cell office:value-type="float" office:value="39022">
                <text:p>39020</text:p>
              </table:table-cell>
              <table:table-cell office:value-type="float" office:value="607">
                <text:p>607</text:p>
              </table:table-cell>
              <table:table-cell office:value-type="float" office:value="411">
                <text:p>411</text:p>
              </table:table-cell>
              <table:table-cell office:value-type="float" office:value="254.083333333333">
                <text:p>254.083333333333</text:p>
              </table:table-cell>
            </table:table-row>
            <table:table-row>
              <table:table-cell office:value-type="float" office:value="39052">
                <text:p>39050</text:p>
              </table:table-cell>
              <table:table-cell office:value-type="float" office:value="638">
                <text:p>638</text:p>
              </table:table-cell>
              <table:table-cell office:value-type="float" office:value="441.5">
                <text:p>441.5</text:p>
              </table:table-cell>
              <table:table-cell office:value-type="float" office:value="269.5">
                <text:p>269.5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672">
                <text:p>672</text:p>
              </table:table-cell>
              <table:table-cell office:value-type="float" office:value="472.166666666667">
                <text:p>472.166666666667</text:p>
              </table:table-cell>
              <table:table-cell office:value-type="float" office:value="283.666666666667">
                <text:p>283.666666666667</text:p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711">
                <text:p>711</text:p>
              </table:table-cell>
              <table:table-cell office:value-type="float" office:value="505.083333333333">
                <text:p>505.083333333333</text:p>
              </table:table-cell>
              <table:table-cell office:value-type="float" office:value="298.583333333333">
                <text:p>298.583333333333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772">
                <text:p>772</text:p>
              </table:table-cell>
              <table:table-cell office:value-type="float" office:value="538.583333333333">
                <text:p>538.583333333333</text:p>
              </table:table-cell>
              <table:table-cell office:value-type="float" office:value="313.583333333333">
                <text:p>313.583333333333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681">
                <text:p>681</text:p>
              </table:table-cell>
              <table:table-cell office:value-type="float" office:value="564.25">
                <text:p>564.25</text:p>
              </table:table-cell>
              <table:table-cell office:value-type="float" office:value="321.25">
                <text:p>321.25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690">
                <text:p>690</text:p>
              </table:table-cell>
              <table:table-cell office:value-type="float" office:value="587.666666666667">
                <text:p>587.666666666667</text:p>
              </table:table-cell>
              <table:table-cell office:value-type="float" office:value="322.666666666667">
                <text:p>322.666666666667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592">
                <text:p>592</text:p>
              </table:table-cell>
              <table:table-cell office:value-type="float" office:value="601.416666666667">
                <text:p>601.416666666667</text:p>
              </table:table-cell>
              <table:table-cell office:value-type="float" office:value="313.666666666667">
                <text:p>313.666666666667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560">
                <text:p>560</text:p>
              </table:table-cell>
              <table:table-cell office:value-type="float" office:value="614.916666666667">
                <text:p>614.916666666667</text:p>
              </table:table-cell>
              <table:table-cell office:value-type="float" office:value="307.666666666667">
                <text:p>307.666666666667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559">
                <text:p>559</text:p>
              </table:table-cell>
              <table:table-cell office:value-type="float" office:value="624">
                <text:p>624</text:p>
              </table:table-cell>
              <table:table-cell office:value-type="float" office:value="297.083333333333">
                <text:p>297.083333333333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595">
                <text:p>595</text:p>
              </table:table-cell>
              <table:table-cell office:value-type="float" office:value="631.75">
                <text:p>631.75</text:p>
              </table:table-cell>
              <table:table-cell office:value-type="float" office:value="278.25">
                <text:p>278.25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601">
                <text:p>601</text:p>
              </table:table-cell>
              <table:table-cell office:value-type="float" office:value="639.833333333333">
                <text:p>639.833333333333</text:p>
              </table:table-cell>
              <table:table-cell office:value-type="float" office:value="261.25">
                <text:p>261.25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614">
                <text:p>614</text:p>
              </table:table-cell>
              <table:table-cell office:value-type="float" office:value="640.416666666667">
                <text:p>640.416666666667</text:p>
              </table:table-cell>
              <table:table-cell office:value-type="float" office:value="229.416666666667">
                <text:p>229.416666666667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586">
                <text:p>586</text:p>
              </table:table-cell>
              <table:table-cell office:value-type="float" office:value="636.083333333333">
                <text:p>636.083333333333</text:p>
              </table:table-cell>
              <table:table-cell office:value-type="float" office:value="194.583333333333">
                <text:p>194.583333333333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674">
                <text:p>674</text:p>
              </table:table-cell>
              <table:table-cell office:value-type="float" office:value="636.25">
                <text:p>636.25</text:p>
              </table:table-cell>
              <table:table-cell office:value-type="float" office:value="164.083333333333">
                <text:p>164.083333333333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692">
                <text:p>692</text:p>
              </table:table-cell>
              <table:table-cell office:value-type="float" office:value="634.666666666667">
                <text:p>634.666666666667</text:p>
              </table:table-cell>
              <table:table-cell office:value-type="float" office:value="129.583333333333">
                <text:p>129.583333333333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676">
                <text:p>676</text:p>
              </table:table-cell>
              <table:table-cell office:value-type="float" office:value="626.666666666667">
                <text:p>626.666666666667</text:p>
              </table:table-cell>
              <table:table-cell office:value-type="float" office:value="88.0833333333333">
                <text:p>88.0833333333333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626">
                <text:p>626</text:p>
              </table:table-cell>
              <table:table-cell office:value-type="float" office:value="622.083333333333">
                <text:p>622.083333333333</text:p>
              </table:table-cell>
              <table:table-cell office:value-type="float" office:value="57.8333333333334">
                <text:p>57.8333333333334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602">
                <text:p>602</text:p>
              </table:table-cell>
              <table:table-cell office:value-type="float" office:value="614.75">
                <text:p>614.75</text:p>
              </table:table-cell>
              <table:table-cell office:value-type="float" office:value="27.0833333333334">
                <text:p>27.0833333333334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579">
                <text:p>579</text:p>
              </table:table-cell>
              <table:table-cell office:value-type="float" office:value="613.666666666667">
                <text:p>613.666666666667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565">
                <text:p>565</text:p>
              </table:table-cell>
              <table:table-cell office:value-type="float" office:value="614.083333333333">
                <text:p>614.083333333333</text:p>
              </table:table-cell>
              <table:table-cell office:value-type="float" office:value="-0.833333333333258">
                <text:p>-0.833333333333258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646">
                <text:p>646</text:p>
              </table:table-cell>
              <table:table-cell office:value-type="float" office:value="621.333333333333">
                <text:p>621.333333333333</text:p>
              </table:table-cell>
              <table:table-cell office:value-type="float" office:value="-2.66666666666663">
                <text:p>-2.66666666666663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657">
                <text:p>657</text:p>
              </table:table-cell>
              <table:table-cell office:value-type="float" office:value="626.5">
                <text:p>626.5</text:p>
              </table:table-cell>
              <table:table-cell office:value-type="float" office:value="-5.25">
                <text:p>-5.25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739">
                <text:p>739</text:p>
              </table:table-cell>
              <table:table-cell office:value-type="float" office:value="638">
                <text:p>638</text:p>
              </table:table-cell>
              <table:table-cell office:value-type="float" office:value="-1.83333333333337">
                <text:p>-1.83333333333337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689">
                <text:p>689</text:p>
              </table:table-cell>
              <table:table-cell office:value-type="float" office:value="644.25">
                <text:p>644.25</text:p>
              </table:table-cell>
              <table:table-cell office:value-type="float" office:value="3.83333333333337">
                <text:p>3.83333333333337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654">
                <text:p>654</text:p>
              </table:table-cell>
              <table:table-cell office:value-type="float" office:value="649.916666666667">
                <text:p>649.916666666667</text:p>
              </table:table-cell>
              <table:table-cell office:value-type="float" office:value="13.8333333333333">
                <text:p>13.8333333333333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740">
                <text:p>740</text:p>
              </table:table-cell>
              <table:table-cell office:value-type="float" office:value="655.416666666667">
                <text:p>655.416666666667</text:p>
              </table:table-cell>
              <table:table-cell office:value-type="float" office:value="19.1666666666666">
                <text:p>19.1666666666666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693">
                <text:p>693</text:p>
              </table:table-cell>
              <table:table-cell office:value-type="float" office:value="655.5">
                <text:p>655.5</text:p>
              </table:table-cell>
              <table:table-cell office:value-type="float" office:value="20.8333333333334">
                <text:p>20.8333333333334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790">
                <text:p>790</text:p>
              </table:table-cell>
              <table:table-cell office:value-type="float" office:value="665">
                <text:p>665</text:p>
              </table:table-cell>
              <table:table-cell office:value-type="float" office:value="38.3333333333334">
                <text:p>38.3333333333334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659">
                <text:p>659</text:p>
              </table:table-cell>
              <table:table-cell office:value-type="float" office:value="667.75">
                <text:p>667.75</text:p>
              </table:table-cell>
              <table:table-cell office:value-type="float" office:value="45.6666666666666">
                <text:p>45.6666666666666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634">
                <text:p>634</text:p>
              </table:table-cell>
              <table:table-cell office:value-type="float" office:value="670.416666666667">
                <text:p>670.416666666667</text:p>
              </table:table-cell>
              <table:table-cell office:value-type="float" office:value="55.6666666666666">
                <text:p>55.6666666666666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628">
                <text:p>628</text:p>
              </table:table-cell>
              <table:table-cell office:value-type="float" office:value="674.5">
                <text:p>674.5</text:p>
              </table:table-cell>
              <table:table-cell office:value-type="float" office:value="60.8333333333334">
                <text:p>60.8333333333334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563">
                <text:p>563</text:p>
              </table:table-cell>
              <table:table-cell office:value-type="float" office:value="674.333333333333">
                <text:p>674.333333333333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630">
                <text:p>630</text:p>
              </table:table-cell>
              <table:table-cell office:value-type="float" office:value="673">
                <text:p>673</text:p>
              </table:table-cell>
              <table:table-cell office:value-type="float" office:value="51.6666666666666">
                <text:p>51.6666666666666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624">
                <text:p>624</text:p>
              </table:table-cell>
              <table:table-cell office:value-type="float" office:value="670.25">
                <text:p>670.25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634">
                <text:p>634</text:p>
              </table:table-cell>
              <table:table-cell office:value-type="float" office:value="661.5">
                <text:p>661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678">
                <text:p>678</text:p>
              </table:table-cell>
              <table:table-cell office:value-type="float" office:value="660.583333333333">
                <text:p>660.583333333333</text:p>
              </table:table-cell>
              <table:table-cell office:value-type="float" office:value="16.3333333333334">
                <text:p>16.3333333333334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610">
                <text:p>610</text:p>
              </table:table-cell>
              <table:table-cell office:value-type="float" office:value="656.916666666667">
                <text:p>656.9166666666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657">
                <text:p>657</text:p>
              </table:table-cell>
              <table:table-cell office:value-type="float" office:value="650">
                <text:p>650</text:p>
              </table:table-cell>
              <table:table-cell office:value-type="float" office:value="-5.41666666666663">
                <text:p>-5.41666666666663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652">
                <text:p>652</text:p>
              </table:table-cell>
              <table:table-cell office:value-type="float" office:value="646.583333333333">
                <text:p>646.583333333333</text:p>
              </table:table-cell>
              <table:table-cell office:value-type="float" office:value="-8.91666666666663">
                <text:p>-8.91666666666663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705">
                <text:p>705</text:p>
              </table:table-cell>
              <table:table-cell office:value-type="float" office:value="639.5">
                <text:p>639.5</text:p>
              </table:table-cell>
              <table:table-cell office:value-type="float" office:value="-25.5">
                <text:p>-25.5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660">
                <text:p>660</text:p>
              </table:table-cell>
              <table:table-cell office:value-type="float" office:value="639.583333333333">
                <text:p>639.583333333333</text:p>
              </table:table-cell>
              <table:table-cell office:value-type="float" office:value="-28.1666666666666">
                <text:p>-28.1666666666666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680">
                <text:p>680</text:p>
              </table:table-cell>
              <table:table-cell office:value-type="float" office:value="643.416666666667">
                <text:p>643.416666666667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579">
                <text:p>579</text:p>
              </table:table-cell>
              <table:table-cell office:value-type="float" office:value="639.333333333333">
                <text:p>639.333333333333</text:p>
              </table:table-cell>
              <table:table-cell office:value-type="float" office:value="-35.1666666666666">
                <text:p>-35.1666666666666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521">
                <text:p>521</text:p>
              </table:table-cell>
              <table:table-cell office:value-type="float" office:value="635.833333333333">
                <text:p>635.833333333333</text:p>
              </table:table-cell>
              <table:table-cell office:value-type="float" office:value="-38.5">
                <text:p>-38.5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559">
                <text:p>559</text:p>
              </table:table-cell>
              <table:table-cell office:value-type="float" office:value="629.916666666667">
                <text:p>629.916666666667</text:p>
              </table:table-cell>
              <table:table-cell office:value-type="float" office:value="-43.0833333333334">
                <text:p>-43.0833333333334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557">
                <text:p>557</text:p>
              </table:table-cell>
              <table:table-cell office:value-type="float" office:value="624.333333333333">
                <text:p>624.333333333333</text:p>
              </table:table-cell>
              <table:table-cell office:value-type="float" office:value="-45.9166666666666">
                <text:p>-45.9166666666666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588">
                <text:p>588</text:p>
              </table:table-cell>
              <table:table-cell office:value-type="float" office:value="620.5">
                <text:p>620.5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604">
                <text:p>604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-46.25">
                <text:p>-46.25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518">
                <text:p>518</text:p>
              </table:table-cell>
              <table:table-cell office:value-type="float" office:value="606.666666666667">
                <text:p>606.666666666667</text:p>
              </table:table-cell>
              <table:table-cell office:value-type="float" office:value="-50.25">
                <text:p>-50.25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607">
                <text:p>607</text:p>
              </table:table-cell>
              <table:table-cell office:value-type="float" office:value="602.5">
                <text:p>602.5</text:p>
              </table:table-cell>
              <table:table-cell office:value-type="float" office:value="-47.5">
                <text:p>-47.5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598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-48.5833333333334">
                <text:p>-48.5833333333334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639">
                <text:p>639</text:p>
              </table:table-cell>
              <table:table-cell office:value-type="float" office:value="592.5">
                <text:p>592.5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583">
                <text:p>583</text:p>
              </table:table-cell>
              <table:table-cell office:value-type="float" office:value="586.083333333333">
                <text:p>586.083333333333</text:p>
              </table:table-cell>
              <table:table-cell office:value-type="float" office:value="-53.5">
                <text:p>-53.5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609">
                <text:p>609</text:p>
              </table:table-cell>
              <table:table-cell office:value-type="float" office:value="580.166666666667">
                <text:p>580.166666666667</text:p>
              </table:table-cell>
              <table:table-cell office:value-type="float" office:value="-63.25">
                <text:p>-63.25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535">
                <text:p>535</text:p>
              </table:table-cell>
              <table:table-cell office:value-type="float" office:value="576.5">
                <text:p>576.5</text:p>
              </table:table-cell>
              <table:table-cell office:value-type="float" office:value="-62.8333333333334">
                <text:p>-62.8333333333334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496">
                <text:p>496</text:p>
              </table:table-cell>
              <table:table-cell office:value-type="float" office:value="574.416666666667">
                <text:p>574.416666666667</text:p>
              </table:table-cell>
              <table:table-cell office:value-type="float" office:value="-61.4166666666667">
                <text:p>-61.4166666666667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519">
                <text:p>519</text:p>
              </table:table-cell>
              <table:table-cell office:value-type="float" office:value="571.083333333333">
                <text:p>571.083333333333</text:p>
              </table:table-cell>
              <table:table-cell office:value-type="float" office:value="-58.8333333333333">
                <text:p>-58.8333333333333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497">
                <text:p>497</text:p>
              </table:table-cell>
              <table:table-cell office:value-type="float" office:value="566.083333333333">
                <text:p>566.083333333333</text:p>
              </table:table-cell>
              <table:table-cell office:value-type="float" office:value="-58.25">
                <text:p>-58.25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557">
                <text:p>557</text:p>
              </table:table-cell>
              <table:table-cell office:value-type="float" office:value="563.5">
                <text:p>563.5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545">
                <text:p>545</text:p>
              </table:table-cell>
              <table:table-cell office:value-type="float" office:value="558.583333333333">
                <text:p>558.583333333333</text:p>
              </table:table-cell>
              <table:table-cell office:value-type="float" office:value="-55.75">
                <text:p>-55.75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490">
                <text:p>490</text:p>
              </table:table-cell>
              <table:table-cell office:value-type="float" office:value="556.25">
                <text:p>556.25</text:p>
              </table:table-cell>
              <table:table-cell office:value-type="float" office:value="-50.4166666666666">
                <text:p>-50.4166666666666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584">
                <text:p>58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-48.1666666666666">
                <text:p>-48.1666666666666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535">
                <text:p>535</text:p>
              </table:table-cell>
              <table:table-cell office:value-type="float" office:value="549.083333333333">
                <text:p>549.083333333333</text:p>
              </table:table-cell>
              <table:table-cell office:value-type="float" office:value="-48.9166666666666">
                <text:p>-48.9166666666666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543">
                <text:p>543</text:p>
              </table:table-cell>
              <table:table-cell office:value-type="float" office:value="541.083333333333">
                <text:p>541.083333333333</text:p>
              </table:table-cell>
              <table:table-cell office:value-type="float" office:value="-51.4166666666666">
                <text:p>-51.4166666666666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518">
                <text:p>518</text:p>
              </table:table-cell>
              <table:table-cell office:value-type="float" office:value="535.666666666667">
                <text:p>535.666666666667</text:p>
              </table:table-cell>
              <table:table-cell office:value-type="float" office:value="-50.4166666666667">
                <text:p>-50.4166666666667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536">
                <text:p>536</text:p>
              </table:table-cell>
              <table:table-cell office:value-type="float" office:value="529.583333333333">
                <text:p>529.583333333333</text:p>
              </table:table-cell>
              <table:table-cell office:value-type="float" office:value="-50.5833333333333">
                <text:p>-50.5833333333333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476">
                <text:p>476</text:p>
              </table:table-cell>
              <table:table-cell office:value-type="float" office:value="524.666666666667">
                <text:p>524.666666666667</text:p>
              </table:table-cell>
              <table:table-cell office:value-type="float" office:value="-51.8333333333334">
                <text:p>-51.8333333333334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483">
                <text:p>483</text:p>
              </table:table-cell>
              <table:table-cell office:value-type="float" office:value="523.583333333333">
                <text:p>523.583333333333</text:p>
              </table:table-cell>
              <table:table-cell office:value-type="float" office:value="-50.8333333333333">
                <text:p>-50.8333333333333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472">
                <text:p>472</text:p>
              </table:table-cell>
              <table:table-cell office:value-type="float" office:value="519.666666666667">
                <text:p>519.666666666667</text:p>
              </table:table-cell>
              <table:table-cell office:value-type="float" office:value="-51.4166666666667">
                <text:p>-51.4166666666667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503">
                <text:p>503</text:p>
              </table:table-cell>
              <table:table-cell office:value-type="float" office:value="520.166666666667">
                <text:p>520.166666666667</text:p>
              </table:table-cell>
              <table:table-cell office:value-type="float" office:value="-45.9166666666667">
                <text:p>-45.9166666666667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573">
                <text:p>573</text:p>
              </table:table-cell>
              <table:table-cell office:value-type="float" office:value="521.5">
                <text:p>521.5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632">
                <text:p>632</text:p>
              </table:table-cell>
              <table:table-cell office:value-type="float" office:value="528.75">
                <text:p>528.75</text:p>
              </table:table-cell>
              <table:table-cell office:value-type="float" office:value="-29.8333333333334">
                <text:p>-29.8333333333334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496">
                <text:p>496</text:p>
              </table:table-cell>
              <table:table-cell office:value-type="float" office:value="529.25">
                <text:p>529.25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534">
                <text:p>534</text:p>
              </table:table-cell>
              <table:table-cell office:value-type="float" office:value="525.083333333333">
                <text:p>525.083333333333</text:p>
              </table:table-cell>
              <table:table-cell office:value-type="float" office:value="-29.25">
                <text:p>-29.25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475">
                <text:p>475</text:p>
              </table:table-cell>
              <table:table-cell office:value-type="float" office:value="520.083333333333">
                <text:p>520.083333333333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504">
                <text:p>504</text:p>
              </table:table-cell>
              <table:table-cell office:value-type="float" office:value="516.833333333333">
                <text:p>516.833333333333</text:p>
              </table:table-cell>
              <table:table-cell office:value-type="float" office:value="-24.25">
                <text:p>-24.25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512">
                <text:p>512</text:p>
              </table:table-cell>
              <table:table-cell office:value-type="float" office:value="516.333333333333">
                <text:p>516.333333333333</text:p>
              </table:table-cell>
              <table:table-cell office:value-type="float" office:value="-19.3333333333333">
                <text:p>-19.3333333333333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546">
                <text:p>546</text:p>
              </table:table-cell>
              <table:table-cell office:value-type="float" office:value="517.166666666667">
                <text:p>517.166666666667</text:p>
              </table:table-cell>
              <table:table-cell office:value-type="float" office:value="-12.4166666666667">
                <text:p>-12.4166666666667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419">
                <text:p>419</text:p>
              </table:table-cell>
              <table:table-cell office:value-type="float" office:value="512.416666666667">
                <text:p>512.416666666667</text:p>
              </table:table-cell>
              <table:table-cell office:value-type="float" office:value="-12.25">
                <text:p>-12.25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407">
                <text:p>407</text:p>
              </table:table-cell>
              <table:table-cell office:value-type="float" office:value="506.083333333333">
                <text:p>506.083333333333</text:p>
              </table:table-cell>
              <table:table-cell office:value-type="float" office:value="-17.5000000000001">
                <text:p>-17.5000000000001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437">
                <text:p>437</text:p>
              </table:table-cell>
              <table:table-cell office:value-type="float" office:value="503.166666666667">
                <text:p>503.166666666667</text:p>
              </table:table-cell>
              <table:table-cell office:value-type="float" office:value="-16.4999999999999">
                <text:p>-16.4999999999999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403">
                <text:p>403</text:p>
              </table:table-cell>
              <table:table-cell office:value-type="float" office:value="494.833333333333">
                <text:p>494.833333333333</text:p>
              </table:table-cell>
              <table:table-cell office:value-type="float" office:value="-25.3333333333333">
                <text:p>-25.3333333333333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472">
                <text:p>472</text:p>
              </table:table-cell>
              <table:table-cell office:value-type="float" office:value="486.416666666667">
                <text:p>486.416666666667</text:p>
              </table:table-cell>
              <table:table-cell office:value-type="float" office:value="-35.0833333333333">
                <text:p>-35.0833333333333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437">
                <text:p>437</text:p>
              </table:table-cell>
              <table:table-cell office:value-type="float" office:value="470.166666666667">
                <text:p>470.166666666667</text:p>
              </table:table-cell>
              <table:table-cell office:value-type="float" office:value="-58.5833333333333">
                <text:p>-58.5833333333333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409">
                <text:p>409</text:p>
              </table:table-cell>
              <table:table-cell office:value-type="float" office:value="462.916666666667">
                <text:p>462.916666666667</text:p>
              </table:table-cell>
              <table:table-cell office:value-type="float" office:value="-66.3333333333333">
                <text:p>-66.333333333333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515">
                <text:p>515</text:p>
              </table:table-cell>
              <table:table-cell office:value-type="float" office:value="461.333333333333">
                <text:p>461.333333333333</text:p>
              </table:table-cell>
              <table:table-cell office:value-type="float" office:value="-63.7500000000001">
                <text:p>-63.7500000000001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413">
                <text:p>413</text:p>
              </table:table-cell>
              <table:table-cell office:value-type="float" office:value="456.166666666667">
                <text:p>456.166666666667</text:p>
              </table:table-cell>
              <table:table-cell office:value-type="float" office:value="-63.9166666666667">
                <text:p>-63.9166666666667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437">
                <text:p>437</text:p>
              </table:table-cell>
              <table:table-cell office:value-type="float" office:value="450.583333333333">
                <text:p>450.583333333333</text:p>
              </table:table-cell>
              <table:table-cell office:value-type="float" office:value="-66.2500000000001">
                <text:p>-66.2500000000001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398">
                <text:p>398</text:p>
              </table:table-cell>
              <table:table-cell office:value-type="float" office:value="441.083333333333">
                <text:p>441.083333333333</text:p>
              </table:table-cell>
              <table:table-cell office:value-type="float" office:value="-75.2500000000001">
                <text:p>-75.2500000000001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408">
                <text:p>408</text:p>
              </table:table-cell>
              <table:table-cell office:value-type="float" office:value="429.583333333333">
                <text:p>429.583333333333</text:p>
              </table:table-cell>
              <table:table-cell office:value-type="float" office:value="-87.5833333333333">
                <text:p>-87.5833333333333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377">
                <text:p>377</text:p>
              </table:table-cell>
              <table:table-cell office:value-type="float" office:value="426.083333333333">
                <text:p>426.083333333333</text:p>
              </table:table-cell>
              <table:table-cell office:value-type="float" office:value="-86.3333333333333">
                <text:p>-86.3333333333333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353">
                <text:p>353</text:p>
              </table:table-cell>
              <table:table-cell office:value-type="float" office:value="421.583333333333">
                <text:p>421.583333333333</text:p>
              </table:table-cell>
              <table:table-cell office:value-type="float" office:value="-84.5">
                <text:p>-84.5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365">
                <text:p>365</text:p>
              </table:table-cell>
              <table:table-cell office:value-type="float" office:value="415.583333333333">
                <text:p>415.583333333333</text:p>
              </table:table-cell>
              <table:table-cell office:value-type="float" office:value="-87.5833333333334">
                <text:p>-87.583333333333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373">
                <text:p>373</text:p>
              </table:table-cell>
              <table:table-cell office:value-type="float" office:value="413.083333333333">
                <text:p>413.083333333333</text:p>
              </table:table-cell>
              <table:table-cell office:value-type="float" office:value="-81.75">
                <text:p>-81.75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404">
                <text:p>404</text:p>
              </table:table-cell>
              <table:table-cell office:value-type="float" office:value="407.416666666667">
                <text:p>407.416666666667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378">
                <text:p>378</text:p>
              </table:table-cell>
              <table:table-cell office:value-type="float" office:value="402.5">
                <text:p>402.5</text:p>
              </table:table-cell>
              <table:table-cell office:value-type="float" office:value="-67.6666666666667">
                <text:p>-67.6666666666667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348">
                <text:p>348</text:p>
              </table:table-cell>
              <table:table-cell office:value-type="float" office:value="397.416666666667">
                <text:p>397.416666666667</text:p>
              </table:table-cell>
              <table:table-cell office:value-type="float" office:value="-65.5">
                <text:p>-65.5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414">
                <text:p>414</text:p>
              </table:table-cell>
              <table:table-cell office:value-type="float" office:value="389">
                <text:p>389</text:p>
              </table:table-cell>
              <table:table-cell office:value-type="float" office:value="-72.3333333333333">
                <text:p>-72.3333333333333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372">
                <text:p>372</text:p>
              </table:table-cell>
              <table:table-cell office:value-type="float" office:value="385.583333333333">
                <text:p>385.583333333333</text:p>
              </table:table-cell>
              <table:table-cell office:value-type="float" office:value="-70.5833333333334">
                <text:p>-70.5833333333334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421">
                <text:p>421</text:p>
              </table:table-cell>
              <table:table-cell office:value-type="float" office:value="384.25">
                <text:p>384.25</text:p>
              </table:table-cell>
              <table:table-cell office:value-type="float" office:value="-66.3333333333333">
                <text:p>-66.3333333333333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392">
                <text:p>392</text:p>
              </table:table-cell>
              <table:table-cell office:value-type="float" office:value="383.75">
                <text:p>383.75</text:p>
              </table:table-cell>
              <table:table-cell office:value-type="float" office:value="-57.3333333333333">
                <text:p>-57.3333333333333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370">
                <text:p>370</text:p>
              </table:table-cell>
              <table:table-cell office:value-type="float" office:value="380.583333333333">
                <text:p>380.583333333333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355">
                <text:p>355</text:p>
              </table:table-cell>
              <table:table-cell office:value-type="float" office:value="378.75">
                <text:p>378.75</text:p>
              </table:table-cell>
              <table:table-cell office:value-type="float" office:value="-47.3333333333333">
                <text:p>-47.3333333333333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328">
                <text:p>328</text:p>
              </table:table-cell>
              <table:table-cell office:value-type="float" office:value="376.666666666667">
                <text:p>376.666666666667</text:p>
              </table:table-cell>
              <table:table-cell office:value-type="float" office:value="-44.9166666666666">
                <text:p>-44.9166666666666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351">
                <text:p>351</text:p>
              </table:table-cell>
              <table:table-cell office:value-type="float" office:value="375.5">
                <text:p>375.5</text:p>
              </table:table-cell>
              <table:table-cell office:value-type="float" office:value="-40.0833333333333">
                <text:p>-40.0833333333333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374">
                <text:p>374</text:p>
              </table:table-cell>
              <table:table-cell office:value-type="float" office:value="375.583333333333">
                <text:p>375.583333333333</text:p>
              </table:table-cell>
              <table:table-cell office:value-type="float" office:value="-37.5">
                <text:p>-37.5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436">
                <text:p>436</text:p>
              </table:table-cell>
              <table:table-cell office:value-type="float" office:value="378.25">
                <text:p>378.25</text:p>
              </table:table-cell>
              <table:table-cell office:value-type="float" office:value="-29.1666666666667">
                <text:p>-29.1666666666667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390">
                <text:p>390</text:p>
              </table:table-cell>
              <table:table-cell office:value-type="float" office:value="379.25">
                <text:p>379.25</text:p>
              </table:table-cell>
              <table:table-cell office:value-type="float" office:value="-23.25">
                <text:p>-23.25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360">
                <text:p>360</text:p>
              </table:table-cell>
              <table:table-cell office:value-type="float" office:value="380.25">
                <text:p>380.25</text:p>
              </table:table-cell>
              <table:table-cell office:value-type="float" office:value="-17.1666666666667">
                <text:p>-17.1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cm" svg:y="0.316cm" chart:style-name="ch2">
          <text:p>Norwegian (bokmål) Wikipedia</text:p>
        </chart:title>
        <chart:subtitle svg:x="5.945cm" svg:y="1.301cm" chart:style-name="ch3">
          <text:p>Useres with &gt;100 edits</text:p>
        </chart:subtitle>
        <chart:legend chart:legend-position="end" svg:x="11.322cm" svg:y="3.703cm" style:legend-expansion="high" chart:style-name="ch4"/>
        <chart:plot-area chart:style-name="ch5" table:cell-range-address="'&gt;100'.A1:'&gt;100'.D145" chart:data-source-has-labels="both" svg:x="1.331cm" svg:y="2.19cm" svg:width="9.671cm" svg:height="5.649cm">
          <chartooo:coordinate-region svg:x="2.149cm" svg:y="2.389cm" svg:width="8.853cm" svg:height="5.251cm"/>
          <chart:axis chart:dimension="x" chart:name="primary-x" chart:style-name="ch6" chartooo:axis-type="auto">
            <chartooo:date-scale/>
            <chart:title svg:x="5.685cm" svg:y="8.019cm" chart:style-name="ch7">
              <text:p>Dates</text:p>
            </chart:title>
            <chart:categories table:cell-range-address="'&gt;100'.A2:'&gt;100'.A145"/>
            <chart:grid chart:style-name="ch8" chart:class="major"/>
          </chart:axis>
          <chart:axis chart:dimension="y" chart:name="primary-y" chart:style-name="ch9">
            <chart:title svg:x="0.451cm" svg:y="5.495cm" chart:style-name="ch10">
              <text:p>Users</text:p>
            </chart:title>
            <chart:grid chart:style-name="ch8" chart:class="major"/>
          </chart:axis>
          <chart:series chart:style-name="ch11" chart:values-cell-range-address="'&gt;100'.B2:'&gt;100'.B145" chart:label-cell-address="'&gt;100'.B1:'&gt;100'.B1" chart:class="chart:line">
            <chart:data-point chart:repeated="144"/>
          </chart:series>
          <chart:series chart:style-name="ch12" chart:values-cell-range-address="'&gt;100'.C2:'&gt;100'.C145" chart:label-cell-address="'&gt;100'.C1:'&gt;100'.C1" chart:class="chart:line">
            <chart:data-point chart:repeated="144"/>
          </chart:series>
          <chart:series chart:style-name="ch13" chart:values-cell-range-address="'&gt;100'.D2:'&gt;100'.D145" chart:label-cell-address="'&gt;100'.D1:'&gt;100'.D1" chart:class="chart:line">
            <chart:data-point chart:repeated="14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 with &gt;100 edits</text:p>
                <draw:g>
                  <svg:desc>'&gt;100'.B1:'&gt;100'.B1</svg:desc>
                </draw:g>
              </table:table-cell>
              <table:table-cell office:value-type="string">
                <text:p>Sliding mean</text:p>
                <draw:g>
                  <svg:desc>'&gt;100'.C1:'&gt;100'.C1</svg:desc>
                </draw:g>
              </table:table-cell>
              <table:table-cell office:value-type="string">
                <text:p>Sliding diff</text:p>
                <draw:g>
                  <svg:desc>'&gt;100'.D1:'&gt;100'.D1</svg:desc>
                </draw:g>
              </table:table-cell>
            </table:table-row>
          </table:table-header-rows>
          <table:table-rows>
            <table:table-row>
              <table:table-cell office:value-type="float" office:value="37987">
                <text:p>37990</text:p>
                <draw:g>
                  <svg:desc>'&gt;100'.A2:'&gt;100'.A145</svg:desc>
                </draw:g>
              </table:table-cell>
              <table:table-cell office:value-type="float" office:value="4">
                <text:p>4</text:p>
                <draw:g>
                  <svg:desc>'&gt;100'.B2:'&gt;100'.B145</svg:desc>
                </draw:g>
              </table:table-cell>
              <table:table-cell office:value-type="float" office:value="NaN">
                <text:p>NaN</text:p>
                <draw:g>
                  <svg:desc>'&gt;100'.C2:'&gt;100'.C145</svg:desc>
                </draw:g>
              </table:table-cell>
              <table:table-cell office:value-type="float" office:value="NaN">
                <text:p>NaN</text:p>
                <draw:g>
                  <svg:desc>'&gt;100'.D2:'&gt;100'.D145</svg:desc>
                </draw:g>
              </table:table-cell>
            </table:table-row>
            <table:table-row>
              <table:table-cell office:value-type="float" office:value="38018">
                <text:p>3802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5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8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1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4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7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0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0</text:p>
              </table:table-cell>
              <table:table-cell office:value-type="float" office:value="13">
                <text:p>13</text:p>
              </table:table-cell>
              <table:table-cell office:value-type="float" office:value="8.58333333333333">
                <text:p>8.5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0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84">
                <text:p>38380</text:p>
              </table:table-cell>
              <table:table-cell office:value-type="float" office:value="24">
                <text:p>24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12">
                <text:p>38410</text:p>
              </table:table-cell>
              <table:table-cell office:value-type="float" office:value="27">
                <text:p>27</text:p>
              </table:table-cell>
              <table:table-cell office:value-type="float" office:value="13.5833333333333">
                <text:p>13.5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43">
                <text:p>38440</text:p>
              </table:table-cell>
              <table:table-cell office:value-type="float" office:value="27">
                <text:p>27</text:p>
              </table:table-cell>
              <table:table-cell office:value-type="float" office:value="15.5833333333333">
                <text:p>15.5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73">
                <text:p>38470</text:p>
              </table:table-cell>
              <table:table-cell office:value-type="float" office:value="33">
                <text:p>33</text:p>
              </table:table-cell>
              <table:table-cell office:value-type="float" office:value="18.0833333333333">
                <text:p>18.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4">
                <text:p>38500</text:p>
              </table:table-cell>
              <table:table-cell office:value-type="float" office:value="28">
                <text:p>28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34">
                <text:p>38530</text:p>
              </table:table-cell>
              <table:table-cell office:value-type="float" office:value="35">
                <text:p>35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65">
                <text:p>38570</text:p>
              </table:table-cell>
              <table:table-cell office:value-type="float" office:value="46">
                <text:p>46</text:p>
              </table:table-cell>
              <table:table-cell office:value-type="float" office:value="24.75">
                <text:p>24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96">
                <text:p>38600</text:p>
              </table:table-cell>
              <table:table-cell office:value-type="float" office:value="45">
                <text:p>45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26">
                <text:p>38630</text:p>
              </table:table-cell>
              <table:table-cell office:value-type="float" office:value="49">
                <text:p>49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57">
                <text:p>38660</text:p>
              </table:table-cell>
              <table:table-cell office:value-type="float" office:value="47">
                <text:p>47</text:p>
              </table:table-cell>
              <table:table-cell office:value-type="float" office:value="32.9166666666667">
                <text:p>32.9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87">
                <text:p>38690</text:p>
              </table:table-cell>
              <table:table-cell office:value-type="float" office:value="60">
                <text:p>60</text:p>
              </table:table-cell>
              <table:table-cell office:value-type="float" office:value="36.8333333333333">
                <text:p>36.8333333333333</text:p>
              </table:table-cell>
              <table:table-cell office:value-type="float" office:value="28.25">
                <text:p>28.25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64">
                <text:p>64</text:p>
              </table:table-cell>
              <table:table-cell office:value-type="float" office:value="40.4166666666667">
                <text:p>40.4166666666667</text:p>
              </table:table-cell>
              <table:table-cell office:value-type="float" office:value="30.4166666666667">
                <text:p>30.4166666666667</text:p>
              </table:table-cell>
            </table:table-row>
            <table:table-row>
              <table:table-cell office:value-type="float" office:value="38749">
                <text:p>38750</text:p>
              </table:table-cell>
              <table:table-cell office:value-type="float" office:value="66">
                <text:p>66</text:p>
              </table:table-cell>
              <table:table-cell office:value-type="float" office:value="43.9166666666667">
                <text:p>43.9166666666667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float" office:value="38777">
                <text:p>38780</text:p>
              </table:table-cell>
              <table:table-cell office:value-type="float" office:value="66">
                <text:p>66</text:p>
              </table:table-cell>
              <table:table-cell office:value-type="float" office:value="47.1666666666667">
                <text:p>47.1666666666667</text:p>
              </table:table-cell>
              <table:table-cell office:value-type="float" office:value="33.5833333333333">
                <text:p>33.5833333333333</text:p>
              </table:table-cell>
            </table:table-row>
            <table:table-row>
              <table:table-cell office:value-type="float" office:value="38808">
                <text:p>38810</text:p>
              </table:table-cell>
              <table:table-cell office:value-type="float" office:value="71">
                <text:p>71</text:p>
              </table:table-cell>
              <table:table-cell office:value-type="float" office:value="50.8333333333333">
                <text:p>50.8333333333333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float" office:value="38838">
                <text:p>38840</text:p>
              </table:table-cell>
              <table:table-cell office:value-type="float" office:value="86">
                <text:p>86</text:p>
              </table:table-cell>
              <table:table-cell office:value-type="float" office:value="55.25">
                <text:p>55.25</text:p>
              </table:table-cell>
              <table:table-cell office:value-type="float" office:value="37.1666666666667">
                <text:p>37.1666666666667</text:p>
              </table:table-cell>
            </table:table-row>
            <table:table-row>
              <table:table-cell office:value-type="float" office:value="38869">
                <text:p>38870</text:p>
              </table:table-cell>
              <table:table-cell office:value-type="float" office:value="87">
                <text:p>87</text:p>
              </table:table-cell>
              <table:table-cell office:value-type="float" office:value="60.1666666666667">
                <text:p>60.1666666666667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float" office:value="38899">
                <text:p>38900</text:p>
              </table:table-cell>
              <table:table-cell office:value-type="float" office:value="79">
                <text:p>79</text:p>
              </table:table-cell>
              <table:table-cell office:value-type="float" office:value="63.8333333333333">
                <text:p>63.8333333333333</text:p>
              </table:table-cell>
              <table:table-cell office:value-type="float" office:value="42.1666666666667">
                <text:p>42.1666666666667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81">
                <text:p>81</text:p>
              </table:table-cell>
              <table:table-cell office:value-type="float" office:value="66.75">
                <text:p>66.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8961">
                <text:p>38960</text:p>
              </table:table-cell>
              <table:table-cell office:value-type="float" office:value="86">
                <text:p>86</text:p>
              </table:table-cell>
              <table:table-cell office:value-type="float" office:value="70.1666666666667">
                <text:p>70.1666666666667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38991">
                <text:p>38990</text:p>
              </table:table-cell>
              <table:table-cell office:value-type="float" office:value="93">
                <text:p>93</text:p>
              </table:table-cell>
              <table:table-cell office:value-type="float" office:value="73.8333333333333">
                <text:p>73.8333333333333</text:p>
              </table:table-cell>
              <table:table-cell office:value-type="float" office:value="43.3333333333333">
                <text:p>43.3333333333333</text:p>
              </table:table-cell>
            </table:table-row>
            <table:table-row>
              <table:table-cell office:value-type="float" office:value="39022">
                <text:p>39020</text:p>
              </table:table-cell>
              <table:table-cell office:value-type="float" office:value="94">
                <text:p>94</text:p>
              </table:table-cell>
              <table:table-cell office:value-type="float" office:value="77.75">
                <text:p>77.75</text:p>
              </table:table-cell>
              <table:table-cell office:value-type="float" office:value="44.8333333333333">
                <text:p>44.8333333333333</text:p>
              </table:table-cell>
            </table:table-row>
            <table:table-row>
              <table:table-cell office:value-type="float" office:value="39052">
                <text:p>39050</text:p>
              </table:table-cell>
              <table:table-cell office:value-type="float" office:value="97">
                <text:p>97</text:p>
              </table:table-cell>
              <table:table-cell office:value-type="float" office:value="80.8333333333333">
                <text:p>80.83333333333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108">
                <text:p>108</text:p>
              </table:table-cell>
              <table:table-cell office:value-type="float" office:value="84.5">
                <text:p>84.5</text:p>
              </table:table-cell>
              <table:table-cell office:value-type="float" office:value="44.0833333333333">
                <text:p>44.0833333333333</text:p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106">
                <text:p>106</text:p>
              </table:table-cell>
              <table:table-cell office:value-type="float" office:value="87.8333333333333">
                <text:p>87.8333333333333</text:p>
              </table:table-cell>
              <table:table-cell office:value-type="float" office:value="43.9166666666667">
                <text:p>43.9166666666667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112">
                <text:p>112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100">
                <text:p>100</text:p>
              </table:table-cell>
              <table:table-cell office:value-type="float" office:value="94.0833333333333">
                <text:p>94.0833333333333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103">
                <text:p>103</text:p>
              </table:table-cell>
              <table:table-cell office:value-type="float" office:value="95.5">
                <text:p>95.5</text:p>
              </table:table-cell>
              <table:table-cell office:value-type="float" office:value="40.25">
                <text:p>40.25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97">
                <text:p>97</text:p>
              </table:table-cell>
              <table:table-cell office:value-type="float" office:value="96.3333333333333">
                <text:p>96.3333333333333</text:p>
              </table:table-cell>
              <table:table-cell office:value-type="float" office:value="36.1666666666667">
                <text:p>36.1666666666667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103">
                <text:p>103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107">
                <text:p>107</text:p>
              </table:table-cell>
              <table:table-cell office:value-type="float" office:value="100.5">
                <text:p>100.5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97">
                <text:p>97</text:p>
              </table:table-cell>
              <table:table-cell office:value-type="float" office:value="101.416666666667">
                <text:p>101.416666666667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104">
                <text:p>104</text:p>
              </table:table-cell>
              <table:table-cell office:value-type="float" office:value="102.333333333333">
                <text:p>102.333333333333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89">
                <text:p>89</text:p>
              </table:table-cell>
              <table:table-cell office:value-type="float" office:value="101.916666666667">
                <text:p>101.916666666667</text:p>
              </table:table-cell>
              <table:table-cell office:value-type="float" office:value="24.1666666666667">
                <text:p>24.1666666666667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86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20.1666666666667">
                <text:p>20.1666666666667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106">
                <text:p>106</text:p>
              </table:table-cell>
              <table:table-cell office:value-type="float" office:value="100.833333333333">
                <text:p>100.833333333333</text:p>
              </table:table-cell>
              <table:table-cell office:value-type="float" office:value="16.3333333333333">
                <text:p>16.3333333333333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105">
                <text:p>105</text:p>
              </table:table-cell>
              <table:table-cell office:value-type="float" office:value="100.75">
                <text:p>100.75</text:p>
              </table:table-cell>
              <table:table-cell office:value-type="float" office:value="12.9166666666667">
                <text:p>12.9166666666667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111">
                <text:p>111</text:p>
              </table:table-cell>
              <table:table-cell office:value-type="float" office:value="100.666666666667">
                <text:p>100.6666666666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95">
                <text:p>95</text:p>
              </table:table-cell>
              <table:table-cell office:value-type="float" office:value="100.25">
                <text:p>100.25</text:p>
              </table:table-cell>
              <table:table-cell office:value-type="float" office:value="6.16666666666667">
                <text:p>6.16666666666667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89">
                <text:p>89</text:p>
              </table:table-cell>
              <table:table-cell office:value-type="float" office:value="99.0833333333333">
                <text:p>99.0833333333333</text:p>
              </table:table-cell>
              <table:table-cell office:value-type="float" office:value="3.58333333333333">
                <text:p>3.58333333333333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90">
                <text:p>90</text:p>
              </table:table-cell>
              <table:table-cell office:value-type="float" office:value="98.5">
                <text:p>98.5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90">
                <text:p>90</text:p>
              </table:table-cell>
              <table:table-cell office:value-type="float" office:value="97.4166666666667">
                <text:p>97.4166666666667</text:p>
              </table:table-cell>
              <table:table-cell office:value-type="float" office:value="-0.916666666666657">
                <text:p>-0.916666666666657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95">
                <text:p>95</text:p>
              </table:table-cell>
              <table:table-cell office:value-type="float" office:value="96.4166666666667">
                <text:p>96.4166666666667</text:p>
              </table:table-cell>
              <table:table-cell office:value-type="float" office:value="-4.08333333333333">
                <text:p>-4.08333333333333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89">
                <text:p>89</text:p>
              </table:table-cell>
              <table:table-cell office:value-type="float" office:value="95.75">
                <text:p>95.75</text:p>
              </table:table-cell>
              <table:table-cell office:value-type="float" office:value="-5.66666666666667">
                <text:p>-5.66666666666667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102">
                <text:p>102</text:p>
              </table:table-cell>
              <table:table-cell office:value-type="float" office:value="95.5833333333333">
                <text:p>95.5833333333333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94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-5.91666666666667">
                <text:p>-5.91666666666667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107">
                <text:p>107</text:p>
              </table:table-cell>
              <table:table-cell office:value-type="float" office:value="97.75">
                <text:p>97.75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105">
                <text:p>105</text:p>
              </table:table-cell>
              <table:table-cell office:value-type="float" office:value="97.6666666666667">
                <text:p>97.6666666666667</text:p>
              </table:table-cell>
              <table:table-cell office:value-type="float" office:value="-3.16666666666666">
                <text:p>-3.16666666666666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92">
                <text:p>92</text:p>
              </table:table-cell>
              <table:table-cell office:value-type="float" office:value="96.5833333333333">
                <text:p>96.5833333333333</text:p>
              </table:table-cell>
              <table:table-cell office:value-type="float" office:value="-4.16666666666667">
                <text:p>-4.16666666666667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106">
                <text:p>106</text:p>
              </table:table-cell>
              <table:table-cell office:value-type="float" office:value="96.1666666666667">
                <text:p>96.1666666666667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87">
                <text:p>87</text:p>
              </table:table-cell>
              <table:table-cell office:value-type="float" office:value="95.5">
                <text:p>95.5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81">
                <text:p>81</text:p>
              </table:table-cell>
              <table:table-cell office:value-type="float" office:value="94.8333333333333">
                <text:p>94.8333333333333</text:p>
              </table:table-cell>
              <table:table-cell office:value-type="float" office:value="-4.25">
                <text:p>-4.25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76">
                <text:p>76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-4.83333333333333">
                <text:p>-4.83333333333333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73">
                <text:p>73</text:p>
              </table:table-cell>
              <table:table-cell office:value-type="float" office:value="92.25">
                <text:p>92.25</text:p>
              </table:table-cell>
              <table:table-cell office:value-type="float" office:value="-5.16666666666667">
                <text:p>-5.16666666666667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93">
                <text:p>93</text:p>
              </table:table-cell>
              <table:table-cell office:value-type="float" office:value="92.0833333333333">
                <text:p>92.0833333333333</text:p>
              </table:table-cell>
              <table:table-cell office:value-type="float" office:value="-4.33333333333334">
                <text:p>-4.33333333333334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89">
                <text:p>89</text:p>
              </table:table-cell>
              <table:table-cell office:value-type="float" office:value="92.0833333333333">
                <text:p>92.0833333333333</text:p>
              </table:table-cell>
              <table:table-cell office:value-type="float" office:value="-3.66666666666667">
                <text:p>-3.66666666666667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92">
                <text:p>92</text:p>
              </table:table-cell>
              <table:table-cell office:value-type="float" office:value="91.25">
                <text:p>91.25</text:p>
              </table:table-cell>
              <table:table-cell office:value-type="float" office:value="-4.33333333333333">
                <text:p>-4.33333333333333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81">
                <text:p>81</text:p>
              </table:table-cell>
              <table:table-cell office:value-type="float" office:value="90.1666666666667">
                <text:p>90.1666666666667</text:p>
              </table:table-cell>
              <table:table-cell office:value-type="float" office:value="-5.83333333333333">
                <text:p>-5.83333333333333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84">
                <text:p>84</text:p>
              </table:table-cell>
              <table:table-cell office:value-type="float" office:value="88.25">
                <text:p>88.25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93">
                <text:p>93</text:p>
              </table:table-cell>
              <table:table-cell office:value-type="float" office:value="87.25">
                <text:p>87.25</text:p>
              </table:table-cell>
              <table:table-cell office:value-type="float" office:value="-10.4166666666667">
                <text:p>-10.4166666666667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98">
                <text:p>98</text:p>
              </table:table-cell>
              <table:table-cell office:value-type="float" office:value="87.75">
                <text:p>87.75</text:p>
              </table:table-cell>
              <table:table-cell office:value-type="float" office:value="-8.83333333333333">
                <text:p>-8.83333333333333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86">
                <text:p>86</text:p>
              </table:table-cell>
              <table:table-cell office:value-type="float" office:value="86.0833333333333">
                <text:p>86.0833333333333</text:p>
              </table:table-cell>
              <table:table-cell office:value-type="float" office:value="-10.0833333333333">
                <text:p>-10.0833333333333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100">
                <text:p>100</text:p>
              </table:table-cell>
              <table:table-cell office:value-type="float" office:value="87.1666666666667">
                <text:p>87.1666666666667</text:p>
              </table:table-cell>
              <table:table-cell office:value-type="float" office:value="-8.33333333333333">
                <text:p>-8.33333333333333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98">
                <text:p>98</text:p>
              </table:table-cell>
              <table:table-cell office:value-type="float" office:value="88.5833333333333">
                <text:p>88.5833333333333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86">
                <text:p>86</text:p>
              </table:table-cell>
              <table:table-cell office:value-type="float" office:value="89.4166666666667">
                <text:p>89.4166666666667</text:p>
              </table:table-cell>
              <table:table-cell office:value-type="float" office:value="-4.25">
                <text:p>-4.25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79">
                <text:p>79</text:p>
              </table:table-cell>
              <table:table-cell office:value-type="float" office:value="89.9166666666667">
                <text:p>89.9166666666667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71">
                <text:p>71</text:p>
              </table:table-cell>
              <table:table-cell office:value-type="float" office:value="88.0833333333333">
                <text:p>88.083333333333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74">
                <text:p>74</text:p>
              </table:table-cell>
              <table:table-cell office:value-type="float" office:value="86.8333333333333">
                <text:p>86.8333333333333</text:p>
              </table:table-cell>
              <table:table-cell office:value-type="float" office:value="-5.25">
                <text:p>-5.25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72">
                <text:p>72</text:p>
              </table:table-cell>
              <table:table-cell office:value-type="float" office:value="85.1666666666667">
                <text:p>85.1666666666667</text:p>
              </table:table-cell>
              <table:table-cell office:value-type="float" office:value="-6.08333333333333">
                <text:p>-6.08333333333333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78">
                <text:p>78</text:p>
              </table:table-cell>
              <table:table-cell office:value-type="float" office:value="84.9166666666667">
                <text:p>84.9166666666667</text:p>
              </table:table-cell>
              <table:table-cell office:value-type="float" office:value="-5.25">
                <text:p>-5.25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82">
                <text:p>82</text:p>
              </table:table-cell>
              <table:table-cell office:value-type="float" office:value="84.75">
                <text:p>84.75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90">
                <text:p>90</text:p>
              </table:table-cell>
              <table:table-cell office:value-type="float" office:value="84.5">
                <text:p>84.5</text:p>
              </table:table-cell>
              <table:table-cell office:value-type="float" office:value="-2.75">
                <text:p>-2.75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88">
                <text:p>88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-4.08333333333333">
                <text:p>-4.08333333333333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104">
                <text:p>104</text:p>
              </table:table-cell>
              <table:table-cell office:value-type="float" office:value="85.1666666666667">
                <text:p>85.1666666666667</text:p>
              </table:table-cell>
              <table:table-cell office:value-type="float" office:value="-0.916666666666657">
                <text:p>-0.916666666666657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88">
                <text:p>88</text:p>
              </table:table-cell>
              <table:table-cell office:value-type="float" office:value="84.1666666666667">
                <text:p>84.166666666666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89">
                <text:p>89</text:p>
              </table:table-cell>
              <table:table-cell office:value-type="float" office:value="83.4166666666667">
                <text:p>83.4166666666667</text:p>
              </table:table-cell>
              <table:table-cell office:value-type="float" office:value="-5.16666666666666">
                <text:p>-5.16666666666666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86">
                <text:p>86</text:p>
              </table:table-cell>
              <table:table-cell office:value-type="float" office:value="83.4166666666667">
                <text:p>83.416666666666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76">
                <text:p>76</text:p>
              </table:table-cell>
              <table:table-cell office:value-type="float" office:value="83.1666666666667">
                <text:p>83.1666666666667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77">
                <text:p>7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-4.41666666666666">
                <text:p>-4.41666666666666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80">
                <text:p>80</text:p>
              </table:table-cell>
              <table:table-cell office:value-type="float" office:value="84.1666666666667">
                <text:p>84.1666666666667</text:p>
              </table:table-cell>
              <table:table-cell office:value-type="float" office:value="-2.66666666666666">
                <text:p>-2.66666666666666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76">
                <text:p>76</text:p>
              </table:table-cell>
              <table:table-cell office:value-type="float" office:value="84.5">
                <text:p>84.5</text:p>
              </table:table-cell>
              <table:table-cell office:value-type="float" office:value="-0.666666666666671">
                <text:p>-0.666666666666671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79">
                <text:p>79</text:p>
              </table:table-cell>
              <table:table-cell office:value-type="float" office:value="84.5833333333333">
                <text:p>84.5833333333333</text:p>
              </table:table-cell>
              <table:table-cell office:value-type="float" office:value="-0.333333333333343">
                <text:p>-0.333333333333343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75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85">
                <text:p>85</text:p>
              </table:table-cell>
              <table:table-cell office:value-type="float" office:value="83.5833333333333">
                <text:p>83.5833333333333</text:p>
              </table:table-cell>
              <table:table-cell office:value-type="float" office:value="-0.916666666666671">
                <text:p>-0.916666666666671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70">
                <text:p>70</text:p>
              </table:table-cell>
              <table:table-cell office:value-type="float" office:value="82.0833333333333">
                <text:p>82.0833333333333</text:p>
              </table:table-cell>
              <table:table-cell office:value-type="float" office:value="-1.58333333333334">
                <text:p>-1.58333333333334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77">
                <text:p>77</text:p>
              </table:table-cell>
              <table:table-cell office:value-type="float" office:value="79.8333333333333">
                <text:p>79.8333333333333</text:p>
              </table:table-cell>
              <table:table-cell office:value-type="float" office:value="-5.33333333333334">
                <text:p>-5.33333333333334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79">
                <text:p>79</text:p>
              </table:table-cell>
              <table:table-cell office:value-type="float" office:value="79.0833333333333">
                <text:p>79.0833333333333</text:p>
              </table:table-cell>
              <table:table-cell office:value-type="float" office:value="-5.08333333333334">
                <text:p>-5.08333333333334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77">
                <text:p>77</text:p>
              </table:table-cell>
              <table:table-cell office:value-type="float" office:value="78.0833333333333">
                <text:p>78.0833333333333</text:p>
              </table:table-cell>
              <table:table-cell office:value-type="float" office:value="-5.33333333333334">
                <text:p>-5.33333333333334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80">
                <text:p>80</text:p>
              </table:table-cell>
              <table:table-cell office:value-type="float" office:value="77.5833333333333">
                <text:p>77.5833333333333</text:p>
              </table:table-cell>
              <table:table-cell office:value-type="float" office:value="-5.83333333333334">
                <text:p>-5.83333333333334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62">
                <text:p>62</text:p>
              </table:table-cell>
              <table:table-cell office:value-type="float" office:value="76.4166666666667">
                <text:p>76.4166666666667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73">
                <text:p>73</text:p>
              </table:table-cell>
              <table:table-cell office:value-type="float" office:value="76.0833333333333">
                <text:p>76.0833333333333</text:p>
              </table:table-cell>
              <table:table-cell office:value-type="float" office:value="-7.58333333333334">
                <text:p>-7.58333333333334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67">
                <text:p>67</text:p>
              </table:table-cell>
              <table:table-cell office:value-type="float" office:value="75">
                <text:p>75</text:p>
              </table:table-cell>
              <table:table-cell office:value-type="float" office:value="-9.16666666666667">
                <text:p>-9.16666666666667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68">
                <text:p>68</text:p>
              </table:table-cell>
              <table:table-cell office:value-type="float" office:value="74.3333333333333">
                <text:p>74.3333333333333</text:p>
              </table:table-cell>
              <table:table-cell office:value-type="float" office:value="-10.1666666666667">
                <text:p>-10.1666666666667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64">
                <text:p>64</text:p>
              </table:table-cell>
              <table:table-cell office:value-type="float" office:value="73.0833333333333">
                <text:p>73.0833333333333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73">
                <text:p>73</text:p>
              </table:table-cell>
              <table:table-cell office:value-type="float" office:value="72.9166666666667">
                <text:p>72.9166666666667</text:p>
              </table:table-cell>
              <table:table-cell office:value-type="float" office:value="-11.0833333333333">
                <text:p>-11.0833333333333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77">
                <text:p>77</text:p>
              </table:table-cell>
              <table:table-cell office:value-type="float" office:value="72.25">
                <text:p>72.25</text:p>
              </table:table-cell>
              <table:table-cell office:value-type="float" office:value="-11.3333333333333">
                <text:p>-11.3333333333333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59">
                <text:p>59</text:p>
              </table:table-cell>
              <table:table-cell office:value-type="float" office:value="71.3333333333333">
                <text:p>71.3333333333333</text:p>
              </table:table-cell>
              <table:table-cell office:value-type="float" office:value="-10.75">
                <text:p>-10.75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63">
                <text:p>63</text:p>
              </table:table-cell>
              <table:table-cell office:value-type="float" office:value="70.1666666666667">
                <text:p>70.1666666666667</text:p>
              </table:table-cell>
              <table:table-cell office:value-type="float" office:value="-9.66666666666666">
                <text:p>-9.66666666666666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66">
                <text:p>66</text:p>
              </table:table-cell>
              <table:table-cell office:value-type="float" office:value="69.0833333333333">
                <text:p>69.083333333333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78">
                <text:p>78</text:p>
              </table:table-cell>
              <table:table-cell office:value-type="float" office:value="69.1666666666667">
                <text:p>69.1666666666667</text:p>
              </table:table-cell>
              <table:table-cell office:value-type="float" office:value="-8.91666666666666">
                <text:p>-8.91666666666666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65">
                <text:p>65</text:p>
              </table:table-cell>
              <table:table-cell office:value-type="float" office:value="67.9166666666667">
                <text:p>67.9166666666667</text:p>
              </table:table-cell>
              <table:table-cell office:value-type="float" office:value="-9.66666666666666">
                <text:p>-9.66666666666666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67">
                <text:p>67</text:p>
              </table:table-cell>
              <table:table-cell office:value-type="float" office:value="68.3333333333333">
                <text:p>68.3333333333333</text:p>
              </table:table-cell>
              <table:table-cell office:value-type="float" office:value="-8.08333333333334">
                <text:p>-8.08333333333334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61">
                <text:p>61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67">
                <text:p>67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-7.66666666666667">
                <text:p>-7.66666666666667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66">
                <text:p>66</text:p>
              </table:table-cell>
              <table:table-cell office:value-type="float" office:value="67.1666666666667">
                <text:p>67.1666666666667</text:p>
              </table:table-cell>
              <table:table-cell office:value-type="float" office:value="-7.16666666666666">
                <text:p>-7.16666666666666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68">
                <text:p>68</text:p>
              </table:table-cell>
              <table:table-cell office:value-type="float" office:value="67.5">
                <text:p>67.5</text:p>
              </table:table-cell>
              <table:table-cell office:value-type="float" office:value="-5.58333333333333">
                <text:p>-5.58333333333333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58">
                <text:p>58</text:p>
              </table:table-cell>
              <table:table-cell office:value-type="float" office:value="66.25">
                <text:p>66.25</text:p>
              </table:table-cell>
              <table:table-cell office:value-type="float" office:value="-6.66666666666667">
                <text:p>-6.66666666666667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78">
                <text:p>78</text:p>
              </table:table-cell>
              <table:table-cell office:value-type="float" office:value="66.3333333333333">
                <text:p>66.3333333333333</text:p>
              </table:table-cell>
              <table:table-cell office:value-type="float" office:value="-5.91666666666667">
                <text:p>-5.91666666666667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72">
                <text:p>72</text:p>
              </table:table-cell>
              <table:table-cell office:value-type="float" office:value="67.4166666666667">
                <text:p>67.4166666666667</text:p>
              </table:table-cell>
              <table:table-cell office:value-type="float" office:value="-3.91666666666666">
                <text:p>-3.91666666666666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71">
                <text:p>71</text:p>
              </table:table-cell>
              <table:table-cell office:value-type="float" office:value="68.0833333333333">
                <text:p>68.0833333333333</text:p>
              </table:table-cell>
              <table:table-cell office:value-type="float" office:value="-2.08333333333334">
                <text:p>-2.08333333333334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72">
                <text:p>72</text:p>
              </table:table-cell>
              <table:table-cell office:value-type="float" office:value="68.5833333333333">
                <text:p>68.583333333333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66">
                <text:p>66</text:p>
              </table:table-cell>
              <table:table-cell office:value-type="float" office:value="67.5833333333333">
                <text:p>67.5833333333333</text:p>
              </table:table-cell>
              <table:table-cell office:value-type="float" office:value="-1.58333333333334">
                <text:p>-1.58333333333334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58">
                <text:p>58</text:p>
              </table:table-cell>
              <table:table-cell office:value-type="float" office:value="67">
                <text:p>67</text:p>
              </table:table-cell>
              <table:table-cell office:value-type="float" office:value="-0.916666666666671">
                <text:p>-0.916666666666671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58">
                <text:p>58</text:p>
              </table:table-cell>
              <table:table-cell office:value-type="float" office:value="66.25">
                <text:p>66.25</text:p>
              </table:table-cell>
              <table:table-cell office:value-type="float" office:value="-2.08333333333333">
                <text:p>-2.08333333333333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72">
                <text:p>72</text:p>
              </table:table-cell>
              <table:table-cell office:value-type="float" office:value="67.1666666666667">
                <text:p>67.1666666666667</text:p>
              </table:table-cell>
              <table:table-cell office:value-type="float" office:value="-0.166666666666657">
                <text:p>-0.166666666666657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60">
                <text:p>60</text:p>
              </table:table-cell>
              <table:table-cell office:value-type="float" office:value="66.5833333333333">
                <text:p>66.5833333333333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57">
                <text:p>57</text:p>
              </table:table-cell>
              <table:table-cell office:value-type="float" office:value="65.8333333333333">
                <text:p>65.8333333333333</text:p>
              </table:table-cell>
              <table:table-cell office:value-type="float" office:value="-1.33333333333334">
                <text:p>-1.33333333333334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57">
                <text:p>57</text:p>
              </table:table-cell>
              <table:table-cell office:value-type="float" office:value="64.9166666666667">
                <text:p>64.9166666666667</text:p>
              </table:table-cell>
              <table:table-cell office:value-type="float" office:value="-2.58333333333333">
                <text:p>-2.58333333333333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60">
                <text:p>60</text:p>
              </table:table-cell>
              <table:table-cell office:value-type="float" office:value="65.0833333333333">
                <text:p>65.0833333333333</text:p>
              </table:table-cell>
              <table:table-cell office:value-type="float" office:value="-1.16666666666667">
                <text:p>-1.16666666666667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72">
                <text:p>72</text:p>
              </table:table-cell>
              <table:table-cell office:value-type="float" office:value="64.5833333333333">
                <text:p>64.5833333333333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3.41666666666667">
                <text:p>-3.41666666666667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76">
                <text:p>76</text:p>
              </table:table-cell>
              <table:table-cell office:value-type="float" office:value="64.4166666666667">
                <text:p>64.4166666666667</text:p>
              </table:table-cell>
              <table:table-cell office:value-type="float" office:value="-3.66666666666666">
                <text:p>-3.66666666666666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70">
                <text:p>70</text:p>
              </table:table-cell>
              <table:table-cell office:value-type="float" office:value="64.25">
                <text:p>64.25</text:p>
              </table:table-cell>
              <table:table-cell office:value-type="float" office:value="-4.33333333333333">
                <text:p>-4.33333333333333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69">
                <text:p>69</text:p>
              </table:table-cell>
              <table:table-cell office:value-type="float" office:value="64.5">
                <text:p>64.5</text:p>
              </table:table-cell>
              <table:table-cell office:value-type="float" office:value="-3.08333333333333">
                <text:p>-3.08333333333333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68">
                <text:p>68</text:p>
              </table:table-cell>
              <table:table-cell office:value-type="float" office:value="65.3333333333333">
                <text:p>65.3333333333333</text:p>
              </table:table-cell>
              <table:table-cell office:value-type="float" office:value="-1.66666666666667">
                <text:p>-1.66666666666667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61">
                <text:p>61</text:p>
              </table:table-cell>
              <table:table-cell office:value-type="float" office:value="65.5833333333333">
                <text:p>65.5833333333333</text:p>
              </table:table-cell>
              <table:table-cell office:value-type="float" office:value="-0.666666666666671">
                <text:p>-0.666666666666671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67">
                <text:p>67</text:p>
              </table:table-cell>
              <table:table-cell office:value-type="float" office:value="65.1666666666667">
                <text:p>65.16666666666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-0.583333333333329">
                <text:p>-0.583333333333329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76">
                <text:p>76</text:p>
              </table:table-cell>
              <table:table-cell office:value-type="float" office:value="67.5833333333333">
                <text:p>67.5833333333333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71">
                <text:p>71</text:p>
              </table:table-cell>
              <table:table-cell office:value-type="float" office:value="68.75">
                <text:p>68.75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78">
                <text:p>78</text:p>
              </table:table-cell>
              <table:table-cell office:value-type="float" office:value="70.25">
                <text:p>70.25</text:p>
              </table:table-cell>
              <table:table-cell office:value-type="float" office:value="5.16666666666667">
                <text:p>5.166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cm" svg:y="0.316cm" chart:style-name="ch2">
          <text:p>Norwegian (bokmål) Wikipedia</text:p>
        </chart:title>
        <chart:subtitle svg:x="6.157cm" svg:y="1.301cm" chart:style-name="ch3">
          <text:p>New articles per day</text:p>
        </chart:subtitle>
        <chart:legend chart:legend-position="end" svg:x="11.534cm" svg:y="3.703cm" style:legend-expansion="high" chart:style-name="ch4"/>
        <chart:plot-area chart:style-name="ch5" table:cell-range-address="'New articles'.A1:'New articles'.D145" chart:data-source-has-labels="both" svg:x="1.331cm" svg:y="2.19cm" svg:width="9.883cm" svg:height="5.649cm">
          <chartooo:coordinate-region svg:x="2.244cm" svg:y="2.389cm" svg:width="8.97cm" svg:height="5.251cm"/>
          <chart:axis chart:dimension="x" chart:name="primary-x" chart:style-name="ch6" chartooo:axis-type="auto">
            <chartooo:date-scale/>
            <chart:title svg:x="5.791cm" svg:y="8.019cm" chart:style-name="ch7">
              <text:p>Dates</text:p>
            </chart:title>
            <chart:categories table:cell-range-address="'New articles'.A2:'New articles'.A145"/>
            <chart:grid chart:style-name="ch8" chart:class="major"/>
          </chart:axis>
          <chart:axis chart:dimension="y" chart:name="primary-y" chart:style-name="ch9">
            <chart:title svg:x="0.451cm" svg:y="5.6cm" chart:style-name="ch10">
              <text:p>Articles</text:p>
            </chart:title>
            <chart:grid chart:style-name="ch8" chart:class="major"/>
          </chart:axis>
          <chart:series chart:style-name="ch11" chart:values-cell-range-address="'New articles'.B2:'New articles'.B145" chart:label-cell-address="'New articles'.B1:'New articles'.B1" chart:class="chart:line">
            <chart:data-point chart:repeated="144"/>
          </chart:series>
          <chart:series chart:style-name="ch12" chart:values-cell-range-address="'New articles'.C2:'New articles'.C145" chart:label-cell-address="'New articles'.C1:'New articles'.C1" chart:class="chart:line">
            <chart:data-point chart:repeated="144"/>
          </chart:series>
          <chart:series chart:style-name="ch13" chart:values-cell-range-address="'New articles'.D2:'New articles'.D145" chart:label-cell-address="'New articles'.D1:'New articles'.D1" chart:class="chart:line">
            <chart:data-point chart:repeated="14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articles per day</text:p>
                <draw:g>
                  <svg:desc>'New articles'.B1:'New articles'.B1</svg:desc>
                </draw:g>
              </table:table-cell>
              <table:table-cell office:value-type="string">
                <text:p>Sliding mean</text:p>
                <draw:g>
                  <svg:desc>'New articles'.C1:'New articles'.C1</svg:desc>
                </draw:g>
              </table:table-cell>
              <table:table-cell office:value-type="string">
                <text:p>Sliding diff</text:p>
                <draw:g>
                  <svg:desc>'New articles'.D1:'New articles'.D1</svg:desc>
                </draw:g>
              </table:table-cell>
            </table:table-row>
          </table:table-header-rows>
          <table:table-rows>
            <table:table-row>
              <table:table-cell office:value-type="float" office:value="37987">
                <text:p>37990</text:p>
                <draw:g>
                  <svg:desc>'New articles'.A2:'New articles'.A145</svg:desc>
                </draw:g>
              </table:table-cell>
              <table:table-cell office:value-type="float" office:value="15">
                <text:p>15</text:p>
                <draw:g>
                  <svg:desc>'New articles'.B2:'New articles'.B145</svg:desc>
                </draw:g>
              </table:table-cell>
              <table:table-cell office:value-type="float" office:value="NaN">
                <text:p>NaN</text:p>
                <draw:g>
                  <svg:desc>'New articles'.C2:'New articles'.C145</svg:desc>
                </draw:g>
              </table:table-cell>
              <table:table-cell office:value-type="float" office:value="NaN">
                <text:p>NaN</text:p>
                <draw:g>
                  <svg:desc>'New articles'.D2:'New articles'.D145</svg:desc>
                </draw:g>
              </table:table-cell>
            </table:table-row>
            <table:table-row>
              <table:table-cell office:value-type="float" office:value="38018">
                <text:p>38020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5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8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10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40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70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0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0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0</text:p>
              </table:table-cell>
              <table:table-cell office:value-type="float" office:value="69">
                <text:p>69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0</text:p>
              </table:table-cell>
              <table:table-cell office:value-type="float" office:value="70">
                <text:p>70</text:p>
              </table:table-cell>
              <table:table-cell office:value-type="float" office:value="41.5833333333333">
                <text:p>41.5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84">
                <text:p>38380</text:p>
              </table:table-cell>
              <table:table-cell office:value-type="float" office:value="54">
                <text:p>54</text:p>
              </table:table-cell>
              <table:table-cell office:value-type="float" office:value="43.5">
                <text:p>4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12">
                <text:p>38410</text:p>
              </table:table-cell>
              <table:table-cell office:value-type="float" office:value="82">
                <text:p>82</text:p>
              </table:table-cell>
              <table:table-cell office:value-type="float" office:value="48.75">
                <text:p>48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43">
                <text:p>38440</text:p>
              </table:table-cell>
              <table:table-cell office:value-type="float" office:value="89">
                <text:p>89</text:p>
              </table:table-cell>
              <table:table-cell office:value-type="float" office:value="53.8333333333333">
                <text:p>53.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73">
                <text:p>38470</text:p>
              </table:table-cell>
              <table:table-cell office:value-type="float" office:value="91">
                <text:p>91</text:p>
              </table:table-cell>
              <table:table-cell office:value-type="float" office:value="58.75">
                <text:p>58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4">
                <text:p>38500</text:p>
              </table:table-cell>
              <table:table-cell office:value-type="float" office:value="92">
                <text:p>92</text:p>
              </table:table-cell>
              <table:table-cell office:value-type="float" office:value="63.6666666666667">
                <text:p>63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34">
                <text:p>38530</text:p>
              </table:table-cell>
              <table:table-cell office:value-type="float" office:value="70">
                <text:p>70</text:p>
              </table:table-cell>
              <table:table-cell office:value-type="float" office:value="65.5">
                <text:p>6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65">
                <text:p>38570</text:p>
              </table:table-cell>
              <table:table-cell office:value-type="float" office:value="87">
                <text:p>87</text:p>
              </table:table-cell>
              <table:table-cell office:value-type="float" office:value="71.3333333333333">
                <text:p>71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96">
                <text:p>38600</text:p>
              </table:table-cell>
              <table:table-cell office:value-type="float" office:value="98">
                <text:p>98</text:p>
              </table:table-cell>
              <table:table-cell office:value-type="float" office:value="76.9166666666667">
                <text:p>76.9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26">
                <text:p>38630</text:p>
              </table:table-cell>
              <table:table-cell office:value-type="float" office:value="115">
                <text:p>115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57">
                <text:p>38660</text:p>
              </table:table-cell>
              <table:table-cell office:value-type="float" office:value="78">
                <text:p>78</text:p>
              </table:table-cell>
              <table:table-cell office:value-type="float" office:value="82.9166666666667">
                <text:p>82.9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87">
                <text:p>38690</text:p>
              </table:table-cell>
              <table:table-cell office:value-type="float" office:value="85">
                <text:p>85</text:p>
              </table:table-cell>
              <table:table-cell office:value-type="float" office:value="84.25">
                <text:p>84.25</text:p>
              </table:table-cell>
              <table:table-cell office:value-type="float" office:value="47.25">
                <text:p>47.25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118">
                <text:p>118</text:p>
              </table:table-cell>
              <table:table-cell office:value-type="float" office:value="88.25">
                <text:p>88.25</text:p>
              </table:table-cell>
              <table:table-cell office:value-type="float" office:value="46.6666666666667">
                <text:p>46.6666666666667</text:p>
              </table:table-cell>
            </table:table-row>
            <table:table-row>
              <table:table-cell office:value-type="float" office:value="38749">
                <text:p>38750</text:p>
              </table:table-cell>
              <table:table-cell office:value-type="float" office:value="105">
                <text:p>105</text:p>
              </table:table-cell>
              <table:table-cell office:value-type="float" office:value="92.5">
                <text:p>92.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8777">
                <text:p>38780</text:p>
              </table:table-cell>
              <table:table-cell office:value-type="float" office:value="118">
                <text:p>118</text:p>
              </table:table-cell>
              <table:table-cell office:value-type="float" office:value="95.5">
                <text:p>95.5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float" office:value="38808">
                <text:p>38810</text:p>
              </table:table-cell>
              <table:table-cell office:value-type="float" office:value="108">
                <text:p>108</text:p>
              </table:table-cell>
              <table:table-cell office:value-type="float" office:value="97.0833333333333">
                <text:p>97.0833333333333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float" office:value="38838">
                <text:p>38840</text:p>
              </table:table-cell>
              <table:table-cell office:value-type="float" office:value="115">
                <text:p>115</text:p>
              </table:table-cell>
              <table:table-cell office:value-type="float" office:value="99.0833333333333">
                <text:p>99.0833333333333</text:p>
              </table:table-cell>
              <table:table-cell office:value-type="float" office:value="40.3333333333333">
                <text:p>40.3333333333333</text:p>
              </table:table-cell>
            </table:table-row>
            <table:table-row>
              <table:table-cell office:value-type="float" office:value="38869">
                <text:p>38870</text:p>
              </table:table-cell>
              <table:table-cell office:value-type="float" office:value="128">
                <text:p>128</text:p>
              </table:table-cell>
              <table:table-cell office:value-type="float" office:value="102.083333333333">
                <text:p>102.083333333333</text:p>
              </table:table-cell>
              <table:table-cell office:value-type="float" office:value="38.4166666666667">
                <text:p>38.4166666666667</text:p>
              </table:table-cell>
            </table:table-row>
            <table:table-row>
              <table:table-cell office:value-type="float" office:value="38899">
                <text:p>38900</text:p>
              </table:table-cell>
              <table:table-cell office:value-type="float" office:value="89">
                <text:p>89</text:p>
              </table:table-cell>
              <table:table-cell office:value-type="float" office:value="103.666666666667">
                <text:p>103.666666666667</text:p>
              </table:table-cell>
              <table:table-cell office:value-type="float" office:value="38.1666666666667">
                <text:p>38.1666666666667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106">
                <text:p>106</text:p>
              </table:table-cell>
              <table:table-cell office:value-type="float" office:value="105.25">
                <text:p>105.25</text:p>
              </table:table-cell>
              <table:table-cell office:value-type="float" office:value="33.9166666666667">
                <text:p>33.9166666666667</text:p>
              </table:table-cell>
            </table:table-row>
            <table:table-row>
              <table:table-cell office:value-type="float" office:value="38961">
                <text:p>38960</text:p>
              </table:table-cell>
              <table:table-cell office:value-type="float" office:value="131">
                <text:p>131</text:p>
              </table:table-cell>
              <table:table-cell office:value-type="float" office:value="108">
                <text:p>108</text:p>
              </table:table-cell>
              <table:table-cell office:value-type="float" office:value="31.0833333333333">
                <text:p>31.0833333333333</text:p>
              </table:table-cell>
            </table:table-row>
            <table:table-row>
              <table:table-cell office:value-type="float" office:value="38991">
                <text:p>38990</text:p>
              </table:table-cell>
              <table:table-cell office:value-type="float" office:value="148">
                <text:p>148</text:p>
              </table:table-cell>
              <table:table-cell office:value-type="float" office:value="110.75">
                <text:p>110.75</text:p>
              </table:table-cell>
              <table:table-cell office:value-type="float" office:value="29.1666666666667">
                <text:p>29.1666666666667</text:p>
              </table:table-cell>
            </table:table-row>
            <table:table-row>
              <table:table-cell office:value-type="float" office:value="39022">
                <text:p>39020</text:p>
              </table:table-cell>
              <table:table-cell office:value-type="float" office:value="210">
                <text:p>210</text:p>
              </table:table-cell>
              <table:table-cell office:value-type="float" office:value="121.75">
                <text:p>121.75</text:p>
              </table:table-cell>
              <table:table-cell office:value-type="float" office:value="38.8333333333333">
                <text:p>38.8333333333333</text:p>
              </table:table-cell>
            </table:table-row>
            <table:table-row>
              <table:table-cell office:value-type="float" office:value="39052">
                <text:p>39050</text:p>
              </table:table-cell>
              <table:table-cell office:value-type="float" office:value="139">
                <text:p>139</text:p>
              </table:table-cell>
              <table:table-cell office:value-type="float" office:value="126.25">
                <text:p>126.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137">
                <text:p>137</text:p>
              </table:table-cell>
              <table:table-cell office:value-type="float" office:value="127.833333333333">
                <text:p>127.833333333333</text:p>
              </table:table-cell>
              <table:table-cell office:value-type="float" office:value="39.5833333333333">
                <text:p>39.5833333333333</text:p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173">
                <text:p>173</text:p>
              </table:table-cell>
              <table:table-cell office:value-type="float" office:value="133.5">
                <text:p>133.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163">
                <text:p>163</text:p>
              </table:table-cell>
              <table:table-cell office:value-type="float" office:value="137.25">
                <text:p>137.25</text:p>
              </table:table-cell>
              <table:table-cell office:value-type="float" office:value="41.75">
                <text:p>41.75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122">
                <text:p>122</text:p>
              </table:table-cell>
              <table:table-cell office:value-type="float" office:value="138.416666666667">
                <text:p>138.416666666667</text:p>
              </table:table-cell>
              <table:table-cell office:value-type="float" office:value="41.3333333333333">
                <text:p>41.3333333333333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123">
                <text:p>123</text:p>
              </table:table-cell>
              <table:table-cell office:value-type="float" office:value="139.083333333333">
                <text:p>139.0833333333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113">
                <text:p>113</text:p>
              </table:table-cell>
              <table:table-cell office:value-type="float" office:value="137.833333333333">
                <text:p>137.833333333333</text:p>
              </table:table-cell>
              <table:table-cell office:value-type="float" office:value="35.75">
                <text:p>35.75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140">
                <text:p>140</text:p>
              </table:table-cell>
              <table:table-cell office:value-type="float" office:value="142.083333333333">
                <text:p>142.083333333333</text:p>
              </table:table-cell>
              <table:table-cell office:value-type="float" office:value="38.4166666666667">
                <text:p>38.4166666666667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250">
                <text:p>250</text:p>
              </table:table-cell>
              <table:table-cell office:value-type="float" office:value="154.083333333333">
                <text:p>154.083333333333</text:p>
              </table:table-cell>
              <table:table-cell office:value-type="float" office:value="48.8333333333333">
                <text:p>48.8333333333333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162">
                <text:p>162</text:p>
              </table:table-cell>
              <table:table-cell office:value-type="float" office:value="156.666666666667">
                <text:p>156.666666666667</text:p>
              </table:table-cell>
              <table:table-cell office:value-type="float" office:value="48.6666666666667">
                <text:p>48.6666666666667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105">
                <text:p>105</text:p>
              </table:table-cell>
              <table:table-cell office:value-type="float" office:value="153.083333333333">
                <text:p>153.083333333333</text:p>
              </table:table-cell>
              <table:table-cell office:value-type="float" office:value="42.3333333333333">
                <text:p>42.3333333333333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152">
                <text:p>152</text:p>
              </table:table-cell>
              <table:table-cell office:value-type="float" office:value="148.25">
                <text:p>148.25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119">
                <text:p>119</text:p>
              </table:table-cell>
              <table:table-cell office:value-type="float" office:value="146.583333333333">
                <text:p>146.583333333333</text:p>
              </table:table-cell>
              <table:table-cell office:value-type="float" office:value="20.3333333333333">
                <text:p>20.3333333333333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155">
                <text:p>155</text:p>
              </table:table-cell>
              <table:table-cell office:value-type="float" office:value="148.083333333333">
                <text:p>148.083333333333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161">
                <text:p>161</text:p>
              </table:table-cell>
              <table:table-cell office:value-type="float" office:value="147.083333333333">
                <text:p>147.083333333333</text:p>
              </table:table-cell>
              <table:table-cell office:value-type="float" office:value="13.5833333333333">
                <text:p>13.5833333333333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142">
                <text:p>142</text:p>
              </table:table-cell>
              <table:table-cell office:value-type="float" office:value="145.333333333333">
                <text:p>145.333333333333</text:p>
              </table:table-cell>
              <table:table-cell office:value-type="float" office:value="8.08333333333334">
                <text:p>8.08333333333334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146">
                <text:p>146</text:p>
              </table:table-cell>
              <table:table-cell office:value-type="float" office:value="147.333333333333">
                <text:p>147.333333333333</text:p>
              </table:table-cell>
              <table:table-cell office:value-type="float" office:value="8.91666666666669">
                <text:p>8.91666666666669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148">
                <text:p>148</text:p>
              </table:table-cell>
              <table:table-cell office:value-type="float" office:value="149.416666666667">
                <text:p>149.416666666667</text:p>
              </table:table-cell>
              <table:table-cell office:value-type="float" office:value="10.3333333333333">
                <text:p>10.3333333333333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37">
                <text:p>137</text:p>
              </table:table-cell>
              <table:table-cell office:value-type="float" office:value="151.416666666667">
                <text:p>151.416666666667</text:p>
              </table:table-cell>
              <table:table-cell office:value-type="float" office:value="13.5833333333333">
                <text:p>13.5833333333333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15">
                <text:p>115</text:p>
              </table:table-cell>
              <table:table-cell office:value-type="float" office:value="149.333333333333">
                <text:p>149.333333333333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101">
                <text:p>101</text:p>
              </table:table-cell>
              <table:table-cell office:value-type="float" office:value="136.916666666667">
                <text:p>136.916666666667</text:p>
              </table:table-cell>
              <table:table-cell office:value-type="float" office:value="-17.1666666666667">
                <text:p>-17.1666666666667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136">
                <text:p>136</text:p>
              </table:table-cell>
              <table:table-cell office:value-type="float" office:value="134.75">
                <text:p>134.75</text:p>
              </table:table-cell>
              <table:table-cell office:value-type="float" office:value="-21.9166666666667">
                <text:p>-21.9166666666667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223">
                <text:p>223</text:p>
              </table:table-cell>
              <table:table-cell office:value-type="float" office:value="144.583333333333">
                <text:p>144.583333333333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259">
                <text:p>259</text:p>
              </table:table-cell>
              <table:table-cell office:value-type="float" office:value="153.5">
                <text:p>153.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171">
                <text:p>171</text:p>
              </table:table-cell>
              <table:table-cell office:value-type="float" office:value="157.833333333333">
                <text:p>157.83333333333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118">
                <text:p>118</text:p>
              </table:table-cell>
              <table:table-cell office:value-type="float" office:value="154.75">
                <text:p>154.75</text:p>
              </table:table-cell>
              <table:table-cell office:value-type="float" office:value="6.66666666666666">
                <text:p>6.66666666666666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109">
                <text:p>109</text:p>
              </table:table-cell>
              <table:table-cell office:value-type="float" office:value="150.416666666667">
                <text:p>150.416666666667</text:p>
              </table:table-cell>
              <table:table-cell office:value-type="float" office:value="3.33333333333331">
                <text:p>3.33333333333331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99">
                <text:p>99</text:p>
              </table:table-cell>
              <table:table-cell office:value-type="float" office:value="146.833333333333">
                <text:p>146.83333333333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107">
                <text:p>107</text:p>
              </table:table-cell>
              <table:table-cell office:value-type="float" office:value="143.583333333333">
                <text:p>143.583333333333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88">
                <text:p>88</text:p>
              </table:table-cell>
              <table:table-cell office:value-type="float" office:value="138.583333333333">
                <text:p>138.583333333333</text:p>
              </table:table-cell>
              <table:table-cell office:value-type="float" office:value="-10.8333333333333">
                <text:p>-10.8333333333333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84">
                <text:p>84</text:p>
              </table:table-cell>
              <table:table-cell office:value-type="float" office:value="134.166666666667">
                <text:p>134.166666666667</text:p>
              </table:table-cell>
              <table:table-cell office:value-type="float" office:value="-17.25">
                <text:p>-17.25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75">
                <text:p>75</text:p>
              </table:table-cell>
              <table:table-cell office:value-type="float" office:value="130.833333333333">
                <text:p>130.833333333333</text:p>
              </table:table-cell>
              <table:table-cell office:value-type="float" office:value="-18.5">
                <text:p>-18.5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105">
                <text:p>105</text:p>
              </table:table-cell>
              <table:table-cell office:value-type="float" office:value="131.166666666667">
                <text:p>131.166666666667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116">
                <text:p>116</text:p>
              </table:table-cell>
              <table:table-cell office:value-type="float" office:value="129.5">
                <text:p>129.5</text:p>
              </table:table-cell>
              <table:table-cell office:value-type="float" office:value="-5.25">
                <text:p>-5.25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125">
                <text:p>125</text:p>
              </table:table-cell>
              <table:table-cell office:value-type="float" office:value="121.333333333333">
                <text:p>121.333333333333</text:p>
              </table:table-cell>
              <table:table-cell office:value-type="float" office:value="-23.25">
                <text:p>-23.25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133">
                <text:p>133</text:p>
              </table:table-cell>
              <table:table-cell office:value-type="float" office:value="110.833333333333">
                <text:p>110.833333333333</text:p>
              </table:table-cell>
              <table:table-cell office:value-type="float" office:value="-42.6666666666667">
                <text:p>-42.6666666666667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133">
                <text:p>133</text:p>
              </table:table-cell>
              <table:table-cell office:value-type="float" office:value="107.666666666667">
                <text:p>107.666666666667</text:p>
              </table:table-cell>
              <table:table-cell office:value-type="float" office:value="-50.1666666666667">
                <text:p>-50.1666666666667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125">
                <text:p>125</text:p>
              </table:table-cell>
              <table:table-cell office:value-type="float" office:value="108.25">
                <text:p>108.25</text:p>
              </table:table-cell>
              <table:table-cell office:value-type="float" office:value="-46.5">
                <text:p>-46.5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36">
                <text:p>136</text:p>
              </table:table-cell>
              <table:table-cell office:value-type="float" office:value="110.5">
                <text:p>110.5</text:p>
              </table:table-cell>
              <table:table-cell office:value-type="float" office:value="-39.9166666666667">
                <text:p>-39.9166666666667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128">
                <text:p>128</text:p>
              </table:table-cell>
              <table:table-cell office:value-type="float" office:value="112.916666666667">
                <text:p>112.916666666667</text:p>
              </table:table-cell>
              <table:table-cell office:value-type="float" office:value="-33.9166666666667">
                <text:p>-33.9166666666667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108">
                <text:p>108</text:p>
              </table:table-cell>
              <table:table-cell office:value-type="float" office:value="113">
                <text:p>113</text:p>
              </table:table-cell>
              <table:table-cell office:value-type="float" office:value="-30.5833333333333">
                <text:p>-30.5833333333333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139">
                <text:p>139</text:p>
              </table:table-cell>
              <table:table-cell office:value-type="float" office:value="117.25">
                <text:p>117.25</text:p>
              </table:table-cell>
              <table:table-cell office:value-type="float" office:value="-21.3333333333333">
                <text:p>-21.3333333333333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27">
                <text:p>127</text:p>
              </table:table-cell>
              <table:table-cell office:value-type="float" office:value="120.833333333333">
                <text:p>120.833333333333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34">
                <text:p>134</text:p>
              </table:table-cell>
              <table:table-cell office:value-type="float" office:value="125.75">
                <text:p>125.75</text:p>
              </table:table-cell>
              <table:table-cell office:value-type="float" office:value="-5.08333333333334">
                <text:p>-5.08333333333334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115">
                <text:p>115</text:p>
              </table:table-cell>
              <table:table-cell office:value-type="float" office:value="126.583333333333">
                <text:p>126.583333333333</text:p>
              </table:table-cell>
              <table:table-cell office:value-type="float" office:value="-4.58333333333333">
                <text:p>-4.58333333333333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106">
                <text:p>106</text:p>
              </table:table-cell>
              <table:table-cell office:value-type="float" office:value="125.75">
                <text:p>125.75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113">
                <text:p>113</text:p>
              </table:table-cell>
              <table:table-cell office:value-type="float" office:value="124.75">
                <text:p>124.75</text:p>
              </table:table-cell>
              <table:table-cell office:value-type="float" office:value="3.41666666666667">
                <text:p>3.41666666666667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111">
                <text:p>111</text:p>
              </table:table-cell>
              <table:table-cell office:value-type="float" office:value="122.916666666667">
                <text:p>122.916666666667</text:p>
              </table:table-cell>
              <table:table-cell office:value-type="float" office:value="12.0833333333333">
                <text:p>12.0833333333333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97">
                <text:p>97</text:p>
              </table:table-cell>
              <table:table-cell office:value-type="float" office:value="119.916666666667">
                <text:p>119.916666666667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124">
                <text:p>124</text:p>
              </table:table-cell>
              <table:table-cell office:value-type="float" office:value="119.833333333333">
                <text:p>119.833333333333</text:p>
              </table:table-cell>
              <table:table-cell office:value-type="float" office:value="11.5833333333333">
                <text:p>11.5833333333333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124">
                <text:p>124</text:p>
              </table:table-cell>
              <table:table-cell office:value-type="float" office:value="118.833333333333">
                <text:p>118.833333333333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109">
                <text:p>109</text:p>
              </table:table-cell>
              <table:table-cell office:value-type="float" office:value="117.25">
                <text:p>117.25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101">
                <text:p>101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123">
                <text:p>123</text:p>
              </table:table-cell>
              <table:table-cell office:value-type="float" office:value="115.333333333333">
                <text:p>115.333333333333</text:p>
              </table:table-cell>
              <table:table-cell office:value-type="float" office:value="-1.91666666666667">
                <text:p>-1.91666666666667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108">
                <text:p>108</text:p>
              </table:table-cell>
              <table:table-cell office:value-type="float" office:value="113.75">
                <text:p>113.75</text:p>
              </table:table-cell>
              <table:table-cell office:value-type="float" office:value="-7.08333333333333">
                <text:p>-7.08333333333333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88">
                <text:p>88</text:p>
              </table:table-cell>
              <table:table-cell office:value-type="float" office:value="109.916666666667">
                <text:p>109.916666666667</text:p>
              </table:table-cell>
              <table:table-cell office:value-type="float" office:value="-15.8333333333333">
                <text:p>-15.8333333333333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85">
                <text:p>85</text:p>
              </table:table-cell>
              <table:table-cell office:value-type="float" office:value="107.416666666667">
                <text:p>107.416666666667</text:p>
              </table:table-cell>
              <table:table-cell office:value-type="float" office:value="-19.1666666666667">
                <text:p>-19.1666666666667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75">
                <text:p>75</text:p>
              </table:table-cell>
              <table:table-cell office:value-type="float" office:value="104.833333333333">
                <text:p>104.833333333333</text:p>
              </table:table-cell>
              <table:table-cell office:value-type="float" office:value="-20.9166666666667">
                <text:p>-20.9166666666667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83">
                <text:p>83</text:p>
              </table:table-cell>
              <table:table-cell office:value-type="float" office:value="102.333333333333">
                <text:p>102.333333333333</text:p>
              </table:table-cell>
              <table:table-cell office:value-type="float" office:value="-22.4166666666667">
                <text:p>-22.4166666666667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85">
                <text:p>85</text:p>
              </table:table-cell>
              <table:table-cell office:value-type="float" office:value="100.166666666667">
                <text:p>100.166666666667</text:p>
              </table:table-cell>
              <table:table-cell office:value-type="float" office:value="-22.75">
                <text:p>-22.75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96">
                <text:p>96</text:p>
              </table:table-cell>
              <table:table-cell office:value-type="float" office:value="100.083333333333">
                <text:p>100.083333333333</text:p>
              </table:table-cell>
              <table:table-cell office:value-type="float" office:value="-19.8333333333333">
                <text:p>-19.8333333333333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106">
                <text:p>106</text:p>
              </table:table-cell>
              <table:table-cell office:value-type="float" office:value="98.5833333333333">
                <text:p>98.5833333333333</text:p>
              </table:table-cell>
              <table:table-cell office:value-type="float" office:value="-21.25">
                <text:p>-21.25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84">
                <text:p>84</text:p>
              </table:table-cell>
              <table:table-cell office:value-type="float" office:value="95.25">
                <text:p>95.25</text:p>
              </table:table-cell>
              <table:table-cell office:value-type="float" office:value="-23.5833333333333">
                <text:p>-23.5833333333333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75">
                <text:p>75</text:p>
              </table:table-cell>
              <table:table-cell office:value-type="float" office:value="92.4166666666667">
                <text:p>92.4166666666667</text:p>
              </table:table-cell>
              <table:table-cell office:value-type="float" office:value="-24.8333333333333">
                <text:p>-24.8333333333333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84">
                <text:p>84</text:p>
              </table:table-cell>
              <table:table-cell office:value-type="float" office:value="91">
                <text:p>91</text:p>
              </table:table-cell>
              <table:table-cell office:value-type="float" office:value="-25.6666666666667">
                <text:p>-25.6666666666667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75">
                <text:p>75</text:p>
              </table:table-cell>
              <table:table-cell office:value-type="float" office:value="87">
                <text:p>87</text:p>
              </table:table-cell>
              <table:table-cell office:value-type="float" office:value="-28.3333333333333">
                <text:p>-28.3333333333333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100">
                <text:p>100</text:p>
              </table:table-cell>
              <table:table-cell office:value-type="float" office:value="86.3333333333333">
                <text:p>86.3333333333333</text:p>
              </table:table-cell>
              <table:table-cell office:value-type="float" office:value="-27.4166666666667">
                <text:p>-27.4166666666667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69">
                <text:p>69</text:p>
              </table:table-cell>
              <table:table-cell office:value-type="float" office:value="84.75">
                <text:p>84.75</text:p>
              </table:table-cell>
              <table:table-cell office:value-type="float" office:value="-25.1666666666667">
                <text:p>-25.1666666666667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66">
                <text:p>66</text:p>
              </table:table-cell>
              <table:table-cell office:value-type="float" office:value="83.1666666666667">
                <text:p>83.1666666666667</text:p>
              </table:table-cell>
              <table:table-cell office:value-type="float" office:value="-24.25">
                <text:p>-24.25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71">
                <text:p>71</text:p>
              </table:table-cell>
              <table:table-cell office:value-type="float" office:value="82.8333333333333">
                <text:p>82.833333333333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74">
                <text:p>74</text:p>
              </table:table-cell>
              <table:table-cell office:value-type="float" office:value="82.0833333333333">
                <text:p>82.0833333333333</text:p>
              </table:table-cell>
              <table:table-cell office:value-type="float" office:value="-20.25">
                <text:p>-20.25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64">
                <text:p>64</text:p>
              </table:table-cell>
              <table:table-cell office:value-type="float" office:value="80.3333333333333">
                <text:p>80.3333333333333</text:p>
              </table:table-cell>
              <table:table-cell office:value-type="float" office:value="-19.8333333333333">
                <text:p>-19.8333333333333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77">
                <text:p>77</text:p>
              </table:table-cell>
              <table:table-cell office:value-type="float" office:value="78.75">
                <text:p>78.75</text:p>
              </table:table-cell>
              <table:table-cell office:value-type="float" office:value="-21.3333333333333">
                <text:p>-21.3333333333333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74">
                <text:p>74</text:p>
              </table:table-cell>
              <table:table-cell office:value-type="float" office:value="76.0833333333333">
                <text:p>76.0833333333333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52">
                <text:p>52</text:p>
              </table:table-cell>
              <table:table-cell office:value-type="float" office:value="73.4166666666667">
                <text:p>73.4166666666667</text:p>
              </table:table-cell>
              <table:table-cell office:value-type="float" office:value="-21.8333333333333">
                <text:p>-21.8333333333333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84">
                <text:p>84</text:p>
              </table:table-cell>
              <table:table-cell office:value-type="float" office:value="74.1666666666667">
                <text:p>74.1666666666667</text:p>
              </table:table-cell>
              <table:table-cell office:value-type="float" office:value="-18.25">
                <text:p>-18.25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54">
                <text:p>54</text:p>
              </table:table-cell>
              <table:table-cell office:value-type="float" office:value="71.6666666666667">
                <text:p>71.6666666666667</text:p>
              </table:table-cell>
              <table:table-cell office:value-type="float" office:value="-19.3333333333333">
                <text:p>-19.3333333333333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66">
                <text:p>66</text:p>
              </table:table-cell>
              <table:table-cell office:value-type="float" office:value="70.9166666666667">
                <text:p>70.9166666666667</text:p>
              </table:table-cell>
              <table:table-cell office:value-type="float" office:value="-16.0833333333333">
                <text:p>-16.0833333333333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85">
                <text:p>85</text:p>
              </table:table-cell>
              <table:table-cell office:value-type="float" office:value="69.6666666666667">
                <text:p>69.6666666666667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69">
                <text:p>69</text:p>
              </table:table-cell>
              <table:table-cell office:value-type="float" office:value="69.6666666666667">
                <text:p>69.6666666666667</text:p>
              </table:table-cell>
              <table:table-cell office:value-type="float" office:value="-15.0833333333333">
                <text:p>-15.0833333333333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86">
                <text:p>86</text:p>
              </table:table-cell>
              <table:table-cell office:value-type="float" office:value="71.3333333333333">
                <text:p>71.3333333333333</text:p>
              </table:table-cell>
              <table:table-cell office:value-type="float" office:value="-11.8333333333333">
                <text:p>-11.8333333333333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63">
                <text:p>63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-12.1666666666667">
                <text:p>-12.1666666666667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55">
                <text:p>55</text:p>
              </table:table-cell>
              <table:table-cell office:value-type="float" office:value="69.0833333333333">
                <text:p>69.083333333333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62">
                <text:p>62</text:p>
              </table:table-cell>
              <table:table-cell office:value-type="float" office:value="68.9166666666667">
                <text:p>68.9166666666667</text:p>
              </table:table-cell>
              <table:table-cell office:value-type="float" office:value="-11.4166666666667">
                <text:p>-11.4166666666667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68">
                <text:p>68</text:p>
              </table:table-cell>
              <table:table-cell office:value-type="float" office:value="68.1666666666667">
                <text:p>68.1666666666667</text:p>
              </table:table-cell>
              <table:table-cell office:value-type="float" office:value="-10.5833333333333">
                <text:p>-10.583333333333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67">
                <text:p>167</text:p>
              </table:table-cell>
              <table:table-cell office:value-type="float" office:value="75.9166666666667">
                <text:p>75.9166666666667</text:p>
              </table:table-cell>
              <table:table-cell office:value-type="float" office:value="-0.166666666666657">
                <text:p>-0.166666666666657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91">
                <text:p>91</text:p>
              </table:table-cell>
              <table:table-cell office:value-type="float" office:value="79.1666666666667">
                <text:p>79.1666666666667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94">
                <text:p>94</text:p>
              </table:table-cell>
              <table:table-cell office:value-type="float" office:value="80">
                <text:p>80</text:p>
              </table:table-cell>
              <table:table-cell office:value-type="float" office:value="5.83333333333333">
                <text:p>5.83333333333333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52">
                <text:p>52</text:p>
              </table:table-cell>
              <table:table-cell office:value-type="float" office:value="79.8333333333333">
                <text:p>79.8333333333333</text:p>
              </table:table-cell>
              <table:table-cell office:value-type="float" office:value="8.16666666666666">
                <text:p>8.16666666666666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52">
                <text:p>52</text:p>
              </table:table-cell>
              <table:table-cell office:value-type="float" office:value="78.6666666666667">
                <text:p>78.6666666666667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62">
                <text:p>62</text:p>
              </table:table-cell>
              <table:table-cell office:value-type="float" office:value="76.75">
                <text:p>76.75</text:p>
              </table:table-cell>
              <table:table-cell office:value-type="float" office:value="7.08333333333333">
                <text:p>7.08333333333333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59">
                <text:p>59</text:p>
              </table:table-cell>
              <table:table-cell office:value-type="float" office:value="75.9166666666667">
                <text:p>75.9166666666667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51">
                <text:p>51</text:p>
              </table:table-cell>
              <table:table-cell office:value-type="float" office:value="73">
                <text:p>7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86">
                <text:p>86</text:p>
              </table:table-cell>
              <table:table-cell office:value-type="float" office:value="74.9166666666667">
                <text:p>74.9166666666667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55">
                <text:p>55</text:p>
              </table:table-cell>
              <table:table-cell office:value-type="float" office:value="74.9166666666667">
                <text:p>74.9166666666667</text:p>
              </table:table-cell>
              <table:table-cell office:value-type="float" office:value="5.83333333333334">
                <text:p>5.83333333333334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52">
                <text:p>52</text:p>
              </table:table-cell>
              <table:table-cell office:value-type="float" office:value="74.0833333333333">
                <text:p>74.0833333333333</text:p>
              </table:table-cell>
              <table:table-cell office:value-type="float" office:value="5.16666666666666">
                <text:p>5.16666666666666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60">
                <text:p>60</text:p>
              </table:table-cell>
              <table:table-cell office:value-type="float" office:value="73.4166666666667">
                <text:p>73.4166666666667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60">
                <text:p>60</text:p>
              </table:table-cell>
              <table:table-cell office:value-type="float" office:value="64.5">
                <text:p>64.5</text:p>
              </table:table-cell>
              <table:table-cell office:value-type="float" office:value="-11.4166666666667">
                <text:p>-11.4166666666667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62">
                <text:p>62</text:p>
              </table:table-cell>
              <table:table-cell office:value-type="float" office:value="62.0833333333333">
                <text:p>62.0833333333333</text:p>
              </table:table-cell>
              <table:table-cell office:value-type="float" office:value="-17.0833333333333">
                <text:p>-17.0833333333333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78">
                <text:p>78</text:p>
              </table:table-cell>
              <table:table-cell office:value-type="float" office:value="60.75">
                <text:p>60.75</text:p>
              </table:table-cell>
              <table:table-cell office:value-type="float" office:value="-19.25">
                <text:p>-19.25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51">
                <text:p>51</text:p>
              </table:table-cell>
              <table:table-cell office:value-type="float" office:value="60.6666666666667">
                <text:p>60.6666666666667</text:p>
              </table:table-cell>
              <table:table-cell office:value-type="float" office:value="-19.1666666666667">
                <text:p>-19.1666666666667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63">
                <text:p>63</text:p>
              </table:table-cell>
              <table:table-cell office:value-type="float" office:value="61.5833333333333">
                <text:p>61.5833333333333</text:p>
              </table:table-cell>
              <table:table-cell office:value-type="float" office:value="-17.0833333333333">
                <text:p>-17.0833333333333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54">
                <text:p>54</text:p>
              </table:table-cell>
              <table:table-cell office:value-type="float" office:value="60.9166666666667">
                <text:p>60.9166666666667</text:p>
              </table:table-cell>
              <table:table-cell office:value-type="float" office:value="-15.8333333333333">
                <text:p>-15.8333333333333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56">
                <text:p>56</text:p>
              </table:table-cell>
              <table:table-cell office:value-type="float" office:value="60.6666666666667">
                <text:p>60.6666666666667</text:p>
              </table:table-cell>
              <table:table-cell office:value-type="float" office:value="-15.25">
                <text:p>-15.25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68">
                <text:p>68</text:p>
              </table:table-cell>
              <table:table-cell office:value-type="float" office:value="62.0833333333333">
                <text:p>62.0833333333333</text:p>
              </table:table-cell>
              <table:table-cell office:value-type="float" office:value="-10.9166666666667">
                <text:p>-10.9166666666667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103">
                <text:p>103</text:p>
              </table:table-cell>
              <table:table-cell office:value-type="float" office:value="63.5">
                <text:p>63.5</text:p>
              </table:table-cell>
              <table:table-cell office:value-type="float" office:value="-11.4166666666667">
                <text:p>-11.4166666666667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68">
                <text:p>68</text:p>
              </table:table-cell>
              <table:table-cell office:value-type="float" office:value="64.5833333333333">
                <text:p>64.5833333333333</text:p>
              </table:table-cell>
              <table:table-cell office:value-type="float" office:value="-10.3333333333333">
                <text:p>-10.3333333333333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79">
                <text:p>79</text:p>
              </table:table-cell>
              <table:table-cell office:value-type="float" office:value="66.8333333333333">
                <text:p>66.8333333333333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118">
                <text:p>118</text:p>
              </table:table-cell>
              <table:table-cell office:value-type="float" office:value="71.6666666666667">
                <text:p>71.6666666666667</text:p>
              </table:table-cell>
              <table:table-cell office:value-type="float" office:value="-1.75">
                <text:p>-1.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cm" svg:y="0.316cm" chart:style-name="ch2">
          <text:p>Norwegian (bokmål) Wikipedia</text:p>
        </chart:title>
        <chart:subtitle svg:x="6.594cm" svg:y="1.301cm" chart:style-name="ch3">
          <text:p>Edits per article</text:p>
        </chart:subtitle>
        <chart:legend chart:legend-position="end" svg:x="12.248cm" svg:y="3.703cm" style:legend-expansion="high" chart:style-name="ch4"/>
        <chart:plot-area chart:style-name="ch5" table:cell-range-address="'Edits per article'.A1:'Edits per article'.D145" chart:data-source-has-labels="both" svg:x="1.331cm" svg:y="2.19cm" svg:width="10.597cm" svg:height="5.649cm">
          <chartooo:coordinate-region svg:x="2.146cm" svg:y="2.389cm" svg:width="9.782cm" svg:height="5.251cm"/>
          <chart:axis chart:dimension="x" chart:name="primary-x" chart:style-name="ch6" chartooo:axis-type="auto">
            <chartooo:date-scale/>
            <chart:title svg:x="6.148cm" svg:y="8.019cm" chart:style-name="ch7">
              <text:p>Dates</text:p>
            </chart:title>
            <chart:categories table:cell-range-address="'Edits per article'.A2:'Edits per article'.A145"/>
            <chart:grid chart:style-name="ch8" chart:class="major"/>
          </chart:axis>
          <chart:axis chart:dimension="y" chart:name="primary-y" chart:style-name="ch9">
            <chart:title svg:x="0.451cm" svg:y="5.428cm" chart:style-name="ch10">
              <text:p>Edits</text:p>
            </chart:title>
            <chart:grid chart:style-name="ch8" chart:class="major"/>
          </chart:axis>
          <chart:series chart:style-name="ch11" chart:values-cell-range-address="'Edits per article'.B2:'Edits per article'.B145" chart:label-cell-address="'Edits per article'.B1:'Edits per article'.B1" chart:class="chart:line">
            <chart:data-point chart:repeated="144"/>
          </chart:series>
          <chart:series chart:style-name="ch12" chart:values-cell-range-address="'Edits per article'.C2:'Edits per article'.C145" chart:label-cell-address="'Edits per article'.C1:'Edits per article'.C1" chart:class="chart:line">
            <chart:data-point chart:repeated="144"/>
          </chart:series>
          <chart:series chart:style-name="ch13" chart:values-cell-range-address="'Edits per article'.D2:'Edits per article'.D145" chart:label-cell-address="'Edits per article'.D1:'Edits per article'.D1" chart:class="chart:line">
            <chart:data-point chart:repeated="14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its per article</text:p>
                <draw:g>
                  <svg:desc>'Edits per article'.B1:'Edits per article'.B1</svg:desc>
                </draw:g>
              </table:table-cell>
              <table:table-cell office:value-type="string">
                <text:p>Sliding mean</text:p>
                <draw:g>
                  <svg:desc>'Edits per article'.C1:'Edits per article'.C1</svg:desc>
                </draw:g>
              </table:table-cell>
              <table:table-cell office:value-type="string">
                <text:p>Sliding diff</text:p>
                <draw:g>
                  <svg:desc>'Edits per article'.D1:'Edits per article'.D1</svg:desc>
                </draw:g>
              </table:table-cell>
            </table:table-row>
          </table:table-header-rows>
          <table:table-rows>
            <table:table-row>
              <table:table-cell office:value-type="float" office:value="37987">
                <text:p>37990</text:p>
                <draw:g>
                  <svg:desc>'Edits per article'.A2:'Edits per article'.A145</svg:desc>
                </draw:g>
              </table:table-cell>
              <table:table-cell office:value-type="float" office:value="3.4">
                <text:p>3.4</text:p>
                <draw:g>
                  <svg:desc>'Edits per article'.B2:'Edits per article'.B145</svg:desc>
                </draw:g>
              </table:table-cell>
              <table:table-cell office:value-type="float" office:value="NaN">
                <text:p>NaN</text:p>
                <draw:g>
                  <svg:desc>'Edits per article'.C2:'Edits per article'.C145</svg:desc>
                </draw:g>
              </table:table-cell>
              <table:table-cell office:value-type="float" office:value="NaN">
                <text:p>NaN</text:p>
                <draw:g>
                  <svg:desc>'Edits per article'.D2:'Edits per article'.D145</svg:desc>
                </draw:g>
              </table:table-cell>
            </table:table-row>
            <table:table-row>
              <table:table-cell office:value-type="float" office:value="38018">
                <text:p>38020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50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8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10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40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70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0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0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0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0</text:p>
              </table:table-cell>
              <table:table-cell office:value-type="float" office:value="5.5">
                <text:p>5.5</text:p>
              </table:table-cell>
              <table:table-cell office:value-type="float" office:value="4.10833333333333">
                <text:p>4.1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0</text:p>
              </table:table-cell>
              <table:table-cell office:value-type="float" office:value="5.7">
                <text:p>5.7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84">
                <text:p>38380</text:p>
              </table:table-cell>
              <table:table-cell office:value-type="float" office:value="6.3">
                <text:p>6.3</text:p>
              </table:table-cell>
              <table:table-cell office:value-type="float" office:value="4.55833333333333">
                <text:p>4.55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12">
                <text:p>38410</text:p>
              </table:table-cell>
              <table:table-cell office:value-type="float" office:value="6.5">
                <text:p>6.5</text:p>
              </table:table-cell>
              <table:table-cell office:value-type="float" office:value="4.80833333333333">
                <text:p>4.8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43">
                <text:p>38440</text:p>
              </table:table-cell>
              <table:table-cell office:value-type="float" office:value="6.7">
                <text:p>6.7</text:p>
              </table:table-cell>
              <table:table-cell office:value-type="float" office:value="5.09166666666667">
                <text:p>5.09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73">
                <text:p>38470</text:p>
              </table:table-cell>
              <table:table-cell office:value-type="float" office:value="6.8">
                <text:p>6.8</text:p>
              </table:table-cell>
              <table:table-cell office:value-type="float" office:value="5.39166666666667">
                <text:p>5.39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4">
                <text:p>38500</text:p>
              </table:table-cell>
              <table:table-cell office:value-type="float" office:value="6.9">
                <text:p>6.9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34">
                <text:p>38530</text:p>
              </table:table-cell>
              <table:table-cell office:value-type="float" office:value="7.3">
                <text:p>7.3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65">
                <text:p>38570</text:p>
              </table:table-cell>
              <table:table-cell office:value-type="float" office:value="7.7">
                <text:p>7.7</text:p>
              </table:table-cell>
              <table:table-cell office:value-type="float" office:value="6.25">
                <text:p>6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96">
                <text:p>38600</text:p>
              </table:table-cell>
              <table:table-cell office:value-type="float" office:value="7.9">
                <text:p>7.9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26">
                <text:p>38630</text:p>
              </table:table-cell>
              <table:table-cell office:value-type="float" office:value="8">
                <text:p>8</text:p>
              </table:table-cell>
              <table:table-cell office:value-type="float" office:value="6.73333333333333">
                <text:p>6.7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57">
                <text:p>38660</text:p>
              </table:table-cell>
              <table:table-cell office:value-type="float" office:value="8.3">
                <text:p>8.3</text:p>
              </table:table-cell>
              <table:table-cell office:value-type="float" office:value="6.96666666666667">
                <text:p>6.9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87">
                <text:p>38690</text:p>
              </table:table-cell>
              <table:table-cell office:value-type="float" office:value="8.8">
                <text:p>8.8</text:p>
              </table:table-cell>
              <table:table-cell office:value-type="float" office:value="7.24166666666667">
                <text:p>7.24166666666667</text:p>
              </table:table-cell>
              <table:table-cell office:value-type="float" office:value="3.13333333333333">
                <text:p>3.13333333333333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9.3">
                <text:p>9.3</text:p>
              </table:table-cell>
              <table:table-cell office:value-type="float" office:value="7.54166666666667">
                <text:p>7.54166666666667</text:p>
              </table:table-cell>
              <table:table-cell office:value-type="float" office:value="3.24166666666666">
                <text:p>3.24166666666666</text:p>
              </table:table-cell>
            </table:table-row>
            <table:table-row>
              <table:table-cell office:value-type="float" office:value="38749">
                <text:p>38750</text:p>
              </table:table-cell>
              <table:table-cell office:value-type="float" office:value="9.6">
                <text:p>9.6</text:p>
              </table:table-cell>
              <table:table-cell office:value-type="float" office:value="7.81666666666667">
                <text:p>7.81666666666667</text:p>
              </table:table-cell>
              <table:table-cell office:value-type="float" office:value="3.25833333333333">
                <text:p>3.25833333333333</text:p>
              </table:table-cell>
            </table:table-row>
            <table:table-row>
              <table:table-cell office:value-type="float" office:value="38777">
                <text:p>38780</text:p>
              </table:table-cell>
              <table:table-cell office:value-type="float" office:value="10.3">
                <text:p>10.3</text:p>
              </table:table-cell>
              <table:table-cell office:value-type="float" office:value="8.13333333333333">
                <text:p>8.13333333333333</text:p>
              </table:table-cell>
              <table:table-cell office:value-type="float" office:value="3.325">
                <text:p>3.325</text:p>
              </table:table-cell>
            </table:table-row>
            <table:table-row>
              <table:table-cell office:value-type="float" office:value="38808">
                <text:p>38810</text:p>
              </table:table-cell>
              <table:table-cell office:value-type="float" office:value="10.8">
                <text:p>10.8</text:p>
              </table:table-cell>
              <table:table-cell office:value-type="float" office:value="8.475">
                <text:p>8.475</text:p>
              </table:table-cell>
              <table:table-cell office:value-type="float" office:value="3.38333333333333">
                <text:p>3.38333333333333</text:p>
              </table:table-cell>
            </table:table-row>
            <table:table-row>
              <table:table-cell office:value-type="float" office:value="38838">
                <text:p>38840</text:p>
              </table:table-cell>
              <table:table-cell office:value-type="float" office:value="11.4">
                <text:p>11.4</text:p>
              </table:table-cell>
              <table:table-cell office:value-type="float" office:value="8.85833333333333">
                <text:p>8.85833333333333</text:p>
              </table:table-cell>
              <table:table-cell office:value-type="float" office:value="3.46666666666667">
                <text:p>3.46666666666667</text:p>
              </table:table-cell>
            </table:table-row>
            <table:table-row>
              <table:table-cell office:value-type="float" office:value="38869">
                <text:p>38870</text:p>
              </table:table-cell>
              <table:table-cell office:value-type="float" office:value="11.8">
                <text:p>11.8</text:p>
              </table:table-cell>
              <table:table-cell office:value-type="float" office:value="9.26666666666667">
                <text:p>9.2666666666666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38899">
                <text:p>38900</text:p>
              </table:table-cell>
              <table:table-cell office:value-type="float" office:value="12.3">
                <text:p>12.3</text:p>
              </table:table-cell>
              <table:table-cell office:value-type="float" office:value="9.68333333333333">
                <text:p>9.68333333333333</text:p>
              </table:table-cell>
              <table:table-cell office:value-type="float" office:value="3.725">
                <text:p>3.725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12.6">
                <text:p>12.6</text:p>
              </table:table-cell>
              <table:table-cell office:value-type="float" office:value="10.0916666666667">
                <text:p>10.0916666666667</text:p>
              </table:table-cell>
              <table:table-cell office:value-type="float" office:value="3.84166666666667">
                <text:p>3.84166666666667</text:p>
              </table:table-cell>
            </table:table-row>
            <table:table-row>
              <table:table-cell office:value-type="float" office:value="38961">
                <text:p>38960</text:p>
              </table:table-cell>
              <table:table-cell office:value-type="float" office:value="12.9">
                <text:p>12.9</text:p>
              </table:table-cell>
              <table:table-cell office:value-type="float" office:value="10.5083333333333">
                <text:p>10.5083333333333</text:p>
              </table:table-cell>
              <table:table-cell office:value-type="float" office:value="4.00833333333333">
                <text:p>4.00833333333333</text:p>
              </table:table-cell>
            </table:table-row>
            <table:table-row>
              <table:table-cell office:value-type="float" office:value="38991">
                <text:p>38990</text:p>
              </table:table-cell>
              <table:table-cell office:value-type="float" office:value="13.1">
                <text:p>13.1</text:p>
              </table:table-cell>
              <table:table-cell office:value-type="float" office:value="10.9333333333333">
                <text:p>10.933333333333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39022">
                <text:p>39020</text:p>
              </table:table-cell>
              <table:table-cell office:value-type="float" office:value="13.2">
                <text:p>13.2</text:p>
              </table:table-cell>
              <table:table-cell office:value-type="float" office:value="11.3416666666667">
                <text:p>11.3416666666667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float" office:value="39052">
                <text:p>39050</text:p>
              </table:table-cell>
              <table:table-cell office:value-type="float" office:value="13.5">
                <text:p>13.5</text:p>
              </table:table-cell>
              <table:table-cell office:value-type="float" office:value="11.7333333333333">
                <text:p>11.7333333333333</text:p>
              </table:table-cell>
              <table:table-cell office:value-type="float" office:value="4.49166666666667">
                <text:p>4.49166666666667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14">
                <text:p>14</text:p>
              </table:table-cell>
              <table:table-cell office:value-type="float" office:value="12.125">
                <text:p>12.125</text:p>
              </table:table-cell>
              <table:table-cell office:value-type="float" office:value="4.58333333333334">
                <text:p>4.58333333333334</text:p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14.2">
                <text:p>14.2</text:p>
              </table:table-cell>
              <table:table-cell office:value-type="float" office:value="12.5083333333333">
                <text:p>12.5083333333333</text:p>
              </table:table-cell>
              <table:table-cell office:value-type="float" office:value="4.69166666666667">
                <text:p>4.69166666666667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14.6">
                <text:p>14.6</text:p>
              </table:table-cell>
              <table:table-cell office:value-type="float" office:value="12.8666666666667">
                <text:p>12.8666666666667</text:p>
              </table:table-cell>
              <table:table-cell office:value-type="float" office:value="4.73333333333333">
                <text:p>4.73333333333333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14.9">
                <text:p>14.9</text:p>
              </table:table-cell>
              <table:table-cell office:value-type="float" office:value="13.2083333333333">
                <text:p>13.2083333333333</text:p>
              </table:table-cell>
              <table:table-cell office:value-type="float" office:value="4.73333333333333">
                <text:p>4.73333333333333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15.3">
                <text:p>15.3</text:p>
              </table:table-cell>
              <table:table-cell office:value-type="float" office:value="13.5333333333333">
                <text:p>13.5333333333333</text:p>
              </table:table-cell>
              <table:table-cell office:value-type="float" office:value="4.675">
                <text:p>4.675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15.6">
                <text:p>15.6</text:p>
              </table:table-cell>
              <table:table-cell office:value-type="float" office:value="13.85">
                <text:p>13.85</text:p>
              </table:table-cell>
              <table:table-cell office:value-type="float" office:value="4.58333333333333">
                <text:p>4.58333333333333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15.9">
                <text:p>15.9</text:p>
              </table:table-cell>
              <table:table-cell office:value-type="float" office:value="14.15">
                <text:p>14.15</text:p>
              </table:table-cell>
              <table:table-cell office:value-type="float" office:value="4.46666666666667">
                <text:p>4.46666666666667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15.6">
                <text:p>15.6</text:p>
              </table:table-cell>
              <table:table-cell office:value-type="float" office:value="14.4">
                <text:p>14.4</text:p>
              </table:table-cell>
              <table:table-cell office:value-type="float" office:value="4.30833333333333">
                <text:p>4.30833333333333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15.7">
                <text:p>15.7</text:p>
              </table:table-cell>
              <table:table-cell office:value-type="float" office:value="14.6333333333333">
                <text:p>14.6333333333333</text:p>
              </table:table-cell>
              <table:table-cell office:value-type="float" office:value="4.125">
                <text:p>4.125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16.1">
                <text:p>16.1</text:p>
              </table:table-cell>
              <table:table-cell office:value-type="float" office:value="14.8833333333333">
                <text:p>14.8833333333333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16.3">
                <text:p>16.3</text:p>
              </table:table-cell>
              <table:table-cell office:value-type="float" office:value="15.1416666666667">
                <text:p>15.141666666666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16.5">
                <text:p>16.5</text:p>
              </table:table-cell>
              <table:table-cell office:value-type="float" office:value="15.3916666666667">
                <text:p>15.3916666666667</text:p>
              </table:table-cell>
              <table:table-cell office:value-type="float" office:value="3.65833333333333">
                <text:p>3.65833333333333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16.7">
                <text:p>16.7</text:p>
              </table:table-cell>
              <table:table-cell office:value-type="float" office:value="15.6166666666667">
                <text:p>15.6166666666667</text:p>
              </table:table-cell>
              <table:table-cell office:value-type="float" office:value="3.49166666666667">
                <text:p>3.49166666666667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16.9">
                <text:p>16.9</text:p>
              </table:table-cell>
              <table:table-cell office:value-type="float" office:value="15.8416666666667">
                <text:p>15.8416666666667</text:p>
              </table:table-cell>
              <table:table-cell office:value-type="float" office:value="3.33333333333334">
                <text:p>3.33333333333334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17.1">
                <text:p>17.1</text:p>
              </table:table-cell>
              <table:table-cell office:value-type="float" office:value="16.05">
                <text:p>16.05</text:p>
              </table:table-cell>
              <table:table-cell office:value-type="float" office:value="3.18333333333333">
                <text:p>3.18333333333333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17.3">
                <text:p>17.3</text:p>
              </table:table-cell>
              <table:table-cell office:value-type="float" office:value="16.25">
                <text:p>16.25</text:p>
              </table:table-cell>
              <table:table-cell office:value-type="float" office:value="3.04166666666667">
                <text:p>3.04166666666667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17.5">
                <text:p>17.5</text:p>
              </table:table-cell>
              <table:table-cell office:value-type="float" office:value="16.4333333333333">
                <text:p>16.433333333333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7.7">
                <text:p>17.7</text:p>
              </table:table-cell>
              <table:table-cell office:value-type="float" office:value="16.6083333333333">
                <text:p>16.6083333333333</text:p>
              </table:table-cell>
              <table:table-cell office:value-type="float" office:value="2.75833333333333">
                <text:p>2.75833333333333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7.9">
                <text:p>17.9</text:p>
              </table:table-cell>
              <table:table-cell office:value-type="float" office:value="16.775">
                <text:p>16.775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18.2">
                <text:p>18.2</text:p>
              </table:table-cell>
              <table:table-cell office:value-type="float" office:value="16.9916666666667">
                <text:p>16.9916666666667</text:p>
              </table:table-cell>
              <table:table-cell office:value-type="float" office:value="2.59166666666666">
                <text:p>2.59166666666666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18.4">
                <text:p>18.4</text:p>
              </table:table-cell>
              <table:table-cell office:value-type="float" office:value="17.2166666666667">
                <text:p>17.2166666666667</text:p>
              </table:table-cell>
              <table:table-cell office:value-type="float" office:value="2.58333333333333">
                <text:p>2.58333333333333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18.3">
                <text:p>18.3</text:p>
              </table:table-cell>
              <table:table-cell office:value-type="float" office:value="17.4">
                <text:p>17.4</text:p>
              </table:table-cell>
              <table:table-cell office:value-type="float" office:value="2.51666666666667">
                <text:p>2.51666666666667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18.1">
                <text:p>18.1</text:p>
              </table:table-cell>
              <table:table-cell office:value-type="float" office:value="17.55">
                <text:p>17.55</text:p>
              </table:table-cell>
              <table:table-cell office:value-type="float" office:value="2.40833333333333">
                <text:p>2.40833333333333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18.4">
                <text:p>18.4</text:p>
              </table:table-cell>
              <table:table-cell office:value-type="float" office:value="17.7083333333333">
                <text:p>17.7083333333333</text:p>
              </table:table-cell>
              <table:table-cell office:value-type="float" office:value="2.31666666666667">
                <text:p>2.31666666666667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18.7">
                <text:p>18.7</text:p>
              </table:table-cell>
              <table:table-cell office:value-type="float" office:value="17.875">
                <text:p>17.875</text:p>
              </table:table-cell>
              <table:table-cell office:value-type="float" office:value="2.25833333333333">
                <text:p>2.25833333333333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18.9">
                <text:p>18.9</text:p>
              </table:table-cell>
              <table:table-cell office:value-type="float" office:value="18.0416666666667">
                <text:p>18.041666666666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19.1">
                <text:p>19.1</text:p>
              </table:table-cell>
              <table:table-cell office:value-type="float" office:value="18.2083333333333">
                <text:p>18.2083333333333</text:p>
              </table:table-cell>
              <table:table-cell office:value-type="float" office:value="2.15833333333333">
                <text:p>2.15833333333333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19.3">
                <text:p>19.3</text:p>
              </table:table-cell>
              <table:table-cell office:value-type="float" office:value="18.375">
                <text:p>18.375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19.5">
                <text:p>19.5</text:p>
              </table:table-cell>
              <table:table-cell office:value-type="float" office:value="18.5416666666667">
                <text:p>18.5416666666667</text:p>
              </table:table-cell>
              <table:table-cell office:value-type="float" office:value="2.10833333333333">
                <text:p>2.10833333333333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19.7">
                <text:p>19.7</text:p>
              </table:table-cell>
              <table:table-cell office:value-type="float" office:value="18.7083333333333">
                <text:p>18.708333333333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19.9">
                <text:p>19.9</text:p>
              </table:table-cell>
              <table:table-cell office:value-type="float" office:value="18.875">
                <text:p>18.87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20.1">
                <text:p>20.1</text:p>
              </table:table-cell>
              <table:table-cell office:value-type="float" office:value="19.0333333333333">
                <text:p>19.0333333333333</text:p>
              </table:table-cell>
              <table:table-cell office:value-type="float" office:value="2.04166666666667">
                <text:p>2.04166666666667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20.1">
                <text:p>20.1</text:p>
              </table:table-cell>
              <table:table-cell office:value-type="float" office:value="19.175">
                <text:p>19.175</text:p>
              </table:table-cell>
              <table:table-cell office:value-type="float" office:value="1.95833333333334">
                <text:p>1.95833333333334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20.2">
                <text:p>20.2</text:p>
              </table:table-cell>
              <table:table-cell office:value-type="float" office:value="19.3333333333333">
                <text:p>19.3333333333333</text:p>
              </table:table-cell>
              <table:table-cell office:value-type="float" office:value="1.93333333333333">
                <text:p>1.93333333333333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20.3">
                <text:p>20.3</text:p>
              </table:table-cell>
              <table:table-cell office:value-type="float" office:value="19.5166666666667">
                <text:p>19.5166666666667</text:p>
              </table:table-cell>
              <table:table-cell office:value-type="float" office:value="1.96666666666667">
                <text:p>1.96666666666667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20.3">
                <text:p>20.3</text:p>
              </table:table-cell>
              <table:table-cell office:value-type="float" office:value="19.675">
                <text:p>19.675</text:p>
              </table:table-cell>
              <table:table-cell office:value-type="float" office:value="1.96666666666667">
                <text:p>1.96666666666667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20.5">
                <text:p>20.5</text:p>
              </table:table-cell>
              <table:table-cell office:value-type="float" office:value="19.825">
                <text:p>19.82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20.6">
                <text:p>20.6</text:p>
              </table:table-cell>
              <table:table-cell office:value-type="float" office:value="19.9666666666667">
                <text:p>19.9666666666667</text:p>
              </table:table-cell>
              <table:table-cell office:value-type="float" office:value="1.925">
                <text:p>1.925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20.7">
                <text:p>20.7</text:p>
              </table:table-cell>
              <table:table-cell office:value-type="float" office:value="20.1">
                <text:p>20.1</text:p>
              </table:table-cell>
              <table:table-cell office:value-type="float" office:value="1.89166666666667">
                <text:p>1.89166666666667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20.9">
                <text:p>20.9</text:p>
              </table:table-cell>
              <table:table-cell office:value-type="float" office:value="20.2333333333333">
                <text:p>20.2333333333333</text:p>
              </table:table-cell>
              <table:table-cell office:value-type="float" office:value="1.85833333333333">
                <text:p>1.85833333333333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21">
                <text:p>21</text:p>
              </table:table-cell>
              <table:table-cell office:value-type="float" office:value="20.3583333333333">
                <text:p>20.3583333333333</text:p>
              </table:table-cell>
              <table:table-cell office:value-type="float" office:value="1.81666666666666">
                <text:p>1.81666666666666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21.1">
                <text:p>21.1</text:p>
              </table:table-cell>
              <table:table-cell office:value-type="float" office:value="20.475">
                <text:p>20.475</text:p>
              </table:table-cell>
              <table:table-cell office:value-type="float" office:value="1.76666666666667">
                <text:p>1.76666666666667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21.1">
                <text:p>21.1</text:p>
              </table:table-cell>
              <table:table-cell office:value-type="float" office:value="20.575">
                <text:p>20.57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21.2">
                <text:p>21.2</text:p>
              </table:table-cell>
              <table:table-cell office:value-type="float" office:value="20.6666666666667">
                <text:p>20.6666666666667</text:p>
              </table:table-cell>
              <table:table-cell office:value-type="float" office:value="1.63333333333333">
                <text:p>1.63333333333333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21.3">
                <text:p>21.3</text:p>
              </table:table-cell>
              <table:table-cell office:value-type="float" office:value="20.7666666666667">
                <text:p>20.7666666666667</text:p>
              </table:table-cell>
              <table:table-cell office:value-type="float" office:value="1.59166666666667">
                <text:p>1.59166666666667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21.4">
                <text:p>21.4</text:p>
              </table:table-cell>
              <table:table-cell office:value-type="float" office:value="20.8666666666667">
                <text:p>20.8666666666667</text:p>
              </table:table-cell>
              <table:table-cell office:value-type="float" office:value="1.53333333333334">
                <text:p>1.53333333333334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21.5">
                <text:p>21.5</text:p>
              </table:table-cell>
              <table:table-cell office:value-type="float" office:value="20.9666666666667">
                <text:p>20.9666666666667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21.7">
                <text:p>21.7</text:p>
              </table:table-cell>
              <table:table-cell office:value-type="float" office:value="21.0833333333333">
                <text:p>21.0833333333333</text:p>
              </table:table-cell>
              <table:table-cell office:value-type="float" office:value="1.40833333333333">
                <text:p>1.40833333333333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21.7">
                <text:p>21.7</text:p>
              </table:table-cell>
              <table:table-cell office:value-type="float" office:value="21.1833333333333">
                <text:p>21.1833333333333</text:p>
              </table:table-cell>
              <table:table-cell office:value-type="float" office:value="1.35833333333333">
                <text:p>1.35833333333333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21.8">
                <text:p>21.8</text:p>
              </table:table-cell>
              <table:table-cell office:value-type="float" office:value="21.2833333333333">
                <text:p>21.2833333333333</text:p>
              </table:table-cell>
              <table:table-cell office:value-type="float" office:value="1.31666666666667">
                <text:p>1.31666666666667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22">
                <text:p>22</text:p>
              </table:table-cell>
              <table:table-cell office:value-type="float" office:value="21.3916666666667">
                <text:p>21.3916666666667</text:p>
              </table:table-cell>
              <table:table-cell office:value-type="float" office:value="1.29166666666667">
                <text:p>1.29166666666667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22.1">
                <text:p>22.1</text:p>
              </table:table-cell>
              <table:table-cell office:value-type="float" office:value="21.4916666666667">
                <text:p>21.4916666666667</text:p>
              </table:table-cell>
              <table:table-cell office:value-type="float" office:value="1.25833333333333">
                <text:p>1.25833333333333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22.2">
                <text:p>22.2</text:p>
              </table:table-cell>
              <table:table-cell office:value-type="float" office:value="21.5916666666667">
                <text:p>21.5916666666667</text:p>
              </table:table-cell>
              <table:table-cell office:value-type="float" office:value="1.23333333333333">
                <text:p>1.23333333333333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22.3">
                <text:p>22.3</text:p>
              </table:table-cell>
              <table:table-cell office:value-type="float" office:value="21.6916666666667">
                <text:p>21.6916666666667</text:p>
              </table:table-cell>
              <table:table-cell office:value-type="float" office:value="1.21666666666667">
                <text:p>1.21666666666667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22.4">
                <text:p>22.4</text:p>
              </table:table-cell>
              <table:table-cell office:value-type="float" office:value="21.8">
                <text:p>21.8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22.5">
                <text:p>22.5</text:p>
              </table:table-cell>
              <table:table-cell office:value-type="float" office:value="21.9083333333333">
                <text:p>21.9083333333333</text:p>
              </table:table-cell>
              <table:table-cell office:value-type="float" office:value="1.24166666666667">
                <text:p>1.24166666666667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22.7">
                <text:p>22.7</text:p>
              </table:table-cell>
              <table:table-cell office:value-type="float" office:value="22.025">
                <text:p>22.025</text:p>
              </table:table-cell>
              <table:table-cell office:value-type="float" office:value="1.25833333333334">
                <text:p>1.25833333333334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22.8">
                <text:p>22.8</text:p>
              </table:table-cell>
              <table:table-cell office:value-type="float" office:value="22.1416666666667">
                <text:p>22.1416666666667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23.1">
                <text:p>23.1</text:p>
              </table:table-cell>
              <table:table-cell office:value-type="float" office:value="22.275">
                <text:p>22.275</text:p>
              </table:table-cell>
              <table:table-cell office:value-type="float" office:value="1.30833333333334">
                <text:p>1.30833333333334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23.2">
                <text:p>23.2</text:p>
              </table:table-cell>
              <table:table-cell office:value-type="float" office:value="22.4">
                <text:p>22.4</text:p>
              </table:table-cell>
              <table:table-cell office:value-type="float" office:value="1.31666666666667">
                <text:p>1.31666666666667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23.3">
                <text:p>23.3</text:p>
              </table:table-cell>
              <table:table-cell office:value-type="float" office:value="22.5333333333333">
                <text:p>22.533333333333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23.4">
                <text:p>23.4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1.38333333333334">
                <text:p>1.38333333333334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23.5">
                <text:p>23.5</text:p>
              </table:table-cell>
              <table:table-cell office:value-type="float" office:value="22.7916666666667">
                <text:p>22.791666666666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23.7">
                <text:p>23.7</text:p>
              </table:table-cell>
              <table:table-cell office:value-type="float" office:value="22.925">
                <text:p>22.925</text:p>
              </table:table-cell>
              <table:table-cell office:value-type="float" office:value="1.43333333333334">
                <text:p>1.43333333333334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24">
                <text:p>24</text:p>
              </table:table-cell>
              <table:table-cell office:value-type="float" office:value="23.075">
                <text:p>23.075</text:p>
              </table:table-cell>
              <table:table-cell office:value-type="float" office:value="1.48333333333333">
                <text:p>1.48333333333333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24.2">
                <text:p>24.2</text:p>
              </table:table-cell>
              <table:table-cell office:value-type="float" office:value="23.2333333333333">
                <text:p>23.2333333333333</text:p>
              </table:table-cell>
              <table:table-cell office:value-type="float" office:value="1.54166666666667">
                <text:p>1.54166666666667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24.4">
                <text:p>24.4</text:p>
              </table:table-cell>
              <table:table-cell office:value-type="float" office:value="23.4">
                <text:p>23.4</text:p>
              </table:table-cell>
              <table:table-cell office:value-type="float" office:value="1.59999999999999">
                <text:p>1.59999999999999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24.5">
                <text:p>24.5</text:p>
              </table:table-cell>
              <table:table-cell office:value-type="float" office:value="23.5666666666667">
                <text:p>23.5666666666667</text:p>
              </table:table-cell>
              <table:table-cell office:value-type="float" office:value="1.65833333333333">
                <text:p>1.65833333333333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24.6">
                <text:p>24.6</text:p>
              </table:table-cell>
              <table:table-cell office:value-type="float" office:value="23.725">
                <text:p>23.72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24.6">
                <text:p>24.6</text:p>
              </table:table-cell>
              <table:table-cell office:value-type="float" office:value="23.875">
                <text:p>23.875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24.7">
                <text:p>24.7</text:p>
              </table:table-cell>
              <table:table-cell office:value-type="float" office:value="24.0083333333333">
                <text:p>24.0083333333333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24.8">
                <text:p>24.8</text:p>
              </table:table-cell>
              <table:table-cell office:value-type="float" office:value="24.1416666666667">
                <text:p>24.1416666666667</text:p>
              </table:table-cell>
              <table:table-cell office:value-type="float" office:value="1.74166666666666">
                <text:p>1.74166666666666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24.9">
                <text:p>24.9</text:p>
              </table:table-cell>
              <table:table-cell office:value-type="float" office:value="24.275">
                <text:p>24.275</text:p>
              </table:table-cell>
              <table:table-cell office:value-type="float" office:value="1.74166666666666">
                <text:p>1.74166666666666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25.1">
                <text:p>25.1</text:p>
              </table:table-cell>
              <table:table-cell office:value-type="float" office:value="24.4166666666667">
                <text:p>24.416666666666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25.4">
                <text:p>25.4</text:p>
              </table:table-cell>
              <table:table-cell office:value-type="float" office:value="24.575">
                <text:p>24.575</text:p>
              </table:table-cell>
              <table:table-cell office:value-type="float" office:value="1.78333333333333">
                <text:p>1.78333333333333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25.8">
                <text:p>25.8</text:p>
              </table:table-cell>
              <table:table-cell office:value-type="float" office:value="24.75">
                <text:p>24.75</text:p>
              </table:table-cell>
              <table:table-cell office:value-type="float" office:value="1.825">
                <text:p>1.825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25.9">
                <text:p>25.9</text:p>
              </table:table-cell>
              <table:table-cell office:value-type="float" office:value="24.9083333333333">
                <text:p>24.9083333333333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25.8">
                <text:p>25.8</text:p>
              </table:table-cell>
              <table:table-cell office:value-type="float" office:value="25.0416666666667">
                <text:p>25.0416666666667</text:p>
              </table:table-cell>
              <table:table-cell office:value-type="float" office:value="1.80833333333333">
                <text:p>1.80833333333333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25.8">
                <text:p>25.8</text:p>
              </table:table-cell>
              <table:table-cell office:value-type="float" office:value="25.1583333333333">
                <text:p>25.1583333333333</text:p>
              </table:table-cell>
              <table:table-cell office:value-type="float" office:value="1.75833333333334">
                <text:p>1.75833333333334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25.7">
                <text:p>25.7</text:p>
              </table:table-cell>
              <table:table-cell office:value-type="float" office:value="25.2583333333333">
                <text:p>25.2583333333333</text:p>
              </table:table-cell>
              <table:table-cell office:value-type="float" office:value="1.69166666666667">
                <text:p>1.69166666666667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25.7">
                <text:p>25.7</text:p>
              </table:table-cell>
              <table:table-cell office:value-type="float" office:value="25.35">
                <text:p>25.35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25.7">
                <text:p>25.7</text:p>
              </table:table-cell>
              <table:table-cell office:value-type="float" office:value="25.4416666666667">
                <text:p>25.4416666666667</text:p>
              </table:table-cell>
              <table:table-cell office:value-type="float" office:value="1.56666666666667">
                <text:p>1.56666666666667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25.7">
                <text:p>25.7</text:p>
              </table:table-cell>
              <table:table-cell office:value-type="float" office:value="25.525">
                <text:p>25.525</text:p>
              </table:table-cell>
              <table:table-cell office:value-type="float" office:value="1.51666666666667">
                <text:p>1.51666666666667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25.7">
                <text:p>25.7</text:p>
              </table:table-cell>
              <table:table-cell office:value-type="float" office:value="25.6">
                <text:p>25.6</text:p>
              </table:table-cell>
              <table:table-cell office:value-type="float" office:value="1.45833333333333">
                <text:p>1.4583333333333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25.5">
                <text:p>25.5</text:p>
              </table:table-cell>
              <table:table-cell office:value-type="float" office:value="25.65">
                <text:p>25.65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25.4">
                <text:p>25.4</text:p>
              </table:table-cell>
              <table:table-cell office:value-type="float" office:value="25.675">
                <text:p>25.675</text:p>
              </table:table-cell>
              <table:table-cell office:value-type="float" office:value="1.25833333333333">
                <text:p>1.25833333333333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25.4">
                <text:p>25.4</text:p>
              </table:table-cell>
              <table:table-cell office:value-type="float" office:value="25.675">
                <text:p>25.675</text:p>
              </table:table-cell>
              <table:table-cell office:value-type="float" office:value="1.09999999999999">
                <text:p>1.09999999999999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25.4">
                <text:p>25.4</text:p>
              </table:table-cell>
              <table:table-cell office:value-type="float" office:value="25.6416666666667">
                <text:p>25.6416666666667</text:p>
              </table:table-cell>
              <table:table-cell office:value-type="float" office:value="0.891666666666662">
                <text:p>0.891666666666662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25.4">
                <text:p>25.4</text:p>
              </table:table-cell>
              <table:table-cell office:value-type="float" office:value="25.6">
                <text:p>25.6</text:p>
              </table:table-cell>
              <table:table-cell office:value-type="float" office:value="0.691666666666663">
                <text:p>0.691666666666663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25.4">
                <text:p>25.4</text:p>
              </table:table-cell>
              <table:table-cell office:value-type="float" office:value="25.5666666666667">
                <text:p>25.5666666666667</text:p>
              </table:table-cell>
              <table:table-cell office:value-type="float" office:value="0.524999999999995">
                <text:p>0.524999999999995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25.4">
                <text:p>25.4</text:p>
              </table:table-cell>
              <table:table-cell office:value-type="float" office:value="25.5333333333333">
                <text:p>25.5333333333333</text:p>
              </table:table-cell>
              <table:table-cell office:value-type="float" office:value="0.374999999999996">
                <text:p>0.374999999999996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25.4">
                <text:p>25.4</text:p>
              </table:table-cell>
              <table:table-cell office:value-type="float" office:value="25.5083333333333">
                <text:p>25.508333333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5.4">
                <text:p>25.4</text:p>
              </table:table-cell>
              <table:table-cell office:value-type="float" office:value="25.4833333333333">
                <text:p>25.4833333333333</text:p>
              </table:table-cell>
              <table:table-cell office:value-type="float" office:value="0.133333333333329">
                <text:p>0.133333333333329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25.4">
                <text:p>25.4</text:p>
              </table:table-cell>
              <table:table-cell office:value-type="float" office:value="25.4583333333333">
                <text:p>25.4583333333333</text:p>
              </table:table-cell>
              <table:table-cell office:value-type="float" office:value="0.0166666666666657">
                <text:p>0.0166666666666657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25.4">
                <text:p>25.4</text:p>
              </table:table-cell>
              <table:table-cell office:value-type="float" office:value="25.4333333333333">
                <text:p>25.4333333333333</text:p>
              </table:table-cell>
              <table:table-cell office:value-type="float" office:value="-0.0916666666666686">
                <text:p>-0.0916666666666686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25.4">
                <text:p>25.4</text:p>
              </table:table-cell>
              <table:table-cell office:value-type="float" office:value="25.4083333333333">
                <text:p>25.4083333333333</text:p>
              </table:table-cell>
              <table:table-cell office:value-type="float" office:value="-0.191666666666666">
                <text:p>-0.191666666666666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  <table:table-cell office:value-type="float" office:value="-0.249999999999993">
                <text:p>-0.249999999999993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25.3">
                <text:p>25.3</text:p>
              </table:table-cell>
              <table:table-cell office:value-type="float" office:value="25.3916666666667">
                <text:p>25.3916666666667</text:p>
              </table:table-cell>
              <table:table-cell office:value-type="float" office:value="-0.283333333333324">
                <text:p>-0.283333333333324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25.3">
                <text:p>25.3</text:p>
              </table:table-cell>
              <table:table-cell office:value-type="float" office:value="25.3833333333333">
                <text:p>25.3833333333333</text:p>
              </table:table-cell>
              <table:table-cell office:value-type="float" office:value="-0.291666666666657">
                <text:p>-0.291666666666657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25.4">
                <text:p>25.4</text:p>
              </table:table-cell>
              <table:table-cell office:value-type="float" office:value="25.3833333333333">
                <text:p>25.3833333333333</text:p>
              </table:table-cell>
              <table:table-cell office:value-type="float" office:value="-0.258333333333326">
                <text:p>-0.258333333333326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25.4">
                <text:p>25.4</text:p>
              </table:table-cell>
              <table:table-cell office:value-type="float" office:value="25.3833333333333">
                <text:p>25.3833333333333</text:p>
              </table:table-cell>
              <table:table-cell office:value-type="float" office:value="-0.216666666666658">
                <text:p>-0.216666666666658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25.4">
                <text:p>25.4</text:p>
              </table:table-cell>
              <table:table-cell office:value-type="float" office:value="25.3833333333333">
                <text:p>25.3833333333333</text:p>
              </table:table-cell>
              <table:table-cell office:value-type="float" office:value="-0.183333333333326">
                <text:p>-0.183333333333326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25.5">
                <text:p>25.5</text:p>
              </table:table-cell>
              <table:table-cell office:value-type="float" office:value="25.3916666666667">
                <text:p>25.3916666666667</text:p>
              </table:table-cell>
              <table:table-cell office:value-type="float" office:value="-0.141666666666662">
                <text:p>-0.141666666666662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25.5">
                <text:p>25.5</text:p>
              </table:table-cell>
              <table:table-cell office:value-type="float" office:value="25.4">
                <text:p>25.4</text:p>
              </table:table-cell>
              <table:table-cell office:value-type="float" office:value="-0.108333333333331">
                <text:p>-0.108333333333331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26">
                <text:p>26</text:p>
              </table:table-cell>
              <table:table-cell office:value-type="float" office:value="25.45">
                <text:p>25.45</text:p>
              </table:table-cell>
              <table:table-cell office:value-type="float" office:value="-0.033333333333335">
                <text:p>-0.033333333333335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26.6">
                <text:p>26.6</text:p>
              </table:table-cell>
              <table:table-cell office:value-type="float" office:value="25.55">
                <text:p>25.55</text:p>
              </table:table-cell>
              <table:table-cell office:value-type="float" office:value="0.0916666666666686">
                <text:p>0.0916666666666686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26.6">
                <text:p>26.6</text:p>
              </table:table-cell>
              <table:table-cell office:value-type="float" office:value="25.65">
                <text:p>25.65</text:p>
              </table:table-cell>
              <table:table-cell office:value-type="float" office:value="0.216666666666669">
                <text:p>0.216666666666669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27.1">
                <text:p>27.1</text:p>
              </table:table-cell>
              <table:table-cell office:value-type="float" office:value="25.7916666666667">
                <text:p>25.7916666666667</text:p>
              </table:table-cell>
              <table:table-cell office:value-type="float" office:value="0.38333333333334">
                <text:p>0.383333333333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cm" svg:y="0.316cm" chart:style-name="ch2">
          <text:p>Norwegian (bokmål) Wikipedia</text:p>
        </chart:title>
        <chart:subtitle svg:x="6.567cm" svg:y="1.301cm" chart:style-name="ch3">
          <text:p>Edits per month</text:p>
        </chart:subtitle>
        <chart:legend chart:legend-position="end" svg:x="12.222cm" svg:y="3.703cm" style:legend-expansion="high" chart:style-name="ch4"/>
        <chart:plot-area chart:style-name="ch5" table:cell-range-address="'Edits per month'.A1:'Edits per month'.D145" chart:data-source-has-labels="both" svg:x="1.331cm" svg:y="2.19cm" svg:width="10.571cm" svg:height="5.649cm">
          <chartooo:coordinate-region svg:x="2.799cm" svg:y="2.389cm" svg:width="9.103cm" svg:height="5.251cm"/>
          <chart:axis chart:dimension="x" chart:name="primary-x" chart:style-name="ch6" chartooo:axis-type="auto">
            <chartooo:date-scale/>
            <chart:title svg:x="6.135cm" svg:y="8.019cm" chart:style-name="ch7">
              <text:p>Dates</text:p>
            </chart:title>
            <chart:categories table:cell-range-address="'Edits per month'.A2:'Edits per month'.A145"/>
            <chart:grid chart:style-name="ch8" chart:class="major"/>
          </chart:axis>
          <chart:axis chart:dimension="y" chart:name="primary-y" chart:style-name="ch9">
            <chart:title svg:x="0.451cm" svg:y="5.428cm" chart:style-name="ch10">
              <text:p>Edits</text:p>
            </chart:title>
            <chart:grid chart:style-name="ch8" chart:class="major"/>
          </chart:axis>
          <chart:series chart:style-name="ch11" chart:values-cell-range-address="'Edits per month'.B2:'Edits per month'.B145" chart:label-cell-address="'Edits per month'.B1:'Edits per month'.B1" chart:class="chart:line">
            <chart:data-point chart:repeated="144"/>
          </chart:series>
          <chart:series chart:style-name="ch12" chart:values-cell-range-address="'Edits per month'.C2:'Edits per month'.C145" chart:label-cell-address="'Edits per month'.C1:'Edits per month'.C1" chart:class="chart:line">
            <chart:data-point chart:repeated="144"/>
          </chart:series>
          <chart:series chart:style-name="ch13" chart:values-cell-range-address="'Edits per month'.D2:'Edits per month'.D145" chart:label-cell-address="'Edits per month'.D1:'Edits per month'.D1" chart:class="chart:line">
            <chart:data-point chart:repeated="14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its per month</text:p>
                <draw:g>
                  <svg:desc>'Edits per month'.B1:'Edits per month'.B1</svg:desc>
                </draw:g>
              </table:table-cell>
              <table:table-cell office:value-type="string">
                <text:p>Sliding mean</text:p>
                <draw:g>
                  <svg:desc>'Edits per month'.C1:'Edits per month'.C1</svg:desc>
                </draw:g>
              </table:table-cell>
              <table:table-cell office:value-type="string">
                <text:p>Sliding diff</text:p>
                <draw:g>
                  <svg:desc>'Edits per month'.D1:'Edits per month'.D1</svg:desc>
                </draw:g>
              </table:table-cell>
            </table:table-row>
          </table:table-header-rows>
          <table:table-rows>
            <table:table-row>
              <table:table-cell office:value-type="float" office:value="37987">
                <text:p>37990</text:p>
                <draw:g>
                  <svg:desc>'Edits per month'.A2:'Edits per month'.A145</svg:desc>
                </draw:g>
              </table:table-cell>
              <table:table-cell office:value-type="float" office:value="2300">
                <text:p>2300</text:p>
                <draw:g>
                  <svg:desc>'Edits per month'.B2:'Edits per month'.B145</svg:desc>
                </draw:g>
              </table:table-cell>
              <table:table-cell office:value-type="float" office:value="NaN">
                <text:p>NaN</text:p>
                <draw:g>
                  <svg:desc>'Edits per month'.C2:'Edits per month'.C145</svg:desc>
                </draw:g>
              </table:table-cell>
              <table:table-cell office:value-type="float" office:value="NaN">
                <text:p>NaN</text:p>
                <draw:g>
                  <svg:desc>'Edits per month'.D2:'Edits per month'.D145</svg:desc>
                </draw:g>
              </table:table-cell>
            </table:table-row>
            <table:table-row>
              <table:table-cell office:value-type="float" office:value="38018">
                <text:p>38020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50</text:p>
              </table:table-cell>
              <table:table-cell office:value-type="float" office:value="2900">
                <text:p>2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80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10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40</text:p>
              </table:table-cell>
              <table:table-cell office:value-type="float" office:value="5700">
                <text:p>5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70</text:p>
              </table:table-cell>
              <table:table-cell office:value-type="float" office:value="6500">
                <text:p>6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5800">
                <text:p>5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0</text:p>
              </table:table-cell>
              <table:table-cell office:value-type="float" office:value="12000">
                <text:p>1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0</text:p>
              </table:table-cell>
              <table:table-cell office:value-type="float" office:value="13000">
                <text:p>1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0</text:p>
              </table:table-cell>
              <table:table-cell office:value-type="float" office:value="13000">
                <text:p>13000</text:p>
              </table:table-cell>
              <table:table-cell office:value-type="float" office:value="6533.33333333333">
                <text:p>6533.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0</text:p>
              </table:table-cell>
              <table:table-cell office:value-type="float" office:value="15000">
                <text:p>15000</text:p>
              </table:table-cell>
              <table:table-cell office:value-type="float" office:value="7591.66666666667">
                <text:p>7591.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84">
                <text:p>38380</text:p>
              </table:table-cell>
              <table:table-cell office:value-type="float" office:value="20000">
                <text:p>20000</text:p>
              </table:table-cell>
              <table:table-cell office:value-type="float" office:value="9058.33333333333">
                <text:p>9058.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12">
                <text:p>38410</text:p>
              </table:table-cell>
              <table:table-cell office:value-type="float" office:value="20000">
                <text:p>20000</text:p>
              </table:table-cell>
              <table:table-cell office:value-type="float" office:value="10483.3333333333">
                <text:p>10483.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43">
                <text:p>38440</text:p>
              </table:table-cell>
              <table:table-cell office:value-type="float" office:value="23000">
                <text:p>23000</text:p>
              </table:table-cell>
              <table:table-cell office:value-type="float" office:value="12225">
                <text:p>12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73">
                <text:p>38470</text:p>
              </table:table-cell>
              <table:table-cell office:value-type="float" office:value="21000">
                <text:p>21000</text:p>
              </table:table-cell>
              <table:table-cell office:value-type="float" office:value="13750">
                <text:p>13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4">
                <text:p>38500</text:p>
              </table:table-cell>
              <table:table-cell office:value-type="float" office:value="23000">
                <text:p>23000</text:p>
              </table:table-cell>
              <table:table-cell office:value-type="float" office:value="15191.6666666667">
                <text:p>15191.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34">
                <text:p>38530</text:p>
              </table:table-cell>
              <table:table-cell office:value-type="float" office:value="28000">
                <text:p>28000</text:p>
              </table:table-cell>
              <table:table-cell office:value-type="float" office:value="16983.3333333333">
                <text:p>16983.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65">
                <text:p>38570</text:p>
              </table:table-cell>
              <table:table-cell office:value-type="float" office:value="32000">
                <text:p>32000</text:p>
              </table:table-cell>
              <table:table-cell office:value-type="float" office:value="19166.6666666667">
                <text:p>19166.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96">
                <text:p>38600</text:p>
              </table:table-cell>
              <table:table-cell office:value-type="float" office:value="33000">
                <text:p>33000</text:p>
              </table:table-cell>
              <table:table-cell office:value-type="float" office:value="21083.3333333333">
                <text:p>21083.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26">
                <text:p>38630</text:p>
              </table:table-cell>
              <table:table-cell office:value-type="float" office:value="32000">
                <text:p>32000</text:p>
              </table:table-cell>
              <table:table-cell office:value-type="float" office:value="22750">
                <text:p>22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57">
                <text:p>38660</text:p>
              </table:table-cell>
              <table:table-cell office:value-type="float" office:value="29000">
                <text:p>29000</text:p>
              </table:table-cell>
              <table:table-cell office:value-type="float" office:value="24083.3333333333">
                <text:p>24083.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87">
                <text:p>38690</text:p>
              </table:table-cell>
              <table:table-cell office:value-type="float" office:value="46000">
                <text:p>46000</text:p>
              </table:table-cell>
              <table:table-cell office:value-type="float" office:value="26833.3333333333">
                <text:p>26833.3333333333</text:p>
              </table:table-cell>
              <table:table-cell office:value-type="float" office:value="20300">
                <text:p>20300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56000">
                <text:p>56000</text:p>
              </table:table-cell>
              <table:table-cell office:value-type="float" office:value="30250">
                <text:p>30250</text:p>
              </table:table-cell>
              <table:table-cell office:value-type="float" office:value="22658.3333333333">
                <text:p>22658.3333333333</text:p>
              </table:table-cell>
            </table:table-row>
            <table:table-row>
              <table:table-cell office:value-type="float" office:value="38749">
                <text:p>38750</text:p>
              </table:table-cell>
              <table:table-cell office:value-type="float" office:value="46000">
                <text:p>46000</text:p>
              </table:table-cell>
              <table:table-cell office:value-type="float" office:value="32416.6666666667">
                <text:p>32416.6666666667</text:p>
              </table:table-cell>
              <table:table-cell office:value-type="float" office:value="23358.3333333333">
                <text:p>23358.3333333333</text:p>
              </table:table-cell>
            </table:table-row>
            <table:table-row>
              <table:table-cell office:value-type="float" office:value="38777">
                <text:p>38780</text:p>
              </table:table-cell>
              <table:table-cell office:value-type="float" office:value="72000">
                <text:p>72000</text:p>
              </table:table-cell>
              <table:table-cell office:value-type="float" office:value="36750">
                <text:p>36750</text:p>
              </table:table-cell>
              <table:table-cell office:value-type="float" office:value="26266.6666666667">
                <text:p>26266.6666666667</text:p>
              </table:table-cell>
            </table:table-row>
            <table:table-row>
              <table:table-cell office:value-type="float" office:value="38808">
                <text:p>38810</text:p>
              </table:table-cell>
              <table:table-cell office:value-type="float" office:value="67000">
                <text:p>67000</text:p>
              </table:table-cell>
              <table:table-cell office:value-type="float" office:value="40416.6666666667">
                <text:p>40416.6666666667</text:p>
              </table:table-cell>
              <table:table-cell office:value-type="float" office:value="28191.6666666667">
                <text:p>28191.6666666667</text:p>
              </table:table-cell>
            </table:table-row>
            <table:table-row>
              <table:table-cell office:value-type="float" office:value="38838">
                <text:p>38840</text:p>
              </table:table-cell>
              <table:table-cell office:value-type="float" office:value="76000">
                <text:p>76000</text:p>
              </table:table-cell>
              <table:table-cell office:value-type="float" office:value="45000">
                <text:p>45000</text:p>
              </table:table-cell>
              <table:table-cell office:value-type="float" office:value="31250">
                <text:p>31250</text:p>
              </table:table-cell>
            </table:table-row>
            <table:table-row>
              <table:table-cell office:value-type="float" office:value="38869">
                <text:p>38870</text:p>
              </table:table-cell>
              <table:table-cell office:value-type="float" office:value="69000">
                <text:p>69000</text:p>
              </table:table-cell>
              <table:table-cell office:value-type="float" office:value="48833.3333333333">
                <text:p>48833.3333333333</text:p>
              </table:table-cell>
              <table:table-cell office:value-type="float" office:value="33641.6666666667">
                <text:p>33641.6666666667</text:p>
              </table:table-cell>
            </table:table-row>
            <table:table-row>
              <table:table-cell office:value-type="float" office:value="38899">
                <text:p>38900</text:p>
              </table:table-cell>
              <table:table-cell office:value-type="float" office:value="64000">
                <text:p>64000</text:p>
              </table:table-cell>
              <table:table-cell office:value-type="float" office:value="51833.3333333333">
                <text:p>51833.3333333333</text:p>
              </table:table-cell>
              <table:table-cell office:value-type="float" office:value="34850">
                <text:p>34850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66000">
                <text:p>66000</text:p>
              </table:table-cell>
              <table:table-cell office:value-type="float" office:value="54666.6666666667">
                <text:p>54666.6666666667</text:p>
              </table:table-cell>
              <table:table-cell office:value-type="float" office:value="35500">
                <text:p>35500</text:p>
              </table:table-cell>
            </table:table-row>
            <table:table-row>
              <table:table-cell office:value-type="float" office:value="38961">
                <text:p>38960</text:p>
              </table:table-cell>
              <table:table-cell office:value-type="float" office:value="72000">
                <text:p>72000</text:p>
              </table:table-cell>
              <table:table-cell office:value-type="float" office:value="57916.6666666667">
                <text:p>57916.6666666667</text:p>
              </table:table-cell>
              <table:table-cell office:value-type="float" office:value="36833.3333333333">
                <text:p>36833.3333333333</text:p>
              </table:table-cell>
            </table:table-row>
            <table:table-row>
              <table:table-cell office:value-type="float" office:value="38991">
                <text:p>38990</text:p>
              </table:table-cell>
              <table:table-cell office:value-type="float" office:value="76000">
                <text:p>76000</text:p>
              </table:table-cell>
              <table:table-cell office:value-type="float" office:value="61583.3333333333">
                <text:p>61583.3333333333</text:p>
              </table:table-cell>
              <table:table-cell office:value-type="float" office:value="38833.3333333333">
                <text:p>38833.3333333333</text:p>
              </table:table-cell>
            </table:table-row>
            <table:table-row>
              <table:table-cell office:value-type="float" office:value="39022">
                <text:p>39020</text:p>
              </table:table-cell>
              <table:table-cell office:value-type="float" office:value="91000">
                <text:p>91000</text:p>
              </table:table-cell>
              <table:table-cell office:value-type="float" office:value="66750">
                <text:p>66750</text:p>
              </table:table-cell>
              <table:table-cell office:value-type="float" office:value="42666.6666666667">
                <text:p>42666.6666666667</text:p>
              </table:table-cell>
            </table:table-row>
            <table:table-row>
              <table:table-cell office:value-type="float" office:value="39052">
                <text:p>39050</text:p>
              </table:table-cell>
              <table:table-cell office:value-type="float" office:value="84000">
                <text:p>84000</text:p>
              </table:table-cell>
              <table:table-cell office:value-type="float" office:value="69916.6666666667">
                <text:p>69916.6666666667</text:p>
              </table:table-cell>
              <table:table-cell office:value-type="float" office:value="43083.3333333333">
                <text:p>43083.3333333333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104000">
                <text:p>104000</text:p>
              </table:table-cell>
              <table:table-cell office:value-type="float" office:value="73916.6666666667">
                <text:p>73916.6666666667</text:p>
              </table:table-cell>
              <table:table-cell office:value-type="float" office:value="43666.6666666667">
                <text:p>43666.6666666667</text:p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87000">
                <text:p>87000</text:p>
              </table:table-cell>
              <table:table-cell office:value-type="float" office:value="77333.3333333333">
                <text:p>77333.3333333333</text:p>
              </table:table-cell>
              <table:table-cell office:value-type="float" office:value="44916.6666666667">
                <text:p>44916.6666666667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111000">
                <text:p>111000</text:p>
              </table:table-cell>
              <table:table-cell office:value-type="float" office:value="80583.3333333333">
                <text:p>80583.3333333333</text:p>
              </table:table-cell>
              <table:table-cell office:value-type="float" office:value="43833.3333333333">
                <text:p>43833.3333333333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93000">
                <text:p>93000</text:p>
              </table:table-cell>
              <table:table-cell office:value-type="float" office:value="82750">
                <text:p>82750</text:p>
              </table:table-cell>
              <table:table-cell office:value-type="float" office:value="42333.3333333333">
                <text:p>42333.3333333333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103000">
                <text:p>103000</text:p>
              </table:table-cell>
              <table:table-cell office:value-type="float" office:value="85000">
                <text:p>8500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85000">
                <text:p>85000</text:p>
              </table:table-cell>
              <table:table-cell office:value-type="float" office:value="86333.3333333333">
                <text:p>86333.3333333333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98000">
                <text:p>98000</text:p>
              </table:table-cell>
              <table:table-cell office:value-type="float" office:value="89166.6666666667">
                <text:p>89166.6666666667</text:p>
              </table:table-cell>
              <table:table-cell office:value-type="float" office:value="37333.3333333333">
                <text:p>37333.3333333333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94000">
                <text:p>94000</text:p>
              </table:table-cell>
              <table:table-cell office:value-type="float" office:value="91500">
                <text:p>91500</text:p>
              </table:table-cell>
              <table:table-cell office:value-type="float" office:value="36833.3333333333">
                <text:p>36833.3333333333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90000">
                <text:p>90000</text:p>
              </table:table-cell>
              <table:table-cell office:value-type="float" office:value="93000">
                <text:p>93000</text:p>
              </table:table-cell>
              <table:table-cell office:value-type="float" office:value="35083.3333333333">
                <text:p>35083.3333333333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106000">
                <text:p>106000</text:p>
              </table:table-cell>
              <table:table-cell office:value-type="float" office:value="95500">
                <text:p>95500</text:p>
              </table:table-cell>
              <table:table-cell office:value-type="float" office:value="33916.6666666667">
                <text:p>33916.6666666667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95000">
                <text:p>95000</text:p>
              </table:table-cell>
              <table:table-cell office:value-type="float" office:value="95833.3333333333">
                <text:p>95833.3333333333</text:p>
              </table:table-cell>
              <table:table-cell office:value-type="float" office:value="29083.3333333333">
                <text:p>29083.3333333333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84000">
                <text:p>84000</text:p>
              </table:table-cell>
              <table:table-cell office:value-type="float" office:value="95833.3333333333">
                <text:p>95833.3333333333</text:p>
              </table:table-cell>
              <table:table-cell office:value-type="float" office:value="25916.6666666667">
                <text:p>25916.6666666667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115000">
                <text:p>115000</text:p>
              </table:table-cell>
              <table:table-cell office:value-type="float" office:value="96750">
                <text:p>96750</text:p>
              </table:table-cell>
              <table:table-cell office:value-type="float" office:value="22833.3333333333">
                <text:p>22833.3333333333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102000">
                <text:p>102000</text:p>
              </table:table-cell>
              <table:table-cell office:value-type="float" office:value="98000">
                <text:p>98000</text:p>
              </table:table-cell>
              <table:table-cell office:value-type="float" office:value="20666.6666666667">
                <text:p>20666.6666666667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110000">
                <text:p>110000</text:p>
              </table:table-cell>
              <table:table-cell office:value-type="float" office:value="97916.6666666667">
                <text:p>97916.6666666667</text:p>
              </table:table-cell>
              <table:table-cell office:value-type="float" office:value="17333.3333333333">
                <text:p>17333.3333333333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110000">
                <text:p>110000</text:p>
              </table:table-cell>
              <table:table-cell office:value-type="float" office:value="99333.3333333333">
                <text:p>99333.3333333333</text:p>
              </table:table-cell>
              <table:table-cell office:value-type="float" office:value="16583.3333333333">
                <text:p>16583.3333333333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113000">
                <text:p>113000</text:p>
              </table:table-cell>
              <table:table-cell office:value-type="float" office:value="100166.666666667">
                <text:p>100166.666666667</text:p>
              </table:table-cell>
              <table:table-cell office:value-type="float" office:value="15166.6666666667">
                <text:p>15166.6666666667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99000">
                <text:p>99000</text:p>
              </table:table-cell>
              <table:table-cell office:value-type="float" office:value="101333.333333333">
                <text:p>101333.333333333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99000">
                <text:p>99000</text:p>
              </table:table-cell>
              <table:table-cell office:value-type="float" office:value="101416.666666667">
                <text:p>101416.666666667</text:p>
              </table:table-cell>
              <table:table-cell office:value-type="float" office:value="12250">
                <text:p>12250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115000">
                <text:p>115000</text:p>
              </table:table-cell>
              <table:table-cell office:value-type="float" office:value="103166.666666667">
                <text:p>103166.666666667</text:p>
              </table:table-cell>
              <table:table-cell office:value-type="float" office:value="11666.6666666667">
                <text:p>11666.6666666667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116000">
                <text:p>116000</text:p>
              </table:table-cell>
              <table:table-cell office:value-type="float" office:value="105333.333333333">
                <text:p>105333.333333333</text:p>
              </table:table-cell>
              <table:table-cell office:value-type="float" office:value="12333.3333333333">
                <text:p>12333.3333333333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116000">
                <text:p>116000</text:p>
              </table:table-cell>
              <table:table-cell office:value-type="float" office:value="106166.666666667">
                <text:p>106166.666666667</text:p>
              </table:table-cell>
              <table:table-cell office:value-type="float" office:value="10666.6666666667">
                <text:p>10666.6666666667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103000">
                <text:p>103000</text:p>
              </table:table-cell>
              <table:table-cell office:value-type="float" office:value="106833.333333333">
                <text:p>106833.333333333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151000">
                <text:p>151000</text:p>
              </table:table-cell>
              <table:table-cell office:value-type="float" office:value="112416.666666667">
                <text:p>112416.666666667</text:p>
              </table:table-cell>
              <table:table-cell office:value-type="float" office:value="16583.3333333333">
                <text:p>16583.3333333333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121000">
                <text:p>121000</text:p>
              </table:table-cell>
              <table:table-cell office:value-type="float" office:value="112916.666666667">
                <text:p>112916.666666667</text:p>
              </table:table-cell>
              <table:table-cell office:value-type="float" office:value="16166.6666666667">
                <text:p>16166.6666666667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96000">
                <text:p>96000</text:p>
              </table:table-cell>
              <table:table-cell office:value-type="float" office:value="112416.666666667">
                <text:p>112416.666666667</text:p>
              </table:table-cell>
              <table:table-cell office:value-type="float" office:value="14416.6666666667">
                <text:p>14416.6666666667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111000">
                <text:p>111000</text:p>
              </table:table-cell>
              <table:table-cell office:value-type="float" office:value="112500">
                <text:p>112500</text:p>
              </table:table-cell>
              <table:table-cell office:value-type="float" office:value="14583.3333333333">
                <text:p>14583.3333333333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94000">
                <text:p>94000</text:p>
              </table:table-cell>
              <table:table-cell office:value-type="float" office:value="111166.666666667">
                <text:p>111166.666666667</text:p>
              </table:table-cell>
              <table:table-cell office:value-type="float" office:value="11833.3333333333">
                <text:p>11833.3333333333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104000">
                <text:p>104000</text:p>
              </table:table-cell>
              <table:table-cell office:value-type="float" office:value="110416.666666667">
                <text:p>110416.666666667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95000">
                <text:p>95000</text:p>
              </table:table-cell>
              <table:table-cell office:value-type="float" office:value="110083.333333333">
                <text:p>110083.333333333</text:p>
              </table:table-cell>
              <table:table-cell office:value-type="float" office:value="8750">
                <text:p>8750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95000">
                <text:p>95000</text:p>
              </table:table-cell>
              <table:table-cell office:value-type="float" office:value="109750">
                <text:p>109750</text:p>
              </table:table-cell>
              <table:table-cell office:value-type="float" office:value="8333.33333333333">
                <text:p>8333.33333333333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94000">
                <text:p>94000</text:p>
              </table:table-cell>
              <table:table-cell office:value-type="float" office:value="108000">
                <text:p>108000</text:p>
              </table:table-cell>
              <table:table-cell office:value-type="float" office:value="4833.33333333333">
                <text:p>4833.33333333333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91000">
                <text:p>91000</text:p>
              </table:table-cell>
              <table:table-cell office:value-type="float" office:value="105916.666666667">
                <text:p>105916.666666667</text:p>
              </table:table-cell>
              <table:table-cell office:value-type="float" office:value="583.333333333343">
                <text:p>583.333333333343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102000">
                <text:p>102000</text:p>
              </table:table-cell>
              <table:table-cell office:value-type="float" office:value="104750">
                <text:p>104750</text:p>
              </table:table-cell>
              <table:table-cell office:value-type="float" office:value="-1416.66666666667">
                <text:p>-1416.66666666667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97000">
                <text:p>97000</text:p>
              </table:table-cell>
              <table:table-cell office:value-type="float" office:value="104250">
                <text:p>104250</text:p>
              </table:table-cell>
              <table:table-cell office:value-type="float" office:value="-2583.33333333333">
                <text:p>-2583.33333333333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91000">
                <text:p>91000</text:p>
              </table:table-cell>
              <table:table-cell office:value-type="float" office:value="99250">
                <text:p>99250</text:p>
              </table:table-cell>
              <table:table-cell office:value-type="float" office:value="-13166.6666666667">
                <text:p>-13166.6666666667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128000">
                <text:p>128000</text:p>
              </table:table-cell>
              <table:table-cell office:value-type="float" office:value="99833.3333333333">
                <text:p>99833.3333333333</text:p>
              </table:table-cell>
              <table:table-cell office:value-type="float" office:value="-13083.3333333333">
                <text:p>-13083.3333333333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04000">
                <text:p>104000</text:p>
              </table:table-cell>
              <table:table-cell office:value-type="float" office:value="100500">
                <text:p>100500</text:p>
              </table:table-cell>
              <table:table-cell office:value-type="float" office:value="-11916.6666666667">
                <text:p>-11916.6666666667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105000">
                <text:p>105000</text:p>
              </table:table-cell>
              <table:table-cell office:value-type="float" office:value="100000">
                <text:p>100000</text:p>
              </table:table-cell>
              <table:table-cell office:value-type="float" office:value="-12500">
                <text:p>-12500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100000">
                <text:p>100000</text:p>
              </table:table-cell>
              <table:table-cell office:value-type="float" office:value="100500">
                <text:p>100500</text:p>
              </table:table-cell>
              <table:table-cell office:value-type="float" office:value="-10666.6666666667">
                <text:p>-10666.6666666667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121000">
                <text:p>121000</text:p>
              </table:table-cell>
              <table:table-cell office:value-type="float" office:value="101916.666666667">
                <text:p>101916.666666667</text:p>
              </table:table-cell>
              <table:table-cell office:value-type="float" office:value="-8500">
                <text:p>-8500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04000">
                <text:p>104000</text:p>
              </table:table-cell>
              <table:table-cell office:value-type="float" office:value="102666.666666667">
                <text:p>102666.666666667</text:p>
              </table:table-cell>
              <table:table-cell office:value-type="float" office:value="-7416.66666666666">
                <text:p>-7416.66666666666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97000">
                <text:p>97000</text:p>
              </table:table-cell>
              <table:table-cell office:value-type="float" office:value="102833.333333333">
                <text:p>102833.333333333</text:p>
              </table:table-cell>
              <table:table-cell office:value-type="float" office:value="-6916.66666666667">
                <text:p>-6916.66666666667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105000">
                <text:p>105000</text:p>
              </table:table-cell>
              <table:table-cell office:value-type="float" office:value="103750">
                <text:p>103750</text:p>
              </table:table-cell>
              <table:table-cell office:value-type="float" office:value="-4250">
                <text:p>-4250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94000">
                <text:p>94000</text:p>
              </table:table-cell>
              <table:table-cell office:value-type="float" office:value="104000">
                <text:p>104000</text:p>
              </table:table-cell>
              <table:table-cell office:value-type="float" office:value="-1916.66666666667">
                <text:p>-1916.66666666667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86000">
                <text:p>86000</text:p>
              </table:table-cell>
              <table:table-cell office:value-type="float" office:value="102666.666666667">
                <text:p>102666.666666667</text:p>
              </table:table-cell>
              <table:table-cell office:value-type="float" office:value="-2083.33333333333">
                <text:p>-2083.33333333333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98000">
                <text:p>98000</text:p>
              </table:table-cell>
              <table:table-cell office:value-type="float" office:value="102750">
                <text:p>102750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121000">
                <text:p>121000</text:p>
              </table:table-cell>
              <table:table-cell office:value-type="float" office:value="105250">
                <text:p>10525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111000">
                <text:p>111000</text:p>
              </table:table-cell>
              <table:table-cell office:value-type="float" office:value="103833.333333333">
                <text:p>103833.33333333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104000">
                <text:p>104000</text:p>
              </table:table-cell>
              <table:table-cell office:value-type="float" office:value="103833.333333333">
                <text:p>103833.333333333</text:p>
              </table:table-cell>
              <table:table-cell office:value-type="float" office:value="3333.33333333333">
                <text:p>3333.33333333333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120000">
                <text:p>120000</text:p>
              </table:table-cell>
              <table:table-cell office:value-type="float" office:value="105083.333333333">
                <text:p>105083.333333333</text:p>
              </table:table-cell>
              <table:table-cell office:value-type="float" office:value="5083.33333333333">
                <text:p>5083.33333333333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92000">
                <text:p>92000</text:p>
              </table:table-cell>
              <table:table-cell office:value-type="float" office:value="104416.666666667">
                <text:p>104416.666666667</text:p>
              </table:table-cell>
              <table:table-cell office:value-type="float" office:value="3916.66666666667">
                <text:p>3916.66666666667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115000">
                <text:p>115000</text:p>
              </table:table-cell>
              <table:table-cell office:value-type="float" office:value="103916.666666667">
                <text:p>103916.66666666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110000">
                <text:p>110000</text:p>
              </table:table-cell>
              <table:table-cell office:value-type="float" office:value="104416.666666667">
                <text:p>104416.666666667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100000">
                <text:p>100000</text:p>
              </table:table-cell>
              <table:table-cell office:value-type="float" office:value="104666.666666667">
                <text:p>104666.666666667</text:p>
              </table:table-cell>
              <table:table-cell office:value-type="float" office:value="1833.33333333334">
                <text:p>1833.33333333334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92000">
                <text:p>92000</text:p>
              </table:table-cell>
              <table:table-cell office:value-type="float" office:value="103583.333333333">
                <text:p>103583.333333333</text:p>
              </table:table-cell>
              <table:table-cell office:value-type="float" office:value="-166.666666666672">
                <text:p>-166.666666666672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95000">
                <text:p>95000</text:p>
              </table:table-cell>
              <table:table-cell office:value-type="float" office:value="103666.666666667">
                <text:p>103666.666666667</text:p>
              </table:table-cell>
              <table:table-cell office:value-type="float" office:value="-333.333333333328">
                <text:p>-333.333333333328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108000">
                <text:p>108000</text:p>
              </table:table-cell>
              <table:table-cell office:value-type="float" office:value="105500">
                <text:p>105500</text:p>
              </table:table-cell>
              <table:table-cell office:value-type="float" office:value="2833.33333333333">
                <text:p>2833.33333333333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144000">
                <text:p>144000</text:p>
              </table:table-cell>
              <table:table-cell office:value-type="float" office:value="109333.333333333">
                <text:p>109333.333333333</text:p>
              </table:table-cell>
              <table:table-cell office:value-type="float" office:value="6583.33333333333">
                <text:p>6583.33333333333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107000">
                <text:p>107000</text:p>
              </table:table-cell>
              <table:table-cell office:value-type="float" office:value="108166.666666667">
                <text:p>108166.666666667</text:p>
              </table:table-cell>
              <table:table-cell office:value-type="float" office:value="2916.66666666667">
                <text:p>2916.66666666667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113000">
                <text:p>113000</text:p>
              </table:table-cell>
              <table:table-cell office:value-type="float" office:value="108333.333333333">
                <text:p>108333.333333333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87000">
                <text:p>87000</text:p>
              </table:table-cell>
              <table:table-cell office:value-type="float" office:value="106916.666666667">
                <text:p>106916.666666667</text:p>
              </table:table-cell>
              <table:table-cell office:value-type="float" office:value="3083.33333333334">
                <text:p>3083.33333333334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91000">
                <text:p>91000</text:p>
              </table:table-cell>
              <table:table-cell office:value-type="float" office:value="104500">
                <text:p>104500</text:p>
              </table:table-cell>
              <table:table-cell office:value-type="float" office:value="-583.333333333329">
                <text:p>-583.333333333329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07000">
                <text:p>107000</text:p>
              </table:table-cell>
              <table:table-cell office:value-type="float" office:value="105750">
                <text:p>105750</text:p>
              </table:table-cell>
              <table:table-cell office:value-type="float" office:value="1333.33333333333">
                <text:p>1333.33333333333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57000">
                <text:p>157000</text:p>
              </table:table-cell>
              <table:table-cell office:value-type="float" office:value="109250">
                <text:p>109250</text:p>
              </table:table-cell>
              <table:table-cell office:value-type="float" office:value="5333.33333333333">
                <text:p>5333.33333333333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144000">
                <text:p>144000</text:p>
              </table:table-cell>
              <table:table-cell office:value-type="float" office:value="112083.333333333">
                <text:p>112083.333333333</text:p>
              </table:table-cell>
              <table:table-cell office:value-type="float" office:value="7666.66666666666">
                <text:p>7666.66666666666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104000">
                <text:p>104000</text:p>
              </table:table-cell>
              <table:table-cell office:value-type="float" office:value="112416.666666667">
                <text:p>112416.666666667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96000">
                <text:p>96000</text:p>
              </table:table-cell>
              <table:table-cell office:value-type="float" office:value="112750">
                <text:p>112750</text:p>
              </table:table-cell>
              <table:table-cell office:value-type="float" office:value="9166.66666666667">
                <text:p>9166.66666666667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81000">
                <text:p>81000</text:p>
              </table:table-cell>
              <table:table-cell office:value-type="float" office:value="111583.333333333">
                <text:p>111583.333333333</text:p>
              </table:table-cell>
              <table:table-cell office:value-type="float" office:value="7916.66666666666">
                <text:p>7916.66666666666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82000">
                <text:p>82000</text:p>
              </table:table-cell>
              <table:table-cell office:value-type="float" office:value="109416.666666667">
                <text:p>109416.666666667</text:p>
              </table:table-cell>
              <table:table-cell office:value-type="float" office:value="3916.66666666667">
                <text:p>3916.66666666667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80000">
                <text:p>80000</text:p>
              </table:table-cell>
              <table:table-cell office:value-type="float" office:value="104083.333333333">
                <text:p>104083.333333333</text:p>
              </table:table-cell>
              <table:table-cell office:value-type="float" office:value="-5250">
                <text:p>-5250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85000">
                <text:p>85000</text:p>
              </table:table-cell>
              <table:table-cell office:value-type="float" office:value="102250">
                <text:p>102250</text:p>
              </table:table-cell>
              <table:table-cell office:value-type="float" office:value="-5916.66666666667">
                <text:p>-5916.66666666667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89000">
                <text:p>89000</text:p>
              </table:table-cell>
              <table:table-cell office:value-type="float" office:value="100250">
                <text:p>100250</text:p>
              </table:table-cell>
              <table:table-cell office:value-type="float" office:value="-8083.33333333333">
                <text:p>-8083.33333333333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89000">
                <text:p>89000</text:p>
              </table:table-cell>
              <table:table-cell office:value-type="float" office:value="100416.666666667">
                <text:p>100416.666666667</text:p>
              </table:table-cell>
              <table:table-cell office:value-type="float" office:value="-6500">
                <text:p>-6500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187000">
                <text:p>187000</text:p>
              </table:table-cell>
              <table:table-cell office:value-type="float" office:value="108416.666666667">
                <text:p>108416.666666667</text:p>
              </table:table-cell>
              <table:table-cell office:value-type="float" office:value="3916.66666666667">
                <text:p>3916.66666666667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204000">
                <text:p>204000</text:p>
              </table:table-cell>
              <table:table-cell office:value-type="float" office:value="116500">
                <text:p>116500</text:p>
              </table:table-cell>
              <table:table-cell office:value-type="float" office:value="10750">
                <text:p>10750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73000">
                <text:p>73000</text:p>
              </table:table-cell>
              <table:table-cell office:value-type="float" office:value="109500">
                <text:p>1095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45000">
                <text:p>45000</text:p>
              </table:table-cell>
              <table:table-cell office:value-type="float" office:value="101250">
                <text:p>101250</text:p>
              </table:table-cell>
              <table:table-cell office:value-type="float" office:value="-10833.3333333333">
                <text:p>-10833.3333333333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47000">
                <text:p>47000</text:p>
              </table:table-cell>
              <table:table-cell office:value-type="float" office:value="96500">
                <text:p>96500</text:p>
              </table:table-cell>
              <table:table-cell office:value-type="float" office:value="-15916.6666666667">
                <text:p>-15916.6666666667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41000">
                <text:p>41000</text:p>
              </table:table-cell>
              <table:table-cell office:value-type="float" office:value="91916.6666666667">
                <text:p>91916.6666666667</text:p>
              </table:table-cell>
              <table:table-cell office:value-type="float" office:value="-20833.3333333333">
                <text:p>-20833.3333333333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38000">
                <text:p>38000</text:p>
              </table:table-cell>
              <table:table-cell office:value-type="float" office:value="88333.3333333333">
                <text:p>88333.3333333333</text:p>
              </table:table-cell>
              <table:table-cell office:value-type="float" office:value="-23250">
                <text:p>-23250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43000">
                <text:p>43000</text:p>
              </table:table-cell>
              <table:table-cell office:value-type="float" office:value="85083.3333333333">
                <text:p>85083.3333333333</text:p>
              </table:table-cell>
              <table:table-cell office:value-type="float" office:value="-24333.3333333333">
                <text:p>-24333.3333333333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40000">
                <text:p>40000</text:p>
              </table:table-cell>
              <table:table-cell office:value-type="float" office:value="81750">
                <text:p>81750</text:p>
              </table:table-cell>
              <table:table-cell office:value-type="float" office:value="-22333.3333333333">
                <text:p>-22333.3333333333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42000">
                <text:p>42000</text:p>
              </table:table-cell>
              <table:table-cell office:value-type="float" office:value="78166.6666666667">
                <text:p>78166.6666666667</text:p>
              </table:table-cell>
              <table:table-cell office:value-type="float" office:value="-24083.3333333333">
                <text:p>-24083.333333333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60000">
                <text:p>60000</text:p>
              </table:table-cell>
              <table:table-cell office:value-type="float" office:value="75750">
                <text:p>75750</text:p>
              </table:table-cell>
              <table:table-cell office:value-type="float" office:value="-24500">
                <text:p>-24500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44000">
                <text:p>44000</text:p>
              </table:table-cell>
              <table:table-cell office:value-type="float" office:value="72000">
                <text:p>72000</text:p>
              </table:table-cell>
              <table:table-cell office:value-type="float" office:value="-28416.6666666667">
                <text:p>-28416.6666666667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49000">
                <text:p>49000</text:p>
              </table:table-cell>
              <table:table-cell office:value-type="float" office:value="60500">
                <text:p>60500</text:p>
              </table:table-cell>
              <table:table-cell office:value-type="float" office:value="-47916.6666666667">
                <text:p>-47916.6666666667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46000">
                <text:p>46000</text:p>
              </table:table-cell>
              <table:table-cell office:value-type="float" office:value="47333.3333333333">
                <text:p>47333.3333333333</text:p>
              </table:table-cell>
              <table:table-cell office:value-type="float" office:value="-69166.6666666667">
                <text:p>-69166.666666666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50000">
                <text:p>50000</text:p>
              </table:table-cell>
              <table:table-cell office:value-type="float" office:value="45416.6666666667">
                <text:p>45416.6666666667</text:p>
              </table:table-cell>
              <table:table-cell office:value-type="float" office:value="-64083.3333333333">
                <text:p>-64083.3333333333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41000">
                <text:p>41000</text:p>
              </table:table-cell>
              <table:table-cell office:value-type="float" office:value="45083.3333333333">
                <text:p>45083.3333333333</text:p>
              </table:table-cell>
              <table:table-cell office:value-type="float" office:value="-56166.6666666667">
                <text:p>-56166.6666666667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40000">
                <text:p>40000</text:p>
              </table:table-cell>
              <table:table-cell office:value-type="float" office:value="44500">
                <text:p>44500</text:p>
              </table:table-cell>
              <table:table-cell office:value-type="float" office:value="-52000">
                <text:p>-52000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68000">
                <text:p>68000</text:p>
              </table:table-cell>
              <table:table-cell office:value-type="float" office:value="46750">
                <text:p>46750</text:p>
              </table:table-cell>
              <table:table-cell office:value-type="float" office:value="-45166.6666666667">
                <text:p>-45166.6666666667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41000">
                <text:p>41000</text:p>
              </table:table-cell>
              <table:table-cell office:value-type="float" office:value="47000">
                <text:p>47000</text:p>
              </table:table-cell>
              <table:table-cell office:value-type="float" office:value="-41333.3333333333">
                <text:p>-41333.3333333333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44000">
                <text:p>44000</text:p>
              </table:table-cell>
              <table:table-cell office:value-type="float" office:value="47083.3333333333">
                <text:p>47083.3333333333</text:p>
              </table:table-cell>
              <table:table-cell office:value-type="float" office:value="-38000">
                <text:p>-38000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38000">
                <text:p>38000</text:p>
              </table:table-cell>
              <table:table-cell office:value-type="float" office:value="46916.6666666667">
                <text:p>46916.6666666667</text:p>
              </table:table-cell>
              <table:table-cell office:value-type="float" office:value="-34833.3333333333">
                <text:p>-34833.3333333333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39000">
                <text:p>39000</text:p>
              </table:table-cell>
              <table:table-cell office:value-type="float" office:value="46666.6666666667">
                <text:p>46666.6666666667</text:p>
              </table:table-cell>
              <table:table-cell office:value-type="float" office:value="-31500">
                <text:p>-31500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46000">
                <text:p>46000</text:p>
              </table:table-cell>
              <table:table-cell office:value-type="float" office:value="45500">
                <text:p>45500</text:p>
              </table:table-cell>
              <table:table-cell office:value-type="float" office:value="-30250">
                <text:p>-30250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42000">
                <text:p>42000</text:p>
              </table:table-cell>
              <table:table-cell office:value-type="float" office:value="45333.3333333333">
                <text:p>45333.3333333333</text:p>
              </table:table-cell>
              <table:table-cell office:value-type="float" office:value="-26666.6666666667">
                <text:p>-26666.6666666667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51000">
                <text:p>51000</text:p>
              </table:table-cell>
              <table:table-cell office:value-type="float" office:value="45500">
                <text:p>45500</text:p>
              </table:table-cell>
              <table:table-cell office:value-type="float" office:value="-15000">
                <text:p>-15000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57000">
                <text:p>57000</text:p>
              </table:table-cell>
              <table:table-cell office:value-type="float" office:value="46416.6666666667">
                <text:p>46416.6666666667</text:p>
              </table:table-cell>
              <table:table-cell office:value-type="float" office:value="-916.666666666672">
                <text:p>-916.666666666672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50000">
                <text:p>50000</text:p>
              </table:table-cell>
              <table:table-cell office:value-type="float" office:value="46416.6666666667">
                <text:p>46416.666666666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46000">
                <text:p>46000</text:p>
              </table:table-cell>
              <table:table-cell office:value-type="float" office:value="46833.3333333333">
                <text:p>46833.3333333333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76000">
                <text:p>76000</text:p>
              </table:table-cell>
              <table:table-cell office:value-type="float" office:value="49833.3333333333">
                <text:p>49833.3333333333</text:p>
              </table:table-cell>
              <table:table-cell office:value-type="float" office:value="5333.33333333334">
                <text:p>5333.33333333334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53000">
                <text:p>53000</text:p>
              </table:table-cell>
              <table:table-cell office:value-type="float" office:value="48583.3333333333">
                <text:p>48583.3333333333</text:p>
              </table:table-cell>
              <table:table-cell office:value-type="float" office:value="1833.33333333334">
                <text:p>1833.33333333334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304000">
                <text:p>304000</text:p>
              </table:table-cell>
              <table:table-cell office:value-type="float" office:value="70500">
                <text:p>70500</text:p>
              </table:table-cell>
              <table:table-cell office:value-type="float" office:value="23500">
                <text:p>23500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296000">
                <text:p>296000</text:p>
              </table:table-cell>
              <table:table-cell office:value-type="float" office:value="91500">
                <text:p>91500</text:p>
              </table:table-cell>
              <table:table-cell office:value-type="float" office:value="44416.6666666667">
                <text:p>44416.6666666667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60000">
                <text:p>60000</text:p>
              </table:table-cell>
              <table:table-cell office:value-type="float" office:value="93333.3333333333">
                <text:p>93333.3333333333</text:p>
              </table:table-cell>
              <table:table-cell office:value-type="float" office:value="46416.6666666667">
                <text:p>46416.6666666667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344000">
                <text:p>344000</text:p>
              </table:table-cell>
              <table:table-cell office:value-type="float" office:value="118750">
                <text:p>118750</text:p>
              </table:table-cell>
              <table:table-cell office:value-type="float" office:value="72083.3333333333">
                <text:p>72083.333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